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Pictures/100000000000000800000008C5FDE7E7.png" manifest:media-type="image/png"/>
  <manifest:file-entry manifest:full-path="Object 1/Pictures/100000000000000800000008C5111EB9.png" manifest:media-type="image/png"/>
  <manifest:file-entry manifest:full-path="Object 1/Pictures/10000000000000080000000881F56B00.png" manifest:media-type="image/png"/>
  <manifest:file-entry manifest:full-path="Object 1/Pictures/1000000000000008000000084F2166A2.png" manifest:media-type="image/png"/>
  <manifest:file-entry manifest:full-path="Object 1/Pictures/10000000000000080000000839493935.png" manifest:media-type="image/png"/>
  <manifest:file-entry manifest:full-path="Object 1/Pictures/100000000000000800000008022402E9.png" manifest:media-type="image/png"/>
  <manifest:file-entry manifest:full-path="Object 1/Pictures/100000000000000800000008CA29F8D8.png" manifest:media-type="image/png"/>
  <manifest:file-entry manifest:full-path="Object 1/Pictures/10000000000000080000000829EBE764.png" manifest:media-type="image/png"/>
  <manifest:file-entry manifest:full-path="Object 1/Pictures/100000000000000800000008C07C749D.png" manifest:media-type="image/png"/>
  <manifest:file-entry manifest:full-path="Object 1/Pictures/100000000000000800000008E4CB855F.png" manifest:media-type="image/png"/>
  <manifest:file-entry manifest:full-path="Object 1/Pictures/100000000000000800000008A19C439F.png" manifest:media-type="image/png"/>
  <manifest:file-entry manifest:full-path="Object 1/Pictures/100000000000000800000008B861DA16.png" manifest:media-type="image/png"/>
  <manifest:file-entry manifest:full-path="Object 1/Pictures/100000000000000800000008DD05889E.png" manifest:media-type="image/png"/>
  <manifest:file-entry manifest:full-path="Object 1/Pictures/100000000000000800000008B349DDEC.png" manifest:media-type="image/png"/>
  <manifest:file-entry manifest:full-path="Object 1/Pictures/1000000000000008000000081CB5CF00.png" manifest:media-type="image/png"/>
  <manifest:file-entry manifest:full-path="Object 1/Pictures/100000000000000800000008816AF50A.png" manifest:media-type="image/png"/>
  <manifest:file-entry manifest:full-path="Object 1/Pictures/1000000000000008000000082AA353A8.png" manifest:media-type="image/png"/>
  <manifest:file-entry manifest:full-path="Object 1/Pictures/100000000000000800000008D18D7DB7.png" manifest:media-type="image/png"/>
  <manifest:file-entry manifest:full-path="Object 1/Pictures/1000000000000008000000087649CE9A.png" manifest:media-type="image/png"/>
  <manifest:file-entry manifest:full-path="Object 1/Pictures/100000000000000800000008F7997D43.png" manifest:media-type="image/png"/>
  <manifest:file-entry manifest:full-path="Object 1/Pictures/1000000000000008000000087FCCD96D.png" manifest:media-type="image/png"/>
  <manifest:file-entry manifest:full-path="Object 1/Pictures/10000000000000080000000856BC7A2F.png" manifest:media-type="image/png"/>
  <manifest:file-entry manifest:full-path="Object 1/Pictures/10000000000000080000000889DAE7A4.png" manifest:media-type="image/png"/>
  <manifest:file-entry manifest:full-path="Object 1/Pictures/10000000000000080000000800AE3E82.png" manifest:media-type="image/png"/>
  <manifest:file-entry manifest:full-path="Object 1/Pictures/10000000000000080000000853F82252.png" manifest:media-type="image/png"/>
  <manifest:file-entry manifest:full-path="Object 1/Pictures/10000000000000080000000888F44274.png" manifest:media-type="image/png"/>
  <manifest:file-entry manifest:full-path="Object 1/Pictures/1000000000000008000000081BABE357.png" manifest:media-type="image/png"/>
  <manifest:file-entry manifest:full-path="Object 1/Pictures/1000000000000008000000080D422726.png" manifest:media-type="image/png"/>
  <manifest:file-entry manifest:full-path="Object 1/Pictures/100000000000000800000008CBFB14AB.png" manifest:media-type="image/png"/>
  <manifest:file-entry manifest:full-path="Object 1/Pictures/100000000000000800000008A2713C93.png" manifest:media-type="image/png"/>
  <manifest:file-entry manifest:full-path="Object 1/Pictures/100000000000000800000008752FBB01.png" manifest:media-type="image/png"/>
  <manifest:file-entry manifest:full-path="Object 1/Pictures/100000000000000800000008ECABA8EB.png" manifest:media-type="image/png"/>
  <manifest:file-entry manifest:full-path="Object 1/Pictures/100000000000000800000008E77C3914.png" manifest:media-type="image/png"/>
  <manifest:file-entry manifest:full-path="Object 1/Pictures/100000000000000800000008A6E09451.png" manifest:media-type="image/png"/>
  <manifest:file-entry manifest:full-path="Object 1/Pictures/100000000000000800000008ACA71E2A.png" manifest:media-type="image/png"/>
  <manifest:file-entry manifest:full-path="Object 1/Pictures/100000000000000800000008466D0C79.png" manifest:media-type="image/png"/>
  <manifest:file-entry manifest:full-path="Object 1/Pictures/100000000000000800000008E7246245.png" manifest:media-type="image/png"/>
  <manifest:file-entry manifest:full-path="Object 1/Pictures/100000000000000800000008DAFC220B.png" manifest:media-type="image/png"/>
  <manifest:file-entry manifest:full-path="Object 1/Pictures/100000000000000800000008EEBB2EE7.png" manifest:media-type="image/png"/>
  <manifest:file-entry manifest:full-path="Object 1/Pictures/10000000000000080000000894879245.png" manifest:media-type="image/png"/>
  <manifest:file-entry manifest:full-path="Object 1/Pictures/1000000000000008000000088693320A.png" manifest:media-type="image/png"/>
  <manifest:file-entry manifest:full-path="Object 1/Pictures/10000000000000080000000854C2C24C.png" manifest:media-type="image/png"/>
  <manifest:file-entry manifest:full-path="Object 1/Pictures/10000000000000080000000862D6A51C.png" manifest:media-type="image/png"/>
  <manifest:file-entry manifest:full-path="Object 1/Pictures/100000000000000800000008100A2A41.png" manifest:media-type="image/png"/>
  <manifest:file-entry manifest:full-path="Object 1/Pictures/1000000000000008000000085DDCBAB8.png" manifest:media-type="image/png"/>
  <manifest:file-entry manifest:full-path="Object 1/Pictures/10000000000000080000000876FF7815.png" manifest:media-type="image/png"/>
  <manifest:file-entry manifest:full-path="Object 1/Pictures/1000000000000008000000081C20157C.png" manifest:media-type="image/png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Object 5/content.xml" manifest:media-type="text/xml"/>
  <manifest:file-entry manifest:full-path="Object 5/Pictures/10000000000000080000000853F82252.png" manifest:media-type="image/png"/>
  <manifest:file-entry manifest:full-path="Object 5/Pictures/10000000000000080000000888F44274.png" manifest:media-type="image/png"/>
  <manifest:file-entry manifest:full-path="Object 5/Pictures/100000000000000800000008466D0C79.png" manifest:media-type="image/png"/>
  <manifest:file-entry manifest:full-path="Object 5/Pictures/100000000000000800000008E7246245.png" manifest:media-type="image/png"/>
  <manifest:file-entry manifest:full-path="Object 5/Pictures/100000000000000800000008A6E09451.png" manifest:media-type="image/png"/>
  <manifest:file-entry manifest:full-path="Object 5/Pictures/1000000000000008000000081CB5CF00.png" manifest:media-type="image/png"/>
  <manifest:file-entry manifest:full-path="Object 5/Pictures/100000000000000800000008B861DA16.png" manifest:media-type="image/png"/>
  <manifest:file-entry manifest:full-path="Object 5/Pictures/100000000000000800000008752FBB01.png" manifest:media-type="image/png"/>
  <manifest:file-entry manifest:full-path="Object 5/Pictures/100000000000000800000008ECABA8EB.png" manifest:media-type="image/png"/>
  <manifest:file-entry manifest:full-path="Object 5/Pictures/100000000000000800000008E77C3914.png" manifest:media-type="image/png"/>
  <manifest:file-entry manifest:full-path="Object 5/Pictures/1000000000000008000000081BABE357.png" manifest:media-type="image/png"/>
  <manifest:file-entry manifest:full-path="Object 5/Pictures/100000000000000800000008C5111EB9.png" manifest:media-type="image/png"/>
  <manifest:file-entry manifest:full-path="Object 5/Pictures/100000000000000800000008C07C749D.png" manifest:media-type="image/png"/>
  <manifest:file-entry manifest:full-path="Object 5/Pictures/10000000000000080000000876FF7815.png" manifest:media-type="image/png"/>
  <manifest:file-entry manifest:full-path="Object 5/Pictures/100000000000000800000008DAFC220B.png" manifest:media-type="image/png"/>
  <manifest:file-entry manifest:full-path="Object 5/Pictures/100000000000000800000008EEBB2EE7.png" manifest:media-type="image/png"/>
  <manifest:file-entry manifest:full-path="Object 5/Pictures/10000000000000080000000881F56B00.png" manifest:media-type="image/png"/>
  <manifest:file-entry manifest:full-path="Object 5/Pictures/10000000000000080000000800AE3E82.png" manifest:media-type="image/png"/>
  <manifest:file-entry manifest:full-path="Object 5/Pictures/100000000000000800000008ACA71E2A.png" manifest:media-type="image/png"/>
  <manifest:file-entry manifest:full-path="Object 5/Pictures/100000000000000800000008CA29F8D8.png" manifest:media-type="image/png"/>
  <manifest:file-entry manifest:full-path="Object 5/Pictures/1000000000000008000000085DDCBAB8.png" manifest:media-type="image/png"/>
  <manifest:file-entry manifest:full-path="Object 5/Pictures/100000000000000800000008100A2A41.png" manifest:media-type="image/png"/>
  <manifest:file-entry manifest:full-path="Object 5/Pictures/10000000000000080000000862D6A51C.png" manifest:media-type="image/png"/>
  <manifest:file-entry manifest:full-path="Object 5/Pictures/100000000000000800000008A2713C93.png" manifest:media-type="image/png"/>
  <manifest:file-entry manifest:full-path="Object 5/Pictures/1000000000000008000000084F2166A2.png" manifest:media-type="image/png"/>
  <manifest:file-entry manifest:full-path="Object 5/Pictures/1000000000000008000000081C20157C.png" manifest:media-type="image/png"/>
  <manifest:file-entry manifest:full-path="Object 5/Pictures/100000000000000800000008022402E9.png" manifest:media-type="image/png"/>
  <manifest:file-entry manifest:full-path="Object 5/Pictures/1000000000000008000000080D422726.png" manifest:media-type="image/png"/>
  <manifest:file-entry manifest:full-path="Object 5/Pictures/100000000000000800000008CBFB14AB.png" manifest:media-type="image/png"/>
  <manifest:file-entry manifest:full-path="Object 5/Pictures/10000000000000080000000839493935.png" manifest:media-type="image/png"/>
  <manifest:file-entry manifest:full-path="Object 5/Pictures/10000000000000080000000854C2C24C.png" manifest:media-type="image/png"/>
  <manifest:file-entry manifest:full-path="Object 5/Pictures/10000000000000080000000894879245.png" manifest:media-type="image/png"/>
  <manifest:file-entry manifest:full-path="Object 5/Pictures/1000000000000008000000088693320A.png" manifest:media-type="image/png"/>
  <manifest:file-entry manifest:full-path="Object 5/Pictures/100000000000000800000008A19C439F.png" manifest:media-type="image/png"/>
  <manifest:file-entry manifest:full-path="Object 5/Pictures/100000000000000800000008816AF50A.png" manifest:media-type="image/png"/>
  <manifest:file-entry manifest:full-path="Object 5/Pictures/1000000000000008000000082AA353A8.png" manifest:media-type="image/png"/>
  <manifest:file-entry manifest:full-path="Object 5/Pictures/100000000000000800000008D18D7DB7.png" manifest:media-type="image/png"/>
  <manifest:file-entry manifest:full-path="Object 5/Pictures/10000000000000080000000889DAE7A4.png" manifest:media-type="image/png"/>
  <manifest:file-entry manifest:full-path="Object 5/Pictures/10000000000000080000000856BC7A2F.png" manifest:media-type="image/png"/>
  <manifest:file-entry manifest:full-path="Object 5/Pictures/1000000000000008000000087649CE9A.png" manifest:media-type="image/png"/>
  <manifest:file-entry manifest:full-path="Object 5/Pictures/100000000000000800000008E4CB855F.png" manifest:media-type="image/png"/>
  <manifest:file-entry manifest:full-path="Object 5/Pictures/100000000000000800000008F7997D43.png" manifest:media-type="image/png"/>
  <manifest:file-entry manifest:full-path="Object 5/Pictures/1000000000000008000000087FCCD96D.png" manifest:media-type="image/png"/>
  <manifest:file-entry manifest:full-path="Object 5/Pictures/100000000000000800000008B349DDEC.png" manifest:media-type="image/png"/>
  <manifest:file-entry manifest:full-path="Object 5/Pictures/100000000000000800000008DD05889E.png" manifest:media-type="image/png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Pictures/100000000000000800000008C5FDE7E7.png" manifest:media-type="image/png"/>
  <manifest:file-entry manifest:full-path="Object 7/Pictures/100000000000000800000008C5111EB9.png" manifest:media-type="image/png"/>
  <manifest:file-entry manifest:full-path="Object 7/Pictures/10000000000000080000000881F56B00.png" manifest:media-type="image/png"/>
  <manifest:file-entry manifest:full-path="Object 7/Pictures/1000000000000008000000084F2166A2.png" manifest:media-type="image/png"/>
  <manifest:file-entry manifest:full-path="Object 7/Pictures/10000000000000080000000839493935.png" manifest:media-type="image/png"/>
  <manifest:file-entry manifest:full-path="Object 7/Pictures/100000000000000800000008022402E9.png" manifest:media-type="image/png"/>
  <manifest:file-entry manifest:full-path="Object 7/Pictures/100000000000000800000008CA29F8D8.png" manifest:media-type="image/png"/>
  <manifest:file-entry manifest:full-path="Object 7/Pictures/10000000000000080000000829EBE764.png" manifest:media-type="image/png"/>
  <manifest:file-entry manifest:full-path="Object 7/Pictures/100000000000000800000008C07C749D.png" manifest:media-type="image/png"/>
  <manifest:file-entry manifest:full-path="Object 7/Pictures/100000000000000800000008E4CB855F.png" manifest:media-type="image/png"/>
  <manifest:file-entry manifest:full-path="Object 7/Pictures/100000000000000800000008A19C439F.png" manifest:media-type="image/png"/>
  <manifest:file-entry manifest:full-path="Object 7/Pictures/100000000000000800000008B861DA16.png" manifest:media-type="image/png"/>
  <manifest:file-entry manifest:full-path="Object 7/Pictures/100000000000000800000008DD05889E.png" manifest:media-type="image/png"/>
  <manifest:file-entry manifest:full-path="Object 7/Pictures/100000000000000800000008B349DDEC.png" manifest:media-type="image/png"/>
  <manifest:file-entry manifest:full-path="Object 7/Pictures/1000000000000008000000081CB5CF00.png" manifest:media-type="image/png"/>
  <manifest:file-entry manifest:full-path="Object 7/Pictures/100000000000000800000008816AF50A.png" manifest:media-type="image/png"/>
  <manifest:file-entry manifest:full-path="Object 7/Pictures/1000000000000008000000082AA353A8.png" manifest:media-type="image/png"/>
  <manifest:file-entry manifest:full-path="Object 7/Pictures/100000000000000800000008D18D7DB7.png" manifest:media-type="image/png"/>
  <manifest:file-entry manifest:full-path="Object 7/Pictures/1000000000000008000000087649CE9A.png" manifest:media-type="image/png"/>
  <manifest:file-entry manifest:full-path="Object 7/Pictures/100000000000000800000008F7997D43.png" manifest:media-type="image/png"/>
  <manifest:file-entry manifest:full-path="Object 7/Pictures/1000000000000008000000087FCCD96D.png" manifest:media-type="image/png"/>
  <manifest:file-entry manifest:full-path="Object 7/Pictures/10000000000000080000000856BC7A2F.png" manifest:media-type="image/png"/>
  <manifest:file-entry manifest:full-path="Object 7/Pictures/10000000000000080000000889DAE7A4.png" manifest:media-type="image/png"/>
  <manifest:file-entry manifest:full-path="Object 7/Pictures/10000000000000080000000800AE3E82.png" manifest:media-type="image/png"/>
  <manifest:file-entry manifest:full-path="Object 7/Pictures/10000000000000080000000853F82252.png" manifest:media-type="image/png"/>
  <manifest:file-entry manifest:full-path="Object 7/Pictures/10000000000000080000000888F44274.png" manifest:media-type="image/png"/>
  <manifest:file-entry manifest:full-path="Object 7/Pictures/1000000000000008000000081BABE357.png" manifest:media-type="image/png"/>
  <manifest:file-entry manifest:full-path="Object 7/Pictures/1000000000000008000000080D422726.png" manifest:media-type="image/png"/>
  <manifest:file-entry manifest:full-path="Object 7/Pictures/100000000000000800000008CBFB14AB.png" manifest:media-type="image/png"/>
  <manifest:file-entry manifest:full-path="Object 7/Pictures/100000000000000800000008A2713C93.png" manifest:media-type="image/png"/>
  <manifest:file-entry manifest:full-path="Object 7/Pictures/100000000000000800000008752FBB01.png" manifest:media-type="image/png"/>
  <manifest:file-entry manifest:full-path="Object 7/Pictures/100000000000000800000008ECABA8EB.png" manifest:media-type="image/png"/>
  <manifest:file-entry manifest:full-path="Object 7/Pictures/100000000000000800000008E77C3914.png" manifest:media-type="image/png"/>
  <manifest:file-entry manifest:full-path="Object 7/Pictures/100000000000000800000008A6E09451.png" manifest:media-type="image/png"/>
  <manifest:file-entry manifest:full-path="Object 7/Pictures/100000000000000800000008ACA71E2A.png" manifest:media-type="image/png"/>
  <manifest:file-entry manifest:full-path="Object 7/Pictures/100000000000000800000008466D0C79.png" manifest:media-type="image/png"/>
  <manifest:file-entry manifest:full-path="Object 7/Pictures/100000000000000800000008E7246245.png" manifest:media-type="image/png"/>
  <manifest:file-entry manifest:full-path="Object 7/Pictures/100000000000000800000008DAFC220B.png" manifest:media-type="image/png"/>
  <manifest:file-entry manifest:full-path="Object 7/Pictures/100000000000000800000008EEBB2EE7.png" manifest:media-type="image/png"/>
  <manifest:file-entry manifest:full-path="Object 7/Pictures/10000000000000080000000894879245.png" manifest:media-type="image/png"/>
  <manifest:file-entry manifest:full-path="Object 7/Pictures/1000000000000008000000088693320A.png" manifest:media-type="image/png"/>
  <manifest:file-entry manifest:full-path="Object 7/Pictures/10000000000000080000000854C2C24C.png" manifest:media-type="image/png"/>
  <manifest:file-entry manifest:full-path="Object 7/Pictures/10000000000000080000000862D6A51C.png" manifest:media-type="image/png"/>
  <manifest:file-entry manifest:full-path="Object 7/Pictures/100000000000000800000008100A2A41.png" manifest:media-type="image/png"/>
  <manifest:file-entry manifest:full-path="Object 7/Pictures/1000000000000008000000085DDCBAB8.png" manifest:media-type="image/png"/>
  <manifest:file-entry manifest:full-path="Object 7/Pictures/10000000000000080000000876FF7815.png" manifest:media-type="image/png"/>
  <manifest:file-entry manifest:full-path="Object 7/Pictures/1000000000000008000000081C20157C.png" manifest:media-type="image/png"/>
  <manifest:file-entry manifest:full-path="Object 7/content.xml" manifest:media-type="text/xml"/>
  <manifest:file-entry manifest:full-path="Object 7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Pictures/100000000000000800000008C5FDE7E7.png" manifest:media-type="image/png"/>
  <manifest:file-entry manifest:full-path="Object 6/Pictures/100000000000000800000008C5111EB9.png" manifest:media-type="image/png"/>
  <manifest:file-entry manifest:full-path="Object 6/Pictures/10000000000000080000000881F56B00.png" manifest:media-type="image/png"/>
  <manifest:file-entry manifest:full-path="Object 6/Pictures/1000000000000008000000084F2166A2.png" manifest:media-type="image/png"/>
  <manifest:file-entry manifest:full-path="Object 6/Pictures/10000000000000080000000839493935.png" manifest:media-type="image/png"/>
  <manifest:file-entry manifest:full-path="Object 6/Pictures/100000000000000800000008022402E9.png" manifest:media-type="image/png"/>
  <manifest:file-entry manifest:full-path="Object 6/Pictures/100000000000000800000008CA29F8D8.png" manifest:media-type="image/png"/>
  <manifest:file-entry manifest:full-path="Object 6/Pictures/10000000000000080000000829EBE764.png" manifest:media-type="image/png"/>
  <manifest:file-entry manifest:full-path="Object 6/Pictures/100000000000000800000008C07C749D.png" manifest:media-type="image/png"/>
  <manifest:file-entry manifest:full-path="Object 6/Pictures/100000000000000800000008E4CB855F.png" manifest:media-type="image/png"/>
  <manifest:file-entry manifest:full-path="Object 6/Pictures/100000000000000800000008A19C439F.png" manifest:media-type="image/png"/>
  <manifest:file-entry manifest:full-path="Object 6/Pictures/100000000000000800000008B861DA16.png" manifest:media-type="image/png"/>
  <manifest:file-entry manifest:full-path="Object 6/Pictures/100000000000000800000008DD05889E.png" manifest:media-type="image/png"/>
  <manifest:file-entry manifest:full-path="Object 6/Pictures/100000000000000800000008B349DDEC.png" manifest:media-type="image/png"/>
  <manifest:file-entry manifest:full-path="Object 6/Pictures/1000000000000008000000081CB5CF00.png" manifest:media-type="image/png"/>
  <manifest:file-entry manifest:full-path="Object 6/Pictures/100000000000000800000008816AF50A.png" manifest:media-type="image/png"/>
  <manifest:file-entry manifest:full-path="Object 6/Pictures/1000000000000008000000082AA353A8.png" manifest:media-type="image/png"/>
  <manifest:file-entry manifest:full-path="Object 6/Pictures/100000000000000800000008D18D7DB7.png" manifest:media-type="image/png"/>
  <manifest:file-entry manifest:full-path="Object 6/Pictures/1000000000000008000000087649CE9A.png" manifest:media-type="image/png"/>
  <manifest:file-entry manifest:full-path="Object 6/Pictures/100000000000000800000008F7997D43.png" manifest:media-type="image/png"/>
  <manifest:file-entry manifest:full-path="Object 6/Pictures/1000000000000008000000087FCCD96D.png" manifest:media-type="image/png"/>
  <manifest:file-entry manifest:full-path="Object 6/Pictures/10000000000000080000000856BC7A2F.png" manifest:media-type="image/png"/>
  <manifest:file-entry manifest:full-path="Object 6/Pictures/10000000000000080000000889DAE7A4.png" manifest:media-type="image/png"/>
  <manifest:file-entry manifest:full-path="Object 6/Pictures/10000000000000080000000800AE3E82.png" manifest:media-type="image/png"/>
  <manifest:file-entry manifest:full-path="Object 6/Pictures/10000000000000080000000853F82252.png" manifest:media-type="image/png"/>
  <manifest:file-entry manifest:full-path="Object 6/Pictures/10000000000000080000000888F44274.png" manifest:media-type="image/png"/>
  <manifest:file-entry manifest:full-path="Object 6/Pictures/1000000000000008000000081BABE357.png" manifest:media-type="image/png"/>
  <manifest:file-entry manifest:full-path="Object 6/Pictures/1000000000000008000000080D422726.png" manifest:media-type="image/png"/>
  <manifest:file-entry manifest:full-path="Object 6/Pictures/100000000000000800000008CBFB14AB.png" manifest:media-type="image/png"/>
  <manifest:file-entry manifest:full-path="Object 6/Pictures/100000000000000800000008A2713C93.png" manifest:media-type="image/png"/>
  <manifest:file-entry manifest:full-path="Object 6/Pictures/100000000000000800000008752FBB01.png" manifest:media-type="image/png"/>
  <manifest:file-entry manifest:full-path="Object 6/Pictures/100000000000000800000008ECABA8EB.png" manifest:media-type="image/png"/>
  <manifest:file-entry manifest:full-path="Object 6/Pictures/100000000000000800000008E77C3914.png" manifest:media-type="image/png"/>
  <manifest:file-entry manifest:full-path="Object 6/Pictures/100000000000000800000008A6E09451.png" manifest:media-type="image/png"/>
  <manifest:file-entry manifest:full-path="Object 6/Pictures/100000000000000800000008ACA71E2A.png" manifest:media-type="image/png"/>
  <manifest:file-entry manifest:full-path="Object 6/Pictures/100000000000000800000008466D0C79.png" manifest:media-type="image/png"/>
  <manifest:file-entry manifest:full-path="Object 6/Pictures/100000000000000800000008E7246245.png" manifest:media-type="image/png"/>
  <manifest:file-entry manifest:full-path="Object 6/Pictures/100000000000000800000008DAFC220B.png" manifest:media-type="image/png"/>
  <manifest:file-entry manifest:full-path="Object 6/Pictures/100000000000000800000008EEBB2EE7.png" manifest:media-type="image/png"/>
  <manifest:file-entry manifest:full-path="Object 6/Pictures/10000000000000080000000894879245.png" manifest:media-type="image/png"/>
  <manifest:file-entry manifest:full-path="Object 6/Pictures/1000000000000008000000088693320A.png" manifest:media-type="image/png"/>
  <manifest:file-entry manifest:full-path="Object 6/Pictures/10000000000000080000000854C2C24C.png" manifest:media-type="image/png"/>
  <manifest:file-entry manifest:full-path="Object 6/Pictures/10000000000000080000000862D6A51C.png" manifest:media-type="image/png"/>
  <manifest:file-entry manifest:full-path="Object 6/Pictures/100000000000000800000008100A2A41.png" manifest:media-type="image/png"/>
  <manifest:file-entry manifest:full-path="Object 6/Pictures/1000000000000008000000085DDCBAB8.png" manifest:media-type="image/png"/>
  <manifest:file-entry manifest:full-path="Object 6/Pictures/10000000000000080000000876FF7815.png" manifest:media-type="image/png"/>
  <manifest:file-entry manifest:full-path="Object 6/Pictures/1000000000000008000000081C20157C.png" manifest:media-type="image/png"/>
  <manifest:file-entry manifest:full-path="Object 6/content.xml" manifest:media-type="text/xml"/>
  <manifest:file-entry manifest:full-path="Object 6/" manifest:media-type="application/vnd.oasis.opendocument.chart"/>
  <manifest:file-entry manifest:full-path="meta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Pictures/100000000000000800000008C5FDE7E7.png" manifest:media-type="image/png"/>
  <manifest:file-entry manifest:full-path="Object 2/Pictures/100000000000000800000008C5111EB9.png" manifest:media-type="image/png"/>
  <manifest:file-entry manifest:full-path="Object 2/Pictures/10000000000000080000000881F56B00.png" manifest:media-type="image/png"/>
  <manifest:file-entry manifest:full-path="Object 2/Pictures/1000000000000008000000084F2166A2.png" manifest:media-type="image/png"/>
  <manifest:file-entry manifest:full-path="Object 2/Pictures/10000000000000080000000839493935.png" manifest:media-type="image/png"/>
  <manifest:file-entry manifest:full-path="Object 2/Pictures/100000000000000800000008022402E9.png" manifest:media-type="image/png"/>
  <manifest:file-entry manifest:full-path="Object 2/Pictures/100000000000000800000008CA29F8D8.png" manifest:media-type="image/png"/>
  <manifest:file-entry manifest:full-path="Object 2/Pictures/10000000000000080000000829EBE764.png" manifest:media-type="image/png"/>
  <manifest:file-entry manifest:full-path="Object 2/Pictures/100000000000000800000008C07C749D.png" manifest:media-type="image/png"/>
  <manifest:file-entry manifest:full-path="Object 2/Pictures/100000000000000800000008E4CB855F.png" manifest:media-type="image/png"/>
  <manifest:file-entry manifest:full-path="Object 2/Pictures/100000000000000800000008A19C439F.png" manifest:media-type="image/png"/>
  <manifest:file-entry manifest:full-path="Object 2/Pictures/100000000000000800000008B861DA16.png" manifest:media-type="image/png"/>
  <manifest:file-entry manifest:full-path="Object 2/Pictures/100000000000000800000008DD05889E.png" manifest:media-type="image/png"/>
  <manifest:file-entry manifest:full-path="Object 2/Pictures/100000000000000800000008B349DDEC.png" manifest:media-type="image/png"/>
  <manifest:file-entry manifest:full-path="Object 2/Pictures/1000000000000008000000081CB5CF00.png" manifest:media-type="image/png"/>
  <manifest:file-entry manifest:full-path="Object 2/Pictures/100000000000000800000008816AF50A.png" manifest:media-type="image/png"/>
  <manifest:file-entry manifest:full-path="Object 2/Pictures/1000000000000008000000082AA353A8.png" manifest:media-type="image/png"/>
  <manifest:file-entry manifest:full-path="Object 2/Pictures/100000000000000800000008D18D7DB7.png" manifest:media-type="image/png"/>
  <manifest:file-entry manifest:full-path="Object 2/Pictures/1000000000000008000000087649CE9A.png" manifest:media-type="image/png"/>
  <manifest:file-entry manifest:full-path="Object 2/Pictures/100000000000000800000008F7997D43.png" manifest:media-type="image/png"/>
  <manifest:file-entry manifest:full-path="Object 2/Pictures/1000000000000008000000087FCCD96D.png" manifest:media-type="image/png"/>
  <manifest:file-entry manifest:full-path="Object 2/Pictures/10000000000000080000000856BC7A2F.png" manifest:media-type="image/png"/>
  <manifest:file-entry manifest:full-path="Object 2/Pictures/10000000000000080000000889DAE7A4.png" manifest:media-type="image/png"/>
  <manifest:file-entry manifest:full-path="Object 2/Pictures/10000000000000080000000800AE3E82.png" manifest:media-type="image/png"/>
  <manifest:file-entry manifest:full-path="Object 2/Pictures/10000000000000080000000853F82252.png" manifest:media-type="image/png"/>
  <manifest:file-entry manifest:full-path="Object 2/Pictures/10000000000000080000000888F44274.png" manifest:media-type="image/png"/>
  <manifest:file-entry manifest:full-path="Object 2/Pictures/1000000000000008000000081BABE357.png" manifest:media-type="image/png"/>
  <manifest:file-entry manifest:full-path="Object 2/Pictures/1000000000000008000000080D422726.png" manifest:media-type="image/png"/>
  <manifest:file-entry manifest:full-path="Object 2/Pictures/100000000000000800000008CBFB14AB.png" manifest:media-type="image/png"/>
  <manifest:file-entry manifest:full-path="Object 2/Pictures/100000000000000800000008A2713C93.png" manifest:media-type="image/png"/>
  <manifest:file-entry manifest:full-path="Object 2/Pictures/100000000000000800000008752FBB01.png" manifest:media-type="image/png"/>
  <manifest:file-entry manifest:full-path="Object 2/Pictures/100000000000000800000008ECABA8EB.png" manifest:media-type="image/png"/>
  <manifest:file-entry manifest:full-path="Object 2/Pictures/100000000000000800000008E77C3914.png" manifest:media-type="image/png"/>
  <manifest:file-entry manifest:full-path="Object 2/Pictures/100000000000000800000008A6E09451.png" manifest:media-type="image/png"/>
  <manifest:file-entry manifest:full-path="Object 2/Pictures/100000000000000800000008ACA71E2A.png" manifest:media-type="image/png"/>
  <manifest:file-entry manifest:full-path="Object 2/Pictures/100000000000000800000008466D0C79.png" manifest:media-type="image/png"/>
  <manifest:file-entry manifest:full-path="Object 2/Pictures/100000000000000800000008E7246245.png" manifest:media-type="image/png"/>
  <manifest:file-entry manifest:full-path="Object 2/Pictures/100000000000000800000008DAFC220B.png" manifest:media-type="image/png"/>
  <manifest:file-entry manifest:full-path="Object 2/Pictures/100000000000000800000008EEBB2EE7.png" manifest:media-type="image/png"/>
  <manifest:file-entry manifest:full-path="Object 2/Pictures/10000000000000080000000894879245.png" manifest:media-type="image/png"/>
  <manifest:file-entry manifest:full-path="Object 2/Pictures/1000000000000008000000088693320A.png" manifest:media-type="image/png"/>
  <manifest:file-entry manifest:full-path="Object 2/Pictures/10000000000000080000000854C2C24C.png" manifest:media-type="image/png"/>
  <manifest:file-entry manifest:full-path="Object 2/Pictures/10000000000000080000000862D6A51C.png" manifest:media-type="image/png"/>
  <manifest:file-entry manifest:full-path="Object 2/Pictures/100000000000000800000008100A2A41.png" manifest:media-type="image/png"/>
  <manifest:file-entry manifest:full-path="Object 2/Pictures/1000000000000008000000085DDCBAB8.png" manifest:media-type="image/png"/>
  <manifest:file-entry manifest:full-path="Object 2/Pictures/10000000000000080000000876FF7815.png" manifest:media-type="image/png"/>
  <manifest:file-entry manifest:full-path="Object 2/Pictures/1000000000000008000000081C20157C.png" manifest:media-type="image/png"/>
  <manifest:file-entry manifest:full-path="Object 2/content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673cm"/>
    </style:style>
    <style:style style:name="co3" style:family="table-column">
      <style:table-column-properties fo:break-before="auto" style:column-width="2.623cm"/>
    </style:style>
    <style:style style:name="co4" style:family="table-column">
      <style:table-column-properties fo:break-before="auto" style:column-width="7.334cm"/>
    </style:style>
    <style:style style:name="co5" style:family="table-column">
      <style:table-column-properties fo:break-before="auto" style:column-width="3.466cm"/>
    </style:style>
    <style:style style:name="co6" style:family="table-column">
      <style:table-column-properties fo:break-before="auto" style:column-width="3.785cm"/>
    </style:style>
    <style:style style:name="co7" style:family="table-column">
      <style:table-column-properties fo:break-before="auto" style:column-width="3.376cm"/>
    </style:style>
    <style:style style:name="co8" style:family="table-column">
      <style:table-column-properties fo:break-before="auto" style:column-width="3.702cm"/>
    </style:style>
    <style:style style:name="co9" style:family="table-column">
      <style:table-column-properties fo:break-before="auto" style:column-width="3.757cm"/>
    </style:style>
    <style:style style:name="co10" style:family="table-column">
      <style:table-column-properties fo:break-before="auto" style:column-width="3.902cm"/>
    </style:style>
    <style:style style:name="co11" style:family="table-column">
      <style:table-column-properties fo:break-before="auto" style:column-width="2.214cm"/>
    </style:style>
    <style:style style:name="co12" style:family="table-column">
      <style:table-column-properties fo:break-before="auto" style:column-width="2.649cm"/>
    </style:style>
    <style:style style:name="co13" style:family="table-column">
      <style:table-column-properties fo:break-before="auto" style:column-width="3.521cm"/>
    </style:style>
    <style:style style:name="co14" style:family="table-column">
      <style:table-column-properties fo:break-before="auto" style:column-width="6.299cm"/>
    </style:style>
    <style:style style:name="co15" style:family="table-column">
      <style:table-column-properties fo:break-before="auto" style:column-width="1.559cm"/>
    </style:style>
    <style:style style:name="co16" style:family="table-column">
      <style:table-column-properties fo:break-before="auto" style:column-width="1.369cm"/>
    </style:style>
    <style:style style:name="co17" style:family="table-column">
      <style:table-column-properties fo:break-before="auto" style:column-width="1.178cm"/>
    </style:style>
    <style:style style:name="co18" style:family="table-column">
      <style:table-column-properties fo:break-before="auto" style:column-width="3.711cm"/>
    </style:style>
    <style:style style:name="co19" style:family="table-column">
      <style:table-column-properties fo:break-before="auto" style:column-width="3.575cm"/>
    </style:style>
    <style:style style:name="co20" style:family="table-column">
      <style:table-column-properties fo:break-before="auto" style:column-width="3.794cm"/>
    </style:style>
    <style:style style:name="co21" style:family="table-column">
      <style:table-column-properties fo:break-before="auto" style:column-width="2.785cm"/>
    </style:style>
    <style:style style:name="co22" style:family="table-column">
      <style:table-column-properties fo:break-before="auto" style:column-width="3.657cm"/>
    </style:style>
    <style:style style:name="co23" style:family="table-column">
      <style:table-column-properties fo:break-before="auto" style:column-width="2.35cm"/>
    </style:style>
    <style:style style:name="co24" style:family="table-column">
      <style:table-column-properties fo:break-before="auto" style:column-width="1.887cm"/>
    </style:style>
    <style:style style:name="co25" style:family="table-column">
      <style:table-column-properties fo:break-before="auto" style:column-width="1.669cm"/>
    </style:style>
    <style:style style:name="co26" style:family="table-column">
      <style:table-column-properties fo:break-before="auto" style:column-width="2.404cm"/>
    </style:style>
    <style:style style:name="co27" style:family="table-column">
      <style:table-column-properties fo:break-before="auto" style:column-width="1.614cm"/>
    </style:style>
    <style:style style:name="co28" style:family="table-column">
      <style:table-column-properties fo:break-before="auto" style:column-width="3.90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 %</number:text>
    </number:percentage-style>
    <number:text-style style:name="N100">
      <number:text-content/>
    </number:text-style>
    <number:percentage-style style:name="N10011" number:language="en" number:country="US">
      <number:number number:decimal-places="2" number:min-decimal-places="2" number:min-integer-digits="1"/>
      <number:text>%</number:text>
    </number:percentage-style>
    <style:style style:name="ce2" style:family="table-cell" style:parent-style-name="Default" style:data-style-name="N100"/>
    <style:style style:name="ce1" style:family="table-cell" style:parent-style-name="Default" style:data-style-name="N100"/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 style:data-style-name="N114"/>
    <style:style style:name="ce18" style:family="table-cell" style:parent-style-name="Default" style:data-style-name="N11"/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4" style:family="table-cell" style:parent-style-name="Default" style:data-style-name="N10129"/>
    <style:style style:name="ce25" style:family="table-cell" style:parent-style-name="Default" style:data-style-name="N10011"/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InputFromCsv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Intensity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Corrections</text:p>
          </table:table-cell>
          <table:table-cell office:value-type="string" calcext:value-type="string">
            <text:p>Request Type</text:p>
          </table:table-cell>
          <table:table-cell office:value-type="string" calcext:value-type="string">
            <text:p>Cosine Similarity</text:p>
          </table:table-cell>
          <table:table-cell/>
          <table:table-cell office:value-type="string" calcext:value-type="string">
            <text:p>IntensitySub</text:p>
          </table:table-cell>
          <table:table-cell table:number-columns-repeated="4"/>
          <table:table-cell office:value-type="string" calcext:value-type="string">
            <text:p>Request Type Sub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teastore_model_Ridge_T_PR_1_3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ID_LoginActionServlet_handlePOSTRequest</text:p>
          </table:table-cell>
          <table:table-cell office:value-type="float" office:value="0.713812742157289" calcext:value-type="float">
            <text:p>0,713812742157289</text:p>
          </table:table-cell>
          <table:table-cell/>
          <table:table-cell table:formula="of:=SUBSTITUTE([.A2]; &quot;low_2&quot;; &quot;low25&quot;)" office:value-type="string" office:string-value="low" calcext:value-type="string">
            <text:p>low</text:p>
          </table:table-cell>
          <table:table-cell table:formula="of:=SUBSTITUTE([.D2]; &quot;ID_LoginActionServlet_handlePOSTRequest&quot;; &quot;Login User&quot;)" office:value-type="string" office:string-value="Login User" calcext:value-type="string">
            <text:p>Login User</text:p>
          </table:table-cell>
          <table:table-cell table:formula="of:=SUBSTITUTE([.H2];&quot;ID_CategoryServlet_handleGETRequest&quot;;&quot;GET Product Category&quot;)" office:value-type="string" office:string-value="Login User" calcext:value-type="string">
            <text:p>Login User</text:p>
          </table:table-cell>
          <table:table-cell table:formula="of:=SUBSTITUTE([.I2]; &quot;ID_ProductServlet_handleGETRequest&quot;; &quot;GET Product&quot;)" office:value-type="string" office:string-value="Login User" calcext:value-type="string">
            <text:p>Login User</text:p>
          </table:table-cell>
          <table:table-cell table:formula="of:=SUBSTITUTE([.J2]; &quot;ID_CartActionServlet_handleGETRequest&quot;; &quot;GET Cart&quot;)" office:value-type="string" office:string-value="Login User" calcext:value-type="string">
            <text:p>Login User</text:p>
          </table:table-cell>
          <table:table-cell table:formula="of:=SUBSTITUTE([.K2]; &quot;ID_ProfileServlet_handleGETRequest&quot;; &quot;GET User Profile&quot;)" office:value-type="string" office:string-value="Login User" calcext:value-type="string">
            <text:p>Login User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teastore_model_Ridge_T_PR_1_3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ID_CategoryServlet_handleGETRequest</text:p>
          </table:table-cell>
          <table:table-cell office:value-type="float" office:value="0.91919689237245" calcext:value-type="float">
            <text:p>0,91919689237245</text:p>
          </table:table-cell>
          <table:table-cell/>
          <table:table-cell table:formula="of:=SUBSTITUTE([.A3]; &quot;low_2&quot;; &quot;low25&quot;)" office:value-type="string" office:string-value="low" calcext:value-type="string">
            <text:p>low</text:p>
          </table:table-cell>
          <table:table-cell table:formula="of:=SUBSTITUTE([.D3]; &quot;ID_LoginActionServlet_handlePOSTRequest&quot;; &quot;Login User&quot;)" office:value-type="string" office:string-value="ID_CategoryServlet_handleGETRequest" calcext:value-type="string">
            <text:p>ID_CategoryServlet_handleGETRequest</text:p>
          </table:table-cell>
          <table:table-cell table:formula="of:=SUBSTITUTE([.H3];&quot;ID_CategoryServlet_handleGETRequest&quot;;&quot;GET Product Category&quot;)" office:value-type="string" office:string-value="GET Product Category" calcext:value-type="string">
            <text:p>GET Product Category</text:p>
          </table:table-cell>
          <table:table-cell table:formula="of:=SUBSTITUTE([.I3]; &quot;ID_ProductServlet_handleGETRequest&quot;; &quot;GET Product&quot;)" office:value-type="string" office:string-value="GET Product Category" calcext:value-type="string">
            <text:p>GET Product Category</text:p>
          </table:table-cell>
          <table:table-cell table:formula="of:=SUBSTITUTE([.J3]; &quot;ID_CartActionServlet_handleGETRequest&quot;; &quot;GET Cart&quot;)" office:value-type="string" office:string-value="GET Product Category" calcext:value-type="string">
            <text:p>GET Product Category</text:p>
          </table:table-cell>
          <table:table-cell table:formula="of:=SUBSTITUTE([.K3]; &quot;ID_ProfileServlet_handleGETRequest&quot;; &quot;GET User Profile&quot;)" office:value-type="string" office:string-value="GET Product Category" calcext:value-type="string">
            <text:p>GET Product Category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teastore_model_Ridge_T_PR_1_3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ID_ProductServlet_handleGETRequest</text:p>
          </table:table-cell>
          <table:table-cell office:value-type="float" office:value="0.9081494992722" calcext:value-type="float">
            <text:p>0,9081494992722</text:p>
          </table:table-cell>
          <table:table-cell/>
          <table:table-cell table:formula="of:=SUBSTITUTE([.A4]; &quot;low_2&quot;; &quot;low25&quot;)" office:value-type="string" office:string-value="low" calcext:value-type="string">
            <text:p>low</text:p>
          </table:table-cell>
          <table:table-cell table:formula="of:=SUBSTITUTE([.D4]; &quot;ID_LoginActionServlet_handlePOSTRequest&quot;; &quot;Login User&quot;)" office:value-type="string" office:string-value="ID_ProductServlet_handleGETRequest" calcext:value-type="string">
            <text:p>ID_ProductServlet_handleGETRequest</text:p>
          </table:table-cell>
          <table:table-cell table:formula="of:=SUBSTITUTE([.H4];&quot;ID_CategoryServlet_handleGETRequest&quot;;&quot;GET Product Category&quot;)" office:value-type="string" office:string-value="ID_ProductServlet_handleGETRequest" calcext:value-type="string">
            <text:p>ID_ProductServlet_handleGETRequest</text:p>
          </table:table-cell>
          <table:table-cell table:formula="of:=SUBSTITUTE([.I4]; &quot;ID_ProductServlet_handleGETRequest&quot;; &quot;GET Product&quot;)" office:value-type="string" office:string-value="GET Product" calcext:value-type="string">
            <text:p>GET Product</text:p>
          </table:table-cell>
          <table:table-cell table:formula="of:=SUBSTITUTE([.J4]; &quot;ID_CartActionServlet_handleGETRequest&quot;; &quot;GET Cart&quot;)" office:value-type="string" office:string-value="GET Product" calcext:value-type="string">
            <text:p>GET Product</text:p>
          </table:table-cell>
          <table:table-cell table:formula="of:=SUBSTITUTE([.K4]; &quot;ID_ProfileServlet_handleGETRequest&quot;; &quot;GET User Profile&quot;)" office:value-type="string" office:string-value="GET Product" calcext:value-type="string">
            <text:p>GET Product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teastore_model_Ridge_T_PR_1_3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ID_CartActionServlet_handleGETRequest</text:p>
          </table:table-cell>
          <table:table-cell office:value-type="float" office:value="0.920689388847333" calcext:value-type="float">
            <text:p>0,920689388847333</text:p>
          </table:table-cell>
          <table:table-cell/>
          <table:table-cell table:formula="of:=SUBSTITUTE([.A5]; &quot;low_2&quot;; &quot;low25&quot;)" office:value-type="string" office:string-value="low" calcext:value-type="string">
            <text:p>low</text:p>
          </table:table-cell>
          <table:table-cell table:formula="of:=SUBSTITUTE([.D5]; &quot;ID_LoginActionServlet_handlePOSTRequest&quot;; &quot;Login User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H5];&quot;ID_CategoryServlet_handleGETRequest&quot;;&quot;GET Product Category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I5]; &quot;ID_ProductServlet_handleGETRequest&quot;; &quot;GET Product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J5]; &quot;ID_CartActionServlet_handleGETRequest&quot;; &quot;GET Cart&quot;)" office:value-type="string" office:string-value="GET Cart" calcext:value-type="string">
            <text:p>GET Cart</text:p>
          </table:table-cell>
          <table:table-cell table:formula="of:=SUBSTITUTE([.K5]; &quot;ID_ProfileServlet_handleGETRequest&quot;; &quot;GET User Profile&quot;)" office:value-type="string" office:string-value="GET Cart" calcext:value-type="string">
            <text:p>GET Cart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teastore_model_Ridge_T_PR_1_3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ID_ProfileServlet_handleGETRequest</text:p>
          </table:table-cell>
          <table:table-cell office:value-type="float" office:value="0.902647807690149" calcext:value-type="float">
            <text:p>0,902647807690149</text:p>
          </table:table-cell>
          <table:table-cell/>
          <table:table-cell table:formula="of:=SUBSTITUTE([.A6]; &quot;low_2&quot;; &quot;low25&quot;)" office:value-type="string" office:string-value="low" calcext:value-type="string">
            <text:p>low</text:p>
          </table:table-cell>
          <table:table-cell table:formula="of:=SUBSTITUTE([.D6]; &quot;ID_LoginActionServlet_handlePOSTRequest&quot;; &quot;Login User&quot;)" office:value-type="string" office:string-value="ID_ProfileServlet_handleGETRequest" calcext:value-type="string">
            <text:p>ID_ProfileServlet_handleGETRequest</text:p>
          </table:table-cell>
          <table:table-cell table:formula="of:=SUBSTITUTE([.H6];&quot;ID_CategoryServlet_handleGETRequest&quot;;&quot;GET Product Category&quot;)" office:value-type="string" office:string-value="ID_ProfileServlet_handleGETRequest" calcext:value-type="string">
            <text:p>ID_ProfileServlet_handleGETRequest</text:p>
          </table:table-cell>
          <table:table-cell table:formula="of:=SUBSTITUTE([.I6]; &quot;ID_ProductServlet_handleGETRequest&quot;; &quot;GET Product&quot;)" office:value-type="string" office:string-value="ID_ProfileServlet_handleGETRequest" calcext:value-type="string">
            <text:p>ID_ProfileServlet_handleGETRequest</text:p>
          </table:table-cell>
          <table:table-cell table:formula="of:=SUBSTITUTE([.J6]; &quot;ID_CartActionServlet_handleGETRequest&quot;; &quot;GET Cart&quot;)" office:value-type="string" office:string-value="ID_ProfileServlet_handleGETRequest" calcext:value-type="string">
            <text:p>ID_ProfileServlet_handleGETRequest</text:p>
          </table:table-cell>
          <table:table-cell table:formula="of:=SUBSTITUTE([.K6]; &quot;ID_ProfileServlet_handleGETRequest&quot;; &quot;GET User Profile&quot;)" office:value-type="string" office:string-value="GET User Profile" calcext:value-type="string">
            <text:p>GET User Profile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teastore_model_Ridge_T_PR_1_3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ID_LoginActionServlet_handlePOSTRequest</text:p>
          </table:table-cell>
          <table:table-cell office:value-type="float" office:value="0.819915698171684" calcext:value-type="float">
            <text:p>0,819915698171684</text:p>
          </table:table-cell>
          <table:table-cell/>
          <table:table-cell table:formula="of:=SUBSTITUTE([.A7]; &quot;low_2&quot;; &quot;low25&quot;)" office:value-type="string" office:string-value="low" calcext:value-type="string">
            <text:p>low</text:p>
          </table:table-cell>
          <table:table-cell table:formula="of:=SUBSTITUTE([.D7]; &quot;ID_LoginActionServlet_handlePOSTRequest&quot;; &quot;Login User&quot;)" office:value-type="string" office:string-value="Login User" calcext:value-type="string">
            <text:p>Login User</text:p>
          </table:table-cell>
          <table:table-cell table:formula="of:=SUBSTITUTE([.H7];&quot;ID_CategoryServlet_handleGETRequest&quot;;&quot;GET Product Category&quot;)" office:value-type="string" office:string-value="Login User" calcext:value-type="string">
            <text:p>Login User</text:p>
          </table:table-cell>
          <table:table-cell table:formula="of:=SUBSTITUTE([.I7]; &quot;ID_ProductServlet_handleGETRequest&quot;; &quot;GET Product&quot;)" office:value-type="string" office:string-value="Login User" calcext:value-type="string">
            <text:p>Login User</text:p>
          </table:table-cell>
          <table:table-cell table:formula="of:=SUBSTITUTE([.J7]; &quot;ID_CartActionServlet_handleGETRequest&quot;; &quot;GET Cart&quot;)" office:value-type="string" office:string-value="Login User" calcext:value-type="string">
            <text:p>Login User</text:p>
          </table:table-cell>
          <table:table-cell table:formula="of:=SUBSTITUTE([.K7]; &quot;ID_ProfileServlet_handleGETRequest&quot;; &quot;GET User Profile&quot;)" office:value-type="string" office:string-value="Login User" calcext:value-type="string">
            <text:p>Login User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teastore_model_Ridge_T_PR_1_3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ID_CategoryServlet_handleGETRequest</text:p>
          </table:table-cell>
          <table:table-cell office:value-type="float" office:value="0.947976271928998" calcext:value-type="float">
            <text:p>0,947976271928998</text:p>
          </table:table-cell>
          <table:table-cell/>
          <table:table-cell table:formula="of:=SUBSTITUTE([.A8]; &quot;low_2&quot;; &quot;low25&quot;)" office:value-type="string" office:string-value="low" calcext:value-type="string">
            <text:p>low</text:p>
          </table:table-cell>
          <table:table-cell table:formula="of:=SUBSTITUTE([.D8]; &quot;ID_LoginActionServlet_handlePOSTRequest&quot;; &quot;Login User&quot;)" office:value-type="string" office:string-value="ID_CategoryServlet_handleGETRequest" calcext:value-type="string">
            <text:p>ID_CategoryServlet_handleGETRequest</text:p>
          </table:table-cell>
          <table:table-cell table:formula="of:=SUBSTITUTE([.H8];&quot;ID_CategoryServlet_handleGETRequest&quot;;&quot;GET Product Category&quot;)" office:value-type="string" office:string-value="GET Product Category" calcext:value-type="string">
            <text:p>GET Product Category</text:p>
          </table:table-cell>
          <table:table-cell table:formula="of:=SUBSTITUTE([.I8]; &quot;ID_ProductServlet_handleGETRequest&quot;; &quot;GET Product&quot;)" office:value-type="string" office:string-value="GET Product Category" calcext:value-type="string">
            <text:p>GET Product Category</text:p>
          </table:table-cell>
          <table:table-cell table:formula="of:=SUBSTITUTE([.J8]; &quot;ID_CartActionServlet_handleGETRequest&quot;; &quot;GET Cart&quot;)" office:value-type="string" office:string-value="GET Product Category" calcext:value-type="string">
            <text:p>GET Product Category</text:p>
          </table:table-cell>
          <table:table-cell table:formula="of:=SUBSTITUTE([.K8]; &quot;ID_ProfileServlet_handleGETRequest&quot;; &quot;GET User Profile&quot;)" office:value-type="string" office:string-value="GET Product Category" calcext:value-type="string">
            <text:p>GET Product Category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teastore_model_Ridge_T_PR_1_3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ID_ProductServlet_handleGETRequest</text:p>
          </table:table-cell>
          <table:table-cell office:value-type="float" office:value="0.942801868372797" calcext:value-type="float">
            <text:p>0,942801868372797</text:p>
          </table:table-cell>
          <table:table-cell/>
          <table:table-cell table:formula="of:=SUBSTITUTE([.A9]; &quot;low_2&quot;; &quot;low25&quot;)" office:value-type="string" office:string-value="low" calcext:value-type="string">
            <text:p>low</text:p>
          </table:table-cell>
          <table:table-cell table:formula="of:=SUBSTITUTE([.D9]; &quot;ID_LoginActionServlet_handlePOSTRequest&quot;; &quot;Login User&quot;)" office:value-type="string" office:string-value="ID_ProductServlet_handleGETRequest" calcext:value-type="string">
            <text:p>ID_ProductServlet_handleGETRequest</text:p>
          </table:table-cell>
          <table:table-cell table:formula="of:=SUBSTITUTE([.H9];&quot;ID_CategoryServlet_handleGETRequest&quot;;&quot;GET Product Category&quot;)" office:value-type="string" office:string-value="ID_ProductServlet_handleGETRequest" calcext:value-type="string">
            <text:p>ID_ProductServlet_handleGETRequest</text:p>
          </table:table-cell>
          <table:table-cell table:formula="of:=SUBSTITUTE([.I9]; &quot;ID_ProductServlet_handleGETRequest&quot;; &quot;GET Product&quot;)" office:value-type="string" office:string-value="GET Product" calcext:value-type="string">
            <text:p>GET Product</text:p>
          </table:table-cell>
          <table:table-cell table:formula="of:=SUBSTITUTE([.J9]; &quot;ID_CartActionServlet_handleGETRequest&quot;; &quot;GET Cart&quot;)" office:value-type="string" office:string-value="GET Product" calcext:value-type="string">
            <text:p>GET Product</text:p>
          </table:table-cell>
          <table:table-cell table:formula="of:=SUBSTITUTE([.K9]; &quot;ID_ProfileServlet_handleGETRequest&quot;; &quot;GET User Profile&quot;)" office:value-type="string" office:string-value="GET Product" calcext:value-type="string">
            <text:p>GET Product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teastore_model_Ridge_T_PR_1_3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ID_CartActionServlet_handleGETRequest</text:p>
          </table:table-cell>
          <table:table-cell office:value-type="float" office:value="0.952829311984172" calcext:value-type="float">
            <text:p>0,952829311984172</text:p>
          </table:table-cell>
          <table:table-cell/>
          <table:table-cell table:formula="of:=SUBSTITUTE([.A10]; &quot;low_2&quot;; &quot;low25&quot;)" office:value-type="string" office:string-value="low" calcext:value-type="string">
            <text:p>low</text:p>
          </table:table-cell>
          <table:table-cell table:formula="of:=SUBSTITUTE([.D10]; &quot;ID_LoginActionServlet_handlePOSTRequest&quot;; &quot;Login User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H10];&quot;ID_CategoryServlet_handleGETRequest&quot;;&quot;GET Product Category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I10]; &quot;ID_ProductServlet_handleGETRequest&quot;; &quot;GET Product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J10]; &quot;ID_CartActionServlet_handleGETRequest&quot;; &quot;GET Cart&quot;)" office:value-type="string" office:string-value="GET Cart" calcext:value-type="string">
            <text:p>GET Cart</text:p>
          </table:table-cell>
          <table:table-cell table:formula="of:=SUBSTITUTE([.K10]; &quot;ID_ProfileServlet_handleGETRequest&quot;; &quot;GET User Profile&quot;)" office:value-type="string" office:string-value="GET Cart" calcext:value-type="string">
            <text:p>GET Cart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teastore_model_Ridge_T_PR_1_3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ID_ProfileServlet_handleGETRequest</text:p>
          </table:table-cell>
          <table:table-cell office:value-type="float" office:value="0.928842126746272" calcext:value-type="float">
            <text:p>0,928842126746272</text:p>
          </table:table-cell>
          <table:table-cell/>
          <table:table-cell table:formula="of:=SUBSTITUTE([.A11]; &quot;low_2&quot;; &quot;low25&quot;)" office:value-type="string" office:string-value="low" calcext:value-type="string">
            <text:p>low</text:p>
          </table:table-cell>
          <table:table-cell table:formula="of:=SUBSTITUTE([.D11]; &quot;ID_LoginActionServlet_handlePOSTRequest&quot;; &quot;Login User&quot;)" office:value-type="string" office:string-value="ID_ProfileServlet_handleGETRequest" calcext:value-type="string">
            <text:p>ID_ProfileServlet_handleGETRequest</text:p>
          </table:table-cell>
          <table:table-cell table:formula="of:=SUBSTITUTE([.H11];&quot;ID_CategoryServlet_handleGETRequest&quot;;&quot;GET Product Category&quot;)" office:value-type="string" office:string-value="ID_ProfileServlet_handleGETRequest" calcext:value-type="string">
            <text:p>ID_ProfileServlet_handleGETRequest</text:p>
          </table:table-cell>
          <table:table-cell table:formula="of:=SUBSTITUTE([.I11]; &quot;ID_ProductServlet_handleGETRequest&quot;; &quot;GET Product&quot;)" office:value-type="string" office:string-value="ID_ProfileServlet_handleGETRequest" calcext:value-type="string">
            <text:p>ID_ProfileServlet_handleGETRequest</text:p>
          </table:table-cell>
          <table:table-cell table:formula="of:=SUBSTITUTE([.J11]; &quot;ID_CartActionServlet_handleGETRequest&quot;; &quot;GET Cart&quot;)" office:value-type="string" office:string-value="ID_ProfileServlet_handleGETRequest" calcext:value-type="string">
            <text:p>ID_ProfileServlet_handleGETRequest</text:p>
          </table:table-cell>
          <table:table-cell table:formula="of:=SUBSTITUTE([.K11]; &quot;ID_ProfileServlet_handleGETRequest&quot;; &quot;GET User Profile&quot;)" office:value-type="string" office:string-value="GET User Profile" calcext:value-type="string">
            <text:p>GET User Profile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teastore_model_DT_T-PR_1_3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ID_LoginActionServlet_handlePOSTRequest</text:p>
          </table:table-cell>
          <table:table-cell office:value-type="float" office:value="0.727977127732984" calcext:value-type="float">
            <text:p>0,727977127732984</text:p>
          </table:table-cell>
          <table:table-cell/>
          <table:table-cell table:formula="of:=SUBSTITUTE([.A12]; &quot;low_2&quot;; &quot;low25&quot;)" office:value-type="string" office:string-value="low" calcext:value-type="string">
            <text:p>low</text:p>
          </table:table-cell>
          <table:table-cell table:formula="of:=SUBSTITUTE([.D12]; &quot;ID_LoginActionServlet_handlePOSTRequest&quot;; &quot;Login User&quot;)" office:value-type="string" office:string-value="Login User" calcext:value-type="string">
            <text:p>Login User</text:p>
          </table:table-cell>
          <table:table-cell table:formula="of:=SUBSTITUTE([.H12];&quot;ID_CategoryServlet_handleGETRequest&quot;;&quot;GET Product Category&quot;)" office:value-type="string" office:string-value="Login User" calcext:value-type="string">
            <text:p>Login User</text:p>
          </table:table-cell>
          <table:table-cell table:formula="of:=SUBSTITUTE([.I12]; &quot;ID_ProductServlet_handleGETRequest&quot;; &quot;GET Product&quot;)" office:value-type="string" office:string-value="Login User" calcext:value-type="string">
            <text:p>Login User</text:p>
          </table:table-cell>
          <table:table-cell table:formula="of:=SUBSTITUTE([.J12]; &quot;ID_CartActionServlet_handleGETRequest&quot;; &quot;GET Cart&quot;)" office:value-type="string" office:string-value="Login User" calcext:value-type="string">
            <text:p>Login User</text:p>
          </table:table-cell>
          <table:table-cell table:formula="of:=SUBSTITUTE([.K12]; &quot;ID_ProfileServlet_handleGETRequest&quot;; &quot;GET User Profile&quot;)" office:value-type="string" office:string-value="Login User" calcext:value-type="string">
            <text:p>Login User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teastore_model_DT_T-PR_1_3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ID_CategoryServlet_handleGETRequest</text:p>
          </table:table-cell>
          <table:table-cell office:value-type="float" office:value="0.841910278579894" calcext:value-type="float">
            <text:p>0,841910278579894</text:p>
          </table:table-cell>
          <table:table-cell/>
          <table:table-cell table:formula="of:=SUBSTITUTE([.A13]; &quot;low_2&quot;; &quot;low25&quot;)" office:value-type="string" office:string-value="low" calcext:value-type="string">
            <text:p>low</text:p>
          </table:table-cell>
          <table:table-cell table:formula="of:=SUBSTITUTE([.D13]; &quot;ID_LoginActionServlet_handlePOSTRequest&quot;; &quot;Login User&quot;)" office:value-type="string" office:string-value="ID_CategoryServlet_handleGETRequest" calcext:value-type="string">
            <text:p>ID_CategoryServlet_handleGETRequest</text:p>
          </table:table-cell>
          <table:table-cell table:formula="of:=SUBSTITUTE([.H13];&quot;ID_CategoryServlet_handleGETRequest&quot;;&quot;GET Product Category&quot;)" office:value-type="string" office:string-value="GET Product Category" calcext:value-type="string">
            <text:p>GET Product Category</text:p>
          </table:table-cell>
          <table:table-cell table:formula="of:=SUBSTITUTE([.I13]; &quot;ID_ProductServlet_handleGETRequest&quot;; &quot;GET Product&quot;)" office:value-type="string" office:string-value="GET Product Category" calcext:value-type="string">
            <text:p>GET Product Category</text:p>
          </table:table-cell>
          <table:table-cell table:formula="of:=SUBSTITUTE([.J13]; &quot;ID_CartActionServlet_handleGETRequest&quot;; &quot;GET Cart&quot;)" office:value-type="string" office:string-value="GET Product Category" calcext:value-type="string">
            <text:p>GET Product Category</text:p>
          </table:table-cell>
          <table:table-cell table:formula="of:=SUBSTITUTE([.K13]; &quot;ID_ProfileServlet_handleGETRequest&quot;; &quot;GET User Profile&quot;)" office:value-type="string" office:string-value="GET Product Category" calcext:value-type="string">
            <text:p>GET Product Category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teastore_model_DT_T-PR_1_3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ID_ProductServlet_handleGETRequest</text:p>
          </table:table-cell>
          <table:table-cell office:value-type="float" office:value="0.799870448000392" calcext:value-type="float">
            <text:p>0,799870448000392</text:p>
          </table:table-cell>
          <table:table-cell/>
          <table:table-cell table:formula="of:=SUBSTITUTE([.A14]; &quot;low_2&quot;; &quot;low25&quot;)" office:value-type="string" office:string-value="low" calcext:value-type="string">
            <text:p>low</text:p>
          </table:table-cell>
          <table:table-cell table:formula="of:=SUBSTITUTE([.D14]; &quot;ID_LoginActionServlet_handlePOSTRequest&quot;; &quot;Login User&quot;)" office:value-type="string" office:string-value="ID_ProductServlet_handleGETRequest" calcext:value-type="string">
            <text:p>ID_ProductServlet_handleGETRequest</text:p>
          </table:table-cell>
          <table:table-cell table:formula="of:=SUBSTITUTE([.H14];&quot;ID_CategoryServlet_handleGETRequest&quot;;&quot;GET Product Category&quot;)" office:value-type="string" office:string-value="ID_ProductServlet_handleGETRequest" calcext:value-type="string">
            <text:p>ID_ProductServlet_handleGETRequest</text:p>
          </table:table-cell>
          <table:table-cell table:formula="of:=SUBSTITUTE([.I14]; &quot;ID_ProductServlet_handleGETRequest&quot;; &quot;GET Product&quot;)" office:value-type="string" office:string-value="GET Product" calcext:value-type="string">
            <text:p>GET Product</text:p>
          </table:table-cell>
          <table:table-cell table:formula="of:=SUBSTITUTE([.J14]; &quot;ID_CartActionServlet_handleGETRequest&quot;; &quot;GET Cart&quot;)" office:value-type="string" office:string-value="GET Product" calcext:value-type="string">
            <text:p>GET Product</text:p>
          </table:table-cell>
          <table:table-cell table:formula="of:=SUBSTITUTE([.K14]; &quot;ID_ProfileServlet_handleGETRequest&quot;; &quot;GET User Profile&quot;)" office:value-type="string" office:string-value="GET Product" calcext:value-type="string">
            <text:p>GET Product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teastore_model_DT_T-PR_1_3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ID_CartActionServlet_handleGETRequest</text:p>
          </table:table-cell>
          <table:table-cell office:value-type="float" office:value="0.878376831988739" calcext:value-type="float">
            <text:p>0,878376831988739</text:p>
          </table:table-cell>
          <table:table-cell/>
          <table:table-cell table:formula="of:=SUBSTITUTE([.A15]; &quot;low_2&quot;; &quot;low25&quot;)" office:value-type="string" office:string-value="low" calcext:value-type="string">
            <text:p>low</text:p>
          </table:table-cell>
          <table:table-cell table:formula="of:=SUBSTITUTE([.D15]; &quot;ID_LoginActionServlet_handlePOSTRequest&quot;; &quot;Login User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H15];&quot;ID_CategoryServlet_handleGETRequest&quot;;&quot;GET Product Category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I15]; &quot;ID_ProductServlet_handleGETRequest&quot;; &quot;GET Product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J15]; &quot;ID_CartActionServlet_handleGETRequest&quot;; &quot;GET Cart&quot;)" office:value-type="string" office:string-value="GET Cart" calcext:value-type="string">
            <text:p>GET Cart</text:p>
          </table:table-cell>
          <table:table-cell table:formula="of:=SUBSTITUTE([.K15]; &quot;ID_ProfileServlet_handleGETRequest&quot;; &quot;GET User Profile&quot;)" office:value-type="string" office:string-value="GET Cart" calcext:value-type="string">
            <text:p>GET Cart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teastore_model_DT_T-PR_1_3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ID_ProfileServlet_handleGETRequest</text:p>
          </table:table-cell>
          <table:table-cell office:value-type="float" office:value="0.773071237698712" calcext:value-type="float">
            <text:p>0,773071237698712</text:p>
          </table:table-cell>
          <table:table-cell/>
          <table:table-cell table:formula="of:=SUBSTITUTE([.A16]; &quot;low_2&quot;; &quot;low25&quot;)" office:value-type="string" office:string-value="low" calcext:value-type="string">
            <text:p>low</text:p>
          </table:table-cell>
          <table:table-cell table:formula="of:=SUBSTITUTE([.D16]; &quot;ID_LoginActionServlet_handlePOSTRequest&quot;; &quot;Login User&quot;)" office:value-type="string" office:string-value="ID_ProfileServlet_handleGETRequest" calcext:value-type="string">
            <text:p>ID_ProfileServlet_handleGETRequest</text:p>
          </table:table-cell>
          <table:table-cell table:formula="of:=SUBSTITUTE([.H16];&quot;ID_CategoryServlet_handleGETRequest&quot;;&quot;GET Product Category&quot;)" office:value-type="string" office:string-value="ID_ProfileServlet_handleGETRequest" calcext:value-type="string">
            <text:p>ID_ProfileServlet_handleGETRequest</text:p>
          </table:table-cell>
          <table:table-cell table:formula="of:=SUBSTITUTE([.I16]; &quot;ID_ProductServlet_handleGETRequest&quot;; &quot;GET Product&quot;)" office:value-type="string" office:string-value="ID_ProfileServlet_handleGETRequest" calcext:value-type="string">
            <text:p>ID_ProfileServlet_handleGETRequest</text:p>
          </table:table-cell>
          <table:table-cell table:formula="of:=SUBSTITUTE([.J16]; &quot;ID_CartActionServlet_handleGETRequest&quot;; &quot;GET Cart&quot;)" office:value-type="string" office:string-value="ID_ProfileServlet_handleGETRequest" calcext:value-type="string">
            <text:p>ID_ProfileServlet_handleGETRequest</text:p>
          </table:table-cell>
          <table:table-cell table:formula="of:=SUBSTITUTE([.K16]; &quot;ID_ProfileServlet_handleGETRequest&quot;; &quot;GET User Profile&quot;)" office:value-type="string" office:string-value="GET User Profile" calcext:value-type="string">
            <text:p>GET User Profile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teastore_model_DT_T-PR_1_3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ID_LoginActionServlet_handlePOSTRequest</text:p>
          </table:table-cell>
          <table:table-cell office:value-type="float" office:value="0.811278228633402" calcext:value-type="float">
            <text:p>0,811278228633402</text:p>
          </table:table-cell>
          <table:table-cell/>
          <table:table-cell table:formula="of:=SUBSTITUTE([.A17]; &quot;low_2&quot;; &quot;low25&quot;)" office:value-type="string" office:string-value="low" calcext:value-type="string">
            <text:p>low</text:p>
          </table:table-cell>
          <table:table-cell table:formula="of:=SUBSTITUTE([.D17]; &quot;ID_LoginActionServlet_handlePOSTRequest&quot;; &quot;Login User&quot;)" office:value-type="string" office:string-value="Login User" calcext:value-type="string">
            <text:p>Login User</text:p>
          </table:table-cell>
          <table:table-cell table:formula="of:=SUBSTITUTE([.H17];&quot;ID_CategoryServlet_handleGETRequest&quot;;&quot;GET Product Category&quot;)" office:value-type="string" office:string-value="Login User" calcext:value-type="string">
            <text:p>Login User</text:p>
          </table:table-cell>
          <table:table-cell table:formula="of:=SUBSTITUTE([.I17]; &quot;ID_ProductServlet_handleGETRequest&quot;; &quot;GET Product&quot;)" office:value-type="string" office:string-value="Login User" calcext:value-type="string">
            <text:p>Login User</text:p>
          </table:table-cell>
          <table:table-cell table:formula="of:=SUBSTITUTE([.J17]; &quot;ID_CartActionServlet_handleGETRequest&quot;; &quot;GET Cart&quot;)" office:value-type="string" office:string-value="Login User" calcext:value-type="string">
            <text:p>Login User</text:p>
          </table:table-cell>
          <table:table-cell table:formula="of:=SUBSTITUTE([.K17]; &quot;ID_ProfileServlet_handleGETRequest&quot;; &quot;GET User Profile&quot;)" office:value-type="string" office:string-value="Login User" calcext:value-type="string">
            <text:p>Login User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teastore_model_DT_T-PR_1_3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ID_CategoryServlet_handleGETRequest</text:p>
          </table:table-cell>
          <table:table-cell office:value-type="float" office:value="0.785530259915555" calcext:value-type="float">
            <text:p>0,785530259915555</text:p>
          </table:table-cell>
          <table:table-cell/>
          <table:table-cell table:formula="of:=SUBSTITUTE([.A18]; &quot;low_2&quot;; &quot;low25&quot;)" office:value-type="string" office:string-value="low" calcext:value-type="string">
            <text:p>low</text:p>
          </table:table-cell>
          <table:table-cell table:formula="of:=SUBSTITUTE([.D18]; &quot;ID_LoginActionServlet_handlePOSTRequest&quot;; &quot;Login User&quot;)" office:value-type="string" office:string-value="ID_CategoryServlet_handleGETRequest" calcext:value-type="string">
            <text:p>ID_CategoryServlet_handleGETRequest</text:p>
          </table:table-cell>
          <table:table-cell table:formula="of:=SUBSTITUTE([.H18];&quot;ID_CategoryServlet_handleGETRequest&quot;;&quot;GET Product Category&quot;)" office:value-type="string" office:string-value="GET Product Category" calcext:value-type="string">
            <text:p>GET Product Category</text:p>
          </table:table-cell>
          <table:table-cell table:formula="of:=SUBSTITUTE([.I18]; &quot;ID_ProductServlet_handleGETRequest&quot;; &quot;GET Product&quot;)" office:value-type="string" office:string-value="GET Product Category" calcext:value-type="string">
            <text:p>GET Product Category</text:p>
          </table:table-cell>
          <table:table-cell table:formula="of:=SUBSTITUTE([.J18]; &quot;ID_CartActionServlet_handleGETRequest&quot;; &quot;GET Cart&quot;)" office:value-type="string" office:string-value="GET Product Category" calcext:value-type="string">
            <text:p>GET Product Category</text:p>
          </table:table-cell>
          <table:table-cell table:formula="of:=SUBSTITUTE([.K18]; &quot;ID_ProfileServlet_handleGETRequest&quot;; &quot;GET User Profile&quot;)" office:value-type="string" office:string-value="GET Product Category" calcext:value-type="string">
            <text:p>GET Product Category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teastore_model_DT_T-PR_1_3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ID_ProductServlet_handleGETRequest</text:p>
          </table:table-cell>
          <table:table-cell office:value-type="float" office:value="0.771251272707836" calcext:value-type="float">
            <text:p>0,771251272707836</text:p>
          </table:table-cell>
          <table:table-cell/>
          <table:table-cell table:formula="of:=SUBSTITUTE([.A19]; &quot;low_2&quot;; &quot;low25&quot;)" office:value-type="string" office:string-value="low" calcext:value-type="string">
            <text:p>low</text:p>
          </table:table-cell>
          <table:table-cell table:formula="of:=SUBSTITUTE([.D19]; &quot;ID_LoginActionServlet_handlePOSTRequest&quot;; &quot;Login User&quot;)" office:value-type="string" office:string-value="ID_ProductServlet_handleGETRequest" calcext:value-type="string">
            <text:p>ID_ProductServlet_handleGETRequest</text:p>
          </table:table-cell>
          <table:table-cell table:formula="of:=SUBSTITUTE([.H19];&quot;ID_CategoryServlet_handleGETRequest&quot;;&quot;GET Product Category&quot;)" office:value-type="string" office:string-value="ID_ProductServlet_handleGETRequest" calcext:value-type="string">
            <text:p>ID_ProductServlet_handleGETRequest</text:p>
          </table:table-cell>
          <table:table-cell table:formula="of:=SUBSTITUTE([.I19]; &quot;ID_ProductServlet_handleGETRequest&quot;; &quot;GET Product&quot;)" office:value-type="string" office:string-value="GET Product" calcext:value-type="string">
            <text:p>GET Product</text:p>
          </table:table-cell>
          <table:table-cell table:formula="of:=SUBSTITUTE([.J19]; &quot;ID_CartActionServlet_handleGETRequest&quot;; &quot;GET Cart&quot;)" office:value-type="string" office:string-value="GET Product" calcext:value-type="string">
            <text:p>GET Product</text:p>
          </table:table-cell>
          <table:table-cell table:formula="of:=SUBSTITUTE([.K19]; &quot;ID_ProfileServlet_handleGETRequest&quot;; &quot;GET User Profile&quot;)" office:value-type="string" office:string-value="GET Product" calcext:value-type="string">
            <text:p>GET Product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teastore_model_DT_T-PR_1_3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ID_CartActionServlet_handleGETRequest</text:p>
          </table:table-cell>
          <table:table-cell office:value-type="float" office:value="0.923540141361632" calcext:value-type="float">
            <text:p>0,923540141361632</text:p>
          </table:table-cell>
          <table:table-cell/>
          <table:table-cell table:formula="of:=SUBSTITUTE([.A20]; &quot;low_2&quot;; &quot;low25&quot;)" office:value-type="string" office:string-value="low" calcext:value-type="string">
            <text:p>low</text:p>
          </table:table-cell>
          <table:table-cell table:formula="of:=SUBSTITUTE([.D20]; &quot;ID_LoginActionServlet_handlePOSTRequest&quot;; &quot;Login User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H20];&quot;ID_CategoryServlet_handleGETRequest&quot;;&quot;GET Product Category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I20]; &quot;ID_ProductServlet_handleGETRequest&quot;; &quot;GET Product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J20]; &quot;ID_CartActionServlet_handleGETRequest&quot;; &quot;GET Cart&quot;)" office:value-type="string" office:string-value="GET Cart" calcext:value-type="string">
            <text:p>GET Cart</text:p>
          </table:table-cell>
          <table:table-cell table:formula="of:=SUBSTITUTE([.K20]; &quot;ID_ProfileServlet_handleGETRequest&quot;; &quot;GET User Profile&quot;)" office:value-type="string" office:string-value="GET Cart" calcext:value-type="string">
            <text:p>GET Cart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teastore_model_DT_T-PR_1_3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ID_ProfileServlet_handleGETRequest</text:p>
          </table:table-cell>
          <table:table-cell office:value-type="float" office:value="0.749860247339346" calcext:value-type="float">
            <text:p>0,749860247339346</text:p>
          </table:table-cell>
          <table:table-cell/>
          <table:table-cell table:formula="of:=SUBSTITUTE([.A21]; &quot;low_2&quot;; &quot;low25&quot;)" office:value-type="string" office:string-value="low" calcext:value-type="string">
            <text:p>low</text:p>
          </table:table-cell>
          <table:table-cell table:formula="of:=SUBSTITUTE([.D21]; &quot;ID_LoginActionServlet_handlePOSTRequest&quot;; &quot;Login User&quot;)" office:value-type="string" office:string-value="ID_ProfileServlet_handleGETRequest" calcext:value-type="string">
            <text:p>ID_ProfileServlet_handleGETRequest</text:p>
          </table:table-cell>
          <table:table-cell table:formula="of:=SUBSTITUTE([.H21];&quot;ID_CategoryServlet_handleGETRequest&quot;;&quot;GET Product Category&quot;)" office:value-type="string" office:string-value="ID_ProfileServlet_handleGETRequest" calcext:value-type="string">
            <text:p>ID_ProfileServlet_handleGETRequest</text:p>
          </table:table-cell>
          <table:table-cell table:formula="of:=SUBSTITUTE([.I21]; &quot;ID_ProductServlet_handleGETRequest&quot;; &quot;GET Product&quot;)" office:value-type="string" office:string-value="ID_ProfileServlet_handleGETRequest" calcext:value-type="string">
            <text:p>ID_ProfileServlet_handleGETRequest</text:p>
          </table:table-cell>
          <table:table-cell table:formula="of:=SUBSTITUTE([.J21]; &quot;ID_CartActionServlet_handleGETRequest&quot;; &quot;GET Cart&quot;)" office:value-type="string" office:string-value="ID_ProfileServlet_handleGETRequest" calcext:value-type="string">
            <text:p>ID_ProfileServlet_handleGETRequest</text:p>
          </table:table-cell>
          <table:table-cell table:formula="of:=SUBSTITUTE([.K21]; &quot;ID_ProfileServlet_handleGETRequest&quot;; &quot;GET User Profile&quot;)" office:value-type="string" office:string-value="GET User Profile" calcext:value-type="string">
            <text:p>GET User Profile</text:p>
          </table:table-cell>
        </table:table-row>
        <table:table-row table:style-name="ro1">
          <table:table-cell office:value-type="string" calcext:value-type="string">
            <text:p>low_2</text:p>
          </table:table-cell>
          <table:table-cell office:value-type="string" calcext:value-type="string">
            <text:p>teastore_model_Ridge_T_PR_1_3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ID_LoginActionServlet_handlePOSTRequest</text:p>
          </table:table-cell>
          <table:table-cell office:value-type="float" office:value="0.639094597980931" calcext:value-type="float">
            <text:p>0,639094597980931</text:p>
          </table:table-cell>
          <table:table-cell/>
          <table:table-cell table:formula="of:=SUBSTITUTE([.A22]; &quot;low_2&quot;; &quot;low25&quot;)" office:value-type="string" office:string-value="low25" calcext:value-type="string">
            <text:p>low25</text:p>
          </table:table-cell>
          <table:table-cell table:formula="of:=SUBSTITUTE([.D22]; &quot;ID_LoginActionServlet_handlePOSTRequest&quot;; &quot;Login User&quot;)" office:value-type="string" office:string-value="Login User" calcext:value-type="string">
            <text:p>Login User</text:p>
          </table:table-cell>
          <table:table-cell table:formula="of:=SUBSTITUTE([.H22];&quot;ID_CategoryServlet_handleGETRequest&quot;;&quot;GET Product Category&quot;)" office:value-type="string" office:string-value="Login User" calcext:value-type="string">
            <text:p>Login User</text:p>
          </table:table-cell>
          <table:table-cell table:formula="of:=SUBSTITUTE([.I22]; &quot;ID_ProductServlet_handleGETRequest&quot;; &quot;GET Product&quot;)" office:value-type="string" office:string-value="Login User" calcext:value-type="string">
            <text:p>Login User</text:p>
          </table:table-cell>
          <table:table-cell table:formula="of:=SUBSTITUTE([.J22]; &quot;ID_CartActionServlet_handleGETRequest&quot;; &quot;GET Cart&quot;)" office:value-type="string" office:string-value="Login User" calcext:value-type="string">
            <text:p>Login User</text:p>
          </table:table-cell>
          <table:table-cell table:formula="of:=SUBSTITUTE([.K22]; &quot;ID_ProfileServlet_handleGETRequest&quot;; &quot;GET User Profile&quot;)" office:value-type="string" office:string-value="Login User" calcext:value-type="string">
            <text:p>Login User</text:p>
          </table:table-cell>
        </table:table-row>
        <table:table-row table:style-name="ro1">
          <table:table-cell office:value-type="string" calcext:value-type="string">
            <text:p>low_2</text:p>
          </table:table-cell>
          <table:table-cell office:value-type="string" calcext:value-type="string">
            <text:p>teastore_model_Ridge_T_PR_1_3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ID_CategoryServlet_handleGETRequest</text:p>
          </table:table-cell>
          <table:table-cell office:value-type="float" office:value="0.812552824622777" calcext:value-type="float">
            <text:p>0,812552824622777</text:p>
          </table:table-cell>
          <table:table-cell/>
          <table:table-cell table:formula="of:=SUBSTITUTE([.A23]; &quot;low_2&quot;; &quot;low25&quot;)" office:value-type="string" office:string-value="low25" calcext:value-type="string">
            <text:p>low25</text:p>
          </table:table-cell>
          <table:table-cell table:formula="of:=SUBSTITUTE([.D23]; &quot;ID_LoginActionServlet_handlePOSTRequest&quot;; &quot;Login User&quot;)" office:value-type="string" office:string-value="ID_CategoryServlet_handleGETRequest" calcext:value-type="string">
            <text:p>ID_CategoryServlet_handleGETRequest</text:p>
          </table:table-cell>
          <table:table-cell table:formula="of:=SUBSTITUTE([.H23];&quot;ID_CategoryServlet_handleGETRequest&quot;;&quot;GET Product Category&quot;)" office:value-type="string" office:string-value="GET Product Category" calcext:value-type="string">
            <text:p>GET Product Category</text:p>
          </table:table-cell>
          <table:table-cell table:formula="of:=SUBSTITUTE([.I23]; &quot;ID_ProductServlet_handleGETRequest&quot;; &quot;GET Product&quot;)" office:value-type="string" office:string-value="GET Product Category" calcext:value-type="string">
            <text:p>GET Product Category</text:p>
          </table:table-cell>
          <table:table-cell table:formula="of:=SUBSTITUTE([.J23]; &quot;ID_CartActionServlet_handleGETRequest&quot;; &quot;GET Cart&quot;)" office:value-type="string" office:string-value="GET Product Category" calcext:value-type="string">
            <text:p>GET Product Category</text:p>
          </table:table-cell>
          <table:table-cell table:formula="of:=SUBSTITUTE([.K23]; &quot;ID_ProfileServlet_handleGETRequest&quot;; &quot;GET User Profile&quot;)" office:value-type="string" office:string-value="GET Product Category" calcext:value-type="string">
            <text:p>GET Product Category</text:p>
          </table:table-cell>
        </table:table-row>
        <table:table-row table:style-name="ro1">
          <table:table-cell office:value-type="string" calcext:value-type="string">
            <text:p>low_2</text:p>
          </table:table-cell>
          <table:table-cell office:value-type="string" calcext:value-type="string">
            <text:p>teastore_model_Ridge_T_PR_1_3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ID_ProductServlet_handleGETRequest</text:p>
          </table:table-cell>
          <table:table-cell office:value-type="float" office:value="0.824978187871802" calcext:value-type="float">
            <text:p>0,824978187871802</text:p>
          </table:table-cell>
          <table:table-cell/>
          <table:table-cell table:formula="of:=SUBSTITUTE([.A24]; &quot;low_2&quot;; &quot;low25&quot;)" office:value-type="string" office:string-value="low25" calcext:value-type="string">
            <text:p>low25</text:p>
          </table:table-cell>
          <table:table-cell table:formula="of:=SUBSTITUTE([.D24]; &quot;ID_LoginActionServlet_handlePOSTRequest&quot;; &quot;Login User&quot;)" office:value-type="string" office:string-value="ID_ProductServlet_handleGETRequest" calcext:value-type="string">
            <text:p>ID_ProductServlet_handleGETRequest</text:p>
          </table:table-cell>
          <table:table-cell table:formula="of:=SUBSTITUTE([.H24];&quot;ID_CategoryServlet_handleGETRequest&quot;;&quot;GET Product Category&quot;)" office:value-type="string" office:string-value="ID_ProductServlet_handleGETRequest" calcext:value-type="string">
            <text:p>ID_ProductServlet_handleGETRequest</text:p>
          </table:table-cell>
          <table:table-cell table:formula="of:=SUBSTITUTE([.I24]; &quot;ID_ProductServlet_handleGETRequest&quot;; &quot;GET Product&quot;)" office:value-type="string" office:string-value="GET Product" calcext:value-type="string">
            <text:p>GET Product</text:p>
          </table:table-cell>
          <table:table-cell table:formula="of:=SUBSTITUTE([.J24]; &quot;ID_CartActionServlet_handleGETRequest&quot;; &quot;GET Cart&quot;)" office:value-type="string" office:string-value="GET Product" calcext:value-type="string">
            <text:p>GET Product</text:p>
          </table:table-cell>
          <table:table-cell table:formula="of:=SUBSTITUTE([.K24]; &quot;ID_ProfileServlet_handleGETRequest&quot;; &quot;GET User Profile&quot;)" office:value-type="string" office:string-value="GET Product" calcext:value-type="string">
            <text:p>GET Product</text:p>
          </table:table-cell>
        </table:table-row>
        <table:table-row table:style-name="ro1">
          <table:table-cell office:value-type="string" calcext:value-type="string">
            <text:p>low_2</text:p>
          </table:table-cell>
          <table:table-cell office:value-type="string" calcext:value-type="string">
            <text:p>teastore_model_Ridge_T_PR_1_3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ID_CartActionServlet_handleGETRequest</text:p>
          </table:table-cell>
          <table:table-cell office:value-type="float" office:value="0.789604375073056" calcext:value-type="float">
            <text:p>0,789604375073056</text:p>
          </table:table-cell>
          <table:table-cell/>
          <table:table-cell table:formula="of:=SUBSTITUTE([.A25]; &quot;low_2&quot;; &quot;low25&quot;)" office:value-type="string" office:string-value="low25" calcext:value-type="string">
            <text:p>low25</text:p>
          </table:table-cell>
          <table:table-cell table:formula="of:=SUBSTITUTE([.D25]; &quot;ID_LoginActionServlet_handlePOSTRequest&quot;; &quot;Login User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H25];&quot;ID_CategoryServlet_handleGETRequest&quot;;&quot;GET Product Category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I25]; &quot;ID_ProductServlet_handleGETRequest&quot;; &quot;GET Product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J25]; &quot;ID_CartActionServlet_handleGETRequest&quot;; &quot;GET Cart&quot;)" office:value-type="string" office:string-value="GET Cart" calcext:value-type="string">
            <text:p>GET Cart</text:p>
          </table:table-cell>
          <table:table-cell table:formula="of:=SUBSTITUTE([.K25]; &quot;ID_ProfileServlet_handleGETRequest&quot;; &quot;GET User Profile&quot;)" office:value-type="string" office:string-value="GET Cart" calcext:value-type="string">
            <text:p>GET Cart</text:p>
          </table:table-cell>
        </table:table-row>
        <table:table-row table:style-name="ro1">
          <table:table-cell office:value-type="string" calcext:value-type="string">
            <text:p>low_2</text:p>
          </table:table-cell>
          <table:table-cell office:value-type="string" calcext:value-type="string">
            <text:p>teastore_model_Ridge_T_PR_1_3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ID_ProfileServlet_handleGETRequest</text:p>
          </table:table-cell>
          <table:table-cell office:value-type="float" office:value="0.60627751129566" calcext:value-type="float">
            <text:p>0,60627751129566</text:p>
          </table:table-cell>
          <table:table-cell/>
          <table:table-cell table:formula="of:=SUBSTITUTE([.A26]; &quot;low_2&quot;; &quot;low25&quot;)" office:value-type="string" office:string-value="low25" calcext:value-type="string">
            <text:p>low25</text:p>
          </table:table-cell>
          <table:table-cell table:formula="of:=SUBSTITUTE([.D26]; &quot;ID_LoginActionServlet_handlePOSTRequest&quot;; &quot;Login User&quot;)" office:value-type="string" office:string-value="ID_ProfileServlet_handleGETRequest" calcext:value-type="string">
            <text:p>ID_ProfileServlet_handleGETRequest</text:p>
          </table:table-cell>
          <table:table-cell table:formula="of:=SUBSTITUTE([.H26];&quot;ID_CategoryServlet_handleGETRequest&quot;;&quot;GET Product Category&quot;)" office:value-type="string" office:string-value="ID_ProfileServlet_handleGETRequest" calcext:value-type="string">
            <text:p>ID_ProfileServlet_handleGETRequest</text:p>
          </table:table-cell>
          <table:table-cell table:formula="of:=SUBSTITUTE([.I26]; &quot;ID_ProductServlet_handleGETRequest&quot;; &quot;GET Product&quot;)" office:value-type="string" office:string-value="ID_ProfileServlet_handleGETRequest" calcext:value-type="string">
            <text:p>ID_ProfileServlet_handleGETRequest</text:p>
          </table:table-cell>
          <table:table-cell table:formula="of:=SUBSTITUTE([.J26]; &quot;ID_CartActionServlet_handleGETRequest&quot;; &quot;GET Cart&quot;)" office:value-type="string" office:string-value="ID_ProfileServlet_handleGETRequest" calcext:value-type="string">
            <text:p>ID_ProfileServlet_handleGETRequest</text:p>
          </table:table-cell>
          <table:table-cell table:formula="of:=SUBSTITUTE([.K26]; &quot;ID_ProfileServlet_handleGETRequest&quot;; &quot;GET User Profile&quot;)" office:value-type="string" office:string-value="GET User Profile" calcext:value-type="string">
            <text:p>GET User Profile</text:p>
          </table:table-cell>
        </table:table-row>
        <table:table-row table:style-name="ro1">
          <table:table-cell office:value-type="string" calcext:value-type="string">
            <text:p>low_2</text:p>
          </table:table-cell>
          <table:table-cell office:value-type="string" calcext:value-type="string">
            <text:p>teastore_model_Ridge_T_PR_1_3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ID_LoginActionServlet_handlePOSTRequest</text:p>
          </table:table-cell>
          <table:table-cell office:value-type="float" office:value="0.743871962053633" calcext:value-type="float">
            <text:p>0,743871962053633</text:p>
          </table:table-cell>
          <table:table-cell/>
          <table:table-cell table:formula="of:=SUBSTITUTE([.A27]; &quot;low_2&quot;; &quot;low25&quot;)" office:value-type="string" office:string-value="low25" calcext:value-type="string">
            <text:p>low25</text:p>
          </table:table-cell>
          <table:table-cell table:formula="of:=SUBSTITUTE([.D27]; &quot;ID_LoginActionServlet_handlePOSTRequest&quot;; &quot;Login User&quot;)" office:value-type="string" office:string-value="Login User" calcext:value-type="string">
            <text:p>Login User</text:p>
          </table:table-cell>
          <table:table-cell table:formula="of:=SUBSTITUTE([.H27];&quot;ID_CategoryServlet_handleGETRequest&quot;;&quot;GET Product Category&quot;)" office:value-type="string" office:string-value="Login User" calcext:value-type="string">
            <text:p>Login User</text:p>
          </table:table-cell>
          <table:table-cell table:formula="of:=SUBSTITUTE([.I27]; &quot;ID_ProductServlet_handleGETRequest&quot;; &quot;GET Product&quot;)" office:value-type="string" office:string-value="Login User" calcext:value-type="string">
            <text:p>Login User</text:p>
          </table:table-cell>
          <table:table-cell table:formula="of:=SUBSTITUTE([.J27]; &quot;ID_CartActionServlet_handleGETRequest&quot;; &quot;GET Cart&quot;)" office:value-type="string" office:string-value="Login User" calcext:value-type="string">
            <text:p>Login User</text:p>
          </table:table-cell>
          <table:table-cell table:formula="of:=SUBSTITUTE([.K27]; &quot;ID_ProfileServlet_handleGETRequest&quot;; &quot;GET User Profile&quot;)" office:value-type="string" office:string-value="Login User" calcext:value-type="string">
            <text:p>Login User</text:p>
          </table:table-cell>
        </table:table-row>
        <table:table-row table:style-name="ro1">
          <table:table-cell office:value-type="string" calcext:value-type="string">
            <text:p>low_2</text:p>
          </table:table-cell>
          <table:table-cell office:value-type="string" calcext:value-type="string">
            <text:p>teastore_model_Ridge_T_PR_1_3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ID_CategoryServlet_handleGETRequest</text:p>
          </table:table-cell>
          <table:table-cell office:value-type="float" office:value="0.848137274255207" calcext:value-type="float">
            <text:p>0,848137274255207</text:p>
          </table:table-cell>
          <table:table-cell/>
          <table:table-cell table:formula="of:=SUBSTITUTE([.A28]; &quot;low_2&quot;; &quot;low25&quot;)" office:value-type="string" office:string-value="low25" calcext:value-type="string">
            <text:p>low25</text:p>
          </table:table-cell>
          <table:table-cell table:formula="of:=SUBSTITUTE([.D28]; &quot;ID_LoginActionServlet_handlePOSTRequest&quot;; &quot;Login User&quot;)" office:value-type="string" office:string-value="ID_CategoryServlet_handleGETRequest" calcext:value-type="string">
            <text:p>ID_CategoryServlet_handleGETRequest</text:p>
          </table:table-cell>
          <table:table-cell table:formula="of:=SUBSTITUTE([.H28];&quot;ID_CategoryServlet_handleGETRequest&quot;;&quot;GET Product Category&quot;)" office:value-type="string" office:string-value="GET Product Category" calcext:value-type="string">
            <text:p>GET Product Category</text:p>
          </table:table-cell>
          <table:table-cell table:formula="of:=SUBSTITUTE([.I28]; &quot;ID_ProductServlet_handleGETRequest&quot;; &quot;GET Product&quot;)" office:value-type="string" office:string-value="GET Product Category" calcext:value-type="string">
            <text:p>GET Product Category</text:p>
          </table:table-cell>
          <table:table-cell table:formula="of:=SUBSTITUTE([.J28]; &quot;ID_CartActionServlet_handleGETRequest&quot;; &quot;GET Cart&quot;)" office:value-type="string" office:string-value="GET Product Category" calcext:value-type="string">
            <text:p>GET Product Category</text:p>
          </table:table-cell>
          <table:table-cell table:formula="of:=SUBSTITUTE([.K28]; &quot;ID_ProfileServlet_handleGETRequest&quot;; &quot;GET User Profile&quot;)" office:value-type="string" office:string-value="GET Product Category" calcext:value-type="string">
            <text:p>GET Product Category</text:p>
          </table:table-cell>
        </table:table-row>
        <table:table-row table:style-name="ro1">
          <table:table-cell office:value-type="string" calcext:value-type="string">
            <text:p>low_2</text:p>
          </table:table-cell>
          <table:table-cell office:value-type="string" calcext:value-type="string">
            <text:p>teastore_model_Ridge_T_PR_1_3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ID_ProductServlet_handleGETRequest</text:p>
          </table:table-cell>
          <table:table-cell office:value-type="float" office:value="0.857498917215754" calcext:value-type="float">
            <text:p>0,857498917215754</text:p>
          </table:table-cell>
          <table:table-cell/>
          <table:table-cell table:formula="of:=SUBSTITUTE([.A29]; &quot;low_2&quot;; &quot;low25&quot;)" office:value-type="string" office:string-value="low25" calcext:value-type="string">
            <text:p>low25</text:p>
          </table:table-cell>
          <table:table-cell table:formula="of:=SUBSTITUTE([.D29]; &quot;ID_LoginActionServlet_handlePOSTRequest&quot;; &quot;Login User&quot;)" office:value-type="string" office:string-value="ID_ProductServlet_handleGETRequest" calcext:value-type="string">
            <text:p>ID_ProductServlet_handleGETRequest</text:p>
          </table:table-cell>
          <table:table-cell table:formula="of:=SUBSTITUTE([.H29];&quot;ID_CategoryServlet_handleGETRequest&quot;;&quot;GET Product Category&quot;)" office:value-type="string" office:string-value="ID_ProductServlet_handleGETRequest" calcext:value-type="string">
            <text:p>ID_ProductServlet_handleGETRequest</text:p>
          </table:table-cell>
          <table:table-cell table:formula="of:=SUBSTITUTE([.I29]; &quot;ID_ProductServlet_handleGETRequest&quot;; &quot;GET Product&quot;)" office:value-type="string" office:string-value="GET Product" calcext:value-type="string">
            <text:p>GET Product</text:p>
          </table:table-cell>
          <table:table-cell table:formula="of:=SUBSTITUTE([.J29]; &quot;ID_CartActionServlet_handleGETRequest&quot;; &quot;GET Cart&quot;)" office:value-type="string" office:string-value="GET Product" calcext:value-type="string">
            <text:p>GET Product</text:p>
          </table:table-cell>
          <table:table-cell table:formula="of:=SUBSTITUTE([.K29]; &quot;ID_ProfileServlet_handleGETRequest&quot;; &quot;GET User Profile&quot;)" office:value-type="string" office:string-value="GET Product" calcext:value-type="string">
            <text:p>GET Product</text:p>
          </table:table-cell>
        </table:table-row>
        <table:table-row table:style-name="ro1">
          <table:table-cell office:value-type="string" calcext:value-type="string">
            <text:p>low_2</text:p>
          </table:table-cell>
          <table:table-cell office:value-type="string" calcext:value-type="string">
            <text:p>teastore_model_Ridge_T_PR_1_3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ID_CartActionServlet_handleGETRequest</text:p>
          </table:table-cell>
          <table:table-cell office:value-type="float" office:value="0.805467682834428" calcext:value-type="float">
            <text:p>0,805467682834428</text:p>
          </table:table-cell>
          <table:table-cell/>
          <table:table-cell table:formula="of:=SUBSTITUTE([.A30]; &quot;low_2&quot;; &quot;low25&quot;)" office:value-type="string" office:string-value="low25" calcext:value-type="string">
            <text:p>low25</text:p>
          </table:table-cell>
          <table:table-cell table:formula="of:=SUBSTITUTE([.D30]; &quot;ID_LoginActionServlet_handlePOSTRequest&quot;; &quot;Login User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H30];&quot;ID_CategoryServlet_handleGETRequest&quot;;&quot;GET Product Category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I30]; &quot;ID_ProductServlet_handleGETRequest&quot;; &quot;GET Product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J30]; &quot;ID_CartActionServlet_handleGETRequest&quot;; &quot;GET Cart&quot;)" office:value-type="string" office:string-value="GET Cart" calcext:value-type="string">
            <text:p>GET Cart</text:p>
          </table:table-cell>
          <table:table-cell table:formula="of:=SUBSTITUTE([.K30]; &quot;ID_ProfileServlet_handleGETRequest&quot;; &quot;GET User Profile&quot;)" office:value-type="string" office:string-value="GET Cart" calcext:value-type="string">
            <text:p>GET Cart</text:p>
          </table:table-cell>
        </table:table-row>
        <table:table-row table:style-name="ro1">
          <table:table-cell office:value-type="string" calcext:value-type="string">
            <text:p>low_2</text:p>
          </table:table-cell>
          <table:table-cell office:value-type="string" calcext:value-type="string">
            <text:p>teastore_model_Ridge_T_PR_1_3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ID_ProfileServlet_handleGETRequest</text:p>
          </table:table-cell>
          <table:table-cell office:value-type="float" office:value="0.713077935405813" calcext:value-type="float">
            <text:p>0,713077935405813</text:p>
          </table:table-cell>
          <table:table-cell/>
          <table:table-cell table:formula="of:=SUBSTITUTE([.A31]; &quot;low_2&quot;; &quot;low25&quot;)" office:value-type="string" office:string-value="low25" calcext:value-type="string">
            <text:p>low25</text:p>
          </table:table-cell>
          <table:table-cell table:formula="of:=SUBSTITUTE([.D31]; &quot;ID_LoginActionServlet_handlePOSTRequest&quot;; &quot;Login User&quot;)" office:value-type="string" office:string-value="ID_ProfileServlet_handleGETRequest" calcext:value-type="string">
            <text:p>ID_ProfileServlet_handleGETRequest</text:p>
          </table:table-cell>
          <table:table-cell table:formula="of:=SUBSTITUTE([.H31];&quot;ID_CategoryServlet_handleGETRequest&quot;;&quot;GET Product Category&quot;)" office:value-type="string" office:string-value="ID_ProfileServlet_handleGETRequest" calcext:value-type="string">
            <text:p>ID_ProfileServlet_handleGETRequest</text:p>
          </table:table-cell>
          <table:table-cell table:formula="of:=SUBSTITUTE([.I31]; &quot;ID_ProductServlet_handleGETRequest&quot;; &quot;GET Product&quot;)" office:value-type="string" office:string-value="ID_ProfileServlet_handleGETRequest" calcext:value-type="string">
            <text:p>ID_ProfileServlet_handleGETRequest</text:p>
          </table:table-cell>
          <table:table-cell table:formula="of:=SUBSTITUTE([.J31]; &quot;ID_CartActionServlet_handleGETRequest&quot;; &quot;GET Cart&quot;)" office:value-type="string" office:string-value="ID_ProfileServlet_handleGETRequest" calcext:value-type="string">
            <text:p>ID_ProfileServlet_handleGETRequest</text:p>
          </table:table-cell>
          <table:table-cell table:formula="of:=SUBSTITUTE([.K31]; &quot;ID_ProfileServlet_handleGETRequest&quot;; &quot;GET User Profile&quot;)" office:value-type="string" office:string-value="GET User Profile" calcext:value-type="string">
            <text:p>GET User Profile</text:p>
          </table:table-cell>
        </table:table-row>
        <table:table-row table:style-name="ro1">
          <table:table-cell office:value-type="string" calcext:value-type="string">
            <text:p>low_2</text:p>
          </table:table-cell>
          <table:table-cell office:value-type="string" calcext:value-type="string">
            <text:p>teastore_model_DT_T-PR_1_3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ID_LoginActionServlet_handlePOSTRequest</text:p>
          </table:table-cell>
          <table:table-cell office:value-type="float" office:value="0.569526001869627" calcext:value-type="float">
            <text:p>0,569526001869627</text:p>
          </table:table-cell>
          <table:table-cell/>
          <table:table-cell table:formula="of:=SUBSTITUTE([.A32]; &quot;low_2&quot;; &quot;low25&quot;)" office:value-type="string" office:string-value="low25" calcext:value-type="string">
            <text:p>low25</text:p>
          </table:table-cell>
          <table:table-cell table:formula="of:=SUBSTITUTE([.D32]; &quot;ID_LoginActionServlet_handlePOSTRequest&quot;; &quot;Login User&quot;)" office:value-type="string" office:string-value="Login User" calcext:value-type="string">
            <text:p>Login User</text:p>
          </table:table-cell>
          <table:table-cell table:formula="of:=SUBSTITUTE([.H32];&quot;ID_CategoryServlet_handleGETRequest&quot;;&quot;GET Product Category&quot;)" office:value-type="string" office:string-value="Login User" calcext:value-type="string">
            <text:p>Login User</text:p>
          </table:table-cell>
          <table:table-cell table:formula="of:=SUBSTITUTE([.I32]; &quot;ID_ProductServlet_handleGETRequest&quot;; &quot;GET Product&quot;)" office:value-type="string" office:string-value="Login User" calcext:value-type="string">
            <text:p>Login User</text:p>
          </table:table-cell>
          <table:table-cell table:formula="of:=SUBSTITUTE([.J32]; &quot;ID_CartActionServlet_handleGETRequest&quot;; &quot;GET Cart&quot;)" office:value-type="string" office:string-value="Login User" calcext:value-type="string">
            <text:p>Login User</text:p>
          </table:table-cell>
          <table:table-cell table:formula="of:=SUBSTITUTE([.K32]; &quot;ID_ProfileServlet_handleGETRequest&quot;; &quot;GET User Profile&quot;)" office:value-type="string" office:string-value="Login User" calcext:value-type="string">
            <text:p>Login User</text:p>
          </table:table-cell>
        </table:table-row>
        <table:table-row table:style-name="ro1">
          <table:table-cell office:value-type="string" calcext:value-type="string">
            <text:p>low_2</text:p>
          </table:table-cell>
          <table:table-cell office:value-type="string" calcext:value-type="string">
            <text:p>teastore_model_DT_T-PR_1_3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ID_CategoryServlet_handleGETRequest</text:p>
          </table:table-cell>
          <table:table-cell office:value-type="float" office:value="0.746660989410513" calcext:value-type="float">
            <text:p>0,746660989410513</text:p>
          </table:table-cell>
          <table:table-cell/>
          <table:table-cell table:formula="of:=SUBSTITUTE([.A33]; &quot;low_2&quot;; &quot;low25&quot;)" office:value-type="string" office:string-value="low25" calcext:value-type="string">
            <text:p>low25</text:p>
          </table:table-cell>
          <table:table-cell table:formula="of:=SUBSTITUTE([.D33]; &quot;ID_LoginActionServlet_handlePOSTRequest&quot;; &quot;Login User&quot;)" office:value-type="string" office:string-value="ID_CategoryServlet_handleGETRequest" calcext:value-type="string">
            <text:p>ID_CategoryServlet_handleGETRequest</text:p>
          </table:table-cell>
          <table:table-cell table:formula="of:=SUBSTITUTE([.H33];&quot;ID_CategoryServlet_handleGETRequest&quot;;&quot;GET Product Category&quot;)" office:value-type="string" office:string-value="GET Product Category" calcext:value-type="string">
            <text:p>GET Product Category</text:p>
          </table:table-cell>
          <table:table-cell table:formula="of:=SUBSTITUTE([.I33]; &quot;ID_ProductServlet_handleGETRequest&quot;; &quot;GET Product&quot;)" office:value-type="string" office:string-value="GET Product Category" calcext:value-type="string">
            <text:p>GET Product Category</text:p>
          </table:table-cell>
          <table:table-cell table:formula="of:=SUBSTITUTE([.J33]; &quot;ID_CartActionServlet_handleGETRequest&quot;; &quot;GET Cart&quot;)" office:value-type="string" office:string-value="GET Product Category" calcext:value-type="string">
            <text:p>GET Product Category</text:p>
          </table:table-cell>
          <table:table-cell table:formula="of:=SUBSTITUTE([.K33]; &quot;ID_ProfileServlet_handleGETRequest&quot;; &quot;GET User Profile&quot;)" office:value-type="string" office:string-value="GET Product Category" calcext:value-type="string">
            <text:p>GET Product Category</text:p>
          </table:table-cell>
        </table:table-row>
        <table:table-row table:style-name="ro1">
          <table:table-cell office:value-type="string" calcext:value-type="string">
            <text:p>low_2</text:p>
          </table:table-cell>
          <table:table-cell office:value-type="string" calcext:value-type="string">
            <text:p>teastore_model_DT_T-PR_1_3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ID_ProductServlet_handleGETRequest</text:p>
          </table:table-cell>
          <table:table-cell office:value-type="float" office:value="0.740653909285003" calcext:value-type="float">
            <text:p>0,740653909285003</text:p>
          </table:table-cell>
          <table:table-cell/>
          <table:table-cell table:formula="of:=SUBSTITUTE([.A34]; &quot;low_2&quot;; &quot;low25&quot;)" office:value-type="string" office:string-value="low25" calcext:value-type="string">
            <text:p>low25</text:p>
          </table:table-cell>
          <table:table-cell table:formula="of:=SUBSTITUTE([.D34]; &quot;ID_LoginActionServlet_handlePOSTRequest&quot;; &quot;Login User&quot;)" office:value-type="string" office:string-value="ID_ProductServlet_handleGETRequest" calcext:value-type="string">
            <text:p>ID_ProductServlet_handleGETRequest</text:p>
          </table:table-cell>
          <table:table-cell table:formula="of:=SUBSTITUTE([.H34];&quot;ID_CategoryServlet_handleGETRequest&quot;;&quot;GET Product Category&quot;)" office:value-type="string" office:string-value="ID_ProductServlet_handleGETRequest" calcext:value-type="string">
            <text:p>ID_ProductServlet_handleGETRequest</text:p>
          </table:table-cell>
          <table:table-cell table:formula="of:=SUBSTITUTE([.I34]; &quot;ID_ProductServlet_handleGETRequest&quot;; &quot;GET Product&quot;)" office:value-type="string" office:string-value="GET Product" calcext:value-type="string">
            <text:p>GET Product</text:p>
          </table:table-cell>
          <table:table-cell table:formula="of:=SUBSTITUTE([.J34]; &quot;ID_CartActionServlet_handleGETRequest&quot;; &quot;GET Cart&quot;)" office:value-type="string" office:string-value="GET Product" calcext:value-type="string">
            <text:p>GET Product</text:p>
          </table:table-cell>
          <table:table-cell table:formula="of:=SUBSTITUTE([.K34]; &quot;ID_ProfileServlet_handleGETRequest&quot;; &quot;GET User Profile&quot;)" office:value-type="string" office:string-value="GET Product" calcext:value-type="string">
            <text:p>GET Product</text:p>
          </table:table-cell>
        </table:table-row>
        <table:table-row table:style-name="ro1">
          <table:table-cell office:value-type="string" calcext:value-type="string">
            <text:p>low_2</text:p>
          </table:table-cell>
          <table:table-cell office:value-type="string" calcext:value-type="string">
            <text:p>teastore_model_DT_T-PR_1_3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ID_CartActionServlet_handleGETRequest</text:p>
          </table:table-cell>
          <table:table-cell office:value-type="float" office:value="0.741906523689322" calcext:value-type="float">
            <text:p>0,741906523689322</text:p>
          </table:table-cell>
          <table:table-cell/>
          <table:table-cell table:formula="of:=SUBSTITUTE([.A35]; &quot;low_2&quot;; &quot;low25&quot;)" office:value-type="string" office:string-value="low25" calcext:value-type="string">
            <text:p>low25</text:p>
          </table:table-cell>
          <table:table-cell table:formula="of:=SUBSTITUTE([.D35]; &quot;ID_LoginActionServlet_handlePOSTRequest&quot;; &quot;Login User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H35];&quot;ID_CategoryServlet_handleGETRequest&quot;;&quot;GET Product Category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I35]; &quot;ID_ProductServlet_handleGETRequest&quot;; &quot;GET Product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J35]; &quot;ID_CartActionServlet_handleGETRequest&quot;; &quot;GET Cart&quot;)" office:value-type="string" office:string-value="GET Cart" calcext:value-type="string">
            <text:p>GET Cart</text:p>
          </table:table-cell>
          <table:table-cell table:formula="of:=SUBSTITUTE([.K35]; &quot;ID_ProfileServlet_handleGETRequest&quot;; &quot;GET User Profile&quot;)" office:value-type="string" office:string-value="GET Cart" calcext:value-type="string">
            <text:p>GET Cart</text:p>
          </table:table-cell>
        </table:table-row>
        <table:table-row table:style-name="ro1">
          <table:table-cell office:value-type="string" calcext:value-type="string">
            <text:p>low_2</text:p>
          </table:table-cell>
          <table:table-cell office:value-type="string" calcext:value-type="string">
            <text:p>teastore_model_DT_T-PR_1_3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ID_ProfileServlet_handleGETRequest</text:p>
          </table:table-cell>
          <table:table-cell office:value-type="float" office:value="0.575121702161534" calcext:value-type="float">
            <text:p>0,575121702161534</text:p>
          </table:table-cell>
          <table:table-cell/>
          <table:table-cell table:formula="of:=SUBSTITUTE([.A36]; &quot;low_2&quot;; &quot;low25&quot;)" office:value-type="string" office:string-value="low25" calcext:value-type="string">
            <text:p>low25</text:p>
          </table:table-cell>
          <table:table-cell table:formula="of:=SUBSTITUTE([.D36]; &quot;ID_LoginActionServlet_handlePOSTRequest&quot;; &quot;Login User&quot;)" office:value-type="string" office:string-value="ID_ProfileServlet_handleGETRequest" calcext:value-type="string">
            <text:p>ID_ProfileServlet_handleGETRequest</text:p>
          </table:table-cell>
          <table:table-cell table:formula="of:=SUBSTITUTE([.H36];&quot;ID_CategoryServlet_handleGETRequest&quot;;&quot;GET Product Category&quot;)" office:value-type="string" office:string-value="ID_ProfileServlet_handleGETRequest" calcext:value-type="string">
            <text:p>ID_ProfileServlet_handleGETRequest</text:p>
          </table:table-cell>
          <table:table-cell table:formula="of:=SUBSTITUTE([.I36]; &quot;ID_ProductServlet_handleGETRequest&quot;; &quot;GET Product&quot;)" office:value-type="string" office:string-value="ID_ProfileServlet_handleGETRequest" calcext:value-type="string">
            <text:p>ID_ProfileServlet_handleGETRequest</text:p>
          </table:table-cell>
          <table:table-cell table:formula="of:=SUBSTITUTE([.J36]; &quot;ID_CartActionServlet_handleGETRequest&quot;; &quot;GET Cart&quot;)" office:value-type="string" office:string-value="ID_ProfileServlet_handleGETRequest" calcext:value-type="string">
            <text:p>ID_ProfileServlet_handleGETRequest</text:p>
          </table:table-cell>
          <table:table-cell table:formula="of:=SUBSTITUTE([.K36]; &quot;ID_ProfileServlet_handleGETRequest&quot;; &quot;GET User Profile&quot;)" office:value-type="string" office:string-value="GET User Profile" calcext:value-type="string">
            <text:p>GET User Profile</text:p>
          </table:table-cell>
        </table:table-row>
        <table:table-row table:style-name="ro1">
          <table:table-cell office:value-type="string" calcext:value-type="string">
            <text:p>low_2</text:p>
          </table:table-cell>
          <table:table-cell office:value-type="string" calcext:value-type="string">
            <text:p>teastore_model_DT_T-PR_1_3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ID_LoginActionServlet_handlePOSTRequest</text:p>
          </table:table-cell>
          <table:table-cell office:value-type="float" office:value="0.73363063761053" calcext:value-type="float">
            <text:p>0,73363063761053</text:p>
          </table:table-cell>
          <table:table-cell/>
          <table:table-cell table:formula="of:=SUBSTITUTE([.A37]; &quot;low_2&quot;; &quot;low25&quot;)" office:value-type="string" office:string-value="low25" calcext:value-type="string">
            <text:p>low25</text:p>
          </table:table-cell>
          <table:table-cell table:formula="of:=SUBSTITUTE([.D37]; &quot;ID_LoginActionServlet_handlePOSTRequest&quot;; &quot;Login User&quot;)" office:value-type="string" office:string-value="Login User" calcext:value-type="string">
            <text:p>Login User</text:p>
          </table:table-cell>
          <table:table-cell table:formula="of:=SUBSTITUTE([.H37];&quot;ID_CategoryServlet_handleGETRequest&quot;;&quot;GET Product Category&quot;)" office:value-type="string" office:string-value="Login User" calcext:value-type="string">
            <text:p>Login User</text:p>
          </table:table-cell>
          <table:table-cell table:formula="of:=SUBSTITUTE([.I37]; &quot;ID_ProductServlet_handleGETRequest&quot;; &quot;GET Product&quot;)" office:value-type="string" office:string-value="Login User" calcext:value-type="string">
            <text:p>Login User</text:p>
          </table:table-cell>
          <table:table-cell table:formula="of:=SUBSTITUTE([.J37]; &quot;ID_CartActionServlet_handleGETRequest&quot;; &quot;GET Cart&quot;)" office:value-type="string" office:string-value="Login User" calcext:value-type="string">
            <text:p>Login User</text:p>
          </table:table-cell>
          <table:table-cell table:formula="of:=SUBSTITUTE([.K37]; &quot;ID_ProfileServlet_handleGETRequest&quot;; &quot;GET User Profile&quot;)" office:value-type="string" office:string-value="Login User" calcext:value-type="string">
            <text:p>Login User</text:p>
          </table:table-cell>
        </table:table-row>
        <table:table-row table:style-name="ro1">
          <table:table-cell office:value-type="string" calcext:value-type="string">
            <text:p>low_2</text:p>
          </table:table-cell>
          <table:table-cell office:value-type="string" calcext:value-type="string">
            <text:p>teastore_model_DT_T-PR_1_3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ID_CategoryServlet_handleGETRequest</text:p>
          </table:table-cell>
          <table:table-cell office:value-type="float" office:value="0.675844669007094" calcext:value-type="float">
            <text:p>0,675844669007094</text:p>
          </table:table-cell>
          <table:table-cell/>
          <table:table-cell table:formula="of:=SUBSTITUTE([.A38]; &quot;low_2&quot;; &quot;low25&quot;)" office:value-type="string" office:string-value="low25" calcext:value-type="string">
            <text:p>low25</text:p>
          </table:table-cell>
          <table:table-cell table:formula="of:=SUBSTITUTE([.D38]; &quot;ID_LoginActionServlet_handlePOSTRequest&quot;; &quot;Login User&quot;)" office:value-type="string" office:string-value="ID_CategoryServlet_handleGETRequest" calcext:value-type="string">
            <text:p>ID_CategoryServlet_handleGETRequest</text:p>
          </table:table-cell>
          <table:table-cell table:formula="of:=SUBSTITUTE([.H38];&quot;ID_CategoryServlet_handleGETRequest&quot;;&quot;GET Product Category&quot;)" office:value-type="string" office:string-value="GET Product Category" calcext:value-type="string">
            <text:p>GET Product Category</text:p>
          </table:table-cell>
          <table:table-cell table:formula="of:=SUBSTITUTE([.I38]; &quot;ID_ProductServlet_handleGETRequest&quot;; &quot;GET Product&quot;)" office:value-type="string" office:string-value="GET Product Category" calcext:value-type="string">
            <text:p>GET Product Category</text:p>
          </table:table-cell>
          <table:table-cell table:formula="of:=SUBSTITUTE([.J38]; &quot;ID_CartActionServlet_handleGETRequest&quot;; &quot;GET Cart&quot;)" office:value-type="string" office:string-value="GET Product Category" calcext:value-type="string">
            <text:p>GET Product Category</text:p>
          </table:table-cell>
          <table:table-cell table:formula="of:=SUBSTITUTE([.K38]; &quot;ID_ProfileServlet_handleGETRequest&quot;; &quot;GET User Profile&quot;)" office:value-type="string" office:string-value="GET Product Category" calcext:value-type="string">
            <text:p>GET Product Category</text:p>
          </table:table-cell>
        </table:table-row>
        <table:table-row table:style-name="ro1">
          <table:table-cell office:value-type="string" calcext:value-type="string">
            <text:p>low_2</text:p>
          </table:table-cell>
          <table:table-cell office:value-type="string" calcext:value-type="string">
            <text:p>teastore_model_DT_T-PR_1_3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ID_ProductServlet_handleGETRequest</text:p>
          </table:table-cell>
          <table:table-cell office:value-type="float" office:value="0.690688225522388" calcext:value-type="float">
            <text:p>0,690688225522388</text:p>
          </table:table-cell>
          <table:table-cell/>
          <table:table-cell table:formula="of:=SUBSTITUTE([.A39]; &quot;low_2&quot;; &quot;low25&quot;)" office:value-type="string" office:string-value="low25" calcext:value-type="string">
            <text:p>low25</text:p>
          </table:table-cell>
          <table:table-cell table:formula="of:=SUBSTITUTE([.D39]; &quot;ID_LoginActionServlet_handlePOSTRequest&quot;; &quot;Login User&quot;)" office:value-type="string" office:string-value="ID_ProductServlet_handleGETRequest" calcext:value-type="string">
            <text:p>ID_ProductServlet_handleGETRequest</text:p>
          </table:table-cell>
          <table:table-cell table:formula="of:=SUBSTITUTE([.H39];&quot;ID_CategoryServlet_handleGETRequest&quot;;&quot;GET Product Category&quot;)" office:value-type="string" office:string-value="ID_ProductServlet_handleGETRequest" calcext:value-type="string">
            <text:p>ID_ProductServlet_handleGETRequest</text:p>
          </table:table-cell>
          <table:table-cell table:formula="of:=SUBSTITUTE([.I39]; &quot;ID_ProductServlet_handleGETRequest&quot;; &quot;GET Product&quot;)" office:value-type="string" office:string-value="GET Product" calcext:value-type="string">
            <text:p>GET Product</text:p>
          </table:table-cell>
          <table:table-cell table:formula="of:=SUBSTITUTE([.J39]; &quot;ID_CartActionServlet_handleGETRequest&quot;; &quot;GET Cart&quot;)" office:value-type="string" office:string-value="GET Product" calcext:value-type="string">
            <text:p>GET Product</text:p>
          </table:table-cell>
          <table:table-cell table:formula="of:=SUBSTITUTE([.K39]; &quot;ID_ProfileServlet_handleGETRequest&quot;; &quot;GET User Profile&quot;)" office:value-type="string" office:string-value="GET Product" calcext:value-type="string">
            <text:p>GET Product</text:p>
          </table:table-cell>
        </table:table-row>
        <table:table-row table:style-name="ro1">
          <table:table-cell office:value-type="string" calcext:value-type="string">
            <text:p>low_2</text:p>
          </table:table-cell>
          <table:table-cell office:value-type="string" calcext:value-type="string">
            <text:p>teastore_model_DT_T-PR_1_3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ID_CartActionServlet_handleGETRequest</text:p>
          </table:table-cell>
          <table:table-cell office:value-type="float" office:value="0.782045196222318" calcext:value-type="float">
            <text:p>0,782045196222318</text:p>
          </table:table-cell>
          <table:table-cell/>
          <table:table-cell table:formula="of:=SUBSTITUTE([.A40]; &quot;low_2&quot;; &quot;low25&quot;)" office:value-type="string" office:string-value="low25" calcext:value-type="string">
            <text:p>low25</text:p>
          </table:table-cell>
          <table:table-cell table:formula="of:=SUBSTITUTE([.D40]; &quot;ID_LoginActionServlet_handlePOSTRequest&quot;; &quot;Login User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H40];&quot;ID_CategoryServlet_handleGETRequest&quot;;&quot;GET Product Category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I40]; &quot;ID_ProductServlet_handleGETRequest&quot;; &quot;GET Product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J40]; &quot;ID_CartActionServlet_handleGETRequest&quot;; &quot;GET Cart&quot;)" office:value-type="string" office:string-value="GET Cart" calcext:value-type="string">
            <text:p>GET Cart</text:p>
          </table:table-cell>
          <table:table-cell table:formula="of:=SUBSTITUTE([.K40]; &quot;ID_ProfileServlet_handleGETRequest&quot;; &quot;GET User Profile&quot;)" office:value-type="string" office:string-value="GET Cart" calcext:value-type="string">
            <text:p>GET Cart</text:p>
          </table:table-cell>
        </table:table-row>
        <table:table-row table:style-name="ro1">
          <table:table-cell office:value-type="string" calcext:value-type="string">
            <text:p>low_2</text:p>
          </table:table-cell>
          <table:table-cell office:value-type="string" calcext:value-type="string">
            <text:p>teastore_model_DT_T-PR_1_3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ID_ProfileServlet_handleGETRequest</text:p>
          </table:table-cell>
          <table:table-cell office:value-type="float" office:value="0.676669752420983" calcext:value-type="float">
            <text:p>0,676669752420983</text:p>
          </table:table-cell>
          <table:table-cell/>
          <table:table-cell table:formula="of:=SUBSTITUTE([.A41]; &quot;low_2&quot;; &quot;low25&quot;)" office:value-type="string" office:string-value="low25" calcext:value-type="string">
            <text:p>low25</text:p>
          </table:table-cell>
          <table:table-cell table:formula="of:=SUBSTITUTE([.D41]; &quot;ID_LoginActionServlet_handlePOSTRequest&quot;; &quot;Login User&quot;)" office:value-type="string" office:string-value="ID_ProfileServlet_handleGETRequest" calcext:value-type="string">
            <text:p>ID_ProfileServlet_handleGETRequest</text:p>
          </table:table-cell>
          <table:table-cell table:formula="of:=SUBSTITUTE([.H41];&quot;ID_CategoryServlet_handleGETRequest&quot;;&quot;GET Product Category&quot;)" office:value-type="string" office:string-value="ID_ProfileServlet_handleGETRequest" calcext:value-type="string">
            <text:p>ID_ProfileServlet_handleGETRequest</text:p>
          </table:table-cell>
          <table:table-cell table:formula="of:=SUBSTITUTE([.I41]; &quot;ID_ProductServlet_handleGETRequest&quot;; &quot;GET Product&quot;)" office:value-type="string" office:string-value="ID_ProfileServlet_handleGETRequest" calcext:value-type="string">
            <text:p>ID_ProfileServlet_handleGETRequest</text:p>
          </table:table-cell>
          <table:table-cell table:formula="of:=SUBSTITUTE([.J41]; &quot;ID_CartActionServlet_handleGETRequest&quot;; &quot;GET Cart&quot;)" office:value-type="string" office:string-value="ID_ProfileServlet_handleGETRequest" calcext:value-type="string">
            <text:p>ID_ProfileServlet_handleGETRequest</text:p>
          </table:table-cell>
          <table:table-cell table:formula="of:=SUBSTITUTE([.K41]; &quot;ID_ProfileServlet_handleGETRequest&quot;; &quot;GET User Profile&quot;)" office:value-type="string" office:string-value="GET User Profile" calcext:value-type="string">
            <text:p>GET User Profile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teastore_model_Ridge_T_PR_1_3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ID_LoginActionServlet_handlePOSTRequest</text:p>
          </table:table-cell>
          <table:table-cell office:value-type="float" office:value="0.659232841956086" calcext:value-type="float">
            <text:p>0,659232841956086</text:p>
          </table:table-cell>
          <table:table-cell/>
          <table:table-cell table:formula="of:=SUBSTITUTE([.A42]; &quot;low_2&quot;; &quot;low25&quot;)" office:value-type="string" office:string-value="med" calcext:value-type="string">
            <text:p>med</text:p>
          </table:table-cell>
          <table:table-cell table:formula="of:=SUBSTITUTE([.D42]; &quot;ID_LoginActionServlet_handlePOSTRequest&quot;; &quot;Login User&quot;)" office:value-type="string" office:string-value="Login User" calcext:value-type="string">
            <text:p>Login User</text:p>
          </table:table-cell>
          <table:table-cell table:formula="of:=SUBSTITUTE([.H42];&quot;ID_CategoryServlet_handleGETRequest&quot;;&quot;GET Product Category&quot;)" office:value-type="string" office:string-value="Login User" calcext:value-type="string">
            <text:p>Login User</text:p>
          </table:table-cell>
          <table:table-cell table:formula="of:=SUBSTITUTE([.I42]; &quot;ID_ProductServlet_handleGETRequest&quot;; &quot;GET Product&quot;)" office:value-type="string" office:string-value="Login User" calcext:value-type="string">
            <text:p>Login User</text:p>
          </table:table-cell>
          <table:table-cell table:formula="of:=SUBSTITUTE([.J42]; &quot;ID_CartActionServlet_handleGETRequest&quot;; &quot;GET Cart&quot;)" office:value-type="string" office:string-value="Login User" calcext:value-type="string">
            <text:p>Login User</text:p>
          </table:table-cell>
          <table:table-cell table:formula="of:=SUBSTITUTE([.K42]; &quot;ID_ProfileServlet_handleGETRequest&quot;; &quot;GET User Profile&quot;)" office:value-type="string" office:string-value="Login User" calcext:value-type="string">
            <text:p>Login User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teastore_model_Ridge_T_PR_1_3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ID_CategoryServlet_handleGETRequest</text:p>
          </table:table-cell>
          <table:table-cell office:value-type="float" office:value="0.740798180275665" calcext:value-type="float">
            <text:p>0,740798180275665</text:p>
          </table:table-cell>
          <table:table-cell/>
          <table:table-cell table:formula="of:=SUBSTITUTE([.A43]; &quot;low_2&quot;; &quot;low25&quot;)" office:value-type="string" office:string-value="med" calcext:value-type="string">
            <text:p>med</text:p>
          </table:table-cell>
          <table:table-cell table:formula="of:=SUBSTITUTE([.D43]; &quot;ID_LoginActionServlet_handlePOSTRequest&quot;; &quot;Login User&quot;)" office:value-type="string" office:string-value="ID_CategoryServlet_handleGETRequest" calcext:value-type="string">
            <text:p>ID_CategoryServlet_handleGETRequest</text:p>
          </table:table-cell>
          <table:table-cell table:formula="of:=SUBSTITUTE([.H43];&quot;ID_CategoryServlet_handleGETRequest&quot;;&quot;GET Product Category&quot;)" office:value-type="string" office:string-value="GET Product Category" calcext:value-type="string">
            <text:p>GET Product Category</text:p>
          </table:table-cell>
          <table:table-cell table:formula="of:=SUBSTITUTE([.I43]; &quot;ID_ProductServlet_handleGETRequest&quot;; &quot;GET Product&quot;)" office:value-type="string" office:string-value="GET Product Category" calcext:value-type="string">
            <text:p>GET Product Category</text:p>
          </table:table-cell>
          <table:table-cell table:formula="of:=SUBSTITUTE([.J43]; &quot;ID_CartActionServlet_handleGETRequest&quot;; &quot;GET Cart&quot;)" office:value-type="string" office:string-value="GET Product Category" calcext:value-type="string">
            <text:p>GET Product Category</text:p>
          </table:table-cell>
          <table:table-cell table:formula="of:=SUBSTITUTE([.K43]; &quot;ID_ProfileServlet_handleGETRequest&quot;; &quot;GET User Profile&quot;)" office:value-type="string" office:string-value="GET Product Category" calcext:value-type="string">
            <text:p>GET Product Category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teastore_model_Ridge_T_PR_1_3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ID_ProductServlet_handleGETRequest</text:p>
          </table:table-cell>
          <table:table-cell office:value-type="float" office:value="0.763906264975051" calcext:value-type="float">
            <text:p>0,763906264975051</text:p>
          </table:table-cell>
          <table:table-cell/>
          <table:table-cell table:formula="of:=SUBSTITUTE([.A44]; &quot;low_2&quot;; &quot;low25&quot;)" office:value-type="string" office:string-value="med" calcext:value-type="string">
            <text:p>med</text:p>
          </table:table-cell>
          <table:table-cell table:formula="of:=SUBSTITUTE([.D44]; &quot;ID_LoginActionServlet_handlePOSTRequest&quot;; &quot;Login User&quot;)" office:value-type="string" office:string-value="ID_ProductServlet_handleGETRequest" calcext:value-type="string">
            <text:p>ID_ProductServlet_handleGETRequest</text:p>
          </table:table-cell>
          <table:table-cell table:formula="of:=SUBSTITUTE([.H44];&quot;ID_CategoryServlet_handleGETRequest&quot;;&quot;GET Product Category&quot;)" office:value-type="string" office:string-value="ID_ProductServlet_handleGETRequest" calcext:value-type="string">
            <text:p>ID_ProductServlet_handleGETRequest</text:p>
          </table:table-cell>
          <table:table-cell table:formula="of:=SUBSTITUTE([.I44]; &quot;ID_ProductServlet_handleGETRequest&quot;; &quot;GET Product&quot;)" office:value-type="string" office:string-value="GET Product" calcext:value-type="string">
            <text:p>GET Product</text:p>
          </table:table-cell>
          <table:table-cell table:formula="of:=SUBSTITUTE([.J44]; &quot;ID_CartActionServlet_handleGETRequest&quot;; &quot;GET Cart&quot;)" office:value-type="string" office:string-value="GET Product" calcext:value-type="string">
            <text:p>GET Product</text:p>
          </table:table-cell>
          <table:table-cell table:formula="of:=SUBSTITUTE([.K44]; &quot;ID_ProfileServlet_handleGETRequest&quot;; &quot;GET User Profile&quot;)" office:value-type="string" office:string-value="GET Product" calcext:value-type="string">
            <text:p>GET Product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teastore_model_Ridge_T_PR_1_3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ID_CartActionServlet_handleGETRequest</text:p>
          </table:table-cell>
          <table:table-cell office:value-type="float" office:value="0.741010408692207" calcext:value-type="float">
            <text:p>0,741010408692207</text:p>
          </table:table-cell>
          <table:table-cell/>
          <table:table-cell table:formula="of:=SUBSTITUTE([.A45]; &quot;low_2&quot;; &quot;low25&quot;)" office:value-type="string" office:string-value="med" calcext:value-type="string">
            <text:p>med</text:p>
          </table:table-cell>
          <table:table-cell table:formula="of:=SUBSTITUTE([.D45]; &quot;ID_LoginActionServlet_handlePOSTRequest&quot;; &quot;Login User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H45];&quot;ID_CategoryServlet_handleGETRequest&quot;;&quot;GET Product Category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I45]; &quot;ID_ProductServlet_handleGETRequest&quot;; &quot;GET Product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J45]; &quot;ID_CartActionServlet_handleGETRequest&quot;; &quot;GET Cart&quot;)" office:value-type="string" office:string-value="GET Cart" calcext:value-type="string">
            <text:p>GET Cart</text:p>
          </table:table-cell>
          <table:table-cell table:formula="of:=SUBSTITUTE([.K45]; &quot;ID_ProfileServlet_handleGETRequest&quot;; &quot;GET User Profile&quot;)" office:value-type="string" office:string-value="GET Cart" calcext:value-type="string">
            <text:p>GET Cart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teastore_model_Ridge_T_PR_1_3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ID_ProfileServlet_handleGETRequest</text:p>
          </table:table-cell>
          <table:table-cell office:value-type="float" office:value="0.514863006558905" calcext:value-type="float">
            <text:p>0,514863006558905</text:p>
          </table:table-cell>
          <table:table-cell/>
          <table:table-cell table:formula="of:=SUBSTITUTE([.A46]; &quot;low_2&quot;; &quot;low25&quot;)" office:value-type="string" office:string-value="med" calcext:value-type="string">
            <text:p>med</text:p>
          </table:table-cell>
          <table:table-cell table:formula="of:=SUBSTITUTE([.D46]; &quot;ID_LoginActionServlet_handlePOSTRequest&quot;; &quot;Login User&quot;)" office:value-type="string" office:string-value="ID_ProfileServlet_handleGETRequest" calcext:value-type="string">
            <text:p>ID_ProfileServlet_handleGETRequest</text:p>
          </table:table-cell>
          <table:table-cell table:formula="of:=SUBSTITUTE([.H46];&quot;ID_CategoryServlet_handleGETRequest&quot;;&quot;GET Product Category&quot;)" office:value-type="string" office:string-value="ID_ProfileServlet_handleGETRequest" calcext:value-type="string">
            <text:p>ID_ProfileServlet_handleGETRequest</text:p>
          </table:table-cell>
          <table:table-cell table:formula="of:=SUBSTITUTE([.I46]; &quot;ID_ProductServlet_handleGETRequest&quot;; &quot;GET Product&quot;)" office:value-type="string" office:string-value="ID_ProfileServlet_handleGETRequest" calcext:value-type="string">
            <text:p>ID_ProfileServlet_handleGETRequest</text:p>
          </table:table-cell>
          <table:table-cell table:formula="of:=SUBSTITUTE([.J46]; &quot;ID_CartActionServlet_handleGETRequest&quot;; &quot;GET Cart&quot;)" office:value-type="string" office:string-value="ID_ProfileServlet_handleGETRequest" calcext:value-type="string">
            <text:p>ID_ProfileServlet_handleGETRequest</text:p>
          </table:table-cell>
          <table:table-cell table:formula="of:=SUBSTITUTE([.K46]; &quot;ID_ProfileServlet_handleGETRequest&quot;; &quot;GET User Profile&quot;)" office:value-type="string" office:string-value="GET User Profile" calcext:value-type="string">
            <text:p>GET User Profile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teastore_model_Ridge_T_PR_1_3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ID_LoginActionServlet_handlePOSTRequest</text:p>
          </table:table-cell>
          <table:table-cell office:value-type="float" office:value="0.756165114359083" calcext:value-type="float">
            <text:p>0,756165114359083</text:p>
          </table:table-cell>
          <table:table-cell/>
          <table:table-cell table:formula="of:=SUBSTITUTE([.A47]; &quot;low_2&quot;; &quot;low25&quot;)" office:value-type="string" office:string-value="med" calcext:value-type="string">
            <text:p>med</text:p>
          </table:table-cell>
          <table:table-cell table:formula="of:=SUBSTITUTE([.D47]; &quot;ID_LoginActionServlet_handlePOSTRequest&quot;; &quot;Login User&quot;)" office:value-type="string" office:string-value="Login User" calcext:value-type="string">
            <text:p>Login User</text:p>
          </table:table-cell>
          <table:table-cell table:formula="of:=SUBSTITUTE([.H47];&quot;ID_CategoryServlet_handleGETRequest&quot;;&quot;GET Product Category&quot;)" office:value-type="string" office:string-value="Login User" calcext:value-type="string">
            <text:p>Login User</text:p>
          </table:table-cell>
          <table:table-cell table:formula="of:=SUBSTITUTE([.I47]; &quot;ID_ProductServlet_handleGETRequest&quot;; &quot;GET Product&quot;)" office:value-type="string" office:string-value="Login User" calcext:value-type="string">
            <text:p>Login User</text:p>
          </table:table-cell>
          <table:table-cell table:formula="of:=SUBSTITUTE([.J47]; &quot;ID_CartActionServlet_handleGETRequest&quot;; &quot;GET Cart&quot;)" office:value-type="string" office:string-value="Login User" calcext:value-type="string">
            <text:p>Login User</text:p>
          </table:table-cell>
          <table:table-cell table:formula="of:=SUBSTITUTE([.K47]; &quot;ID_ProfileServlet_handleGETRequest&quot;; &quot;GET User Profile&quot;)" office:value-type="string" office:string-value="Login User" calcext:value-type="string">
            <text:p>Login User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teastore_model_Ridge_T_PR_1_3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ID_CategoryServlet_handleGETRequest</text:p>
          </table:table-cell>
          <table:table-cell office:value-type="float" office:value="0.798738004820285" calcext:value-type="float">
            <text:p>0,798738004820285</text:p>
          </table:table-cell>
          <table:table-cell/>
          <table:table-cell table:formula="of:=SUBSTITUTE([.A48]; &quot;low_2&quot;; &quot;low25&quot;)" office:value-type="string" office:string-value="med" calcext:value-type="string">
            <text:p>med</text:p>
          </table:table-cell>
          <table:table-cell table:formula="of:=SUBSTITUTE([.D48]; &quot;ID_LoginActionServlet_handlePOSTRequest&quot;; &quot;Login User&quot;)" office:value-type="string" office:string-value="ID_CategoryServlet_handleGETRequest" calcext:value-type="string">
            <text:p>ID_CategoryServlet_handleGETRequest</text:p>
          </table:table-cell>
          <table:table-cell table:formula="of:=SUBSTITUTE([.H48];&quot;ID_CategoryServlet_handleGETRequest&quot;;&quot;GET Product Category&quot;)" office:value-type="string" office:string-value="GET Product Category" calcext:value-type="string">
            <text:p>GET Product Category</text:p>
          </table:table-cell>
          <table:table-cell table:formula="of:=SUBSTITUTE([.I48]; &quot;ID_ProductServlet_handleGETRequest&quot;; &quot;GET Product&quot;)" office:value-type="string" office:string-value="GET Product Category" calcext:value-type="string">
            <text:p>GET Product Category</text:p>
          </table:table-cell>
          <table:table-cell table:formula="of:=SUBSTITUTE([.J48]; &quot;ID_CartActionServlet_handleGETRequest&quot;; &quot;GET Cart&quot;)" office:value-type="string" office:string-value="GET Product Category" calcext:value-type="string">
            <text:p>GET Product Category</text:p>
          </table:table-cell>
          <table:table-cell table:formula="of:=SUBSTITUTE([.K48]; &quot;ID_ProfileServlet_handleGETRequest&quot;; &quot;GET User Profile&quot;)" office:value-type="string" office:string-value="GET Product Category" calcext:value-type="string">
            <text:p>GET Product Category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teastore_model_Ridge_T_PR_1_3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ID_ProductServlet_handleGETRequest</text:p>
          </table:table-cell>
          <table:table-cell office:value-type="float" office:value="0.808912491856078" calcext:value-type="float">
            <text:p>0,808912491856078</text:p>
          </table:table-cell>
          <table:table-cell/>
          <table:table-cell table:formula="of:=SUBSTITUTE([.A49]; &quot;low_2&quot;; &quot;low25&quot;)" office:value-type="string" office:string-value="med" calcext:value-type="string">
            <text:p>med</text:p>
          </table:table-cell>
          <table:table-cell table:formula="of:=SUBSTITUTE([.D49]; &quot;ID_LoginActionServlet_handlePOSTRequest&quot;; &quot;Login User&quot;)" office:value-type="string" office:string-value="ID_ProductServlet_handleGETRequest" calcext:value-type="string">
            <text:p>ID_ProductServlet_handleGETRequest</text:p>
          </table:table-cell>
          <table:table-cell table:formula="of:=SUBSTITUTE([.H49];&quot;ID_CategoryServlet_handleGETRequest&quot;;&quot;GET Product Category&quot;)" office:value-type="string" office:string-value="ID_ProductServlet_handleGETRequest" calcext:value-type="string">
            <text:p>ID_ProductServlet_handleGETRequest</text:p>
          </table:table-cell>
          <table:table-cell table:formula="of:=SUBSTITUTE([.I49]; &quot;ID_ProductServlet_handleGETRequest&quot;; &quot;GET Product&quot;)" office:value-type="string" office:string-value="GET Product" calcext:value-type="string">
            <text:p>GET Product</text:p>
          </table:table-cell>
          <table:table-cell table:formula="of:=SUBSTITUTE([.J49]; &quot;ID_CartActionServlet_handleGETRequest&quot;; &quot;GET Cart&quot;)" office:value-type="string" office:string-value="GET Product" calcext:value-type="string">
            <text:p>GET Product</text:p>
          </table:table-cell>
          <table:table-cell table:formula="of:=SUBSTITUTE([.K49]; &quot;ID_ProfileServlet_handleGETRequest&quot;; &quot;GET User Profile&quot;)" office:value-type="string" office:string-value="GET Product" calcext:value-type="string">
            <text:p>GET Product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teastore_model_Ridge_T_PR_1_3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ID_CartActionServlet_handleGETRequest</text:p>
          </table:table-cell>
          <table:table-cell office:value-type="float" office:value="0.789266819953268" calcext:value-type="float">
            <text:p>0,789266819953268</text:p>
          </table:table-cell>
          <table:table-cell/>
          <table:table-cell table:formula="of:=SUBSTITUTE([.A50]; &quot;low_2&quot;; &quot;low25&quot;)" office:value-type="string" office:string-value="med" calcext:value-type="string">
            <text:p>med</text:p>
          </table:table-cell>
          <table:table-cell table:formula="of:=SUBSTITUTE([.D50]; &quot;ID_LoginActionServlet_handlePOSTRequest&quot;; &quot;Login User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H50];&quot;ID_CategoryServlet_handleGETRequest&quot;;&quot;GET Product Category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I50]; &quot;ID_ProductServlet_handleGETRequest&quot;; &quot;GET Product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J50]; &quot;ID_CartActionServlet_handleGETRequest&quot;; &quot;GET Cart&quot;)" office:value-type="string" office:string-value="GET Cart" calcext:value-type="string">
            <text:p>GET Cart</text:p>
          </table:table-cell>
          <table:table-cell table:formula="of:=SUBSTITUTE([.K50]; &quot;ID_ProfileServlet_handleGETRequest&quot;; &quot;GET User Profile&quot;)" office:value-type="string" office:string-value="GET Cart" calcext:value-type="string">
            <text:p>GET Cart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teastore_model_Ridge_T_PR_1_3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ID_ProfileServlet_handleGETRequest</text:p>
          </table:table-cell>
          <table:table-cell office:value-type="float" office:value="0.589586246852477" calcext:value-type="float">
            <text:p>0,589586246852477</text:p>
          </table:table-cell>
          <table:table-cell/>
          <table:table-cell table:formula="of:=SUBSTITUTE([.A51]; &quot;low_2&quot;; &quot;low25&quot;)" office:value-type="string" office:string-value="med" calcext:value-type="string">
            <text:p>med</text:p>
          </table:table-cell>
          <table:table-cell table:formula="of:=SUBSTITUTE([.D51]; &quot;ID_LoginActionServlet_handlePOSTRequest&quot;; &quot;Login User&quot;)" office:value-type="string" office:string-value="ID_ProfileServlet_handleGETRequest" calcext:value-type="string">
            <text:p>ID_ProfileServlet_handleGETRequest</text:p>
          </table:table-cell>
          <table:table-cell table:formula="of:=SUBSTITUTE([.H51];&quot;ID_CategoryServlet_handleGETRequest&quot;;&quot;GET Product Category&quot;)" office:value-type="string" office:string-value="ID_ProfileServlet_handleGETRequest" calcext:value-type="string">
            <text:p>ID_ProfileServlet_handleGETRequest</text:p>
          </table:table-cell>
          <table:table-cell table:formula="of:=SUBSTITUTE([.I51]; &quot;ID_ProductServlet_handleGETRequest&quot;; &quot;GET Product&quot;)" office:value-type="string" office:string-value="ID_ProfileServlet_handleGETRequest" calcext:value-type="string">
            <text:p>ID_ProfileServlet_handleGETRequest</text:p>
          </table:table-cell>
          <table:table-cell table:formula="of:=SUBSTITUTE([.J51]; &quot;ID_CartActionServlet_handleGETRequest&quot;; &quot;GET Cart&quot;)" office:value-type="string" office:string-value="ID_ProfileServlet_handleGETRequest" calcext:value-type="string">
            <text:p>ID_ProfileServlet_handleGETRequest</text:p>
          </table:table-cell>
          <table:table-cell table:formula="of:=SUBSTITUTE([.K51]; &quot;ID_ProfileServlet_handleGETRequest&quot;; &quot;GET User Profile&quot;)" office:value-type="string" office:string-value="GET User Profile" calcext:value-type="string">
            <text:p>GET User Profile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teastore_model_DT_T-PR_1_3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ID_LoginActionServlet_handlePOSTRequest</text:p>
          </table:table-cell>
          <table:table-cell office:value-type="float" office:value="0.667101454015509" calcext:value-type="float">
            <text:p>0,667101454015509</text:p>
          </table:table-cell>
          <table:table-cell/>
          <table:table-cell table:formula="of:=SUBSTITUTE([.A52]; &quot;low_2&quot;; &quot;low25&quot;)" office:value-type="string" office:string-value="med" calcext:value-type="string">
            <text:p>med</text:p>
          </table:table-cell>
          <table:table-cell table:formula="of:=SUBSTITUTE([.D52]; &quot;ID_LoginActionServlet_handlePOSTRequest&quot;; &quot;Login User&quot;)" office:value-type="string" office:string-value="Login User" calcext:value-type="string">
            <text:p>Login User</text:p>
          </table:table-cell>
          <table:table-cell table:formula="of:=SUBSTITUTE([.H52];&quot;ID_CategoryServlet_handleGETRequest&quot;;&quot;GET Product Category&quot;)" office:value-type="string" office:string-value="Login User" calcext:value-type="string">
            <text:p>Login User</text:p>
          </table:table-cell>
          <table:table-cell table:formula="of:=SUBSTITUTE([.I52]; &quot;ID_ProductServlet_handleGETRequest&quot;; &quot;GET Product&quot;)" office:value-type="string" office:string-value="Login User" calcext:value-type="string">
            <text:p>Login User</text:p>
          </table:table-cell>
          <table:table-cell table:formula="of:=SUBSTITUTE([.J52]; &quot;ID_CartActionServlet_handleGETRequest&quot;; &quot;GET Cart&quot;)" office:value-type="string" office:string-value="Login User" calcext:value-type="string">
            <text:p>Login User</text:p>
          </table:table-cell>
          <table:table-cell table:formula="of:=SUBSTITUTE([.K52]; &quot;ID_ProfileServlet_handleGETRequest&quot;; &quot;GET User Profile&quot;)" office:value-type="string" office:string-value="Login User" calcext:value-type="string">
            <text:p>Login User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teastore_model_DT_T-PR_1_3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ID_CategoryServlet_handleGETRequest</text:p>
          </table:table-cell>
          <table:table-cell office:value-type="float" office:value="0.702079420376053" calcext:value-type="float">
            <text:p>0,702079420376053</text:p>
          </table:table-cell>
          <table:table-cell/>
          <table:table-cell table:formula="of:=SUBSTITUTE([.A53]; &quot;low_2&quot;; &quot;low25&quot;)" office:value-type="string" office:string-value="med" calcext:value-type="string">
            <text:p>med</text:p>
          </table:table-cell>
          <table:table-cell table:formula="of:=SUBSTITUTE([.D53]; &quot;ID_LoginActionServlet_handlePOSTRequest&quot;; &quot;Login User&quot;)" office:value-type="string" office:string-value="ID_CategoryServlet_handleGETRequest" calcext:value-type="string">
            <text:p>ID_CategoryServlet_handleGETRequest</text:p>
          </table:table-cell>
          <table:table-cell table:formula="of:=SUBSTITUTE([.H53];&quot;ID_CategoryServlet_handleGETRequest&quot;;&quot;GET Product Category&quot;)" office:value-type="string" office:string-value="GET Product Category" calcext:value-type="string">
            <text:p>GET Product Category</text:p>
          </table:table-cell>
          <table:table-cell table:formula="of:=SUBSTITUTE([.I53]; &quot;ID_ProductServlet_handleGETRequest&quot;; &quot;GET Product&quot;)" office:value-type="string" office:string-value="GET Product Category" calcext:value-type="string">
            <text:p>GET Product Category</text:p>
          </table:table-cell>
          <table:table-cell table:formula="of:=SUBSTITUTE([.J53]; &quot;ID_CartActionServlet_handleGETRequest&quot;; &quot;GET Cart&quot;)" office:value-type="string" office:string-value="GET Product Category" calcext:value-type="string">
            <text:p>GET Product Category</text:p>
          </table:table-cell>
          <table:table-cell table:formula="of:=SUBSTITUTE([.K53]; &quot;ID_ProfileServlet_handleGETRequest&quot;; &quot;GET User Profile&quot;)" office:value-type="string" office:string-value="GET Product Category" calcext:value-type="string">
            <text:p>GET Product Category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teastore_model_DT_T-PR_1_3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ID_ProductServlet_handleGETRequest</text:p>
          </table:table-cell>
          <table:table-cell office:value-type="float" office:value="0.725390765314791" calcext:value-type="float">
            <text:p>0,725390765314791</text:p>
          </table:table-cell>
          <table:table-cell/>
          <table:table-cell table:formula="of:=SUBSTITUTE([.A54]; &quot;low_2&quot;; &quot;low25&quot;)" office:value-type="string" office:string-value="med" calcext:value-type="string">
            <text:p>med</text:p>
          </table:table-cell>
          <table:table-cell table:formula="of:=SUBSTITUTE([.D54]; &quot;ID_LoginActionServlet_handlePOSTRequest&quot;; &quot;Login User&quot;)" office:value-type="string" office:string-value="ID_ProductServlet_handleGETRequest" calcext:value-type="string">
            <text:p>ID_ProductServlet_handleGETRequest</text:p>
          </table:table-cell>
          <table:table-cell table:formula="of:=SUBSTITUTE([.H54];&quot;ID_CategoryServlet_handleGETRequest&quot;;&quot;GET Product Category&quot;)" office:value-type="string" office:string-value="ID_ProductServlet_handleGETRequest" calcext:value-type="string">
            <text:p>ID_ProductServlet_handleGETRequest</text:p>
          </table:table-cell>
          <table:table-cell table:formula="of:=SUBSTITUTE([.I54]; &quot;ID_ProductServlet_handleGETRequest&quot;; &quot;GET Product&quot;)" office:value-type="string" office:string-value="GET Product" calcext:value-type="string">
            <text:p>GET Product</text:p>
          </table:table-cell>
          <table:table-cell table:formula="of:=SUBSTITUTE([.J54]; &quot;ID_CartActionServlet_handleGETRequest&quot;; &quot;GET Cart&quot;)" office:value-type="string" office:string-value="GET Product" calcext:value-type="string">
            <text:p>GET Product</text:p>
          </table:table-cell>
          <table:table-cell table:formula="of:=SUBSTITUTE([.K54]; &quot;ID_ProfileServlet_handleGETRequest&quot;; &quot;GET User Profile&quot;)" office:value-type="string" office:string-value="GET Product" calcext:value-type="string">
            <text:p>GET Product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teastore_model_DT_T-PR_1_3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ID_CartActionServlet_handleGETRequest</text:p>
          </table:table-cell>
          <table:table-cell office:value-type="float" office:value="0.698439500907065" calcext:value-type="float">
            <text:p>0,698439500907065</text:p>
          </table:table-cell>
          <table:table-cell/>
          <table:table-cell table:formula="of:=SUBSTITUTE([.A55]; &quot;low_2&quot;; &quot;low25&quot;)" office:value-type="string" office:string-value="med" calcext:value-type="string">
            <text:p>med</text:p>
          </table:table-cell>
          <table:table-cell table:formula="of:=SUBSTITUTE([.D55]; &quot;ID_LoginActionServlet_handlePOSTRequest&quot;; &quot;Login User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H55];&quot;ID_CategoryServlet_handleGETRequest&quot;;&quot;GET Product Category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I55]; &quot;ID_ProductServlet_handleGETRequest&quot;; &quot;GET Product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J55]; &quot;ID_CartActionServlet_handleGETRequest&quot;; &quot;GET Cart&quot;)" office:value-type="string" office:string-value="GET Cart" calcext:value-type="string">
            <text:p>GET Cart</text:p>
          </table:table-cell>
          <table:table-cell table:formula="of:=SUBSTITUTE([.K55]; &quot;ID_ProfileServlet_handleGETRequest&quot;; &quot;GET User Profile&quot;)" office:value-type="string" office:string-value="GET Cart" calcext:value-type="string">
            <text:p>GET Cart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teastore_model_DT_T-PR_1_3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ID_ProfileServlet_handleGETRequest</text:p>
          </table:table-cell>
          <table:table-cell office:value-type="float" office:value="0.45267581652226" calcext:value-type="float">
            <text:p>0,45267581652226</text:p>
          </table:table-cell>
          <table:table-cell/>
          <table:table-cell table:formula="of:=SUBSTITUTE([.A56]; &quot;low_2&quot;; &quot;low25&quot;)" office:value-type="string" office:string-value="med" calcext:value-type="string">
            <text:p>med</text:p>
          </table:table-cell>
          <table:table-cell table:formula="of:=SUBSTITUTE([.D56]; &quot;ID_LoginActionServlet_handlePOSTRequest&quot;; &quot;Login User&quot;)" office:value-type="string" office:string-value="ID_ProfileServlet_handleGETRequest" calcext:value-type="string">
            <text:p>ID_ProfileServlet_handleGETRequest</text:p>
          </table:table-cell>
          <table:table-cell table:formula="of:=SUBSTITUTE([.H56];&quot;ID_CategoryServlet_handleGETRequest&quot;;&quot;GET Product Category&quot;)" office:value-type="string" office:string-value="ID_ProfileServlet_handleGETRequest" calcext:value-type="string">
            <text:p>ID_ProfileServlet_handleGETRequest</text:p>
          </table:table-cell>
          <table:table-cell table:formula="of:=SUBSTITUTE([.I56]; &quot;ID_ProductServlet_handleGETRequest&quot;; &quot;GET Product&quot;)" office:value-type="string" office:string-value="ID_ProfileServlet_handleGETRequest" calcext:value-type="string">
            <text:p>ID_ProfileServlet_handleGETRequest</text:p>
          </table:table-cell>
          <table:table-cell table:formula="of:=SUBSTITUTE([.J56]; &quot;ID_CartActionServlet_handleGETRequest&quot;; &quot;GET Cart&quot;)" office:value-type="string" office:string-value="ID_ProfileServlet_handleGETRequest" calcext:value-type="string">
            <text:p>ID_ProfileServlet_handleGETRequest</text:p>
          </table:table-cell>
          <table:table-cell table:formula="of:=SUBSTITUTE([.K56]; &quot;ID_ProfileServlet_handleGETRequest&quot;; &quot;GET User Profile&quot;)" office:value-type="string" office:string-value="GET User Profile" calcext:value-type="string">
            <text:p>GET User Profile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teastore_model_DT_T-PR_1_3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ID_LoginActionServlet_handlePOSTRequest</text:p>
          </table:table-cell>
          <table:table-cell office:value-type="float" office:value="0.759968392376526" calcext:value-type="float">
            <text:p>0,759968392376526</text:p>
          </table:table-cell>
          <table:table-cell/>
          <table:table-cell table:formula="of:=SUBSTITUTE([.A57]; &quot;low_2&quot;; &quot;low25&quot;)" office:value-type="string" office:string-value="med" calcext:value-type="string">
            <text:p>med</text:p>
          </table:table-cell>
          <table:table-cell table:formula="of:=SUBSTITUTE([.D57]; &quot;ID_LoginActionServlet_handlePOSTRequest&quot;; &quot;Login User&quot;)" office:value-type="string" office:string-value="Login User" calcext:value-type="string">
            <text:p>Login User</text:p>
          </table:table-cell>
          <table:table-cell table:formula="of:=SUBSTITUTE([.H57];&quot;ID_CategoryServlet_handleGETRequest&quot;;&quot;GET Product Category&quot;)" office:value-type="string" office:string-value="Login User" calcext:value-type="string">
            <text:p>Login User</text:p>
          </table:table-cell>
          <table:table-cell table:formula="of:=SUBSTITUTE([.I57]; &quot;ID_ProductServlet_handleGETRequest&quot;; &quot;GET Product&quot;)" office:value-type="string" office:string-value="Login User" calcext:value-type="string">
            <text:p>Login User</text:p>
          </table:table-cell>
          <table:table-cell table:formula="of:=SUBSTITUTE([.J57]; &quot;ID_CartActionServlet_handleGETRequest&quot;; &quot;GET Cart&quot;)" office:value-type="string" office:string-value="Login User" calcext:value-type="string">
            <text:p>Login User</text:p>
          </table:table-cell>
          <table:table-cell table:formula="of:=SUBSTITUTE([.K57]; &quot;ID_ProfileServlet_handleGETRequest&quot;; &quot;GET User Profile&quot;)" office:value-type="string" office:string-value="Login User" calcext:value-type="string">
            <text:p>Login User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teastore_model_DT_T-PR_1_3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ID_CategoryServlet_handleGETRequest</text:p>
          </table:table-cell>
          <table:table-cell office:value-type="float" office:value="0.72603068838037" calcext:value-type="float">
            <text:p>0,72603068838037</text:p>
          </table:table-cell>
          <table:table-cell/>
          <table:table-cell table:formula="of:=SUBSTITUTE([.A58]; &quot;low_2&quot;; &quot;low25&quot;)" office:value-type="string" office:string-value="med" calcext:value-type="string">
            <text:p>med</text:p>
          </table:table-cell>
          <table:table-cell table:formula="of:=SUBSTITUTE([.D58]; &quot;ID_LoginActionServlet_handlePOSTRequest&quot;; &quot;Login User&quot;)" office:value-type="string" office:string-value="ID_CategoryServlet_handleGETRequest" calcext:value-type="string">
            <text:p>ID_CategoryServlet_handleGETRequest</text:p>
          </table:table-cell>
          <table:table-cell table:formula="of:=SUBSTITUTE([.H58];&quot;ID_CategoryServlet_handleGETRequest&quot;;&quot;GET Product Category&quot;)" office:value-type="string" office:string-value="GET Product Category" calcext:value-type="string">
            <text:p>GET Product Category</text:p>
          </table:table-cell>
          <table:table-cell table:formula="of:=SUBSTITUTE([.I58]; &quot;ID_ProductServlet_handleGETRequest&quot;; &quot;GET Product&quot;)" office:value-type="string" office:string-value="GET Product Category" calcext:value-type="string">
            <text:p>GET Product Category</text:p>
          </table:table-cell>
          <table:table-cell table:formula="of:=SUBSTITUTE([.J58]; &quot;ID_CartActionServlet_handleGETRequest&quot;; &quot;GET Cart&quot;)" office:value-type="string" office:string-value="GET Product Category" calcext:value-type="string">
            <text:p>GET Product Category</text:p>
          </table:table-cell>
          <table:table-cell table:formula="of:=SUBSTITUTE([.K58]; &quot;ID_ProfileServlet_handleGETRequest&quot;; &quot;GET User Profile&quot;)" office:value-type="string" office:string-value="GET Product Category" calcext:value-type="string">
            <text:p>GET Product Category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teastore_model_DT_T-PR_1_3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ID_ProductServlet_handleGETRequest</text:p>
          </table:table-cell>
          <table:table-cell office:value-type="float" office:value="0.746702690310838" calcext:value-type="float">
            <text:p>0,746702690310838</text:p>
          </table:table-cell>
          <table:table-cell/>
          <table:table-cell table:formula="of:=SUBSTITUTE([.A59]; &quot;low_2&quot;; &quot;low25&quot;)" office:value-type="string" office:string-value="med" calcext:value-type="string">
            <text:p>med</text:p>
          </table:table-cell>
          <table:table-cell table:formula="of:=SUBSTITUTE([.D59]; &quot;ID_LoginActionServlet_handlePOSTRequest&quot;; &quot;Login User&quot;)" office:value-type="string" office:string-value="ID_ProductServlet_handleGETRequest" calcext:value-type="string">
            <text:p>ID_ProductServlet_handleGETRequest</text:p>
          </table:table-cell>
          <table:table-cell table:formula="of:=SUBSTITUTE([.H59];&quot;ID_CategoryServlet_handleGETRequest&quot;;&quot;GET Product Category&quot;)" office:value-type="string" office:string-value="ID_ProductServlet_handleGETRequest" calcext:value-type="string">
            <text:p>ID_ProductServlet_handleGETRequest</text:p>
          </table:table-cell>
          <table:table-cell table:formula="of:=SUBSTITUTE([.I59]; &quot;ID_ProductServlet_handleGETRequest&quot;; &quot;GET Product&quot;)" office:value-type="string" office:string-value="GET Product" calcext:value-type="string">
            <text:p>GET Product</text:p>
          </table:table-cell>
          <table:table-cell table:formula="of:=SUBSTITUTE([.J59]; &quot;ID_CartActionServlet_handleGETRequest&quot;; &quot;GET Cart&quot;)" office:value-type="string" office:string-value="GET Product" calcext:value-type="string">
            <text:p>GET Product</text:p>
          </table:table-cell>
          <table:table-cell table:formula="of:=SUBSTITUTE([.K59]; &quot;ID_ProfileServlet_handleGETRequest&quot;; &quot;GET User Profile&quot;)" office:value-type="string" office:string-value="GET Product" calcext:value-type="string">
            <text:p>GET Product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teastore_model_DT_T-PR_1_3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ID_CartActionServlet_handleGETRequest</text:p>
          </table:table-cell>
          <table:table-cell office:value-type="float" office:value="0.78337782000876" calcext:value-type="float">
            <text:p>0,78337782000876</text:p>
          </table:table-cell>
          <table:table-cell/>
          <table:table-cell table:formula="of:=SUBSTITUTE([.A60]; &quot;low_2&quot;; &quot;low25&quot;)" office:value-type="string" office:string-value="med" calcext:value-type="string">
            <text:p>med</text:p>
          </table:table-cell>
          <table:table-cell table:formula="of:=SUBSTITUTE([.D60]; &quot;ID_LoginActionServlet_handlePOSTRequest&quot;; &quot;Login User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H60];&quot;ID_CategoryServlet_handleGETRequest&quot;;&quot;GET Product Category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I60]; &quot;ID_ProductServlet_handleGETRequest&quot;; &quot;GET Product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J60]; &quot;ID_CartActionServlet_handleGETRequest&quot;; &quot;GET Cart&quot;)" office:value-type="string" office:string-value="GET Cart" calcext:value-type="string">
            <text:p>GET Cart</text:p>
          </table:table-cell>
          <table:table-cell table:formula="of:=SUBSTITUTE([.K60]; &quot;ID_ProfileServlet_handleGETRequest&quot;; &quot;GET User Profile&quot;)" office:value-type="string" office:string-value="GET Cart" calcext:value-type="string">
            <text:p>GET Cart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teastore_model_DT_T-PR_1_3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ID_ProfileServlet_handleGETRequest</text:p>
          </table:table-cell>
          <table:table-cell office:value-type="float" office:value="0.568027821478844" calcext:value-type="float">
            <text:p>0,568027821478844</text:p>
          </table:table-cell>
          <table:table-cell/>
          <table:table-cell table:formula="of:=SUBSTITUTE([.A61]; &quot;low_2&quot;; &quot;low25&quot;)" office:value-type="string" office:string-value="med" calcext:value-type="string">
            <text:p>med</text:p>
          </table:table-cell>
          <table:table-cell table:formula="of:=SUBSTITUTE([.D61]; &quot;ID_LoginActionServlet_handlePOSTRequest&quot;; &quot;Login User&quot;)" office:value-type="string" office:string-value="ID_ProfileServlet_handleGETRequest" calcext:value-type="string">
            <text:p>ID_ProfileServlet_handleGETRequest</text:p>
          </table:table-cell>
          <table:table-cell table:formula="of:=SUBSTITUTE([.H61];&quot;ID_CategoryServlet_handleGETRequest&quot;;&quot;GET Product Category&quot;)" office:value-type="string" office:string-value="ID_ProfileServlet_handleGETRequest" calcext:value-type="string">
            <text:p>ID_ProfileServlet_handleGETRequest</text:p>
          </table:table-cell>
          <table:table-cell table:formula="of:=SUBSTITUTE([.I61]; &quot;ID_ProductServlet_handleGETRequest&quot;; &quot;GET Product&quot;)" office:value-type="string" office:string-value="ID_ProfileServlet_handleGETRequest" calcext:value-type="string">
            <text:p>ID_ProfileServlet_handleGETRequest</text:p>
          </table:table-cell>
          <table:table-cell table:formula="of:=SUBSTITUTE([.J61]; &quot;ID_CartActionServlet_handleGETRequest&quot;; &quot;GET Cart&quot;)" office:value-type="string" office:string-value="ID_ProfileServlet_handleGETRequest" calcext:value-type="string">
            <text:p>ID_ProfileServlet_handleGETRequest</text:p>
          </table:table-cell>
          <table:table-cell table:formula="of:=SUBSTITUTE([.K61]; &quot;ID_ProfileServlet_handleGETRequest&quot;; &quot;GET User Profile&quot;)" office:value-type="string" office:string-value="GET User Profile" calcext:value-type="string">
            <text:p>GET User Profile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teastore_model_Ridge_T_PR_1_3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ID_LoginActionServlet_handlePOSTRequest</text:p>
          </table:table-cell>
          <table:table-cell office:value-type="float" office:value="0.602075552346489" calcext:value-type="float">
            <text:p>0,602075552346489</text:p>
          </table:table-cell>
          <table:table-cell/>
          <table:table-cell table:formula="of:=SUBSTITUTE([.A62]; &quot;low_2&quot;; &quot;low25&quot;)" office:value-type="string" office:string-value="high" calcext:value-type="string">
            <text:p>high</text:p>
          </table:table-cell>
          <table:table-cell table:formula="of:=SUBSTITUTE([.D62]; &quot;ID_LoginActionServlet_handlePOSTRequest&quot;; &quot;Login User&quot;)" office:value-type="string" office:string-value="Login User" calcext:value-type="string">
            <text:p>Login User</text:p>
          </table:table-cell>
          <table:table-cell table:formula="of:=SUBSTITUTE([.H62];&quot;ID_CategoryServlet_handleGETRequest&quot;;&quot;GET Product Category&quot;)" office:value-type="string" office:string-value="Login User" calcext:value-type="string">
            <text:p>Login User</text:p>
          </table:table-cell>
          <table:table-cell table:formula="of:=SUBSTITUTE([.I62]; &quot;ID_ProductServlet_handleGETRequest&quot;; &quot;GET Product&quot;)" office:value-type="string" office:string-value="Login User" calcext:value-type="string">
            <text:p>Login User</text:p>
          </table:table-cell>
          <table:table-cell table:formula="of:=SUBSTITUTE([.J62]; &quot;ID_CartActionServlet_handleGETRequest&quot;; &quot;GET Cart&quot;)" office:value-type="string" office:string-value="Login User" calcext:value-type="string">
            <text:p>Login User</text:p>
          </table:table-cell>
          <table:table-cell table:formula="of:=SUBSTITUTE([.K62]; &quot;ID_ProfileServlet_handleGETRequest&quot;; &quot;GET User Profile&quot;)" office:value-type="string" office:string-value="Login User" calcext:value-type="string">
            <text:p>Login User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teastore_model_Ridge_T_PR_1_3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ID_CategoryServlet_handleGETRequest</text:p>
          </table:table-cell>
          <table:table-cell office:value-type="float" office:value="0.703470375378048" calcext:value-type="float">
            <text:p>0,703470375378048</text:p>
          </table:table-cell>
          <table:table-cell/>
          <table:table-cell table:formula="of:=SUBSTITUTE([.A63]; &quot;low_2&quot;; &quot;low25&quot;)" office:value-type="string" office:string-value="high" calcext:value-type="string">
            <text:p>high</text:p>
          </table:table-cell>
          <table:table-cell table:formula="of:=SUBSTITUTE([.D63]; &quot;ID_LoginActionServlet_handlePOSTRequest&quot;; &quot;Login User&quot;)" office:value-type="string" office:string-value="ID_CategoryServlet_handleGETRequest" calcext:value-type="string">
            <text:p>ID_CategoryServlet_handleGETRequest</text:p>
          </table:table-cell>
          <table:table-cell table:formula="of:=SUBSTITUTE([.H63];&quot;ID_CategoryServlet_handleGETRequest&quot;;&quot;GET Product Category&quot;)" office:value-type="string" office:string-value="GET Product Category" calcext:value-type="string">
            <text:p>GET Product Category</text:p>
          </table:table-cell>
          <table:table-cell table:formula="of:=SUBSTITUTE([.I63]; &quot;ID_ProductServlet_handleGETRequest&quot;; &quot;GET Product&quot;)" office:value-type="string" office:string-value="GET Product Category" calcext:value-type="string">
            <text:p>GET Product Category</text:p>
          </table:table-cell>
          <table:table-cell table:formula="of:=SUBSTITUTE([.J63]; &quot;ID_CartActionServlet_handleGETRequest&quot;; &quot;GET Cart&quot;)" office:value-type="string" office:string-value="GET Product Category" calcext:value-type="string">
            <text:p>GET Product Category</text:p>
          </table:table-cell>
          <table:table-cell table:formula="of:=SUBSTITUTE([.K63]; &quot;ID_ProfileServlet_handleGETRequest&quot;; &quot;GET User Profile&quot;)" office:value-type="string" office:string-value="GET Product Category" calcext:value-type="string">
            <text:p>GET Product Category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teastore_model_Ridge_T_PR_1_3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ID_ProductServlet_handleGETRequest</text:p>
          </table:table-cell>
          <table:table-cell office:value-type="float" office:value="0.733464670076724" calcext:value-type="float">
            <text:p>0,733464670076724</text:p>
          </table:table-cell>
          <table:table-cell/>
          <table:table-cell table:formula="of:=SUBSTITUTE([.A64]; &quot;low_2&quot;; &quot;low25&quot;)" office:value-type="string" office:string-value="high" calcext:value-type="string">
            <text:p>high</text:p>
          </table:table-cell>
          <table:table-cell table:formula="of:=SUBSTITUTE([.D64]; &quot;ID_LoginActionServlet_handlePOSTRequest&quot;; &quot;Login User&quot;)" office:value-type="string" office:string-value="ID_ProductServlet_handleGETRequest" calcext:value-type="string">
            <text:p>ID_ProductServlet_handleGETRequest</text:p>
          </table:table-cell>
          <table:table-cell table:formula="of:=SUBSTITUTE([.H64];&quot;ID_CategoryServlet_handleGETRequest&quot;;&quot;GET Product Category&quot;)" office:value-type="string" office:string-value="ID_ProductServlet_handleGETRequest" calcext:value-type="string">
            <text:p>ID_ProductServlet_handleGETRequest</text:p>
          </table:table-cell>
          <table:table-cell table:formula="of:=SUBSTITUTE([.I64]; &quot;ID_ProductServlet_handleGETRequest&quot;; &quot;GET Product&quot;)" office:value-type="string" office:string-value="GET Product" calcext:value-type="string">
            <text:p>GET Product</text:p>
          </table:table-cell>
          <table:table-cell table:formula="of:=SUBSTITUTE([.J64]; &quot;ID_CartActionServlet_handleGETRequest&quot;; &quot;GET Cart&quot;)" office:value-type="string" office:string-value="GET Product" calcext:value-type="string">
            <text:p>GET Product</text:p>
          </table:table-cell>
          <table:table-cell table:formula="of:=SUBSTITUTE([.K64]; &quot;ID_ProfileServlet_handleGETRequest&quot;; &quot;GET User Profile&quot;)" office:value-type="string" office:string-value="GET Product" calcext:value-type="string">
            <text:p>GET Product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teastore_model_Ridge_T_PR_1_3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ID_CartActionServlet_handleGETRequest</text:p>
          </table:table-cell>
          <table:table-cell office:value-type="float" office:value="0.694020310725083" calcext:value-type="float">
            <text:p>0,694020310725083</text:p>
          </table:table-cell>
          <table:table-cell/>
          <table:table-cell table:formula="of:=SUBSTITUTE([.A65]; &quot;low_2&quot;; &quot;low25&quot;)" office:value-type="string" office:string-value="high" calcext:value-type="string">
            <text:p>high</text:p>
          </table:table-cell>
          <table:table-cell table:formula="of:=SUBSTITUTE([.D65]; &quot;ID_LoginActionServlet_handlePOSTRequest&quot;; &quot;Login User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H65];&quot;ID_CategoryServlet_handleGETRequest&quot;;&quot;GET Product Category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I65]; &quot;ID_ProductServlet_handleGETRequest&quot;; &quot;GET Product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J65]; &quot;ID_CartActionServlet_handleGETRequest&quot;; &quot;GET Cart&quot;)" office:value-type="string" office:string-value="GET Cart" calcext:value-type="string">
            <text:p>GET Cart</text:p>
          </table:table-cell>
          <table:table-cell table:formula="of:=SUBSTITUTE([.K65]; &quot;ID_ProfileServlet_handleGETRequest&quot;; &quot;GET User Profile&quot;)" office:value-type="string" office:string-value="GET Cart" calcext:value-type="string">
            <text:p>GET Cart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teastore_model_Ridge_T_PR_1_3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ID_ProfileServlet_handleGETRequest</text:p>
          </table:table-cell>
          <table:table-cell office:value-type="float" office:value="0.486069904283681" calcext:value-type="float">
            <text:p>0,486069904283681</text:p>
          </table:table-cell>
          <table:table-cell/>
          <table:table-cell table:formula="of:=SUBSTITUTE([.A66]; &quot;low_2&quot;; &quot;low25&quot;)" office:value-type="string" office:string-value="high" calcext:value-type="string">
            <text:p>high</text:p>
          </table:table-cell>
          <table:table-cell table:formula="of:=SUBSTITUTE([.D66]; &quot;ID_LoginActionServlet_handlePOSTRequest&quot;; &quot;Login User&quot;)" office:value-type="string" office:string-value="ID_ProfileServlet_handleGETRequest" calcext:value-type="string">
            <text:p>ID_ProfileServlet_handleGETRequest</text:p>
          </table:table-cell>
          <table:table-cell table:formula="of:=SUBSTITUTE([.H66];&quot;ID_CategoryServlet_handleGETRequest&quot;;&quot;GET Product Category&quot;)" office:value-type="string" office:string-value="ID_ProfileServlet_handleGETRequest" calcext:value-type="string">
            <text:p>ID_ProfileServlet_handleGETRequest</text:p>
          </table:table-cell>
          <table:table-cell table:formula="of:=SUBSTITUTE([.I66]; &quot;ID_ProductServlet_handleGETRequest&quot;; &quot;GET Product&quot;)" office:value-type="string" office:string-value="ID_ProfileServlet_handleGETRequest" calcext:value-type="string">
            <text:p>ID_ProfileServlet_handleGETRequest</text:p>
          </table:table-cell>
          <table:table-cell table:formula="of:=SUBSTITUTE([.J66]; &quot;ID_CartActionServlet_handleGETRequest&quot;; &quot;GET Cart&quot;)" office:value-type="string" office:string-value="ID_ProfileServlet_handleGETRequest" calcext:value-type="string">
            <text:p>ID_ProfileServlet_handleGETRequest</text:p>
          </table:table-cell>
          <table:table-cell table:formula="of:=SUBSTITUTE([.K66]; &quot;ID_ProfileServlet_handleGETRequest&quot;; &quot;GET User Profile&quot;)" office:value-type="string" office:string-value="GET User Profile" calcext:value-type="string">
            <text:p>GET User Profile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teastore_model_Ridge_T_PR_1_3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ID_LoginActionServlet_handlePOSTRequest</text:p>
          </table:table-cell>
          <table:table-cell office:value-type="float" office:value="0.691259639415365" calcext:value-type="float">
            <text:p>0,691259639415365</text:p>
          </table:table-cell>
          <table:table-cell/>
          <table:table-cell table:formula="of:=SUBSTITUTE([.A67]; &quot;low_2&quot;; &quot;low25&quot;)" office:value-type="string" office:string-value="high" calcext:value-type="string">
            <text:p>high</text:p>
          </table:table-cell>
          <table:table-cell table:formula="of:=SUBSTITUTE([.D67]; &quot;ID_LoginActionServlet_handlePOSTRequest&quot;; &quot;Login User&quot;)" office:value-type="string" office:string-value="Login User" calcext:value-type="string">
            <text:p>Login User</text:p>
          </table:table-cell>
          <table:table-cell table:formula="of:=SUBSTITUTE([.H67];&quot;ID_CategoryServlet_handleGETRequest&quot;;&quot;GET Product Category&quot;)" office:value-type="string" office:string-value="Login User" calcext:value-type="string">
            <text:p>Login User</text:p>
          </table:table-cell>
          <table:table-cell table:formula="of:=SUBSTITUTE([.I67]; &quot;ID_ProductServlet_handleGETRequest&quot;; &quot;GET Product&quot;)" office:value-type="string" office:string-value="Login User" calcext:value-type="string">
            <text:p>Login User</text:p>
          </table:table-cell>
          <table:table-cell table:formula="of:=SUBSTITUTE([.J67]; &quot;ID_CartActionServlet_handleGETRequest&quot;; &quot;GET Cart&quot;)" office:value-type="string" office:string-value="Login User" calcext:value-type="string">
            <text:p>Login User</text:p>
          </table:table-cell>
          <table:table-cell table:formula="of:=SUBSTITUTE([.K67]; &quot;ID_ProfileServlet_handleGETRequest&quot;; &quot;GET User Profile&quot;)" office:value-type="string" office:string-value="Login User" calcext:value-type="string">
            <text:p>Login User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teastore_model_Ridge_T_PR_1_3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ID_CategoryServlet_handleGETRequest</text:p>
          </table:table-cell>
          <table:table-cell office:value-type="float" office:value="0.771726555679568" calcext:value-type="float">
            <text:p>0,771726555679568</text:p>
          </table:table-cell>
          <table:table-cell/>
          <table:table-cell table:formula="of:=SUBSTITUTE([.A68]; &quot;low_2&quot;; &quot;low25&quot;)" office:value-type="string" office:string-value="high" calcext:value-type="string">
            <text:p>high</text:p>
          </table:table-cell>
          <table:table-cell table:formula="of:=SUBSTITUTE([.D68]; &quot;ID_LoginActionServlet_handlePOSTRequest&quot;; &quot;Login User&quot;)" office:value-type="string" office:string-value="ID_CategoryServlet_handleGETRequest" calcext:value-type="string">
            <text:p>ID_CategoryServlet_handleGETRequest</text:p>
          </table:table-cell>
          <table:table-cell table:formula="of:=SUBSTITUTE([.H68];&quot;ID_CategoryServlet_handleGETRequest&quot;;&quot;GET Product Category&quot;)" office:value-type="string" office:string-value="GET Product Category" calcext:value-type="string">
            <text:p>GET Product Category</text:p>
          </table:table-cell>
          <table:table-cell table:formula="of:=SUBSTITUTE([.I68]; &quot;ID_ProductServlet_handleGETRequest&quot;; &quot;GET Product&quot;)" office:value-type="string" office:string-value="GET Product Category" calcext:value-type="string">
            <text:p>GET Product Category</text:p>
          </table:table-cell>
          <table:table-cell table:formula="of:=SUBSTITUTE([.J68]; &quot;ID_CartActionServlet_handleGETRequest&quot;; &quot;GET Cart&quot;)" office:value-type="string" office:string-value="GET Product Category" calcext:value-type="string">
            <text:p>GET Product Category</text:p>
          </table:table-cell>
          <table:table-cell table:formula="of:=SUBSTITUTE([.K68]; &quot;ID_ProfileServlet_handleGETRequest&quot;; &quot;GET User Profile&quot;)" office:value-type="string" office:string-value="GET Product Category" calcext:value-type="string">
            <text:p>GET Product Category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teastore_model_Ridge_T_PR_1_3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ID_ProductServlet_handleGETRequest</text:p>
          </table:table-cell>
          <table:table-cell office:value-type="float" office:value="0.774992925569798" calcext:value-type="float">
            <text:p>0,774992925569798</text:p>
          </table:table-cell>
          <table:table-cell/>
          <table:table-cell table:formula="of:=SUBSTITUTE([.A69]; &quot;low_2&quot;; &quot;low25&quot;)" office:value-type="string" office:string-value="high" calcext:value-type="string">
            <text:p>high</text:p>
          </table:table-cell>
          <table:table-cell table:formula="of:=SUBSTITUTE([.D69]; &quot;ID_LoginActionServlet_handlePOSTRequest&quot;; &quot;Login User&quot;)" office:value-type="string" office:string-value="ID_ProductServlet_handleGETRequest" calcext:value-type="string">
            <text:p>ID_ProductServlet_handleGETRequest</text:p>
          </table:table-cell>
          <table:table-cell table:formula="of:=SUBSTITUTE([.H69];&quot;ID_CategoryServlet_handleGETRequest&quot;;&quot;GET Product Category&quot;)" office:value-type="string" office:string-value="ID_ProductServlet_handleGETRequest" calcext:value-type="string">
            <text:p>ID_ProductServlet_handleGETRequest</text:p>
          </table:table-cell>
          <table:table-cell table:formula="of:=SUBSTITUTE([.I69]; &quot;ID_ProductServlet_handleGETRequest&quot;; &quot;GET Product&quot;)" office:value-type="string" office:string-value="GET Product" calcext:value-type="string">
            <text:p>GET Product</text:p>
          </table:table-cell>
          <table:table-cell table:formula="of:=SUBSTITUTE([.J69]; &quot;ID_CartActionServlet_handleGETRequest&quot;; &quot;GET Cart&quot;)" office:value-type="string" office:string-value="GET Product" calcext:value-type="string">
            <text:p>GET Product</text:p>
          </table:table-cell>
          <table:table-cell table:formula="of:=SUBSTITUTE([.K69]; &quot;ID_ProfileServlet_handleGETRequest&quot;; &quot;GET User Profile&quot;)" office:value-type="string" office:string-value="GET Product" calcext:value-type="string">
            <text:p>GET Product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teastore_model_Ridge_T_PR_1_3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ID_CartActionServlet_handleGETRequest</text:p>
          </table:table-cell>
          <table:table-cell office:value-type="float" office:value="0.739979590414857" calcext:value-type="float">
            <text:p>0,739979590414857</text:p>
          </table:table-cell>
          <table:table-cell/>
          <table:table-cell table:formula="of:=SUBSTITUTE([.A70]; &quot;low_2&quot;; &quot;low25&quot;)" office:value-type="string" office:string-value="high" calcext:value-type="string">
            <text:p>high</text:p>
          </table:table-cell>
          <table:table-cell table:formula="of:=SUBSTITUTE([.D70]; &quot;ID_LoginActionServlet_handlePOSTRequest&quot;; &quot;Login User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H70];&quot;ID_CategoryServlet_handleGETRequest&quot;;&quot;GET Product Category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I70]; &quot;ID_ProductServlet_handleGETRequest&quot;; &quot;GET Product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J70]; &quot;ID_CartActionServlet_handleGETRequest&quot;; &quot;GET Cart&quot;)" office:value-type="string" office:string-value="GET Cart" calcext:value-type="string">
            <text:p>GET Cart</text:p>
          </table:table-cell>
          <table:table-cell table:formula="of:=SUBSTITUTE([.K70]; &quot;ID_ProfileServlet_handleGETRequest&quot;; &quot;GET User Profile&quot;)" office:value-type="string" office:string-value="GET Cart" calcext:value-type="string">
            <text:p>GET Cart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teastore_model_Ridge_T_PR_1_3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ID_ProfileServlet_handleGETRequest</text:p>
          </table:table-cell>
          <table:table-cell office:value-type="float" office:value="0.537506093484072" calcext:value-type="float">
            <text:p>0,537506093484072</text:p>
          </table:table-cell>
          <table:table-cell/>
          <table:table-cell table:formula="of:=SUBSTITUTE([.A71]; &quot;low_2&quot;; &quot;low25&quot;)" office:value-type="string" office:string-value="high" calcext:value-type="string">
            <text:p>high</text:p>
          </table:table-cell>
          <table:table-cell table:formula="of:=SUBSTITUTE([.D71]; &quot;ID_LoginActionServlet_handlePOSTRequest&quot;; &quot;Login User&quot;)" office:value-type="string" office:string-value="ID_ProfileServlet_handleGETRequest" calcext:value-type="string">
            <text:p>ID_ProfileServlet_handleGETRequest</text:p>
          </table:table-cell>
          <table:table-cell table:formula="of:=SUBSTITUTE([.H71];&quot;ID_CategoryServlet_handleGETRequest&quot;;&quot;GET Product Category&quot;)" office:value-type="string" office:string-value="ID_ProfileServlet_handleGETRequest" calcext:value-type="string">
            <text:p>ID_ProfileServlet_handleGETRequest</text:p>
          </table:table-cell>
          <table:table-cell table:formula="of:=SUBSTITUTE([.I71]; &quot;ID_ProductServlet_handleGETRequest&quot;; &quot;GET Product&quot;)" office:value-type="string" office:string-value="ID_ProfileServlet_handleGETRequest" calcext:value-type="string">
            <text:p>ID_ProfileServlet_handleGETRequest</text:p>
          </table:table-cell>
          <table:table-cell table:formula="of:=SUBSTITUTE([.J71]; &quot;ID_CartActionServlet_handleGETRequest&quot;; &quot;GET Cart&quot;)" office:value-type="string" office:string-value="ID_ProfileServlet_handleGETRequest" calcext:value-type="string">
            <text:p>ID_ProfileServlet_handleGETRequest</text:p>
          </table:table-cell>
          <table:table-cell table:formula="of:=SUBSTITUTE([.K71]; &quot;ID_ProfileServlet_handleGETRequest&quot;; &quot;GET User Profile&quot;)" office:value-type="string" office:string-value="GET User Profile" calcext:value-type="string">
            <text:p>GET User Profile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teastore_model_DT_T-PR_1_3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ID_LoginActionServlet_handlePOSTRequest</text:p>
          </table:table-cell>
          <table:table-cell office:value-type="float" office:value="0.61542129128085" calcext:value-type="float">
            <text:p>0,61542129128085</text:p>
          </table:table-cell>
          <table:table-cell/>
          <table:table-cell table:formula="of:=SUBSTITUTE([.A72]; &quot;low_2&quot;; &quot;low25&quot;)" office:value-type="string" office:string-value="high" calcext:value-type="string">
            <text:p>high</text:p>
          </table:table-cell>
          <table:table-cell table:formula="of:=SUBSTITUTE([.D72]; &quot;ID_LoginActionServlet_handlePOSTRequest&quot;; &quot;Login User&quot;)" office:value-type="string" office:string-value="Login User" calcext:value-type="string">
            <text:p>Login User</text:p>
          </table:table-cell>
          <table:table-cell table:formula="of:=SUBSTITUTE([.H72];&quot;ID_CategoryServlet_handleGETRequest&quot;;&quot;GET Product Category&quot;)" office:value-type="string" office:string-value="Login User" calcext:value-type="string">
            <text:p>Login User</text:p>
          </table:table-cell>
          <table:table-cell table:formula="of:=SUBSTITUTE([.I72]; &quot;ID_ProductServlet_handleGETRequest&quot;; &quot;GET Product&quot;)" office:value-type="string" office:string-value="Login User" calcext:value-type="string">
            <text:p>Login User</text:p>
          </table:table-cell>
          <table:table-cell table:formula="of:=SUBSTITUTE([.J72]; &quot;ID_CartActionServlet_handleGETRequest&quot;; &quot;GET Cart&quot;)" office:value-type="string" office:string-value="Login User" calcext:value-type="string">
            <text:p>Login User</text:p>
          </table:table-cell>
          <table:table-cell table:formula="of:=SUBSTITUTE([.K72]; &quot;ID_ProfileServlet_handleGETRequest&quot;; &quot;GET User Profile&quot;)" office:value-type="string" office:string-value="Login User" calcext:value-type="string">
            <text:p>Login User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teastore_model_DT_T-PR_1_3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ID_CategoryServlet_handleGETRequest</text:p>
          </table:table-cell>
          <table:table-cell office:value-type="float" office:value="0.674224019641095" calcext:value-type="float">
            <text:p>0,674224019641095</text:p>
          </table:table-cell>
          <table:table-cell/>
          <table:table-cell table:formula="of:=SUBSTITUTE([.A73]; &quot;low_2&quot;; &quot;low25&quot;)" office:value-type="string" office:string-value="high" calcext:value-type="string">
            <text:p>high</text:p>
          </table:table-cell>
          <table:table-cell table:formula="of:=SUBSTITUTE([.D73]; &quot;ID_LoginActionServlet_handlePOSTRequest&quot;; &quot;Login User&quot;)" office:value-type="string" office:string-value="ID_CategoryServlet_handleGETRequest" calcext:value-type="string">
            <text:p>ID_CategoryServlet_handleGETRequest</text:p>
          </table:table-cell>
          <table:table-cell table:formula="of:=SUBSTITUTE([.H73];&quot;ID_CategoryServlet_handleGETRequest&quot;;&quot;GET Product Category&quot;)" office:value-type="string" office:string-value="GET Product Category" calcext:value-type="string">
            <text:p>GET Product Category</text:p>
          </table:table-cell>
          <table:table-cell table:formula="of:=SUBSTITUTE([.I73]; &quot;ID_ProductServlet_handleGETRequest&quot;; &quot;GET Product&quot;)" office:value-type="string" office:string-value="GET Product Category" calcext:value-type="string">
            <text:p>GET Product Category</text:p>
          </table:table-cell>
          <table:table-cell table:formula="of:=SUBSTITUTE([.J73]; &quot;ID_CartActionServlet_handleGETRequest&quot;; &quot;GET Cart&quot;)" office:value-type="string" office:string-value="GET Product Category" calcext:value-type="string">
            <text:p>GET Product Category</text:p>
          </table:table-cell>
          <table:table-cell table:formula="of:=SUBSTITUTE([.K73]; &quot;ID_ProfileServlet_handleGETRequest&quot;; &quot;GET User Profile&quot;)" office:value-type="string" office:string-value="GET Product Category" calcext:value-type="string">
            <text:p>GET Product Category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teastore_model_DT_T-PR_1_3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ID_ProductServlet_handleGETRequest</text:p>
          </table:table-cell>
          <table:table-cell office:value-type="float" office:value="0.677974364161061" calcext:value-type="float">
            <text:p>0,677974364161061</text:p>
          </table:table-cell>
          <table:table-cell/>
          <table:table-cell table:formula="of:=SUBSTITUTE([.A74]; &quot;low_2&quot;; &quot;low25&quot;)" office:value-type="string" office:string-value="high" calcext:value-type="string">
            <text:p>high</text:p>
          </table:table-cell>
          <table:table-cell table:formula="of:=SUBSTITUTE([.D74]; &quot;ID_LoginActionServlet_handlePOSTRequest&quot;; &quot;Login User&quot;)" office:value-type="string" office:string-value="ID_ProductServlet_handleGETRequest" calcext:value-type="string">
            <text:p>ID_ProductServlet_handleGETRequest</text:p>
          </table:table-cell>
          <table:table-cell table:formula="of:=SUBSTITUTE([.H74];&quot;ID_CategoryServlet_handleGETRequest&quot;;&quot;GET Product Category&quot;)" office:value-type="string" office:string-value="ID_ProductServlet_handleGETRequest" calcext:value-type="string">
            <text:p>ID_ProductServlet_handleGETRequest</text:p>
          </table:table-cell>
          <table:table-cell table:formula="of:=SUBSTITUTE([.I74]; &quot;ID_ProductServlet_handleGETRequest&quot;; &quot;GET Product&quot;)" office:value-type="string" office:string-value="GET Product" calcext:value-type="string">
            <text:p>GET Product</text:p>
          </table:table-cell>
          <table:table-cell table:formula="of:=SUBSTITUTE([.J74]; &quot;ID_CartActionServlet_handleGETRequest&quot;; &quot;GET Cart&quot;)" office:value-type="string" office:string-value="GET Product" calcext:value-type="string">
            <text:p>GET Product</text:p>
          </table:table-cell>
          <table:table-cell table:formula="of:=SUBSTITUTE([.K74]; &quot;ID_ProfileServlet_handleGETRequest&quot;; &quot;GET User Profile&quot;)" office:value-type="string" office:string-value="GET Product" calcext:value-type="string">
            <text:p>GET Product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teastore_model_DT_T-PR_1_3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ID_CartActionServlet_handleGETRequest</text:p>
          </table:table-cell>
          <table:table-cell office:value-type="float" office:value="0.643507394071971" calcext:value-type="float">
            <text:p>0,643507394071971</text:p>
          </table:table-cell>
          <table:table-cell/>
          <table:table-cell table:formula="of:=SUBSTITUTE([.A75]; &quot;low_2&quot;; &quot;low25&quot;)" office:value-type="string" office:string-value="high" calcext:value-type="string">
            <text:p>high</text:p>
          </table:table-cell>
          <table:table-cell table:formula="of:=SUBSTITUTE([.D75]; &quot;ID_LoginActionServlet_handlePOSTRequest&quot;; &quot;Login User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H75];&quot;ID_CategoryServlet_handleGETRequest&quot;;&quot;GET Product Category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I75]; &quot;ID_ProductServlet_handleGETRequest&quot;; &quot;GET Product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J75]; &quot;ID_CartActionServlet_handleGETRequest&quot;; &quot;GET Cart&quot;)" office:value-type="string" office:string-value="GET Cart" calcext:value-type="string">
            <text:p>GET Cart</text:p>
          </table:table-cell>
          <table:table-cell table:formula="of:=SUBSTITUTE([.K75]; &quot;ID_ProfileServlet_handleGETRequest&quot;; &quot;GET User Profile&quot;)" office:value-type="string" office:string-value="GET Cart" calcext:value-type="string">
            <text:p>GET Cart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teastore_model_DT_T-PR_1_3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ID_ProfileServlet_handleGETRequest</text:p>
          </table:table-cell>
          <table:table-cell office:value-type="float" office:value="0.405079752638054" calcext:value-type="float">
            <text:p>0,405079752638054</text:p>
          </table:table-cell>
          <table:table-cell/>
          <table:table-cell table:formula="of:=SUBSTITUTE([.A76]; &quot;low_2&quot;; &quot;low25&quot;)" office:value-type="string" office:string-value="high" calcext:value-type="string">
            <text:p>high</text:p>
          </table:table-cell>
          <table:table-cell table:formula="of:=SUBSTITUTE([.D76]; &quot;ID_LoginActionServlet_handlePOSTRequest&quot;; &quot;Login User&quot;)" office:value-type="string" office:string-value="ID_ProfileServlet_handleGETRequest" calcext:value-type="string">
            <text:p>ID_ProfileServlet_handleGETRequest</text:p>
          </table:table-cell>
          <table:table-cell table:formula="of:=SUBSTITUTE([.H76];&quot;ID_CategoryServlet_handleGETRequest&quot;;&quot;GET Product Category&quot;)" office:value-type="string" office:string-value="ID_ProfileServlet_handleGETRequest" calcext:value-type="string">
            <text:p>ID_ProfileServlet_handleGETRequest</text:p>
          </table:table-cell>
          <table:table-cell table:formula="of:=SUBSTITUTE([.I76]; &quot;ID_ProductServlet_handleGETRequest&quot;; &quot;GET Product&quot;)" office:value-type="string" office:string-value="ID_ProfileServlet_handleGETRequest" calcext:value-type="string">
            <text:p>ID_ProfileServlet_handleGETRequest</text:p>
          </table:table-cell>
          <table:table-cell table:formula="of:=SUBSTITUTE([.J76]; &quot;ID_CartActionServlet_handleGETRequest&quot;; &quot;GET Cart&quot;)" office:value-type="string" office:string-value="ID_ProfileServlet_handleGETRequest" calcext:value-type="string">
            <text:p>ID_ProfileServlet_handleGETRequest</text:p>
          </table:table-cell>
          <table:table-cell table:formula="of:=SUBSTITUTE([.K76]; &quot;ID_ProfileServlet_handleGETRequest&quot;; &quot;GET User Profile&quot;)" office:value-type="string" office:string-value="GET User Profile" calcext:value-type="string">
            <text:p>GET User Profile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teastore_model_DT_T-PR_1_3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ID_LoginActionServlet_handlePOSTRequest</text:p>
          </table:table-cell>
          <table:table-cell office:value-type="float" office:value="0.696731752623892" calcext:value-type="float">
            <text:p>0,696731752623892</text:p>
          </table:table-cell>
          <table:table-cell/>
          <table:table-cell table:formula="of:=SUBSTITUTE([.A77]; &quot;low_2&quot;; &quot;low25&quot;)" office:value-type="string" office:string-value="high" calcext:value-type="string">
            <text:p>high</text:p>
          </table:table-cell>
          <table:table-cell table:formula="of:=SUBSTITUTE([.D77]; &quot;ID_LoginActionServlet_handlePOSTRequest&quot;; &quot;Login User&quot;)" office:value-type="string" office:string-value="Login User" calcext:value-type="string">
            <text:p>Login User</text:p>
          </table:table-cell>
          <table:table-cell table:formula="of:=SUBSTITUTE([.H77];&quot;ID_CategoryServlet_handleGETRequest&quot;;&quot;GET Product Category&quot;)" office:value-type="string" office:string-value="Login User" calcext:value-type="string">
            <text:p>Login User</text:p>
          </table:table-cell>
          <table:table-cell table:formula="of:=SUBSTITUTE([.I77]; &quot;ID_ProductServlet_handleGETRequest&quot;; &quot;GET Product&quot;)" office:value-type="string" office:string-value="Login User" calcext:value-type="string">
            <text:p>Login User</text:p>
          </table:table-cell>
          <table:table-cell table:formula="of:=SUBSTITUTE([.J77]; &quot;ID_CartActionServlet_handleGETRequest&quot;; &quot;GET Cart&quot;)" office:value-type="string" office:string-value="Login User" calcext:value-type="string">
            <text:p>Login User</text:p>
          </table:table-cell>
          <table:table-cell table:formula="of:=SUBSTITUTE([.K77]; &quot;ID_ProfileServlet_handleGETRequest&quot;; &quot;GET User Profile&quot;)" office:value-type="string" office:string-value="Login User" calcext:value-type="string">
            <text:p>Login User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teastore_model_DT_T-PR_1_3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ID_CategoryServlet_handleGETRequest</text:p>
          </table:table-cell>
          <table:table-cell office:value-type="float" office:value="0.698050460128514" calcext:value-type="float">
            <text:p>0,698050460128514</text:p>
          </table:table-cell>
          <table:table-cell/>
          <table:table-cell table:formula="of:=SUBSTITUTE([.A78]; &quot;low_2&quot;; &quot;low25&quot;)" office:value-type="string" office:string-value="high" calcext:value-type="string">
            <text:p>high</text:p>
          </table:table-cell>
          <table:table-cell table:formula="of:=SUBSTITUTE([.D78]; &quot;ID_LoginActionServlet_handlePOSTRequest&quot;; &quot;Login User&quot;)" office:value-type="string" office:string-value="ID_CategoryServlet_handleGETRequest" calcext:value-type="string">
            <text:p>ID_CategoryServlet_handleGETRequest</text:p>
          </table:table-cell>
          <table:table-cell table:formula="of:=SUBSTITUTE([.H78];&quot;ID_CategoryServlet_handleGETRequest&quot;;&quot;GET Product Category&quot;)" office:value-type="string" office:string-value="GET Product Category" calcext:value-type="string">
            <text:p>GET Product Category</text:p>
          </table:table-cell>
          <table:table-cell table:formula="of:=SUBSTITUTE([.I78]; &quot;ID_ProductServlet_handleGETRequest&quot;; &quot;GET Product&quot;)" office:value-type="string" office:string-value="GET Product Category" calcext:value-type="string">
            <text:p>GET Product Category</text:p>
          </table:table-cell>
          <table:table-cell table:formula="of:=SUBSTITUTE([.J78]; &quot;ID_CartActionServlet_handleGETRequest&quot;; &quot;GET Cart&quot;)" office:value-type="string" office:string-value="GET Product Category" calcext:value-type="string">
            <text:p>GET Product Category</text:p>
          </table:table-cell>
          <table:table-cell table:formula="of:=SUBSTITUTE([.K78]; &quot;ID_ProfileServlet_handleGETRequest&quot;; &quot;GET User Profile&quot;)" office:value-type="string" office:string-value="GET Product Category" calcext:value-type="string">
            <text:p>GET Product Category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teastore_model_DT_T-PR_1_3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ID_ProductServlet_handleGETRequest</text:p>
          </table:table-cell>
          <table:table-cell office:value-type="float" office:value="0.715763396449717" calcext:value-type="float">
            <text:p>0,715763396449717</text:p>
          </table:table-cell>
          <table:table-cell/>
          <table:table-cell table:formula="of:=SUBSTITUTE([.A79]; &quot;low_2&quot;; &quot;low25&quot;)" office:value-type="string" office:string-value="high" calcext:value-type="string">
            <text:p>high</text:p>
          </table:table-cell>
          <table:table-cell table:formula="of:=SUBSTITUTE([.D79]; &quot;ID_LoginActionServlet_handlePOSTRequest&quot;; &quot;Login User&quot;)" office:value-type="string" office:string-value="ID_ProductServlet_handleGETRequest" calcext:value-type="string">
            <text:p>ID_ProductServlet_handleGETRequest</text:p>
          </table:table-cell>
          <table:table-cell table:formula="of:=SUBSTITUTE([.H79];&quot;ID_CategoryServlet_handleGETRequest&quot;;&quot;GET Product Category&quot;)" office:value-type="string" office:string-value="ID_ProductServlet_handleGETRequest" calcext:value-type="string">
            <text:p>ID_ProductServlet_handleGETRequest</text:p>
          </table:table-cell>
          <table:table-cell table:formula="of:=SUBSTITUTE([.I79]; &quot;ID_ProductServlet_handleGETRequest&quot;; &quot;GET Product&quot;)" office:value-type="string" office:string-value="GET Product" calcext:value-type="string">
            <text:p>GET Product</text:p>
          </table:table-cell>
          <table:table-cell table:formula="of:=SUBSTITUTE([.J79]; &quot;ID_CartActionServlet_handleGETRequest&quot;; &quot;GET Cart&quot;)" office:value-type="string" office:string-value="GET Product" calcext:value-type="string">
            <text:p>GET Product</text:p>
          </table:table-cell>
          <table:table-cell table:formula="of:=SUBSTITUTE([.K79]; &quot;ID_ProfileServlet_handleGETRequest&quot;; &quot;GET User Profile&quot;)" office:value-type="string" office:string-value="GET Product" calcext:value-type="string">
            <text:p>GET Product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teastore_model_DT_T-PR_1_3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ID_CartActionServlet_handleGETRequest</text:p>
          </table:table-cell>
          <table:table-cell office:value-type="float" office:value="0.737534899732227" calcext:value-type="float">
            <text:p>0,737534899732227</text:p>
          </table:table-cell>
          <table:table-cell/>
          <table:table-cell table:formula="of:=SUBSTITUTE([.A80]; &quot;low_2&quot;; &quot;low25&quot;)" office:value-type="string" office:string-value="high" calcext:value-type="string">
            <text:p>high</text:p>
          </table:table-cell>
          <table:table-cell table:formula="of:=SUBSTITUTE([.D80]; &quot;ID_LoginActionServlet_handlePOSTRequest&quot;; &quot;Login User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H80];&quot;ID_CategoryServlet_handleGETRequest&quot;;&quot;GET Product Category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I80]; &quot;ID_ProductServlet_handleGETRequest&quot;; &quot;GET Product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J80]; &quot;ID_CartActionServlet_handleGETRequest&quot;; &quot;GET Cart&quot;)" office:value-type="string" office:string-value="GET Cart" calcext:value-type="string">
            <text:p>GET Cart</text:p>
          </table:table-cell>
          <table:table-cell table:formula="of:=SUBSTITUTE([.K80]; &quot;ID_ProfileServlet_handleGETRequest&quot;; &quot;GET User Profile&quot;)" office:value-type="string" office:string-value="GET Cart" calcext:value-type="string">
            <text:p>GET Cart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teastore_model_DT_T-PR_1_3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ID_ProfileServlet_handleGETRequest</text:p>
          </table:table-cell>
          <table:table-cell office:value-type="float" office:value="0.519692074622329" calcext:value-type="float">
            <text:p>0,519692074622329</text:p>
          </table:table-cell>
          <table:table-cell/>
          <table:table-cell table:formula="of:=SUBSTITUTE([.A81]; &quot;low_2&quot;; &quot;low25&quot;)" office:value-type="string" office:string-value="high" calcext:value-type="string">
            <text:p>high</text:p>
          </table:table-cell>
          <table:table-cell table:formula="of:=SUBSTITUTE([.D81]; &quot;ID_LoginActionServlet_handlePOSTRequest&quot;; &quot;Login User&quot;)" office:value-type="string" office:string-value="ID_ProfileServlet_handleGETRequest" calcext:value-type="string">
            <text:p>ID_ProfileServlet_handleGETRequest</text:p>
          </table:table-cell>
          <table:table-cell table:formula="of:=SUBSTITUTE([.H81];&quot;ID_CategoryServlet_handleGETRequest&quot;;&quot;GET Product Category&quot;)" office:value-type="string" office:string-value="ID_ProfileServlet_handleGETRequest" calcext:value-type="string">
            <text:p>ID_ProfileServlet_handleGETRequest</text:p>
          </table:table-cell>
          <table:table-cell table:formula="of:=SUBSTITUTE([.I81]; &quot;ID_ProductServlet_handleGETRequest&quot;; &quot;GET Product&quot;)" office:value-type="string" office:string-value="ID_ProfileServlet_handleGETRequest" calcext:value-type="string">
            <text:p>ID_ProfileServlet_handleGETRequest</text:p>
          </table:table-cell>
          <table:table-cell table:formula="of:=SUBSTITUTE([.J81]; &quot;ID_CartActionServlet_handleGETRequest&quot;; &quot;GET Cart&quot;)" office:value-type="string" office:string-value="ID_ProfileServlet_handleGETRequest" calcext:value-type="string">
            <text:p>ID_ProfileServlet_handleGETRequest</text:p>
          </table:table-cell>
          <table:table-cell table:formula="of:=SUBSTITUTE([.K81]; &quot;ID_ProfileServlet_handleGETRequest&quot;; &quot;GET User Profile&quot;)" office:value-type="string" office:string-value="GET User Profile" calcext:value-type="string">
            <text:p>GET User Profile</text:p>
          </table:table-cell>
        </table:table-row>
      </table:table>
      <table:table table:name="similarity_scores" table:style-name="ta1">
        <table:shapes>
          <draw:frame draw:z-index="0" draw:style-name="gr1" draw:text-style-name="P1" svg:width="16.005cm" svg:height="9.27cm" svg:x="33.062cm" svg:y="0.472cm">
            <draw:object draw:notify-on-update-of-ranges="similarity_scores.D7:similarity_scores.D11 similarity_scores.A7:similarity_scores.A7 similarity_scores.E7:similarity_scores.E11 similarity_scores.A27:similarity_scores.A27 similarity_scores.E27:similarity_scores.E31 similarity_scores.A47:similarity_scores.A47 similarity_scores.E47:similarity_scores.E51 similarity_scores.A67:similarity_scores.A67 similarity_scores.E67:similarity_scores.E7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85cm" svg:height="8.999cm" svg:x="33.06cm" svg:y="11.74cm">
            <draw:object draw:notify-on-update-of-ranges="similarity_scores.D17:similarity_scores.D21 similarity_scores.A17:similarity_scores.A17 similarity_scores.E17:similarity_scores.E21 similarity_scores.A37:similarity_scores.A37 similarity_scores.E37:similarity_scores.E41 similarity_scores.A57:similarity_scores.A57 similarity_scores.E57:similarity_scores.E61 similarity_scores.A77:similarity_scores.A77 similarity_scores.E77:similarity_scores.E8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6.005cm" svg:height="9.27cm" svg:x="50.217cm" svg:y="0.449cm">
            <draw:object draw:notify-on-update-of-ranges="similarity_scores.D2:similarity_scores.D6 similarity_scores.A2:similarity_scores.A2 similarity_scores.E2:similarity_scores.E6 similarity_scores.A22:similarity_scores.A22 similarity_scores.E22:similarity_scores.E26 similarity_scores.A42:similarity_scores.A42 similarity_scores.E42:similarity_scores.E46 similarity_scores.A62:similarity_scores.A62 similarity_scores.E62:similarity_scores.E66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3" draw:style-name="gr1" draw:text-style-name="P1" svg:width="15.985cm" svg:height="8.999cm" svg:x="50.902cm" svg:y="11.763cm">
            <draw:object draw:notify-on-update-of-ranges="similarity_scores.D12:similarity_scores.D16 similarity_scores.A12:similarity_scores.A12 similarity_scores.E12:similarity_scores.E16 similarity_scores.A32:similarity_scores.A32 similarity_scores.E32:similarity_scores.E36 similarity_scores.A52:similarity_scores.A52 similarity_scores.E52:similarity_scores.E56 similarity_scores.A72:similarity_scores.A72 similarity_scores.E72:similarity_scores.E76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11" table:default-cell-style-name="ce1"/>
        <table:table-column table:style-name="co2" table:default-cell-style-name="ce1"/>
        <table:table-column table:style-name="co12" table:default-cell-style-name="ce1"/>
        <table:table-column table:style-name="co10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2" table:default-cell-style-name="ce6"/>
        <table:table-column table:style-name="co5" table:default-cell-style-name="Default"/>
        <table:table-column table:style-name="co1" table:default-cell-style-name="Default"/>
        <table:table-row table:style-name="ro1">
          <table:table-cell table:style-name="ce2" office:value-type="string" calcext:value-type="string">
            <text:p>Intensity</text:p>
          </table:table-cell>
          <table:table-cell table:style-name="ce2" office:value-type="string" calcext:value-type="string">
            <text:p>Model</text:p>
          </table:table-cell>
          <table:table-cell table:style-name="ce2" office:value-type="string" calcext:value-type="string">
            <text:p>Corrections</text:p>
          </table:table-cell>
          <table:table-cell office:value-type="string" calcext:value-type="string">
            <text:p>Request Type</text:p>
          </table:table-cell>
          <table:table-cell office:value-type="string" calcext:value-type="string">
            <text:p>Cosine Similarity</text:p>
          </table:table-cell>
          <table:table-cell table:number-columns-repeated="6"/>
        </table:table-row>
        <table:table-row table:style-name="ro1">
          <table:table-cell table:style-name="Default" table:formula="of:=[$InputFromCsv.G2]" office:value-type="string" office:string-value="low" calcext:value-type="string">
            <text:p>low</text:p>
          </table:table-cell>
          <table:table-cell table:style-name="Default" table:formula="of:=[$InputFromCsv.B2]" office:value-type="string" office:string-value="teastore_model_Ridge_T_PR_1_3" calcext:value-type="string">
            <text:p>teastore_model_Ridge_T_PR_1_3</text:p>
          </table:table-cell>
          <table:table-cell table:style-name="Default" table:formula="of:=[$InputFromCsv.C2]" office:value-type="string" office:string-value="One correction" calcext:value-type="string">
            <text:p>One correction</text:p>
          </table:table-cell>
          <table:table-cell table:formula="of:=[$InputFromCsv.L2]" office:value-type="string" office:string-value="Login User" calcext:value-type="string">
            <text:p>Login User</text:p>
          </table:table-cell>
          <table:table-cell table:formula="of:=[$InputFromCsv.E2]" office:value-type="float" office:value="0.713812742157289" calcext:value-type="float">
            <text:p>0,713812742157289</text:p>
          </table:table-cell>
          <table:table-cell table:style-name="ce4" office:value-type="string" calcext:value-type="string" table:number-columns-spanned="1" table:number-rows-spanned="4">
            <text:p>Ridge with PR1, PR2, Request Type</text:p>
            <text:p>One Correction</text:p>
          </table:table-cell>
          <table:table-cell office:value-type="string" calcext:value-type="string">
            <text:p>Low</text:p>
          </table:table-cell>
          <table:table-cell table:formula="of:=MIN([.E2:.E6])" office:value-type="float" office:value="0.713812742157289" calcext:value-type="float">
            <text:p>0,7138</text:p>
          </table:table-cell>
          <table:table-cell table:formula="of:=MAX([.E2:.E6])" office:value-type="float" office:value="0.920689388847333" calcext:value-type="float">
            <text:p>0,9207</text:p>
          </table:table-cell>
          <table:table-cell table:number-columns-repeated="2"/>
        </table:table-row>
        <table:table-row table:style-name="ro1">
          <table:table-cell table:style-name="Default" table:formula="of:=[$InputFromCsv.G3]" office:value-type="string" office:string-value="low" calcext:value-type="string">
            <text:p>low</text:p>
          </table:table-cell>
          <table:table-cell table:style-name="Default" table:formula="of:=[$InputFromCsv.B3]" office:value-type="string" office:string-value="teastore_model_Ridge_T_PR_1_3" calcext:value-type="string">
            <text:p>teastore_model_Ridge_T_PR_1_3</text:p>
          </table:table-cell>
          <table:table-cell table:style-name="Default" table:formula="of:=[$InputFromCsv.C3]" office:value-type="string" office:string-value="One correction" calcext:value-type="string">
            <text:p>One correction</text:p>
          </table:table-cell>
          <table:table-cell table:formula="of:=[$InputFromCsv.L3]" office:value-type="string" office:string-value="GET Product Category" calcext:value-type="string">
            <text:p>GET Product Category</text:p>
          </table:table-cell>
          <table:table-cell table:formula="of:=[$InputFromCsv.E3]" office:value-type="float" office:value="0.91919689237245" calcext:value-type="float">
            <text:p>0,91919689237245</text:p>
          </table:table-cell>
          <table:covered-table-cell/>
          <table:table-cell office:value-type="string" calcext:value-type="string">
            <text:p>low25</text:p>
          </table:table-cell>
          <table:table-cell table:formula="of:=MIN([.E22:.E26])" office:value-type="float" office:value="0.60627751129566" calcext:value-type="float">
            <text:p>0,6063</text:p>
          </table:table-cell>
          <table:table-cell table:formula="of:=MAX([.E22:.E26])" office:value-type="float" office:value="0.824978187871802" calcext:value-type="float">
            <text:p>0,8250</text:p>
          </table:table-cell>
          <table:table-cell table:number-columns-repeated="2"/>
        </table:table-row>
        <table:table-row table:style-name="ro1">
          <table:table-cell table:style-name="Default" table:formula="of:=[$InputFromCsv.G4]" office:value-type="string" office:string-value="low" calcext:value-type="string">
            <text:p>low</text:p>
          </table:table-cell>
          <table:table-cell table:style-name="Default" table:formula="of:=[$InputFromCsv.B4]" office:value-type="string" office:string-value="teastore_model_Ridge_T_PR_1_3" calcext:value-type="string">
            <text:p>teastore_model_Ridge_T_PR_1_3</text:p>
          </table:table-cell>
          <table:table-cell table:style-name="Default" table:formula="of:=[$InputFromCsv.C4]" office:value-type="string" office:string-value="One correction" calcext:value-type="string">
            <text:p>One correction</text:p>
          </table:table-cell>
          <table:table-cell table:formula="of:=[$InputFromCsv.L4]" office:value-type="string" office:string-value="GET Product" calcext:value-type="string">
            <text:p>GET Product</text:p>
          </table:table-cell>
          <table:table-cell table:formula="of:=[$InputFromCsv.E4]" office:value-type="float" office:value="0.9081494992722" calcext:value-type="float">
            <text:p>0,9081494992722</text:p>
          </table:table-cell>
          <table:covered-table-cell/>
          <table:table-cell office:value-type="string" calcext:value-type="string">
            <text:p>Med</text:p>
          </table:table-cell>
          <table:table-cell table:formula="of:=MIN([.E42:.E46])" office:value-type="float" office:value="0.514863006558905" calcext:value-type="float">
            <text:p>0,5149</text:p>
          </table:table-cell>
          <table:table-cell table:formula="of:=MAX([.E42:.E46])" office:value-type="float" office:value="0.763906264975051" calcext:value-type="float">
            <text:p>0,7639</text:p>
          </table:table-cell>
          <table:table-cell table:number-columns-repeated="2"/>
        </table:table-row>
        <table:table-row table:style-name="ro1">
          <table:table-cell table:style-name="Default" table:formula="of:=[$InputFromCsv.G5]" office:value-type="string" office:string-value="low" calcext:value-type="string">
            <text:p>low</text:p>
          </table:table-cell>
          <table:table-cell table:style-name="Default" table:formula="of:=[$InputFromCsv.B5]" office:value-type="string" office:string-value="teastore_model_Ridge_T_PR_1_3" calcext:value-type="string">
            <text:p>teastore_model_Ridge_T_PR_1_3</text:p>
          </table:table-cell>
          <table:table-cell table:style-name="Default" table:formula="of:=[$InputFromCsv.C5]" office:value-type="string" office:string-value="One correction" calcext:value-type="string">
            <text:p>One correction</text:p>
          </table:table-cell>
          <table:table-cell table:formula="of:=[$InputFromCsv.L5]" office:value-type="string" office:string-value="GET Cart" calcext:value-type="string">
            <text:p>GET Cart</text:p>
          </table:table-cell>
          <table:table-cell table:formula="of:=[$InputFromCsv.E5]" office:value-type="float" office:value="0.920689388847333" calcext:value-type="float">
            <text:p>0,920689388847333</text:p>
          </table:table-cell>
          <table:covered-table-cell/>
          <table:table-cell office:value-type="string" calcext:value-type="string">
            <text:p>High</text:p>
          </table:table-cell>
          <table:table-cell table:formula="of:=MIN([.E62:.E66])" office:value-type="float" office:value="0.486069904283681" calcext:value-type="float">
            <text:p>0,4861</text:p>
          </table:table-cell>
          <table:table-cell table:formula="of:=MAX([.E62:.E66])" office:value-type="float" office:value="0.733464670076724" calcext:value-type="float">
            <text:p>0,7335</text:p>
          </table:table-cell>
          <table:table-cell table:number-columns-repeated="2"/>
        </table:table-row>
        <table:table-row table:style-name="ro1">
          <table:table-cell table:style-name="Default" table:formula="of:=[$InputFromCsv.G6]" office:value-type="string" office:string-value="low" calcext:value-type="string">
            <text:p>low</text:p>
          </table:table-cell>
          <table:table-cell table:style-name="Default" table:formula="of:=[$InputFromCsv.B6]" office:value-type="string" office:string-value="teastore_model_Ridge_T_PR_1_3" calcext:value-type="string">
            <text:p>teastore_model_Ridge_T_PR_1_3</text:p>
          </table:table-cell>
          <table:table-cell table:style-name="Default" table:formula="of:=[$InputFromCsv.C6]" office:value-type="string" office:string-value="One correction" calcext:value-type="string">
            <text:p>One correction</text:p>
          </table:table-cell>
          <table:table-cell table:formula="of:=[$InputFromCsv.L6]" office:value-type="string" office:string-value="GET User Profile" calcext:value-type="string">
            <text:p>GET User Profile</text:p>
          </table:table-cell>
          <table:table-cell table:formula="of:=[$InputFromCsv.E6]" office:value-type="float" office:value="0.902647807690149" calcext:value-type="float">
            <text:p>0,902647807690149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formula="of:=[$InputFromCsv.G7]" office:value-type="string" office:string-value="low" calcext:value-type="string">
            <text:p>low</text:p>
          </table:table-cell>
          <table:table-cell table:style-name="Default" table:formula="of:=[$InputFromCsv.B7]" office:value-type="string" office:string-value="teastore_model_Ridge_T_PR_1_3" calcext:value-type="string">
            <text:p>teastore_model_Ridge_T_PR_1_3</text:p>
          </table:table-cell>
          <table:table-cell table:style-name="Default" table:formula="of:=[$InputFromCsv.C7]" office:value-type="string" office:string-value="No correction" calcext:value-type="string">
            <text:p>No correction</text:p>
          </table:table-cell>
          <table:table-cell table:formula="of:=[$InputFromCsv.L7]" office:value-type="string" office:string-value="Login User" calcext:value-type="string">
            <text:p>Login User</text:p>
          </table:table-cell>
          <table:table-cell table:formula="of:=[$InputFromCsv.E7]" office:value-type="float" office:value="0.819915698171684" calcext:value-type="float">
            <text:p>0,819915698171684</text:p>
          </table:table-cell>
          <table:table-cell table:style-name="ce4" office:value-type="string" calcext:value-type="string" table:number-columns-spanned="1" table:number-rows-spanned="4">
            <text:p>Ridge with PR1, PR2, Request Type</text:p>
            <text:p>No Correction</text:p>
          </table:table-cell>
          <table:table-cell office:value-type="string" calcext:value-type="string">
            <text:p>Low</text:p>
          </table:table-cell>
          <table:table-cell table:formula="of:=MIN([.E7:.E11])" office:value-type="float" office:value="0.819915698171684" calcext:value-type="float">
            <text:p>0,8199</text:p>
          </table:table-cell>
          <table:table-cell table:formula="of:=MAX([.E7:.E11])" office:value-type="float" office:value="0.952829311984172" calcext:value-type="float">
            <text:p>0,9528</text:p>
          </table:table-cell>
          <table:table-cell table:number-columns-repeated="2"/>
        </table:table-row>
        <table:table-row table:style-name="ro1">
          <table:table-cell table:style-name="Default" table:formula="of:=[$InputFromCsv.G8]" office:value-type="string" office:string-value="low" calcext:value-type="string">
            <text:p>low</text:p>
          </table:table-cell>
          <table:table-cell table:style-name="Default" table:formula="of:=[$InputFromCsv.B8]" office:value-type="string" office:string-value="teastore_model_Ridge_T_PR_1_3" calcext:value-type="string">
            <text:p>teastore_model_Ridge_T_PR_1_3</text:p>
          </table:table-cell>
          <table:table-cell table:style-name="Default" table:formula="of:=[$InputFromCsv.C8]" office:value-type="string" office:string-value="No correction" calcext:value-type="string">
            <text:p>No correction</text:p>
          </table:table-cell>
          <table:table-cell table:formula="of:=[$InputFromCsv.L8]" office:value-type="string" office:string-value="GET Product Category" calcext:value-type="string">
            <text:p>GET Product Category</text:p>
          </table:table-cell>
          <table:table-cell table:formula="of:=[$InputFromCsv.E8]" office:value-type="float" office:value="0.947976271928998" calcext:value-type="float">
            <text:p>0,947976271928998</text:p>
          </table:table-cell>
          <table:covered-table-cell/>
          <table:table-cell office:value-type="string" calcext:value-type="string">
            <text:p>low25</text:p>
          </table:table-cell>
          <table:table-cell table:formula="of:=MIN([.E27:.E31])" office:value-type="float" office:value="0.713077935405813" calcext:value-type="float">
            <text:p>0,7131</text:p>
          </table:table-cell>
          <table:table-cell table:formula="of:=MAX([.E27:.E31])" office:value-type="float" office:value="0.857498917215754" calcext:value-type="float">
            <text:p>0,8575</text:p>
          </table:table-cell>
          <table:table-cell table:number-columns-repeated="2"/>
        </table:table-row>
        <table:table-row table:style-name="ro1">
          <table:table-cell table:style-name="Default" table:formula="of:=[$InputFromCsv.G9]" office:value-type="string" office:string-value="low" calcext:value-type="string">
            <text:p>low</text:p>
          </table:table-cell>
          <table:table-cell table:style-name="Default" table:formula="of:=[$InputFromCsv.B9]" office:value-type="string" office:string-value="teastore_model_Ridge_T_PR_1_3" calcext:value-type="string">
            <text:p>teastore_model_Ridge_T_PR_1_3</text:p>
          </table:table-cell>
          <table:table-cell table:style-name="Default" table:formula="of:=[$InputFromCsv.C9]" office:value-type="string" office:string-value="No correction" calcext:value-type="string">
            <text:p>No correction</text:p>
          </table:table-cell>
          <table:table-cell table:formula="of:=[$InputFromCsv.L9]" office:value-type="string" office:string-value="GET Product" calcext:value-type="string">
            <text:p>GET Product</text:p>
          </table:table-cell>
          <table:table-cell table:formula="of:=[$InputFromCsv.E9]" office:value-type="float" office:value="0.942801868372797" calcext:value-type="float">
            <text:p>0,942801868372797</text:p>
          </table:table-cell>
          <table:covered-table-cell/>
          <table:table-cell office:value-type="string" calcext:value-type="string">
            <text:p>Med</text:p>
          </table:table-cell>
          <table:table-cell table:formula="of:=MIN([.E47:.E51])" office:value-type="float" office:value="0.589586246852477" calcext:value-type="float">
            <text:p>0,5896</text:p>
          </table:table-cell>
          <table:table-cell table:formula="of:=MAX([.E47:.E51])" office:value-type="float" office:value="0.808912491856078" calcext:value-type="float">
            <text:p>0,8089</text:p>
          </table:table-cell>
          <table:table-cell table:number-columns-repeated="2"/>
        </table:table-row>
        <table:table-row table:style-name="ro1">
          <table:table-cell table:style-name="Default" table:formula="of:=[$InputFromCsv.G10]" office:value-type="string" office:string-value="low" calcext:value-type="string">
            <text:p>low</text:p>
          </table:table-cell>
          <table:table-cell table:style-name="Default" table:formula="of:=[$InputFromCsv.B10]" office:value-type="string" office:string-value="teastore_model_Ridge_T_PR_1_3" calcext:value-type="string">
            <text:p>teastore_model_Ridge_T_PR_1_3</text:p>
          </table:table-cell>
          <table:table-cell table:style-name="Default" table:formula="of:=[$InputFromCsv.C10]" office:value-type="string" office:string-value="No correction" calcext:value-type="string">
            <text:p>No correction</text:p>
          </table:table-cell>
          <table:table-cell table:formula="of:=[$InputFromCsv.L10]" office:value-type="string" office:string-value="GET Cart" calcext:value-type="string">
            <text:p>GET Cart</text:p>
          </table:table-cell>
          <table:table-cell table:formula="of:=[$InputFromCsv.E10]" office:value-type="float" office:value="0.952829311984172" calcext:value-type="float">
            <text:p>0,952829311984172</text:p>
          </table:table-cell>
          <table:covered-table-cell/>
          <table:table-cell office:value-type="string" calcext:value-type="string">
            <text:p>High</text:p>
          </table:table-cell>
          <table:table-cell table:formula="of:=MIN([.E67:.E71])" office:value-type="float" office:value="0.537506093484072" calcext:value-type="float">
            <text:p>0,5375</text:p>
          </table:table-cell>
          <table:table-cell table:formula="of:=MAX([.E67:.E71])" office:value-type="float" office:value="0.774992925569798" calcext:value-type="float">
            <text:p>0,7750</text:p>
          </table:table-cell>
          <table:table-cell table:style-name="ce18" table:number-columns-repeated="2"/>
        </table:table-row>
        <table:table-row table:style-name="ro1">
          <table:table-cell table:style-name="Default" table:formula="of:=[$InputFromCsv.G11]" office:value-type="string" office:string-value="low" calcext:value-type="string">
            <text:p>low</text:p>
          </table:table-cell>
          <table:table-cell table:style-name="Default" table:formula="of:=[$InputFromCsv.B11]" office:value-type="string" office:string-value="teastore_model_Ridge_T_PR_1_3" calcext:value-type="string">
            <text:p>teastore_model_Ridge_T_PR_1_3</text:p>
          </table:table-cell>
          <table:table-cell table:style-name="Default" table:formula="of:=[$InputFromCsv.C11]" office:value-type="string" office:string-value="No correction" calcext:value-type="string">
            <text:p>No correction</text:p>
          </table:table-cell>
          <table:table-cell table:formula="of:=[$InputFromCsv.L11]" office:value-type="string" office:string-value="GET User Profile" calcext:value-type="string">
            <text:p>GET User Profile</text:p>
          </table:table-cell>
          <table:table-cell table:formula="of:=[$InputFromCsv.E11]" office:value-type="float" office:value="0.928842126746272" calcext:value-type="float">
            <text:p>0,928842126746272</text:p>
          </table:table-cell>
          <table:table-cell table:number-columns-repeated="2"/>
          <table:table-cell table:style-name="Default" table:number-columns-repeated="2"/>
          <table:table-cell table:style-name="ce18" table:number-columns-repeated="2"/>
        </table:table-row>
        <table:table-row table:style-name="ro1">
          <table:table-cell table:style-name="Default" table:formula="of:=[$InputFromCsv.G12]" office:value-type="string" office:string-value="low" calcext:value-type="string">
            <text:p>low</text:p>
          </table:table-cell>
          <table:table-cell table:style-name="Default" table:formula="of:=[$InputFromCsv.B12]" office:value-type="string" office:string-value="teastore_model_DT_T-PR_1_3" calcext:value-type="string">
            <text:p>teastore_model_DT_T-PR_1_3</text:p>
          </table:table-cell>
          <table:table-cell table:style-name="Default" table:formula="of:=[$InputFromCsv.C12]" office:value-type="string" office:string-value="One correction" calcext:value-type="string">
            <text:p>One correction</text:p>
          </table:table-cell>
          <table:table-cell table:formula="of:=[$InputFromCsv.L12]" office:value-type="string" office:string-value="Login User" calcext:value-type="string">
            <text:p>Login User</text:p>
          </table:table-cell>
          <table:table-cell table:formula="of:=[$InputFromCsv.E12]" office:value-type="float" office:value="0.727977127732984" calcext:value-type="float">
            <text:p>0,727977127732984</text:p>
          </table:table-cell>
          <table:table-cell table:style-name="ce4" office:value-type="string" calcext:value-type="string" table:number-columns-spanned="1" table:number-rows-spanned="4">
            <text:p>DT with PR1, PR2, Request Type</text:p>
            <text:p>One Correction</text:p>
          </table:table-cell>
          <table:table-cell office:value-type="string" calcext:value-type="string">
            <text:p>Low</text:p>
          </table:table-cell>
          <table:table-cell table:formula="of:=MIN([.E12:.E16])" office:value-type="float" office:value="0.727977127732984" calcext:value-type="float">
            <text:p>0,7280</text:p>
          </table:table-cell>
          <table:table-cell table:formula="of:=MAX([.E12:.E16])" office:value-type="float" office:value="0.878376831988739" calcext:value-type="float">
            <text:p>0,8784</text:p>
          </table:table-cell>
          <table:table-cell table:style-name="ce18" table:number-columns-repeated="2"/>
        </table:table-row>
        <table:table-row table:style-name="ro1">
          <table:table-cell table:style-name="Default" table:formula="of:=[$InputFromCsv.G13]" office:value-type="string" office:string-value="low" calcext:value-type="string">
            <text:p>low</text:p>
          </table:table-cell>
          <table:table-cell table:style-name="Default" table:formula="of:=[$InputFromCsv.B13]" office:value-type="string" office:string-value="teastore_model_DT_T-PR_1_3" calcext:value-type="string">
            <text:p>teastore_model_DT_T-PR_1_3</text:p>
          </table:table-cell>
          <table:table-cell table:style-name="Default" table:formula="of:=[$InputFromCsv.C13]" office:value-type="string" office:string-value="One correction" calcext:value-type="string">
            <text:p>One correction</text:p>
          </table:table-cell>
          <table:table-cell table:formula="of:=[$InputFromCsv.L13]" office:value-type="string" office:string-value="GET Product Category" calcext:value-type="string">
            <text:p>GET Product Category</text:p>
          </table:table-cell>
          <table:table-cell table:formula="of:=[$InputFromCsv.E13]" office:value-type="float" office:value="0.841910278579894" calcext:value-type="float">
            <text:p>0,841910278579894</text:p>
          </table:table-cell>
          <table:covered-table-cell/>
          <table:table-cell office:value-type="string" calcext:value-type="string">
            <text:p>low25</text:p>
          </table:table-cell>
          <table:table-cell table:formula="of:=MIN([.E32:.E36])" office:value-type="float" office:value="0.569526001869627" calcext:value-type="float">
            <text:p>0,5695</text:p>
          </table:table-cell>
          <table:table-cell table:formula="of:=MAX([.E32:.E36])" office:value-type="float" office:value="0.746660989410513" calcext:value-type="float">
            <text:p>0,7467</text:p>
          </table:table-cell>
          <table:table-cell table:style-name="ce18" table:number-columns-repeated="2"/>
        </table:table-row>
        <table:table-row table:style-name="ro1">
          <table:table-cell table:style-name="Default" table:formula="of:=[$InputFromCsv.G14]" office:value-type="string" office:string-value="low" calcext:value-type="string">
            <text:p>low</text:p>
          </table:table-cell>
          <table:table-cell table:style-name="Default" table:formula="of:=[$InputFromCsv.B14]" office:value-type="string" office:string-value="teastore_model_DT_T-PR_1_3" calcext:value-type="string">
            <text:p>teastore_model_DT_T-PR_1_3</text:p>
          </table:table-cell>
          <table:table-cell table:style-name="Default" table:formula="of:=[$InputFromCsv.C14]" office:value-type="string" office:string-value="One correction" calcext:value-type="string">
            <text:p>One correction</text:p>
          </table:table-cell>
          <table:table-cell table:formula="of:=[$InputFromCsv.L14]" office:value-type="string" office:string-value="GET Product" calcext:value-type="string">
            <text:p>GET Product</text:p>
          </table:table-cell>
          <table:table-cell table:formula="of:=[$InputFromCsv.E14]" office:value-type="float" office:value="0.799870448000392" calcext:value-type="float">
            <text:p>0,799870448000392</text:p>
          </table:table-cell>
          <table:covered-table-cell/>
          <table:table-cell office:value-type="string" calcext:value-type="string">
            <text:p>Med</text:p>
          </table:table-cell>
          <table:table-cell table:formula="of:=MIN([.E52:.E56])" office:value-type="float" office:value="0.45267581652226" calcext:value-type="float">
            <text:p>0,4527</text:p>
          </table:table-cell>
          <table:table-cell table:formula="of:=MAX([.E52:.E56])" office:value-type="float" office:value="0.725390765314791" calcext:value-type="float">
            <text:p>0,7254</text:p>
          </table:table-cell>
          <table:table-cell table:number-columns-repeated="2"/>
        </table:table-row>
        <table:table-row table:style-name="ro1">
          <table:table-cell table:style-name="Default" table:formula="of:=[$InputFromCsv.G15]" office:value-type="string" office:string-value="low" calcext:value-type="string">
            <text:p>low</text:p>
          </table:table-cell>
          <table:table-cell table:style-name="Default" table:formula="of:=[$InputFromCsv.B15]" office:value-type="string" office:string-value="teastore_model_DT_T-PR_1_3" calcext:value-type="string">
            <text:p>teastore_model_DT_T-PR_1_3</text:p>
          </table:table-cell>
          <table:table-cell table:style-name="Default" table:formula="of:=[$InputFromCsv.C15]" office:value-type="string" office:string-value="One correction" calcext:value-type="string">
            <text:p>One correction</text:p>
          </table:table-cell>
          <table:table-cell table:formula="of:=[$InputFromCsv.L15]" office:value-type="string" office:string-value="GET Cart" calcext:value-type="string">
            <text:p>GET Cart</text:p>
          </table:table-cell>
          <table:table-cell table:formula="of:=[$InputFromCsv.E15]" office:value-type="float" office:value="0.878376831988739" calcext:value-type="float">
            <text:p>0,878376831988739</text:p>
          </table:table-cell>
          <table:covered-table-cell/>
          <table:table-cell office:value-type="string" calcext:value-type="string">
            <text:p>High</text:p>
          </table:table-cell>
          <table:table-cell table:formula="of:=MIN([.E72:.E76])" office:value-type="float" office:value="0.405079752638054" calcext:value-type="float">
            <text:p>0,4051</text:p>
          </table:table-cell>
          <table:table-cell table:formula="of:=MAX([.E72:.E76])" office:value-type="float" office:value="0.677974364161061" calcext:value-type="float">
            <text:p>0,6780</text:p>
          </table:table-cell>
          <table:table-cell table:style-name="ce18" table:number-columns-repeated="2"/>
        </table:table-row>
        <table:table-row table:style-name="ro1">
          <table:table-cell table:style-name="Default" table:formula="of:=[$InputFromCsv.G16]" office:value-type="string" office:string-value="low" calcext:value-type="string">
            <text:p>low</text:p>
          </table:table-cell>
          <table:table-cell table:style-name="Default" table:formula="of:=[$InputFromCsv.B16]" office:value-type="string" office:string-value="teastore_model_DT_T-PR_1_3" calcext:value-type="string">
            <text:p>teastore_model_DT_T-PR_1_3</text:p>
          </table:table-cell>
          <table:table-cell table:style-name="Default" table:formula="of:=[$InputFromCsv.C16]" office:value-type="string" office:string-value="One correction" calcext:value-type="string">
            <text:p>One correction</text:p>
          </table:table-cell>
          <table:table-cell table:formula="of:=[$InputFromCsv.L16]" office:value-type="string" office:string-value="GET User Profile" calcext:value-type="string">
            <text:p>GET User Profile</text:p>
          </table:table-cell>
          <table:table-cell table:formula="of:=[$InputFromCsv.E16]" office:value-type="float" office:value="0.773071237698712" calcext:value-type="float">
            <text:p>0,773071237698712</text:p>
          </table:table-cell>
          <table:table-cell table:number-columns-repeated="2"/>
          <table:table-cell table:style-name="Default" table:number-columns-repeated="2"/>
          <table:table-cell table:style-name="ce18" table:number-columns-repeated="2"/>
        </table:table-row>
        <table:table-row table:style-name="ro1">
          <table:table-cell table:style-name="Default" table:formula="of:=[$InputFromCsv.G17]" office:value-type="string" office:string-value="low" calcext:value-type="string">
            <text:p>low</text:p>
          </table:table-cell>
          <table:table-cell table:style-name="Default" table:formula="of:=[$InputFromCsv.B17]" office:value-type="string" office:string-value="teastore_model_DT_T-PR_1_3" calcext:value-type="string">
            <text:p>teastore_model_DT_T-PR_1_3</text:p>
          </table:table-cell>
          <table:table-cell table:style-name="Default" table:formula="of:=[$InputFromCsv.C17]" office:value-type="string" office:string-value="No correction" calcext:value-type="string">
            <text:p>No correction</text:p>
          </table:table-cell>
          <table:table-cell table:formula="of:=[$InputFromCsv.L17]" office:value-type="string" office:string-value="Login User" calcext:value-type="string">
            <text:p>Login User</text:p>
          </table:table-cell>
          <table:table-cell table:formula="of:=[$InputFromCsv.E17]" office:value-type="float" office:value="0.811278228633402" calcext:value-type="float">
            <text:p>0,811278228633402</text:p>
          </table:table-cell>
          <table:table-cell table:style-name="ce4" office:value-type="string" calcext:value-type="string" table:number-columns-spanned="1" table:number-rows-spanned="4">
            <text:p>DT with PR1, PR2, Request Type</text:p>
            <text:p>No Correction</text:p>
          </table:table-cell>
          <table:table-cell office:value-type="string" calcext:value-type="string">
            <text:p>Low</text:p>
          </table:table-cell>
          <table:table-cell table:formula="of:=MIN([.E17:.E21])" office:value-type="float" office:value="0.749860247339346" calcext:value-type="float">
            <text:p>0,7499</text:p>
          </table:table-cell>
          <table:table-cell table:formula="of:=MAX([.E17:.E21])" office:value-type="float" office:value="0.923540141361632" calcext:value-type="float">
            <text:p>0,9235</text:p>
          </table:table-cell>
          <table:table-cell table:style-name="ce18" table:number-columns-repeated="2"/>
        </table:table-row>
        <table:table-row table:style-name="ro1">
          <table:table-cell table:style-name="Default" table:formula="of:=[$InputFromCsv.G18]" office:value-type="string" office:string-value="low" calcext:value-type="string">
            <text:p>low</text:p>
          </table:table-cell>
          <table:table-cell table:style-name="Default" table:formula="of:=[$InputFromCsv.B18]" office:value-type="string" office:string-value="teastore_model_DT_T-PR_1_3" calcext:value-type="string">
            <text:p>teastore_model_DT_T-PR_1_3</text:p>
          </table:table-cell>
          <table:table-cell table:style-name="Default" table:formula="of:=[$InputFromCsv.C18]" office:value-type="string" office:string-value="No correction" calcext:value-type="string">
            <text:p>No correction</text:p>
          </table:table-cell>
          <table:table-cell table:formula="of:=[$InputFromCsv.L18]" office:value-type="string" office:string-value="GET Product Category" calcext:value-type="string">
            <text:p>GET Product Category</text:p>
          </table:table-cell>
          <table:table-cell table:formula="of:=[$InputFromCsv.E18]" office:value-type="float" office:value="0.785530259915555" calcext:value-type="float">
            <text:p>0,785530259915555</text:p>
          </table:table-cell>
          <table:covered-table-cell/>
          <table:table-cell office:value-type="string" calcext:value-type="string">
            <text:p>low25</text:p>
          </table:table-cell>
          <table:table-cell table:formula="of:=MIN([.E37:.E41])" office:value-type="float" office:value="0.675844669007094" calcext:value-type="float">
            <text:p>0,6758</text:p>
          </table:table-cell>
          <table:table-cell table:formula="of:=MAX([.E37:.E41])" office:value-type="float" office:value="0.782045196222318" calcext:value-type="float">
            <text:p>0,7820</text:p>
          </table:table-cell>
          <table:table-cell table:style-name="ce18" table:number-columns-repeated="2"/>
        </table:table-row>
        <table:table-row table:style-name="ro1">
          <table:table-cell table:style-name="Default" table:formula="of:=[$InputFromCsv.G19]" office:value-type="string" office:string-value="low" calcext:value-type="string">
            <text:p>low</text:p>
          </table:table-cell>
          <table:table-cell table:style-name="Default" table:formula="of:=[$InputFromCsv.B19]" office:value-type="string" office:string-value="teastore_model_DT_T-PR_1_3" calcext:value-type="string">
            <text:p>teastore_model_DT_T-PR_1_3</text:p>
          </table:table-cell>
          <table:table-cell table:style-name="Default" table:formula="of:=[$InputFromCsv.C19]" office:value-type="string" office:string-value="No correction" calcext:value-type="string">
            <text:p>No correction</text:p>
          </table:table-cell>
          <table:table-cell table:formula="of:=[$InputFromCsv.L19]" office:value-type="string" office:string-value="GET Product" calcext:value-type="string">
            <text:p>GET Product</text:p>
          </table:table-cell>
          <table:table-cell table:formula="of:=[$InputFromCsv.E19]" office:value-type="float" office:value="0.771251272707836" calcext:value-type="float">
            <text:p>0,771251272707836</text:p>
          </table:table-cell>
          <table:covered-table-cell/>
          <table:table-cell office:value-type="string" calcext:value-type="string">
            <text:p>Med</text:p>
          </table:table-cell>
          <table:table-cell table:formula="of:=MIN([.E57:.E61])" office:value-type="float" office:value="0.568027821478844" calcext:value-type="float">
            <text:p>0,5680</text:p>
          </table:table-cell>
          <table:table-cell table:formula="of:=MAX([.E57:.E61])" office:value-type="float" office:value="0.78337782000876" calcext:value-type="float">
            <text:p>0,7834</text:p>
          </table:table-cell>
          <table:table-cell table:number-columns-repeated="2"/>
        </table:table-row>
        <table:table-row table:style-name="ro1">
          <table:table-cell table:style-name="Default" table:formula="of:=[$InputFromCsv.G20]" office:value-type="string" office:string-value="low" calcext:value-type="string">
            <text:p>low</text:p>
          </table:table-cell>
          <table:table-cell table:style-name="Default" table:formula="of:=[$InputFromCsv.B20]" office:value-type="string" office:string-value="teastore_model_DT_T-PR_1_3" calcext:value-type="string">
            <text:p>teastore_model_DT_T-PR_1_3</text:p>
          </table:table-cell>
          <table:table-cell table:style-name="Default" table:formula="of:=[$InputFromCsv.C20]" office:value-type="string" office:string-value="No correction" calcext:value-type="string">
            <text:p>No correction</text:p>
          </table:table-cell>
          <table:table-cell table:formula="of:=[$InputFromCsv.L20]" office:value-type="string" office:string-value="GET Cart" calcext:value-type="string">
            <text:p>GET Cart</text:p>
          </table:table-cell>
          <table:table-cell table:formula="of:=[$InputFromCsv.E20]" office:value-type="float" office:value="0.923540141361632" calcext:value-type="float">
            <text:p>0,923540141361632</text:p>
          </table:table-cell>
          <table:covered-table-cell/>
          <table:table-cell office:value-type="string" calcext:value-type="string">
            <text:p>High</text:p>
          </table:table-cell>
          <table:table-cell table:formula="of:=MIN([.E77:.E81])" office:value-type="float" office:value="0.519692074622329" calcext:value-type="float">
            <text:p>0,5197</text:p>
          </table:table-cell>
          <table:table-cell table:formula="of:=MAX([.E77:.E81])" office:value-type="float" office:value="0.737534899732227" calcext:value-type="float">
            <text:p>0,7375</text:p>
          </table:table-cell>
          <table:table-cell table:number-columns-repeated="2"/>
        </table:table-row>
        <table:table-row table:style-name="ro1">
          <table:table-cell table:style-name="Default" table:formula="of:=[$InputFromCsv.G21]" office:value-type="string" office:string-value="low" calcext:value-type="string">
            <text:p>low</text:p>
          </table:table-cell>
          <table:table-cell table:style-name="Default" table:formula="of:=[$InputFromCsv.B21]" office:value-type="string" office:string-value="teastore_model_DT_T-PR_1_3" calcext:value-type="string">
            <text:p>teastore_model_DT_T-PR_1_3</text:p>
          </table:table-cell>
          <table:table-cell table:style-name="Default" table:formula="of:=[$InputFromCsv.C21]" office:value-type="string" office:string-value="No correction" calcext:value-type="string">
            <text:p>No correction</text:p>
          </table:table-cell>
          <table:table-cell table:formula="of:=[$InputFromCsv.L21]" office:value-type="string" office:string-value="GET User Profile" calcext:value-type="string">
            <text:p>GET User Profile</text:p>
          </table:table-cell>
          <table:table-cell table:formula="of:=[$InputFromCsv.E21]" office:value-type="float" office:value="0.749860247339346" calcext:value-type="float">
            <text:p>0,749860247339346</text:p>
          </table:table-cell>
          <table:table-cell table:number-columns-repeated="6"/>
        </table:table-row>
        <table:table-row table:style-name="ro1">
          <table:table-cell table:style-name="Default" table:formula="of:=[$InputFromCsv.G22]" office:value-type="string" office:string-value="low25" calcext:value-type="string">
            <text:p>low25</text:p>
          </table:table-cell>
          <table:table-cell table:style-name="Default" table:formula="of:=[$InputFromCsv.B22]" office:value-type="string" office:string-value="teastore_model_Ridge_T_PR_1_3" calcext:value-type="string">
            <text:p>teastore_model_Ridge_T_PR_1_3</text:p>
          </table:table-cell>
          <table:table-cell table:style-name="Default" table:formula="of:=[$InputFromCsv.C22]" office:value-type="string" office:string-value="One correction" calcext:value-type="string">
            <text:p>One correction</text:p>
          </table:table-cell>
          <table:table-cell table:formula="of:=[$InputFromCsv.L22]" office:value-type="string" office:string-value="Login User" calcext:value-type="string">
            <text:p>Login User</text:p>
          </table:table-cell>
          <table:table-cell table:formula="of:=[$InputFromCsv.E22]" office:value-type="float" office:value="0.639094597980931" calcext:value-type="float">
            <text:p>0,639094597980931</text:p>
          </table:table-cell>
          <table:table-cell table:number-columns-repeated="6"/>
        </table:table-row>
        <table:table-row table:style-name="ro1">
          <table:table-cell table:style-name="Default" table:formula="of:=[$InputFromCsv.G23]" office:value-type="string" office:string-value="low25" calcext:value-type="string">
            <text:p>low25</text:p>
          </table:table-cell>
          <table:table-cell table:style-name="Default" table:formula="of:=[$InputFromCsv.B23]" office:value-type="string" office:string-value="teastore_model_Ridge_T_PR_1_3" calcext:value-type="string">
            <text:p>teastore_model_Ridge_T_PR_1_3</text:p>
          </table:table-cell>
          <table:table-cell table:style-name="Default" table:formula="of:=[$InputFromCsv.C23]" office:value-type="string" office:string-value="One correction" calcext:value-type="string">
            <text:p>One correction</text:p>
          </table:table-cell>
          <table:table-cell table:formula="of:=[$InputFromCsv.L23]" office:value-type="string" office:string-value="GET Product Category" calcext:value-type="string">
            <text:p>GET Product Category</text:p>
          </table:table-cell>
          <table:table-cell table:formula="of:=[$InputFromCsv.E23]" office:value-type="float" office:value="0.812552824622777" calcext:value-type="float">
            <text:p>0,812552824622777</text:p>
          </table:table-cell>
          <table:table-cell table:number-columns-repeated="6"/>
        </table:table-row>
        <table:table-row table:style-name="ro1">
          <table:table-cell table:style-name="Default" table:formula="of:=[$InputFromCsv.G24]" office:value-type="string" office:string-value="low25" calcext:value-type="string">
            <text:p>low25</text:p>
          </table:table-cell>
          <table:table-cell table:style-name="Default" table:formula="of:=[$InputFromCsv.B24]" office:value-type="string" office:string-value="teastore_model_Ridge_T_PR_1_3" calcext:value-type="string">
            <text:p>teastore_model_Ridge_T_PR_1_3</text:p>
          </table:table-cell>
          <table:table-cell table:style-name="Default" table:formula="of:=[$InputFromCsv.C24]" office:value-type="string" office:string-value="One correction" calcext:value-type="string">
            <text:p>One correction</text:p>
          </table:table-cell>
          <table:table-cell table:formula="of:=[$InputFromCsv.L24]" office:value-type="string" office:string-value="GET Product" calcext:value-type="string">
            <text:p>GET Product</text:p>
          </table:table-cell>
          <table:table-cell table:formula="of:=[$InputFromCsv.E24]" office:value-type="float" office:value="0.824978187871802" calcext:value-type="float">
            <text:p>0,824978187871802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formula="of:=[$InputFromCsv.G25]" office:value-type="string" office:string-value="low25" calcext:value-type="string">
            <text:p>low25</text:p>
          </table:table-cell>
          <table:table-cell table:style-name="Default" table:formula="of:=[$InputFromCsv.B25]" office:value-type="string" office:string-value="teastore_model_Ridge_T_PR_1_3" calcext:value-type="string">
            <text:p>teastore_model_Ridge_T_PR_1_3</text:p>
          </table:table-cell>
          <table:table-cell table:style-name="Default" table:formula="of:=[$InputFromCsv.C25]" office:value-type="string" office:string-value="One correction" calcext:value-type="string">
            <text:p>One correction</text:p>
          </table:table-cell>
          <table:table-cell table:formula="of:=[$InputFromCsv.L25]" office:value-type="string" office:string-value="GET Cart" calcext:value-type="string">
            <text:p>GET Cart</text:p>
          </table:table-cell>
          <table:table-cell table:formula="of:=[$InputFromCsv.E25]" office:value-type="float" office:value="0.789604375073056" calcext:value-type="float">
            <text:p>0,789604375073056</text:p>
          </table:table-cell>
          <table:table-cell table:style-name="ce4"/>
          <table:table-cell table:number-columns-repeated="5"/>
        </table:table-row>
        <table:table-row table:style-name="ro1">
          <table:table-cell table:style-name="Default" table:formula="of:=[$InputFromCsv.G26]" office:value-type="string" office:string-value="low25" calcext:value-type="string">
            <text:p>low25</text:p>
          </table:table-cell>
          <table:table-cell table:style-name="Default" table:formula="of:=[$InputFromCsv.B26]" office:value-type="string" office:string-value="teastore_model_Ridge_T_PR_1_3" calcext:value-type="string">
            <text:p>teastore_model_Ridge_T_PR_1_3</text:p>
          </table:table-cell>
          <table:table-cell table:style-name="Default" table:formula="of:=[$InputFromCsv.C26]" office:value-type="string" office:string-value="One correction" calcext:value-type="string">
            <text:p>One correction</text:p>
          </table:table-cell>
          <table:table-cell table:formula="of:=[$InputFromCsv.L26]" office:value-type="string" office:string-value="GET User Profile" calcext:value-type="string">
            <text:p>GET User Profile</text:p>
          </table:table-cell>
          <table:table-cell table:formula="of:=[$InputFromCsv.E26]" office:value-type="float" office:value="0.60627751129566" calcext:value-type="float">
            <text:p>0,60627751129566</text:p>
          </table:table-cell>
          <table:table-cell table:number-columns-repeated="6"/>
        </table:table-row>
        <table:table-row table:style-name="ro1">
          <table:table-cell table:style-name="Default" table:formula="of:=[$InputFromCsv.G27]" office:value-type="string" office:string-value="low25" calcext:value-type="string">
            <text:p>low25</text:p>
          </table:table-cell>
          <table:table-cell table:style-name="Default" table:formula="of:=[$InputFromCsv.B27]" office:value-type="string" office:string-value="teastore_model_Ridge_T_PR_1_3" calcext:value-type="string">
            <text:p>teastore_model_Ridge_T_PR_1_3</text:p>
          </table:table-cell>
          <table:table-cell table:style-name="Default" table:formula="of:=[$InputFromCsv.C27]" office:value-type="string" office:string-value="No correction" calcext:value-type="string">
            <text:p>No correction</text:p>
          </table:table-cell>
          <table:table-cell table:formula="of:=[$InputFromCsv.L27]" office:value-type="string" office:string-value="Login User" calcext:value-type="string">
            <text:p>Login User</text:p>
          </table:table-cell>
          <table:table-cell table:formula="of:=[$InputFromCsv.E27]" office:value-type="float" office:value="0.743871962053633" calcext:value-type="float">
            <text:p>0,743871962053633</text:p>
          </table:table-cell>
          <table:table-cell table:number-columns-repeated="6"/>
        </table:table-row>
        <table:table-row table:style-name="ro1">
          <table:table-cell table:style-name="Default" table:formula="of:=[$InputFromCsv.G28]" office:value-type="string" office:string-value="low25" calcext:value-type="string">
            <text:p>low25</text:p>
          </table:table-cell>
          <table:table-cell table:style-name="Default" table:formula="of:=[$InputFromCsv.B28]" office:value-type="string" office:string-value="teastore_model_Ridge_T_PR_1_3" calcext:value-type="string">
            <text:p>teastore_model_Ridge_T_PR_1_3</text:p>
          </table:table-cell>
          <table:table-cell table:style-name="Default" table:formula="of:=[$InputFromCsv.C28]" office:value-type="string" office:string-value="No correction" calcext:value-type="string">
            <text:p>No correction</text:p>
          </table:table-cell>
          <table:table-cell table:formula="of:=[$InputFromCsv.L28]" office:value-type="string" office:string-value="GET Product Category" calcext:value-type="string">
            <text:p>GET Product Category</text:p>
          </table:table-cell>
          <table:table-cell table:formula="of:=[$InputFromCsv.E28]" office:value-type="float" office:value="0.848137274255207" calcext:value-type="float">
            <text:p>0,848137274255207</text:p>
          </table:table-cell>
          <table:table-cell table:number-columns-repeated="6"/>
        </table:table-row>
        <table:table-row table:style-name="ro1">
          <table:table-cell table:style-name="Default" table:formula="of:=[$InputFromCsv.G29]" office:value-type="string" office:string-value="low25" calcext:value-type="string">
            <text:p>low25</text:p>
          </table:table-cell>
          <table:table-cell table:style-name="Default" table:formula="of:=[$InputFromCsv.B29]" office:value-type="string" office:string-value="teastore_model_Ridge_T_PR_1_3" calcext:value-type="string">
            <text:p>teastore_model_Ridge_T_PR_1_3</text:p>
          </table:table-cell>
          <table:table-cell table:style-name="Default" table:formula="of:=[$InputFromCsv.C29]" office:value-type="string" office:string-value="No correction" calcext:value-type="string">
            <text:p>No correction</text:p>
          </table:table-cell>
          <table:table-cell table:formula="of:=[$InputFromCsv.L29]" office:value-type="string" office:string-value="GET Product" calcext:value-type="string">
            <text:p>GET Product</text:p>
          </table:table-cell>
          <table:table-cell table:formula="of:=[$InputFromCsv.E29]" office:value-type="float" office:value="0.857498917215754" calcext:value-type="float">
            <text:p>0,857498917215754</text:p>
          </table:table-cell>
          <table:table-cell table:number-columns-repeated="6"/>
        </table:table-row>
        <table:table-row table:style-name="ro1">
          <table:table-cell table:style-name="Default" table:formula="of:=[$InputFromCsv.G30]" office:value-type="string" office:string-value="low25" calcext:value-type="string">
            <text:p>low25</text:p>
          </table:table-cell>
          <table:table-cell table:style-name="Default" table:formula="of:=[$InputFromCsv.B30]" office:value-type="string" office:string-value="teastore_model_Ridge_T_PR_1_3" calcext:value-type="string">
            <text:p>teastore_model_Ridge_T_PR_1_3</text:p>
          </table:table-cell>
          <table:table-cell table:style-name="Default" table:formula="of:=[$InputFromCsv.C30]" office:value-type="string" office:string-value="No correction" calcext:value-type="string">
            <text:p>No correction</text:p>
          </table:table-cell>
          <table:table-cell table:formula="of:=[$InputFromCsv.L30]" office:value-type="string" office:string-value="GET Cart" calcext:value-type="string">
            <text:p>GET Cart</text:p>
          </table:table-cell>
          <table:table-cell table:formula="of:=[$InputFromCsv.E30]" office:value-type="float" office:value="0.805467682834428" calcext:value-type="float">
            <text:p>0,805467682834428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formula="of:=[$InputFromCsv.G31]" office:value-type="string" office:string-value="low25" calcext:value-type="string">
            <text:p>low25</text:p>
          </table:table-cell>
          <table:table-cell table:style-name="Default" table:formula="of:=[$InputFromCsv.B31]" office:value-type="string" office:string-value="teastore_model_Ridge_T_PR_1_3" calcext:value-type="string">
            <text:p>teastore_model_Ridge_T_PR_1_3</text:p>
          </table:table-cell>
          <table:table-cell table:style-name="Default" table:formula="of:=[$InputFromCsv.C31]" office:value-type="string" office:string-value="No correction" calcext:value-type="string">
            <text:p>No correction</text:p>
          </table:table-cell>
          <table:table-cell table:formula="of:=[$InputFromCsv.L31]" office:value-type="string" office:string-value="GET User Profile" calcext:value-type="string">
            <text:p>GET User Profile</text:p>
          </table:table-cell>
          <table:table-cell table:formula="of:=[$InputFromCsv.E31]" office:value-type="float" office:value="0.713077935405813" calcext:value-type="float">
            <text:p>0,713077935405813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formula="of:=[$InputFromCsv.G32]" office:value-type="string" office:string-value="low25" calcext:value-type="string">
            <text:p>low25</text:p>
          </table:table-cell>
          <table:table-cell table:style-name="Default" table:formula="of:=[$InputFromCsv.B32]" office:value-type="string" office:string-value="teastore_model_DT_T-PR_1_3" calcext:value-type="string">
            <text:p>teastore_model_DT_T-PR_1_3</text:p>
          </table:table-cell>
          <table:table-cell table:style-name="Default" table:formula="of:=[$InputFromCsv.C32]" office:value-type="string" office:string-value="One correction" calcext:value-type="string">
            <text:p>One correction</text:p>
          </table:table-cell>
          <table:table-cell table:formula="of:=[$InputFromCsv.L32]" office:value-type="string" office:string-value="Login User" calcext:value-type="string">
            <text:p>Login User</text:p>
          </table:table-cell>
          <table:table-cell table:formula="of:=[$InputFromCsv.E32]" office:value-type="float" office:value="0.569526001869627" calcext:value-type="float">
            <text:p>0,569526001869627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formula="of:=[$InputFromCsv.G33]" office:value-type="string" office:string-value="low25" calcext:value-type="string">
            <text:p>low25</text:p>
          </table:table-cell>
          <table:table-cell table:style-name="Default" table:formula="of:=[$InputFromCsv.B33]" office:value-type="string" office:string-value="teastore_model_DT_T-PR_1_3" calcext:value-type="string">
            <text:p>teastore_model_DT_T-PR_1_3</text:p>
          </table:table-cell>
          <table:table-cell table:style-name="Default" table:formula="of:=[$InputFromCsv.C33]" office:value-type="string" office:string-value="One correction" calcext:value-type="string">
            <text:p>One correction</text:p>
          </table:table-cell>
          <table:table-cell table:formula="of:=[$InputFromCsv.L33]" office:value-type="string" office:string-value="GET Product Category" calcext:value-type="string">
            <text:p>GET Product Category</text:p>
          </table:table-cell>
          <table:table-cell table:formula="of:=[$InputFromCsv.E33]" office:value-type="float" office:value="0.746660989410513" calcext:value-type="float">
            <text:p>0,746660989410513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formula="of:=[$InputFromCsv.G34]" office:value-type="string" office:string-value="low25" calcext:value-type="string">
            <text:p>low25</text:p>
          </table:table-cell>
          <table:table-cell table:style-name="Default" table:formula="of:=[$InputFromCsv.B34]" office:value-type="string" office:string-value="teastore_model_DT_T-PR_1_3" calcext:value-type="string">
            <text:p>teastore_model_DT_T-PR_1_3</text:p>
          </table:table-cell>
          <table:table-cell table:style-name="Default" table:formula="of:=[$InputFromCsv.C34]" office:value-type="string" office:string-value="One correction" calcext:value-type="string">
            <text:p>One correction</text:p>
          </table:table-cell>
          <table:table-cell table:formula="of:=[$InputFromCsv.L34]" office:value-type="string" office:string-value="GET Product" calcext:value-type="string">
            <text:p>GET Product</text:p>
          </table:table-cell>
          <table:table-cell table:formula="of:=[$InputFromCsv.E34]" office:value-type="float" office:value="0.740653909285003" calcext:value-type="float">
            <text:p>0,740653909285003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formula="of:=[$InputFromCsv.G35]" office:value-type="string" office:string-value="low25" calcext:value-type="string">
            <text:p>low25</text:p>
          </table:table-cell>
          <table:table-cell table:style-name="Default" table:formula="of:=[$InputFromCsv.B35]" office:value-type="string" office:string-value="teastore_model_DT_T-PR_1_3" calcext:value-type="string">
            <text:p>teastore_model_DT_T-PR_1_3</text:p>
          </table:table-cell>
          <table:table-cell table:style-name="Default" table:formula="of:=[$InputFromCsv.C35]" office:value-type="string" office:string-value="One correction" calcext:value-type="string">
            <text:p>One correction</text:p>
          </table:table-cell>
          <table:table-cell table:formula="of:=[$InputFromCsv.L35]" office:value-type="string" office:string-value="GET Cart" calcext:value-type="string">
            <text:p>GET Cart</text:p>
          </table:table-cell>
          <table:table-cell table:formula="of:=[$InputFromCsv.E35]" office:value-type="float" office:value="0.741906523689322" calcext:value-type="float">
            <text:p>0,741906523689322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formula="of:=[$InputFromCsv.G36]" office:value-type="string" office:string-value="low25" calcext:value-type="string">
            <text:p>low25</text:p>
          </table:table-cell>
          <table:table-cell table:style-name="Default" table:formula="of:=[$InputFromCsv.B36]" office:value-type="string" office:string-value="teastore_model_DT_T-PR_1_3" calcext:value-type="string">
            <text:p>teastore_model_DT_T-PR_1_3</text:p>
          </table:table-cell>
          <table:table-cell table:style-name="Default" table:formula="of:=[$InputFromCsv.C36]" office:value-type="string" office:string-value="One correction" calcext:value-type="string">
            <text:p>One correction</text:p>
          </table:table-cell>
          <table:table-cell table:formula="of:=[$InputFromCsv.L36]" office:value-type="string" office:string-value="GET User Profile" calcext:value-type="string">
            <text:p>GET User Profile</text:p>
          </table:table-cell>
          <table:table-cell table:formula="of:=[$InputFromCsv.E36]" office:value-type="float" office:value="0.575121702161534" calcext:value-type="float">
            <text:p>0,575121702161534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formula="of:=[$InputFromCsv.G37]" office:value-type="string" office:string-value="low25" calcext:value-type="string">
            <text:p>low25</text:p>
          </table:table-cell>
          <table:table-cell table:style-name="Default" table:formula="of:=[$InputFromCsv.B37]" office:value-type="string" office:string-value="teastore_model_DT_T-PR_1_3" calcext:value-type="string">
            <text:p>teastore_model_DT_T-PR_1_3</text:p>
          </table:table-cell>
          <table:table-cell table:style-name="Default" table:formula="of:=[$InputFromCsv.C37]" office:value-type="string" office:string-value="No correction" calcext:value-type="string">
            <text:p>No correction</text:p>
          </table:table-cell>
          <table:table-cell table:formula="of:=[$InputFromCsv.L37]" office:value-type="string" office:string-value="Login User" calcext:value-type="string">
            <text:p>Login User</text:p>
          </table:table-cell>
          <table:table-cell table:formula="of:=[$InputFromCsv.E37]" office:value-type="float" office:value="0.73363063761053" calcext:value-type="float">
            <text:p>0,73363063761053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formula="of:=[$InputFromCsv.G38]" office:value-type="string" office:string-value="low25" calcext:value-type="string">
            <text:p>low25</text:p>
          </table:table-cell>
          <table:table-cell table:style-name="Default" table:formula="of:=[$InputFromCsv.B38]" office:value-type="string" office:string-value="teastore_model_DT_T-PR_1_3" calcext:value-type="string">
            <text:p>teastore_model_DT_T-PR_1_3</text:p>
          </table:table-cell>
          <table:table-cell table:style-name="Default" table:formula="of:=[$InputFromCsv.C38]" office:value-type="string" office:string-value="No correction" calcext:value-type="string">
            <text:p>No correction</text:p>
          </table:table-cell>
          <table:table-cell table:formula="of:=[$InputFromCsv.L38]" office:value-type="string" office:string-value="GET Product Category" calcext:value-type="string">
            <text:p>GET Product Category</text:p>
          </table:table-cell>
          <table:table-cell table:formula="of:=[$InputFromCsv.E38]" office:value-type="float" office:value="0.675844669007094" calcext:value-type="float">
            <text:p>0,675844669007094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formula="of:=[$InputFromCsv.G39]" office:value-type="string" office:string-value="low25" calcext:value-type="string">
            <text:p>low25</text:p>
          </table:table-cell>
          <table:table-cell table:style-name="Default" table:formula="of:=[$InputFromCsv.B39]" office:value-type="string" office:string-value="teastore_model_DT_T-PR_1_3" calcext:value-type="string">
            <text:p>teastore_model_DT_T-PR_1_3</text:p>
          </table:table-cell>
          <table:table-cell table:style-name="Default" table:formula="of:=[$InputFromCsv.C39]" office:value-type="string" office:string-value="No correction" calcext:value-type="string">
            <text:p>No correction</text:p>
          </table:table-cell>
          <table:table-cell table:formula="of:=[$InputFromCsv.L39]" office:value-type="string" office:string-value="GET Product" calcext:value-type="string">
            <text:p>GET Product</text:p>
          </table:table-cell>
          <table:table-cell table:formula="of:=[$InputFromCsv.E39]" office:value-type="float" office:value="0.690688225522388" calcext:value-type="float">
            <text:p>0,690688225522388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formula="of:=[$InputFromCsv.G40]" office:value-type="string" office:string-value="low25" calcext:value-type="string">
            <text:p>low25</text:p>
          </table:table-cell>
          <table:table-cell table:style-name="Default" table:formula="of:=[$InputFromCsv.B40]" office:value-type="string" office:string-value="teastore_model_DT_T-PR_1_3" calcext:value-type="string">
            <text:p>teastore_model_DT_T-PR_1_3</text:p>
          </table:table-cell>
          <table:table-cell table:style-name="Default" table:formula="of:=[$InputFromCsv.C40]" office:value-type="string" office:string-value="No correction" calcext:value-type="string">
            <text:p>No correction</text:p>
          </table:table-cell>
          <table:table-cell table:formula="of:=[$InputFromCsv.L40]" office:value-type="string" office:string-value="GET Cart" calcext:value-type="string">
            <text:p>GET Cart</text:p>
          </table:table-cell>
          <table:table-cell table:formula="of:=[$InputFromCsv.E40]" office:value-type="float" office:value="0.782045196222318" calcext:value-type="float">
            <text:p>0,782045196222318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formula="of:=[$InputFromCsv.G41]" office:value-type="string" office:string-value="low25" calcext:value-type="string">
            <text:p>low25</text:p>
          </table:table-cell>
          <table:table-cell table:style-name="Default" table:formula="of:=[$InputFromCsv.B41]" office:value-type="string" office:string-value="teastore_model_DT_T-PR_1_3" calcext:value-type="string">
            <text:p>teastore_model_DT_T-PR_1_3</text:p>
          </table:table-cell>
          <table:table-cell table:style-name="Default" table:formula="of:=[$InputFromCsv.C41]" office:value-type="string" office:string-value="No correction" calcext:value-type="string">
            <text:p>No correction</text:p>
          </table:table-cell>
          <table:table-cell table:formula="of:=[$InputFromCsv.L41]" office:value-type="string" office:string-value="GET User Profile" calcext:value-type="string">
            <text:p>GET User Profile</text:p>
          </table:table-cell>
          <table:table-cell table:formula="of:=[$InputFromCsv.E41]" office:value-type="float" office:value="0.676669752420983" calcext:value-type="float">
            <text:p>0,676669752420983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formula="of:=[$InputFromCsv.G42]" office:value-type="string" office:string-value="med" calcext:value-type="string">
            <text:p>med</text:p>
          </table:table-cell>
          <table:table-cell table:style-name="Default" table:formula="of:=[$InputFromCsv.B42]" office:value-type="string" office:string-value="teastore_model_Ridge_T_PR_1_3" calcext:value-type="string">
            <text:p>teastore_model_Ridge_T_PR_1_3</text:p>
          </table:table-cell>
          <table:table-cell table:style-name="Default" table:formula="of:=[$InputFromCsv.C42]" office:value-type="string" office:string-value="One correction" calcext:value-type="string">
            <text:p>One correction</text:p>
          </table:table-cell>
          <table:table-cell table:formula="of:=[$InputFromCsv.L42]" office:value-type="string" office:string-value="Login User" calcext:value-type="string">
            <text:p>Login User</text:p>
          </table:table-cell>
          <table:table-cell table:formula="of:=[$InputFromCsv.E42]" office:value-type="float" office:value="0.659232841956086" calcext:value-type="float">
            <text:p>0,659232841956086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formula="of:=[$InputFromCsv.G43]" office:value-type="string" office:string-value="med" calcext:value-type="string">
            <text:p>med</text:p>
          </table:table-cell>
          <table:table-cell table:style-name="Default" table:formula="of:=[$InputFromCsv.B43]" office:value-type="string" office:string-value="teastore_model_Ridge_T_PR_1_3" calcext:value-type="string">
            <text:p>teastore_model_Ridge_T_PR_1_3</text:p>
          </table:table-cell>
          <table:table-cell table:style-name="Default" table:formula="of:=[$InputFromCsv.C43]" office:value-type="string" office:string-value="One correction" calcext:value-type="string">
            <text:p>One correction</text:p>
          </table:table-cell>
          <table:table-cell table:formula="of:=[$InputFromCsv.L43]" office:value-type="string" office:string-value="GET Product Category" calcext:value-type="string">
            <text:p>GET Product Category</text:p>
          </table:table-cell>
          <table:table-cell table:formula="of:=[$InputFromCsv.E43]" office:value-type="float" office:value="0.740798180275665" calcext:value-type="float">
            <text:p>0,740798180275665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formula="of:=[$InputFromCsv.G44]" office:value-type="string" office:string-value="med" calcext:value-type="string">
            <text:p>med</text:p>
          </table:table-cell>
          <table:table-cell table:style-name="Default" table:formula="of:=[$InputFromCsv.B44]" office:value-type="string" office:string-value="teastore_model_Ridge_T_PR_1_3" calcext:value-type="string">
            <text:p>teastore_model_Ridge_T_PR_1_3</text:p>
          </table:table-cell>
          <table:table-cell table:style-name="Default" table:formula="of:=[$InputFromCsv.C44]" office:value-type="string" office:string-value="One correction" calcext:value-type="string">
            <text:p>One correction</text:p>
          </table:table-cell>
          <table:table-cell table:formula="of:=[$InputFromCsv.L44]" office:value-type="string" office:string-value="GET Product" calcext:value-type="string">
            <text:p>GET Product</text:p>
          </table:table-cell>
          <table:table-cell table:formula="of:=[$InputFromCsv.E44]" office:value-type="float" office:value="0.763906264975051" calcext:value-type="float">
            <text:p>0,763906264975051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formula="of:=[$InputFromCsv.G45]" office:value-type="string" office:string-value="med" calcext:value-type="string">
            <text:p>med</text:p>
          </table:table-cell>
          <table:table-cell table:style-name="Default" table:formula="of:=[$InputFromCsv.B45]" office:value-type="string" office:string-value="teastore_model_Ridge_T_PR_1_3" calcext:value-type="string">
            <text:p>teastore_model_Ridge_T_PR_1_3</text:p>
          </table:table-cell>
          <table:table-cell table:style-name="Default" table:formula="of:=[$InputFromCsv.C45]" office:value-type="string" office:string-value="One correction" calcext:value-type="string">
            <text:p>One correction</text:p>
          </table:table-cell>
          <table:table-cell table:formula="of:=[$InputFromCsv.L45]" office:value-type="string" office:string-value="GET Cart" calcext:value-type="string">
            <text:p>GET Cart</text:p>
          </table:table-cell>
          <table:table-cell table:formula="of:=[$InputFromCsv.E45]" office:value-type="float" office:value="0.741010408692207" calcext:value-type="float">
            <text:p>0,741010408692207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formula="of:=[$InputFromCsv.G46]" office:value-type="string" office:string-value="med" calcext:value-type="string">
            <text:p>med</text:p>
          </table:table-cell>
          <table:table-cell table:style-name="Default" table:formula="of:=[$InputFromCsv.B46]" office:value-type="string" office:string-value="teastore_model_Ridge_T_PR_1_3" calcext:value-type="string">
            <text:p>teastore_model_Ridge_T_PR_1_3</text:p>
          </table:table-cell>
          <table:table-cell table:style-name="Default" table:formula="of:=[$InputFromCsv.C46]" office:value-type="string" office:string-value="One correction" calcext:value-type="string">
            <text:p>One correction</text:p>
          </table:table-cell>
          <table:table-cell table:formula="of:=[$InputFromCsv.L46]" office:value-type="string" office:string-value="GET User Profile" calcext:value-type="string">
            <text:p>GET User Profile</text:p>
          </table:table-cell>
          <table:table-cell table:formula="of:=[$InputFromCsv.E46]" office:value-type="float" office:value="0.514863006558905" calcext:value-type="float">
            <text:p>0,514863006558905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formula="of:=[$InputFromCsv.G47]" office:value-type="string" office:string-value="med" calcext:value-type="string">
            <text:p>med</text:p>
          </table:table-cell>
          <table:table-cell table:style-name="Default" table:formula="of:=[$InputFromCsv.B47]" office:value-type="string" office:string-value="teastore_model_Ridge_T_PR_1_3" calcext:value-type="string">
            <text:p>teastore_model_Ridge_T_PR_1_3</text:p>
          </table:table-cell>
          <table:table-cell table:style-name="Default" table:formula="of:=[$InputFromCsv.C47]" office:value-type="string" office:string-value="No correction" calcext:value-type="string">
            <text:p>No correction</text:p>
          </table:table-cell>
          <table:table-cell table:formula="of:=[$InputFromCsv.L47]" office:value-type="string" office:string-value="Login User" calcext:value-type="string">
            <text:p>Login User</text:p>
          </table:table-cell>
          <table:table-cell table:formula="of:=[$InputFromCsv.E47]" office:value-type="float" office:value="0.756165114359083" calcext:value-type="float">
            <text:p>0,756165114359083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formula="of:=[$InputFromCsv.G48]" office:value-type="string" office:string-value="med" calcext:value-type="string">
            <text:p>med</text:p>
          </table:table-cell>
          <table:table-cell table:style-name="Default" table:formula="of:=[$InputFromCsv.B48]" office:value-type="string" office:string-value="teastore_model_Ridge_T_PR_1_3" calcext:value-type="string">
            <text:p>teastore_model_Ridge_T_PR_1_3</text:p>
          </table:table-cell>
          <table:table-cell table:style-name="Default" table:formula="of:=[$InputFromCsv.C48]" office:value-type="string" office:string-value="No correction" calcext:value-type="string">
            <text:p>No correction</text:p>
          </table:table-cell>
          <table:table-cell table:formula="of:=[$InputFromCsv.L48]" office:value-type="string" office:string-value="GET Product Category" calcext:value-type="string">
            <text:p>GET Product Category</text:p>
          </table:table-cell>
          <table:table-cell table:formula="of:=[$InputFromCsv.E48]" office:value-type="float" office:value="0.798738004820285" calcext:value-type="float">
            <text:p>0,798738004820285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formula="of:=[$InputFromCsv.G49]" office:value-type="string" office:string-value="med" calcext:value-type="string">
            <text:p>med</text:p>
          </table:table-cell>
          <table:table-cell table:style-name="Default" table:formula="of:=[$InputFromCsv.B49]" office:value-type="string" office:string-value="teastore_model_Ridge_T_PR_1_3" calcext:value-type="string">
            <text:p>teastore_model_Ridge_T_PR_1_3</text:p>
          </table:table-cell>
          <table:table-cell table:style-name="Default" table:formula="of:=[$InputFromCsv.C49]" office:value-type="string" office:string-value="No correction" calcext:value-type="string">
            <text:p>No correction</text:p>
          </table:table-cell>
          <table:table-cell table:formula="of:=[$InputFromCsv.L49]" office:value-type="string" office:string-value="GET Product" calcext:value-type="string">
            <text:p>GET Product</text:p>
          </table:table-cell>
          <table:table-cell table:formula="of:=[$InputFromCsv.E49]" office:value-type="float" office:value="0.808912491856078" calcext:value-type="float">
            <text:p>0,808912491856078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formula="of:=[$InputFromCsv.G50]" office:value-type="string" office:string-value="med" calcext:value-type="string">
            <text:p>med</text:p>
          </table:table-cell>
          <table:table-cell table:style-name="Default" table:formula="of:=[$InputFromCsv.B50]" office:value-type="string" office:string-value="teastore_model_Ridge_T_PR_1_3" calcext:value-type="string">
            <text:p>teastore_model_Ridge_T_PR_1_3</text:p>
          </table:table-cell>
          <table:table-cell table:style-name="Default" table:formula="of:=[$InputFromCsv.C50]" office:value-type="string" office:string-value="No correction" calcext:value-type="string">
            <text:p>No correction</text:p>
          </table:table-cell>
          <table:table-cell table:formula="of:=[$InputFromCsv.L50]" office:value-type="string" office:string-value="GET Cart" calcext:value-type="string">
            <text:p>GET Cart</text:p>
          </table:table-cell>
          <table:table-cell table:formula="of:=[$InputFromCsv.E50]" office:value-type="float" office:value="0.789266819953268" calcext:value-type="float">
            <text:p>0,789266819953268</text:p>
          </table:table-cell>
          <table:table-cell table:number-columns-repeated="6"/>
        </table:table-row>
        <table:table-row table:style-name="ro1">
          <table:table-cell table:style-name="Default" table:formula="of:=[$InputFromCsv.G51]" office:value-type="string" office:string-value="med" calcext:value-type="string">
            <text:p>med</text:p>
          </table:table-cell>
          <table:table-cell table:style-name="Default" table:formula="of:=[$InputFromCsv.B51]" office:value-type="string" office:string-value="teastore_model_Ridge_T_PR_1_3" calcext:value-type="string">
            <text:p>teastore_model_Ridge_T_PR_1_3</text:p>
          </table:table-cell>
          <table:table-cell table:style-name="Default" table:formula="of:=[$InputFromCsv.C51]" office:value-type="string" office:string-value="No correction" calcext:value-type="string">
            <text:p>No correction</text:p>
          </table:table-cell>
          <table:table-cell table:formula="of:=[$InputFromCsv.L51]" office:value-type="string" office:string-value="GET User Profile" calcext:value-type="string">
            <text:p>GET User Profile</text:p>
          </table:table-cell>
          <table:table-cell table:formula="of:=[$InputFromCsv.E51]" office:value-type="float" office:value="0.589586246852477" calcext:value-type="float">
            <text:p>0,589586246852477</text:p>
          </table:table-cell>
          <table:table-cell table:number-columns-repeated="6"/>
        </table:table-row>
        <table:table-row table:style-name="ro1">
          <table:table-cell table:style-name="Default" table:formula="of:=[$InputFromCsv.G52]" office:value-type="string" office:string-value="med" calcext:value-type="string">
            <text:p>med</text:p>
          </table:table-cell>
          <table:table-cell table:style-name="Default" table:formula="of:=[$InputFromCsv.B52]" office:value-type="string" office:string-value="teastore_model_DT_T-PR_1_3" calcext:value-type="string">
            <text:p>teastore_model_DT_T-PR_1_3</text:p>
          </table:table-cell>
          <table:table-cell table:style-name="Default" table:formula="of:=[$InputFromCsv.C52]" office:value-type="string" office:string-value="One correction" calcext:value-type="string">
            <text:p>One correction</text:p>
          </table:table-cell>
          <table:table-cell table:formula="of:=[$InputFromCsv.L52]" office:value-type="string" office:string-value="Login User" calcext:value-type="string">
            <text:p>Login User</text:p>
          </table:table-cell>
          <table:table-cell table:formula="of:=[$InputFromCsv.E52]" office:value-type="float" office:value="0.667101454015509" calcext:value-type="float">
            <text:p>0,667101454015509</text:p>
          </table:table-cell>
          <table:table-cell table:number-columns-repeated="6"/>
        </table:table-row>
        <table:table-row table:style-name="ro1">
          <table:table-cell table:style-name="Default" table:formula="of:=[$InputFromCsv.G53]" office:value-type="string" office:string-value="med" calcext:value-type="string">
            <text:p>med</text:p>
          </table:table-cell>
          <table:table-cell table:style-name="Default" table:formula="of:=[$InputFromCsv.B53]" office:value-type="string" office:string-value="teastore_model_DT_T-PR_1_3" calcext:value-type="string">
            <text:p>teastore_model_DT_T-PR_1_3</text:p>
          </table:table-cell>
          <table:table-cell table:style-name="Default" table:formula="of:=[$InputFromCsv.C53]" office:value-type="string" office:string-value="One correction" calcext:value-type="string">
            <text:p>One correction</text:p>
          </table:table-cell>
          <table:table-cell table:formula="of:=[$InputFromCsv.L53]" office:value-type="string" office:string-value="GET Product Category" calcext:value-type="string">
            <text:p>GET Product Category</text:p>
          </table:table-cell>
          <table:table-cell table:formula="of:=[$InputFromCsv.E53]" office:value-type="float" office:value="0.702079420376053" calcext:value-type="float">
            <text:p>0,702079420376053</text:p>
          </table:table-cell>
          <table:table-cell table:number-columns-repeated="6"/>
        </table:table-row>
        <table:table-row table:style-name="ro1">
          <table:table-cell table:style-name="Default" table:formula="of:=[$InputFromCsv.G54]" office:value-type="string" office:string-value="med" calcext:value-type="string">
            <text:p>med</text:p>
          </table:table-cell>
          <table:table-cell table:style-name="Default" table:formula="of:=[$InputFromCsv.B54]" office:value-type="string" office:string-value="teastore_model_DT_T-PR_1_3" calcext:value-type="string">
            <text:p>teastore_model_DT_T-PR_1_3</text:p>
          </table:table-cell>
          <table:table-cell table:style-name="Default" table:formula="of:=[$InputFromCsv.C54]" office:value-type="string" office:string-value="One correction" calcext:value-type="string">
            <text:p>One correction</text:p>
          </table:table-cell>
          <table:table-cell table:formula="of:=[$InputFromCsv.L54]" office:value-type="string" office:string-value="GET Product" calcext:value-type="string">
            <text:p>GET Product</text:p>
          </table:table-cell>
          <table:table-cell table:formula="of:=[$InputFromCsv.E54]" office:value-type="float" office:value="0.725390765314791" calcext:value-type="float">
            <text:p>0,725390765314791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formula="of:=[$InputFromCsv.G55]" office:value-type="string" office:string-value="med" calcext:value-type="string">
            <text:p>med</text:p>
          </table:table-cell>
          <table:table-cell table:style-name="Default" table:formula="of:=[$InputFromCsv.B55]" office:value-type="string" office:string-value="teastore_model_DT_T-PR_1_3" calcext:value-type="string">
            <text:p>teastore_model_DT_T-PR_1_3</text:p>
          </table:table-cell>
          <table:table-cell table:style-name="Default" table:formula="of:=[$InputFromCsv.C55]" office:value-type="string" office:string-value="One correction" calcext:value-type="string">
            <text:p>One correction</text:p>
          </table:table-cell>
          <table:table-cell table:formula="of:=[$InputFromCsv.L55]" office:value-type="string" office:string-value="GET Cart" calcext:value-type="string">
            <text:p>GET Cart</text:p>
          </table:table-cell>
          <table:table-cell table:formula="of:=[$InputFromCsv.E55]" office:value-type="float" office:value="0.698439500907065" calcext:value-type="float">
            <text:p>0,698439500907065</text:p>
          </table:table-cell>
          <table:table-cell table:style-name="ce7"/>
          <table:table-cell table:number-columns-repeated="5"/>
        </table:table-row>
        <table:table-row table:style-name="ro1">
          <table:table-cell table:style-name="Default" table:formula="of:=[$InputFromCsv.G56]" office:value-type="string" office:string-value="med" calcext:value-type="string">
            <text:p>med</text:p>
          </table:table-cell>
          <table:table-cell table:style-name="Default" table:formula="of:=[$InputFromCsv.B56]" office:value-type="string" office:string-value="teastore_model_DT_T-PR_1_3" calcext:value-type="string">
            <text:p>teastore_model_DT_T-PR_1_3</text:p>
          </table:table-cell>
          <table:table-cell table:style-name="Default" table:formula="of:=[$InputFromCsv.C56]" office:value-type="string" office:string-value="One correction" calcext:value-type="string">
            <text:p>One correction</text:p>
          </table:table-cell>
          <table:table-cell table:formula="of:=[$InputFromCsv.L56]" office:value-type="string" office:string-value="GET User Profile" calcext:value-type="string">
            <text:p>GET User Profile</text:p>
          </table:table-cell>
          <table:table-cell table:formula="of:=[$InputFromCsv.E56]" office:value-type="float" office:value="0.45267581652226" calcext:value-type="float">
            <text:p>0,45267581652226</text:p>
          </table:table-cell>
          <table:table-cell table:number-columns-repeated="6"/>
        </table:table-row>
        <table:table-row table:style-name="ro1">
          <table:table-cell table:style-name="Default" table:formula="of:=[$InputFromCsv.G57]" office:value-type="string" office:string-value="med" calcext:value-type="string">
            <text:p>med</text:p>
          </table:table-cell>
          <table:table-cell table:style-name="Default" table:formula="of:=[$InputFromCsv.B57]" office:value-type="string" office:string-value="teastore_model_DT_T-PR_1_3" calcext:value-type="string">
            <text:p>teastore_model_DT_T-PR_1_3</text:p>
          </table:table-cell>
          <table:table-cell table:style-name="Default" table:formula="of:=[$InputFromCsv.C57]" office:value-type="string" office:string-value="No correction" calcext:value-type="string">
            <text:p>No correction</text:p>
          </table:table-cell>
          <table:table-cell table:formula="of:=[$InputFromCsv.L57]" office:value-type="string" office:string-value="Login User" calcext:value-type="string">
            <text:p>Login User</text:p>
          </table:table-cell>
          <table:table-cell table:formula="of:=[$InputFromCsv.E57]" office:value-type="float" office:value="0.759968392376526" calcext:value-type="float">
            <text:p>0,759968392376526</text:p>
          </table:table-cell>
          <table:table-cell table:number-columns-repeated="6"/>
        </table:table-row>
        <table:table-row table:style-name="ro1">
          <table:table-cell table:style-name="Default" table:formula="of:=[$InputFromCsv.G58]" office:value-type="string" office:string-value="med" calcext:value-type="string">
            <text:p>med</text:p>
          </table:table-cell>
          <table:table-cell table:style-name="Default" table:formula="of:=[$InputFromCsv.B58]" office:value-type="string" office:string-value="teastore_model_DT_T-PR_1_3" calcext:value-type="string">
            <text:p>teastore_model_DT_T-PR_1_3</text:p>
          </table:table-cell>
          <table:table-cell table:style-name="Default" table:formula="of:=[$InputFromCsv.C58]" office:value-type="string" office:string-value="No correction" calcext:value-type="string">
            <text:p>No correction</text:p>
          </table:table-cell>
          <table:table-cell table:formula="of:=[$InputFromCsv.L58]" office:value-type="string" office:string-value="GET Product Category" calcext:value-type="string">
            <text:p>GET Product Category</text:p>
          </table:table-cell>
          <table:table-cell table:formula="of:=[$InputFromCsv.E58]" office:value-type="float" office:value="0.72603068838037" calcext:value-type="float">
            <text:p>0,72603068838037</text:p>
          </table:table-cell>
          <table:table-cell table:number-columns-repeated="6"/>
        </table:table-row>
        <table:table-row table:style-name="ro1">
          <table:table-cell table:style-name="Default" table:formula="of:=[$InputFromCsv.G59]" office:value-type="string" office:string-value="med" calcext:value-type="string">
            <text:p>med</text:p>
          </table:table-cell>
          <table:table-cell table:style-name="Default" table:formula="of:=[$InputFromCsv.B59]" office:value-type="string" office:string-value="teastore_model_DT_T-PR_1_3" calcext:value-type="string">
            <text:p>teastore_model_DT_T-PR_1_3</text:p>
          </table:table-cell>
          <table:table-cell table:style-name="Default" table:formula="of:=[$InputFromCsv.C59]" office:value-type="string" office:string-value="No correction" calcext:value-type="string">
            <text:p>No correction</text:p>
          </table:table-cell>
          <table:table-cell table:formula="of:=[$InputFromCsv.L59]" office:value-type="string" office:string-value="GET Product" calcext:value-type="string">
            <text:p>GET Product</text:p>
          </table:table-cell>
          <table:table-cell table:formula="of:=[$InputFromCsv.E59]" office:value-type="float" office:value="0.746702690310838" calcext:value-type="float">
            <text:p>0,746702690310838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formula="of:=[$InputFromCsv.G60]" office:value-type="string" office:string-value="med" calcext:value-type="string">
            <text:p>med</text:p>
          </table:table-cell>
          <table:table-cell table:style-name="Default" table:formula="of:=[$InputFromCsv.B60]" office:value-type="string" office:string-value="teastore_model_DT_T-PR_1_3" calcext:value-type="string">
            <text:p>teastore_model_DT_T-PR_1_3</text:p>
          </table:table-cell>
          <table:table-cell table:style-name="Default" table:formula="of:=[$InputFromCsv.C60]" office:value-type="string" office:string-value="No correction" calcext:value-type="string">
            <text:p>No correction</text:p>
          </table:table-cell>
          <table:table-cell table:formula="of:=[$InputFromCsv.L60]" office:value-type="string" office:string-value="GET Cart" calcext:value-type="string">
            <text:p>GET Cart</text:p>
          </table:table-cell>
          <table:table-cell table:formula="of:=[$InputFromCsv.E60]" office:value-type="float" office:value="0.78337782000876" calcext:value-type="float">
            <text:p>0,78337782000876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formula="of:=[$InputFromCsv.G61]" office:value-type="string" office:string-value="med" calcext:value-type="string">
            <text:p>med</text:p>
          </table:table-cell>
          <table:table-cell table:style-name="Default" table:formula="of:=[$InputFromCsv.B61]" office:value-type="string" office:string-value="teastore_model_DT_T-PR_1_3" calcext:value-type="string">
            <text:p>teastore_model_DT_T-PR_1_3</text:p>
          </table:table-cell>
          <table:table-cell table:style-name="Default" table:formula="of:=[$InputFromCsv.C61]" office:value-type="string" office:string-value="No correction" calcext:value-type="string">
            <text:p>No correction</text:p>
          </table:table-cell>
          <table:table-cell table:formula="of:=[$InputFromCsv.L61]" office:value-type="string" office:string-value="GET User Profile" calcext:value-type="string">
            <text:p>GET User Profile</text:p>
          </table:table-cell>
          <table:table-cell table:formula="of:=[$InputFromCsv.E61]" office:value-type="float" office:value="0.568027821478844" calcext:value-type="float">
            <text:p>0,568027821478844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formula="of:=[$InputFromCsv.G62]" office:value-type="string" office:string-value="high" calcext:value-type="string">
            <text:p>high</text:p>
          </table:table-cell>
          <table:table-cell table:style-name="Default" table:formula="of:=[$InputFromCsv.B62]" office:value-type="string" office:string-value="teastore_model_Ridge_T_PR_1_3" calcext:value-type="string">
            <text:p>teastore_model_Ridge_T_PR_1_3</text:p>
          </table:table-cell>
          <table:table-cell table:style-name="Default" table:formula="of:=[$InputFromCsv.C62]" office:value-type="string" office:string-value="One correction" calcext:value-type="string">
            <text:p>One correction</text:p>
          </table:table-cell>
          <table:table-cell table:formula="of:=[$InputFromCsv.L62]" office:value-type="string" office:string-value="Login User" calcext:value-type="string">
            <text:p>Login User</text:p>
          </table:table-cell>
          <table:table-cell table:formula="of:=[$InputFromCsv.E62]" office:value-type="float" office:value="0.602075552346489" calcext:value-type="float">
            <text:p>0,602075552346489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formula="of:=[$InputFromCsv.G63]" office:value-type="string" office:string-value="high" calcext:value-type="string">
            <text:p>high</text:p>
          </table:table-cell>
          <table:table-cell table:style-name="Default" table:formula="of:=[$InputFromCsv.B63]" office:value-type="string" office:string-value="teastore_model_Ridge_T_PR_1_3" calcext:value-type="string">
            <text:p>teastore_model_Ridge_T_PR_1_3</text:p>
          </table:table-cell>
          <table:table-cell table:style-name="Default" table:formula="of:=[$InputFromCsv.C63]" office:value-type="string" office:string-value="One correction" calcext:value-type="string">
            <text:p>One correction</text:p>
          </table:table-cell>
          <table:table-cell table:formula="of:=[$InputFromCsv.L63]" office:value-type="string" office:string-value="GET Product Category" calcext:value-type="string">
            <text:p>GET Product Category</text:p>
          </table:table-cell>
          <table:table-cell table:formula="of:=[$InputFromCsv.E63]" office:value-type="float" office:value="0.703470375378048" calcext:value-type="float">
            <text:p>0,703470375378048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formula="of:=[$InputFromCsv.G64]" office:value-type="string" office:string-value="high" calcext:value-type="string">
            <text:p>high</text:p>
          </table:table-cell>
          <table:table-cell table:style-name="Default" table:formula="of:=[$InputFromCsv.B64]" office:value-type="string" office:string-value="teastore_model_Ridge_T_PR_1_3" calcext:value-type="string">
            <text:p>teastore_model_Ridge_T_PR_1_3</text:p>
          </table:table-cell>
          <table:table-cell table:style-name="Default" table:formula="of:=[$InputFromCsv.C64]" office:value-type="string" office:string-value="One correction" calcext:value-type="string">
            <text:p>One correction</text:p>
          </table:table-cell>
          <table:table-cell table:formula="of:=[$InputFromCsv.L64]" office:value-type="string" office:string-value="GET Product" calcext:value-type="string">
            <text:p>GET Product</text:p>
          </table:table-cell>
          <table:table-cell table:formula="of:=[$InputFromCsv.E64]" office:value-type="float" office:value="0.733464670076724" calcext:value-type="float">
            <text:p>0,733464670076724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formula="of:=[$InputFromCsv.G65]" office:value-type="string" office:string-value="high" calcext:value-type="string">
            <text:p>high</text:p>
          </table:table-cell>
          <table:table-cell table:style-name="Default" table:formula="of:=[$InputFromCsv.B65]" office:value-type="string" office:string-value="teastore_model_Ridge_T_PR_1_3" calcext:value-type="string">
            <text:p>teastore_model_Ridge_T_PR_1_3</text:p>
          </table:table-cell>
          <table:table-cell table:style-name="Default" table:formula="of:=[$InputFromCsv.C65]" office:value-type="string" office:string-value="One correction" calcext:value-type="string">
            <text:p>One correction</text:p>
          </table:table-cell>
          <table:table-cell table:formula="of:=[$InputFromCsv.L65]" office:value-type="string" office:string-value="GET Cart" calcext:value-type="string">
            <text:p>GET Cart</text:p>
          </table:table-cell>
          <table:table-cell table:formula="of:=[$InputFromCsv.E65]" office:value-type="float" office:value="0.694020310725083" calcext:value-type="float">
            <text:p>0,694020310725083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formula="of:=[$InputFromCsv.G66]" office:value-type="string" office:string-value="high" calcext:value-type="string">
            <text:p>high</text:p>
          </table:table-cell>
          <table:table-cell table:style-name="Default" table:formula="of:=[$InputFromCsv.B66]" office:value-type="string" office:string-value="teastore_model_Ridge_T_PR_1_3" calcext:value-type="string">
            <text:p>teastore_model_Ridge_T_PR_1_3</text:p>
          </table:table-cell>
          <table:table-cell table:style-name="Default" table:formula="of:=[$InputFromCsv.C66]" office:value-type="string" office:string-value="One correction" calcext:value-type="string">
            <text:p>One correction</text:p>
          </table:table-cell>
          <table:table-cell table:formula="of:=[$InputFromCsv.L66]" office:value-type="string" office:string-value="GET User Profile" calcext:value-type="string">
            <text:p>GET User Profile</text:p>
          </table:table-cell>
          <table:table-cell table:formula="of:=[$InputFromCsv.E66]" office:value-type="float" office:value="0.486069904283681" calcext:value-type="float">
            <text:p>0,486069904283681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formula="of:=[$InputFromCsv.G67]" office:value-type="string" office:string-value="high" calcext:value-type="string">
            <text:p>high</text:p>
          </table:table-cell>
          <table:table-cell table:style-name="Default" table:formula="of:=[$InputFromCsv.B67]" office:value-type="string" office:string-value="teastore_model_Ridge_T_PR_1_3" calcext:value-type="string">
            <text:p>teastore_model_Ridge_T_PR_1_3</text:p>
          </table:table-cell>
          <table:table-cell table:style-name="Default" table:formula="of:=[$InputFromCsv.C67]" office:value-type="string" office:string-value="No correction" calcext:value-type="string">
            <text:p>No correction</text:p>
          </table:table-cell>
          <table:table-cell table:formula="of:=[$InputFromCsv.L67]" office:value-type="string" office:string-value="Login User" calcext:value-type="string">
            <text:p>Login User</text:p>
          </table:table-cell>
          <table:table-cell table:formula="of:=[$InputFromCsv.E67]" office:value-type="float" office:value="0.691259639415365" calcext:value-type="float">
            <text:p>0,691259639415365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formula="of:=[$InputFromCsv.G68]" office:value-type="string" office:string-value="high" calcext:value-type="string">
            <text:p>high</text:p>
          </table:table-cell>
          <table:table-cell table:style-name="Default" table:formula="of:=[$InputFromCsv.B68]" office:value-type="string" office:string-value="teastore_model_Ridge_T_PR_1_3" calcext:value-type="string">
            <text:p>teastore_model_Ridge_T_PR_1_3</text:p>
          </table:table-cell>
          <table:table-cell table:style-name="Default" table:formula="of:=[$InputFromCsv.C68]" office:value-type="string" office:string-value="No correction" calcext:value-type="string">
            <text:p>No correction</text:p>
          </table:table-cell>
          <table:table-cell table:formula="of:=[$InputFromCsv.L68]" office:value-type="string" office:string-value="GET Product Category" calcext:value-type="string">
            <text:p>GET Product Category</text:p>
          </table:table-cell>
          <table:table-cell table:formula="of:=[$InputFromCsv.E68]" office:value-type="float" office:value="0.771726555679568" calcext:value-type="float">
            <text:p>0,771726555679568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formula="of:=[$InputFromCsv.G69]" office:value-type="string" office:string-value="high" calcext:value-type="string">
            <text:p>high</text:p>
          </table:table-cell>
          <table:table-cell table:style-name="Default" table:formula="of:=[$InputFromCsv.B69]" office:value-type="string" office:string-value="teastore_model_Ridge_T_PR_1_3" calcext:value-type="string">
            <text:p>teastore_model_Ridge_T_PR_1_3</text:p>
          </table:table-cell>
          <table:table-cell table:style-name="Default" table:formula="of:=[$InputFromCsv.C69]" office:value-type="string" office:string-value="No correction" calcext:value-type="string">
            <text:p>No correction</text:p>
          </table:table-cell>
          <table:table-cell table:formula="of:=[$InputFromCsv.L69]" office:value-type="string" office:string-value="GET Product" calcext:value-type="string">
            <text:p>GET Product</text:p>
          </table:table-cell>
          <table:table-cell table:formula="of:=[$InputFromCsv.E69]" office:value-type="float" office:value="0.774992925569798" calcext:value-type="float">
            <text:p>0,774992925569798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formula="of:=[$InputFromCsv.G70]" office:value-type="string" office:string-value="high" calcext:value-type="string">
            <text:p>high</text:p>
          </table:table-cell>
          <table:table-cell table:style-name="Default" table:formula="of:=[$InputFromCsv.B70]" office:value-type="string" office:string-value="teastore_model_Ridge_T_PR_1_3" calcext:value-type="string">
            <text:p>teastore_model_Ridge_T_PR_1_3</text:p>
          </table:table-cell>
          <table:table-cell table:style-name="Default" table:formula="of:=[$InputFromCsv.C70]" office:value-type="string" office:string-value="No correction" calcext:value-type="string">
            <text:p>No correction</text:p>
          </table:table-cell>
          <table:table-cell table:formula="of:=[$InputFromCsv.L70]" office:value-type="string" office:string-value="GET Cart" calcext:value-type="string">
            <text:p>GET Cart</text:p>
          </table:table-cell>
          <table:table-cell table:formula="of:=[$InputFromCsv.E70]" office:value-type="float" office:value="0.739979590414857" calcext:value-type="float">
            <text:p>0,739979590414857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formula="of:=[$InputFromCsv.G71]" office:value-type="string" office:string-value="high" calcext:value-type="string">
            <text:p>high</text:p>
          </table:table-cell>
          <table:table-cell table:style-name="Default" table:formula="of:=[$InputFromCsv.B71]" office:value-type="string" office:string-value="teastore_model_Ridge_T_PR_1_3" calcext:value-type="string">
            <text:p>teastore_model_Ridge_T_PR_1_3</text:p>
          </table:table-cell>
          <table:table-cell table:style-name="Default" table:formula="of:=[$InputFromCsv.C71]" office:value-type="string" office:string-value="No correction" calcext:value-type="string">
            <text:p>No correction</text:p>
          </table:table-cell>
          <table:table-cell table:formula="of:=[$InputFromCsv.L71]" office:value-type="string" office:string-value="GET User Profile" calcext:value-type="string">
            <text:p>GET User Profile</text:p>
          </table:table-cell>
          <table:table-cell table:formula="of:=[$InputFromCsv.E71]" office:value-type="float" office:value="0.537506093484072" calcext:value-type="float">
            <text:p>0,537506093484072</text:p>
          </table:table-cell>
          <table:table-cell table:number-columns-repeated="2"/>
          <table:table-cell table:style-name="Default" table:number-columns-repeated="2"/>
          <table:table-cell table:style-name="ce18"/>
          <table:table-cell/>
        </table:table-row>
        <table:table-row table:style-name="ro1">
          <table:table-cell table:style-name="Default" table:formula="of:=[$InputFromCsv.G72]" office:value-type="string" office:string-value="high" calcext:value-type="string">
            <text:p>high</text:p>
          </table:table-cell>
          <table:table-cell table:style-name="Default" table:formula="of:=[$InputFromCsv.B72]" office:value-type="string" office:string-value="teastore_model_DT_T-PR_1_3" calcext:value-type="string">
            <text:p>teastore_model_DT_T-PR_1_3</text:p>
          </table:table-cell>
          <table:table-cell table:style-name="Default" table:formula="of:=[$InputFromCsv.C72]" office:value-type="string" office:string-value="One correction" calcext:value-type="string">
            <text:p>One correction</text:p>
          </table:table-cell>
          <table:table-cell table:formula="of:=[$InputFromCsv.L72]" office:value-type="string" office:string-value="Login User" calcext:value-type="string">
            <text:p>Login User</text:p>
          </table:table-cell>
          <table:table-cell table:formula="of:=[$InputFromCsv.E72]" office:value-type="float" office:value="0.61542129128085" calcext:value-type="float">
            <text:p>0,61542129128085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formula="of:=[$InputFromCsv.G73]" office:value-type="string" office:string-value="high" calcext:value-type="string">
            <text:p>high</text:p>
          </table:table-cell>
          <table:table-cell table:style-name="Default" table:formula="of:=[$InputFromCsv.B73]" office:value-type="string" office:string-value="teastore_model_DT_T-PR_1_3" calcext:value-type="string">
            <text:p>teastore_model_DT_T-PR_1_3</text:p>
          </table:table-cell>
          <table:table-cell table:style-name="Default" table:formula="of:=[$InputFromCsv.C73]" office:value-type="string" office:string-value="One correction" calcext:value-type="string">
            <text:p>One correction</text:p>
          </table:table-cell>
          <table:table-cell table:formula="of:=[$InputFromCsv.L73]" office:value-type="string" office:string-value="GET Product Category" calcext:value-type="string">
            <text:p>GET Product Category</text:p>
          </table:table-cell>
          <table:table-cell table:formula="of:=[$InputFromCsv.E73]" office:value-type="float" office:value="0.674224019641095" calcext:value-type="float">
            <text:p>0,674224019641095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formula="of:=[$InputFromCsv.G74]" office:value-type="string" office:string-value="high" calcext:value-type="string">
            <text:p>high</text:p>
          </table:table-cell>
          <table:table-cell table:style-name="Default" table:formula="of:=[$InputFromCsv.B74]" office:value-type="string" office:string-value="teastore_model_DT_T-PR_1_3" calcext:value-type="string">
            <text:p>teastore_model_DT_T-PR_1_3</text:p>
          </table:table-cell>
          <table:table-cell table:style-name="Default" table:formula="of:=[$InputFromCsv.C74]" office:value-type="string" office:string-value="One correction" calcext:value-type="string">
            <text:p>One correction</text:p>
          </table:table-cell>
          <table:table-cell table:formula="of:=[$InputFromCsv.L74]" office:value-type="string" office:string-value="GET Product" calcext:value-type="string">
            <text:p>GET Product</text:p>
          </table:table-cell>
          <table:table-cell table:formula="of:=[$InputFromCsv.E74]" office:value-type="float" office:value="0.677974364161061" calcext:value-type="float">
            <text:p>0,677974364161061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formula="of:=[$InputFromCsv.G75]" office:value-type="string" office:string-value="high" calcext:value-type="string">
            <text:p>high</text:p>
          </table:table-cell>
          <table:table-cell table:style-name="Default" table:formula="of:=[$InputFromCsv.B75]" office:value-type="string" office:string-value="teastore_model_DT_T-PR_1_3" calcext:value-type="string">
            <text:p>teastore_model_DT_T-PR_1_3</text:p>
          </table:table-cell>
          <table:table-cell table:style-name="Default" table:formula="of:=[$InputFromCsv.C75]" office:value-type="string" office:string-value="One correction" calcext:value-type="string">
            <text:p>One correction</text:p>
          </table:table-cell>
          <table:table-cell table:formula="of:=[$InputFromCsv.L75]" office:value-type="string" office:string-value="GET Cart" calcext:value-type="string">
            <text:p>GET Cart</text:p>
          </table:table-cell>
          <table:table-cell table:formula="of:=[$InputFromCsv.E75]" office:value-type="float" office:value="0.643507394071971" calcext:value-type="float">
            <text:p>0,643507394071971</text:p>
          </table:table-cell>
          <table:table-cell table:number-columns-repeated="6"/>
        </table:table-row>
        <table:table-row table:style-name="ro1">
          <table:table-cell table:style-name="Default" table:formula="of:=[$InputFromCsv.G76]" office:value-type="string" office:string-value="high" calcext:value-type="string">
            <text:p>high</text:p>
          </table:table-cell>
          <table:table-cell table:style-name="Default" table:formula="of:=[$InputFromCsv.B76]" office:value-type="string" office:string-value="teastore_model_DT_T-PR_1_3" calcext:value-type="string">
            <text:p>teastore_model_DT_T-PR_1_3</text:p>
          </table:table-cell>
          <table:table-cell table:style-name="Default" table:formula="of:=[$InputFromCsv.C76]" office:value-type="string" office:string-value="One correction" calcext:value-type="string">
            <text:p>One correction</text:p>
          </table:table-cell>
          <table:table-cell table:formula="of:=[$InputFromCsv.L76]" office:value-type="string" office:string-value="GET User Profile" calcext:value-type="string">
            <text:p>GET User Profile</text:p>
          </table:table-cell>
          <table:table-cell table:formula="of:=[$InputFromCsv.E76]" office:value-type="float" office:value="0.405079752638054" calcext:value-type="float">
            <text:p>0,405079752638054</text:p>
          </table:table-cell>
          <table:table-cell table:number-columns-repeated="6"/>
        </table:table-row>
        <table:table-row table:style-name="ro1">
          <table:table-cell table:style-name="Default" table:formula="of:=[$InputFromCsv.G77]" office:value-type="string" office:string-value="high" calcext:value-type="string">
            <text:p>high</text:p>
          </table:table-cell>
          <table:table-cell table:style-name="Default" table:formula="of:=[$InputFromCsv.B77]" office:value-type="string" office:string-value="teastore_model_DT_T-PR_1_3" calcext:value-type="string">
            <text:p>teastore_model_DT_T-PR_1_3</text:p>
          </table:table-cell>
          <table:table-cell table:style-name="Default" table:formula="of:=[$InputFromCsv.C77]" office:value-type="string" office:string-value="No correction" calcext:value-type="string">
            <text:p>No correction</text:p>
          </table:table-cell>
          <table:table-cell table:formula="of:=[$InputFromCsv.L77]" office:value-type="string" office:string-value="Login User" calcext:value-type="string">
            <text:p>Login User</text:p>
          </table:table-cell>
          <table:table-cell table:formula="of:=[$InputFromCsv.E77]" office:value-type="float" office:value="0.696731752623892" calcext:value-type="float">
            <text:p>0,696731752623892</text:p>
          </table:table-cell>
          <table:table-cell table:number-columns-repeated="6"/>
        </table:table-row>
        <table:table-row table:style-name="ro1">
          <table:table-cell table:style-name="Default" table:formula="of:=[$InputFromCsv.G78]" office:value-type="string" office:string-value="high" calcext:value-type="string">
            <text:p>high</text:p>
          </table:table-cell>
          <table:table-cell table:style-name="Default" table:formula="of:=[$InputFromCsv.B78]" office:value-type="string" office:string-value="teastore_model_DT_T-PR_1_3" calcext:value-type="string">
            <text:p>teastore_model_DT_T-PR_1_3</text:p>
          </table:table-cell>
          <table:table-cell table:style-name="Default" table:formula="of:=[$InputFromCsv.C78]" office:value-type="string" office:string-value="No correction" calcext:value-type="string">
            <text:p>No correction</text:p>
          </table:table-cell>
          <table:table-cell table:formula="of:=[$InputFromCsv.L78]" office:value-type="string" office:string-value="GET Product Category" calcext:value-type="string">
            <text:p>GET Product Category</text:p>
          </table:table-cell>
          <table:table-cell table:formula="of:=[$InputFromCsv.E78]" office:value-type="float" office:value="0.698050460128514" calcext:value-type="float">
            <text:p>0,698050460128514</text:p>
          </table:table-cell>
          <table:table-cell table:number-columns-repeated="6"/>
        </table:table-row>
        <table:table-row table:style-name="ro1">
          <table:table-cell table:style-name="Default" table:formula="of:=[$InputFromCsv.G79]" office:value-type="string" office:string-value="high" calcext:value-type="string">
            <text:p>high</text:p>
          </table:table-cell>
          <table:table-cell table:style-name="Default" table:formula="of:=[$InputFromCsv.B79]" office:value-type="string" office:string-value="teastore_model_DT_T-PR_1_3" calcext:value-type="string">
            <text:p>teastore_model_DT_T-PR_1_3</text:p>
          </table:table-cell>
          <table:table-cell table:style-name="Default" table:formula="of:=[$InputFromCsv.C79]" office:value-type="string" office:string-value="No correction" calcext:value-type="string">
            <text:p>No correction</text:p>
          </table:table-cell>
          <table:table-cell table:formula="of:=[$InputFromCsv.L79]" office:value-type="string" office:string-value="GET Product" calcext:value-type="string">
            <text:p>GET Product</text:p>
          </table:table-cell>
          <table:table-cell table:formula="of:=[$InputFromCsv.E79]" office:value-type="float" office:value="0.715763396449717" calcext:value-type="float">
            <text:p>0,715763396449717</text:p>
          </table:table-cell>
          <table:table-cell table:number-columns-repeated="6"/>
        </table:table-row>
        <table:table-row table:style-name="ro1">
          <table:table-cell table:style-name="Default" table:formula="of:=[$InputFromCsv.G80]" office:value-type="string" office:string-value="high" calcext:value-type="string">
            <text:p>high</text:p>
          </table:table-cell>
          <table:table-cell table:style-name="Default" table:formula="of:=[$InputFromCsv.B80]" office:value-type="string" office:string-value="teastore_model_DT_T-PR_1_3" calcext:value-type="string">
            <text:p>teastore_model_DT_T-PR_1_3</text:p>
          </table:table-cell>
          <table:table-cell table:style-name="Default" table:formula="of:=[$InputFromCsv.C80]" office:value-type="string" office:string-value="No correction" calcext:value-type="string">
            <text:p>No correction</text:p>
          </table:table-cell>
          <table:table-cell table:formula="of:=[$InputFromCsv.L80]" office:value-type="string" office:string-value="GET Cart" calcext:value-type="string">
            <text:p>GET Cart</text:p>
          </table:table-cell>
          <table:table-cell table:formula="of:=[$InputFromCsv.E80]" office:value-type="float" office:value="0.737534899732227" calcext:value-type="float">
            <text:p>0,737534899732227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formula="of:=[$InputFromCsv.G81]" office:value-type="string" office:string-value="high" calcext:value-type="string">
            <text:p>high</text:p>
          </table:table-cell>
          <table:table-cell table:style-name="Default" table:formula="of:=[$InputFromCsv.B81]" office:value-type="string" office:string-value="teastore_model_DT_T-PR_1_3" calcext:value-type="string">
            <text:p>teastore_model_DT_T-PR_1_3</text:p>
          </table:table-cell>
          <table:table-cell table:style-name="Default" table:formula="of:=[$InputFromCsv.C81]" office:value-type="string" office:string-value="No correction" calcext:value-type="string">
            <text:p>No correction</text:p>
          </table:table-cell>
          <table:table-cell table:formula="of:=[$InputFromCsv.L81]" office:value-type="string" office:string-value="GET User Profile" calcext:value-type="string">
            <text:p>GET User Profile</text:p>
          </table:table-cell>
          <table:table-cell table:formula="of:=[$InputFromCsv.E81]" office:value-type="float" office:value="0.519692074622329" calcext:value-type="float">
            <text:p>0,519692074622329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 table:number-rows-repeated="3">
          <table:table-cell table:style-name="Default" table:number-columns-repeated="3"/>
          <table:table-cell table:number-columns-repeated="4"/>
          <table:table-cell table:style-name="Default" table:number-columns-repeated="2"/>
          <table:table-cell table:number-columns-repeated="2"/>
        </table:table-row>
        <table:table-row table:style-name="ro1" table:number-rows-repeated="5">
          <table:table-cell table:style-name="Default" table:number-columns-repeated="3"/>
          <table:table-cell table:number-columns-repeated="8"/>
        </table:table-row>
        <table:table-row table:style-name="ro1" table:number-rows-repeated="15">
          <table:table-cell table:style-name="Default" table:number-columns-repeated="3"/>
          <table:table-cell table:number-columns-repeated="4"/>
          <table:table-cell table:style-name="Default" table:number-columns-repeated="2"/>
          <table:table-cell table:number-columns-repeated="2"/>
        </table:table-row>
        <table:table-row table:style-name="ro1" table:number-rows-repeated="5">
          <table:table-cell table:style-name="Default" table:number-columns-repeated="3"/>
          <table:table-cell table:number-columns-repeated="8"/>
        </table:table-row>
        <table:table-row table:style-name="ro1">
          <table:table-cell table:style-name="Default" table:number-columns-repeated="3"/>
          <table:table-cell table:number-columns-repeated="4"/>
          <table:table-cell table:style-name="Default" table:number-columns-repeated="2"/>
          <table:table-cell table:number-columns-repeated="2"/>
        </table:table-row>
        <table:table-row table:style-name="ro1" table:number-rows-repeated="9">
          <table:table-cell table:style-name="Default"/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1" table:number-rows-repeated="15">
          <table:table-cell table:number-columns-repeated="7"/>
          <table:table-cell table:style-name="Default" table:number-columns-repeated="2"/>
          <table:table-cell table:number-columns-repeated="2"/>
        </table:table-row>
        <table:table-row table:style-name="ro1" table:number-rows-repeated="5">
          <table:table-cell table:number-columns-repeated="11"/>
        </table:table-row>
        <table:table-row table:style-name="ro1" table:number-rows-repeated="5">
          <table:table-cell table:number-columns-repeated="7"/>
          <table:table-cell table:style-name="Default" table:number-columns-repeated="2"/>
          <table:table-cell table:number-columns-repeated="2"/>
        </table:table-row>
        <table:table-row table:style-name="ro1" table:number-rows-repeated="5">
          <table:table-cell table:number-columns-repeated="11"/>
        </table:table-row>
        <table:table-row table:style-name="ro1" table:number-rows-repeated="15">
          <table:table-cell table:number-columns-repeated="7"/>
          <table:table-cell table:style-name="Default" table:number-columns-repeated="2"/>
          <table:table-cell table:number-columns-repeated="2"/>
        </table:table-row>
        <table:table-row table:style-name="ro1" table:number-rows-repeated="5">
          <table:table-cell table:number-columns-repeated="11"/>
        </table:table-row>
        <table:table-row table:style-name="ro1" table:number-rows-repeated="25">
          <table:table-cell table:number-columns-repeated="7"/>
          <table:table-cell table:style-name="Default" table:number-columns-repeated="2"/>
          <table:table-cell table:number-columns-repeated="2"/>
        </table:table-row>
        <table:table-row table:style-name="ro1" table:number-rows-repeated="5">
          <table:table-cell table:number-columns-repeated="11"/>
        </table:table-row>
        <table:table-row table:style-name="ro1" table:number-rows-repeated="5">
          <table:table-cell table:number-columns-repeated="7"/>
          <table:table-cell table:style-name="Default" table:number-columns-repeated="2"/>
          <table:table-cell table:number-columns-repeated="2"/>
        </table:table-row>
        <table:table-row table:style-name="ro1" table:number-rows-repeated="5">
          <table:table-cell table:number-columns-repeated="11"/>
        </table:table-row>
        <table:table-row table:style-name="ro1" table:number-rows-repeated="15">
          <table:table-cell table:number-columns-repeated="7"/>
          <table:table-cell table:style-name="Default" table:number-columns-repeated="2"/>
          <table:table-cell table:number-columns-repeated="2"/>
        </table:table-row>
        <table:table-row table:style-name="ro1" table:number-rows-repeated="5">
          <table:table-cell table:number-columns-repeated="11"/>
        </table:table-row>
        <table:table-row table:style-name="ro1" table:number-rows-repeated="10">
          <table:table-cell table:number-columns-repeated="7"/>
          <table:table-cell table:style-name="Default" table:number-columns-repeated="2"/>
          <table:table-cell table:number-columns-repeated="2"/>
        </table:table-row>
        <table:table-row table:style-name="ro1" table:number-rows-repeated="1048336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Load Intensity Profiles" table:style-name="ta1">
        <table:shapes>
          <draw:frame draw:z-index="0" draw:style-name="gr1" draw:text-style-name="P1" svg:width="15.999cm" svg:height="8.999cm" svg:x="34.069cm" svg:y="0.525cm">
            <draw:object draw:notify-on-update-of-ranges="'Load Intensity Profiles'.A3:'Load Intensity Profiles'.A122 'Load Intensity Profiles'.E1:'Load Intensity Profiles'.E1 'Load Intensity Profiles'.E3:'Load Intensity Profiles'.E122 'Load Intensity Profiles'.D1:'Load Intensity Profiles'.D1 'Load Intensity Profiles'.D3:'Load Intensity Profiles'.D122 'Load Intensity Profiles'.C1:'Load Intensity Profiles'.C1 'Load Intensity Profiles'.C3:'Load Intensity Profiles'.C122 'Load Intensity Profiles'.B1:'Load Intensity Profiles'.B1 'Load Intensity Profiles'.B3:'Load Intensity Profiles'.B122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7" table:default-cell-style-name="Default"/>
        <table:table-column table:style-name="co18" table:number-columns-repeated="4" table:default-cell-style-name="Default"/>
        <table:table-row table:style-name="ro1">
          <table:table-cell/>
          <table:table-cell table:style-name="ce10" office:value-type="string" calcext:value-type="string">
            <text:p>Low</text:p>
          </table:table-cell>
          <table:table-cell table:style-name="ce10" office:value-type="string" calcext:value-type="string">
            <text:p>Low25</text:p>
          </table:table-cell>
          <table:table-cell table:style-name="ce11" office:value-type="string" calcext:value-type="string">
            <text:p>Med</text:p>
          </table:table-cell>
          <table:table-cell table:style-name="ce11" office:value-type="string" calcext:value-type="string">
            <text:p>High</text:p>
          </table:table-cell>
        </table:table-row>
        <table:table-row table:style-name="ro1">
          <table:table-cell table:style-name="ce10" office:value-type="string" calcext:value-type="string">
            <text:p>Time</text:p>
          </table:table-cell>
          <table:table-cell table:number-columns-repeated="4" office:value-type="string" calcext:value-type="string">
            <text:p>Requests per Second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0.416666666666667" calcext:value-type="float">
            <text:p>0,416666666666667</text:p>
          </table:table-cell>
          <table:table-cell office:value-type="float" office:value="1.075" calcext:value-type="float">
            <text:p>1,075</text:p>
          </table:table-cell>
          <table:table-cell office:value-type="float" office:value="8.333333333" calcext:value-type="float">
            <text:p>8,333333333</text:p>
          </table:table-cell>
          <table:table-cell office:value-type="float" office:value="16.66666667" calcext:value-type="float">
            <text:p>16,66666667</text:p>
          </table:table-cell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float" office:value="1.25" calcext:value-type="float">
            <text:p>1,25</text:p>
          </table:table-cell>
          <table:table-cell office:value-type="float" office:value="3.225" calcext:value-type="float">
            <text:p>3,225</text:p>
          </table:table-cell>
          <table:table-cell office:value-type="float" office:value="16.66666667" calcext:value-type="float">
            <text:p>16,66666667</text:p>
          </table:table-cell>
          <table:table-cell office:value-type="float" office:value="33.33333333" calcext:value-type="float">
            <text:p>33,33333333</text:p>
          </table:table-cell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float" office:value="2.08333333333333" calcext:value-type="float">
            <text:p>2,08333333333333</text:p>
          </table:table-cell>
          <table:table-cell office:value-type="float" office:value="5.375" calcext:value-type="float">
            <text:p>5,375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.5" calcext:value-type="float">
            <text:p>3,5</text:p>
          </table:table-cell>
          <table:table-cell office:value-type="float" office:value="2.91666666666667" calcext:value-type="float">
            <text:p>2,91666666666667</text:p>
          </table:table-cell>
          <table:table-cell office:value-type="float" office:value="7.525" calcext:value-type="float">
            <text:p>7,525</text:p>
          </table:table-cell>
          <table:table-cell office:value-type="float" office:value="33.33333333" calcext:value-type="float">
            <text:p>33,33333333</text:p>
          </table:table-cell>
          <table:table-cell office:value-type="float" office:value="66.66666667" calcext:value-type="float">
            <text:p>66,66666667</text:p>
          </table:table-cell>
        </table:table-row>
        <table:table-row table:style-name="ro1">
          <table:table-cell office:value-type="float" office:value="4.5" calcext:value-type="float">
            <text:p>4,5</text:p>
          </table:table-cell>
          <table:table-cell office:value-type="float" office:value="3.75" calcext:value-type="float">
            <text:p>3,75</text:p>
          </table:table-cell>
          <table:table-cell office:value-type="float" office:value="9.675" calcext:value-type="float">
            <text:p>9,675</text:p>
          </table:table-cell>
          <table:table-cell office:value-type="float" office:value="41.66666667" calcext:value-type="float">
            <text:p>41,66666667</text:p>
          </table:table-cell>
          <table:table-cell office:value-type="float" office:value="83.33333333" calcext:value-type="float">
            <text:p>83,33333333</text:p>
          </table:table-cell>
        </table:table-row>
        <table:table-row table:style-name="ro1">
          <table:table-cell office:value-type="float" office:value="5.5" calcext:value-type="float">
            <text:p>5,5</text:p>
          </table:table-cell>
          <table:table-cell office:value-type="float" office:value="4.58333333333333" calcext:value-type="float">
            <text:p>4,58333333333333</text:p>
          </table:table-cell>
          <table:table-cell office:value-type="float" office:value="11.825" calcext:value-type="float">
            <text:p>11,825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.5" calcext:value-type="float">
            <text:p>6,5</text:p>
          </table:table-cell>
          <table:table-cell office:value-type="float" office:value="5.41666666666667" calcext:value-type="float">
            <text:p>5,41666666666667</text:p>
          </table:table-cell>
          <table:table-cell office:value-type="float" office:value="13.975" calcext:value-type="float">
            <text:p>13,975</text:p>
          </table:table-cell>
          <table:table-cell office:value-type="float" office:value="58.33333333" calcext:value-type="float">
            <text:p>58,33333333</text:p>
          </table:table-cell>
          <table:table-cell office:value-type="float" office:value="116.6666667" calcext:value-type="float">
            <text:p>116,6666667</text:p>
          </table:table-cell>
        </table:table-row>
        <table:table-row table:style-name="ro1">
          <table:table-cell office:value-type="float" office:value="7.5" calcext:value-type="float">
            <text:p>7,5</text:p>
          </table:table-cell>
          <table:table-cell office:value-type="float" office:value="6.25" calcext:value-type="float">
            <text:p>6,25</text:p>
          </table:table-cell>
          <table:table-cell office:value-type="float" office:value="16.125" calcext:value-type="float">
            <text:p>16,125</text:p>
          </table:table-cell>
          <table:table-cell office:value-type="float" office:value="66.66666667" calcext:value-type="float">
            <text:p>66,66666667</text:p>
          </table:table-cell>
          <table:table-cell office:value-type="float" office:value="133.3333333" calcext:value-type="float">
            <text:p>133,3333333</text:p>
          </table:table-cell>
        </table:table-row>
        <table:table-row table:style-name="ro1">
          <table:table-cell office:value-type="float" office:value="8.5" calcext:value-type="float">
            <text:p>8,5</text:p>
          </table:table-cell>
          <table:table-cell office:value-type="float" office:value="7.08333333333333" calcext:value-type="float">
            <text:p>7,08333333333333</text:p>
          </table:table-cell>
          <table:table-cell office:value-type="float" office:value="18.275" calcext:value-type="float">
            <text:p>18,275</text:p>
          </table:table-cell>
          <table:table-cell office:value-type="float" office:value="75" calcext:value-type="float">
            <text:p>75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9.5" calcext:value-type="float">
            <text:p>9,5</text:p>
          </table:table-cell>
          <table:table-cell office:value-type="float" office:value="7.91666666666667" calcext:value-type="float">
            <text:p>7,91666666666667</text:p>
          </table:table-cell>
          <table:table-cell office:value-type="float" office:value="20.425" calcext:value-type="float">
            <text:p>20,425</text:p>
          </table:table-cell>
          <table:table-cell office:value-type="float" office:value="83.33333333" calcext:value-type="float">
            <text:p>83,33333333</text:p>
          </table:table-cell>
          <table:table-cell office:value-type="float" office:value="166.6666667" calcext:value-type="float">
            <text:p>166,6666667</text:p>
          </table:table-cell>
        </table:table-row>
        <table:table-row table:style-name="ro1">
          <table:table-cell office:value-type="float" office:value="10.5" calcext:value-type="float">
            <text:p>10,5</text:p>
          </table:table-cell>
          <table:table-cell office:value-type="float" office:value="8.75" calcext:value-type="float">
            <text:p>8,75</text:p>
          </table:table-cell>
          <table:table-cell office:value-type="float" office:value="22.575" calcext:value-type="float">
            <text:p>22,575</text:p>
          </table:table-cell>
          <table:table-cell office:value-type="float" office:value="91.66666667" calcext:value-type="float">
            <text:p>91,66666667</text:p>
          </table:table-cell>
          <table:table-cell office:value-type="float" office:value="183.3333333" calcext:value-type="float">
            <text:p>183,3333333</text:p>
          </table:table-cell>
        </table:table-row>
        <table:table-row table:style-name="ro1">
          <table:table-cell office:value-type="float" office:value="11.5" calcext:value-type="float">
            <text:p>11,5</text:p>
          </table:table-cell>
          <table:table-cell office:value-type="float" office:value="9.58333333333333" calcext:value-type="float">
            <text:p>9,58333333333333</text:p>
          </table:table-cell>
          <table:table-cell office:value-type="float" office:value="24.725" calcext:value-type="float">
            <text:p>24,725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12.5" calcext:value-type="float">
            <text:p>12,5</text:p>
          </table:table-cell>
          <table:table-cell office:value-type="float" office:value="10.4166666666667" calcext:value-type="float">
            <text:p>10,4166666666667</text:p>
          </table:table-cell>
          <table:table-cell office:value-type="float" office:value="26.875" calcext:value-type="float">
            <text:p>26,875</text:p>
          </table:table-cell>
          <table:table-cell office:value-type="float" office:value="108.3333333" calcext:value-type="float">
            <text:p>108,3333333</text:p>
          </table:table-cell>
          <table:table-cell office:value-type="float" office:value="216.6666667" calcext:value-type="float">
            <text:p>216,6666667</text:p>
          </table:table-cell>
        </table:table-row>
        <table:table-row table:style-name="ro1">
          <table:table-cell office:value-type="float" office:value="13.5" calcext:value-type="float">
            <text:p>13,5</text:p>
          </table:table-cell>
          <table:table-cell office:value-type="float" office:value="11.25" calcext:value-type="float">
            <text:p>11,25</text:p>
          </table:table-cell>
          <table:table-cell office:value-type="float" office:value="29.025" calcext:value-type="float">
            <text:p>29,025</text:p>
          </table:table-cell>
          <table:table-cell office:value-type="float" office:value="116.6666667" calcext:value-type="float">
            <text:p>116,6666667</text:p>
          </table:table-cell>
          <table:table-cell office:value-type="float" office:value="233.3333333" calcext:value-type="float">
            <text:p>233,3333333</text:p>
          </table:table-cell>
        </table:table-row>
        <table:table-row table:style-name="ro1">
          <table:table-cell office:value-type="float" office:value="14.5" calcext:value-type="float">
            <text:p>14,5</text:p>
          </table:table-cell>
          <table:table-cell office:value-type="float" office:value="12.0833333333333" calcext:value-type="float">
            <text:p>12,0833333333333</text:p>
          </table:table-cell>
          <table:table-cell office:value-type="float" office:value="31.175" calcext:value-type="float">
            <text:p>31,175</text:p>
          </table:table-cell>
          <table:table-cell office:value-type="float" office:value="125" calcext:value-type="float">
            <text:p>125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float" office:value="15.5" calcext:value-type="float">
            <text:p>15,5</text:p>
          </table:table-cell>
          <table:table-cell office:value-type="float" office:value="12.9166666666667" calcext:value-type="float">
            <text:p>12,9166666666667</text:p>
          </table:table-cell>
          <table:table-cell office:value-type="float" office:value="33.325" calcext:value-type="float">
            <text:p>33,325</text:p>
          </table:table-cell>
          <table:table-cell office:value-type="float" office:value="133.3333333" calcext:value-type="float">
            <text:p>133,3333333</text:p>
          </table:table-cell>
          <table:table-cell office:value-type="float" office:value="266.6666667" calcext:value-type="float">
            <text:p>266,6666667</text:p>
          </table:table-cell>
        </table:table-row>
        <table:table-row table:style-name="ro1">
          <table:table-cell office:value-type="float" office:value="16.5" calcext:value-type="float">
            <text:p>16,5</text:p>
          </table:table-cell>
          <table:table-cell office:value-type="float" office:value="13.75" calcext:value-type="float">
            <text:p>13,75</text:p>
          </table:table-cell>
          <table:table-cell office:value-type="float" office:value="35.475" calcext:value-type="float">
            <text:p>35,475</text:p>
          </table:table-cell>
          <table:table-cell office:value-type="float" office:value="141.6666667" calcext:value-type="float">
            <text:p>141,6666667</text:p>
          </table:table-cell>
          <table:table-cell office:value-type="float" office:value="283.3333333" calcext:value-type="float">
            <text:p>283,3333333</text:p>
          </table:table-cell>
        </table:table-row>
        <table:table-row table:style-name="ro1">
          <table:table-cell office:value-type="float" office:value="17.5" calcext:value-type="float">
            <text:p>17,5</text:p>
          </table:table-cell>
          <table:table-cell office:value-type="float" office:value="14.5833333333333" calcext:value-type="float">
            <text:p>14,5833333333333</text:p>
          </table:table-cell>
          <table:table-cell office:value-type="float" office:value="37.625" calcext:value-type="float">
            <text:p>37,625</text:p>
          </table:table-cell>
          <table:table-cell office:value-type="float" office:value="150" calcext:value-type="float">
            <text:p>150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18.5" calcext:value-type="float">
            <text:p>18,5</text:p>
          </table:table-cell>
          <table:table-cell office:value-type="float" office:value="15.4166666666667" calcext:value-type="float">
            <text:p>15,4166666666667</text:p>
          </table:table-cell>
          <table:table-cell office:value-type="float" office:value="39.775" calcext:value-type="float">
            <text:p>39,775</text:p>
          </table:table-cell>
          <table:table-cell office:value-type="float" office:value="158.3333333" calcext:value-type="float">
            <text:p>158,3333333</text:p>
          </table:table-cell>
          <table:table-cell office:value-type="float" office:value="316.6666667" calcext:value-type="float">
            <text:p>316,6666667</text:p>
          </table:table-cell>
        </table:table-row>
        <table:table-row table:style-name="ro1">
          <table:table-cell office:value-type="float" office:value="19.5" calcext:value-type="float">
            <text:p>19,5</text:p>
          </table:table-cell>
          <table:table-cell office:value-type="float" office:value="16.25" calcext:value-type="float">
            <text:p>16,25</text:p>
          </table:table-cell>
          <table:table-cell office:value-type="float" office:value="41.925" calcext:value-type="float">
            <text:p>41,925</text:p>
          </table:table-cell>
          <table:table-cell office:value-type="float" office:value="166.6666667" calcext:value-type="float">
            <text:p>166,6666667</text:p>
          </table:table-cell>
          <table:table-cell office:value-type="float" office:value="333.3333333" calcext:value-type="float">
            <text:p>333,3333333</text:p>
          </table:table-cell>
        </table:table-row>
        <table:table-row table:style-name="ro1">
          <table:table-cell office:value-type="float" office:value="20.5" calcext:value-type="float">
            <text:p>20,5</text:p>
          </table:table-cell>
          <table:table-cell office:value-type="float" office:value="17.0833333333333" calcext:value-type="float">
            <text:p>17,0833333333333</text:p>
          </table:table-cell>
          <table:table-cell office:value-type="float" office:value="44.075" calcext:value-type="float">
            <text:p>44,075</text:p>
          </table:table-cell>
          <table:table-cell office:value-type="float" office:value="175" calcext:value-type="float">
            <text:p>175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float" office:value="21.5" calcext:value-type="float">
            <text:p>21,5</text:p>
          </table:table-cell>
          <table:table-cell office:value-type="float" office:value="17.9166666666667" calcext:value-type="float">
            <text:p>17,9166666666667</text:p>
          </table:table-cell>
          <table:table-cell office:value-type="float" office:value="46.225" calcext:value-type="float">
            <text:p>46,225</text:p>
          </table:table-cell>
          <table:table-cell office:value-type="float" office:value="183.3333333" calcext:value-type="float">
            <text:p>183,3333333</text:p>
          </table:table-cell>
          <table:table-cell office:value-type="float" office:value="366.6666667" calcext:value-type="float">
            <text:p>366,6666667</text:p>
          </table:table-cell>
        </table:table-row>
        <table:table-row table:style-name="ro1">
          <table:table-cell office:value-type="float" office:value="22.5" calcext:value-type="float">
            <text:p>22,5</text:p>
          </table:table-cell>
          <table:table-cell office:value-type="float" office:value="18.75" calcext:value-type="float">
            <text:p>18,75</text:p>
          </table:table-cell>
          <table:table-cell office:value-type="float" office:value="48.375" calcext:value-type="float">
            <text:p>48,375</text:p>
          </table:table-cell>
          <table:table-cell office:value-type="float" office:value="191.6666667" calcext:value-type="float">
            <text:p>191,6666667</text:p>
          </table:table-cell>
          <table:table-cell office:value-type="float" office:value="383.3333333" calcext:value-type="float">
            <text:p>383,3333333</text:p>
          </table:table-cell>
        </table:table-row>
        <table:table-row table:style-name="ro1">
          <table:table-cell office:value-type="float" office:value="23.5" calcext:value-type="float">
            <text:p>23,5</text:p>
          </table:table-cell>
          <table:table-cell office:value-type="float" office:value="19.5833333333333" calcext:value-type="float">
            <text:p>19,5833333333333</text:p>
          </table:table-cell>
          <table:table-cell office:value-type="float" office:value="50.525" calcext:value-type="float">
            <text:p>50,525</text:p>
          </table:table-cell>
          <table:table-cell office:value-type="float" office:value="200" calcext:value-type="float">
            <text:p>200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24.5" calcext:value-type="float">
            <text:p>24,5</text:p>
          </table:table-cell>
          <table:table-cell office:value-type="float" office:value="20.4166666666667" calcext:value-type="float">
            <text:p>20,4166666666667</text:p>
          </table:table-cell>
          <table:table-cell office:value-type="float" office:value="52.675" calcext:value-type="float">
            <text:p>52,675</text:p>
          </table:table-cell>
          <table:table-cell office:value-type="float" office:value="208.3333333" calcext:value-type="float">
            <text:p>208,3333333</text:p>
          </table:table-cell>
          <table:table-cell office:value-type="float" office:value="416.6666667" calcext:value-type="float">
            <text:p>416,6666667</text:p>
          </table:table-cell>
        </table:table-row>
        <table:table-row table:style-name="ro1">
          <table:table-cell office:value-type="float" office:value="25.5" calcext:value-type="float">
            <text:p>25,5</text:p>
          </table:table-cell>
          <table:table-cell office:value-type="float" office:value="21.25" calcext:value-type="float">
            <text:p>21,25</text:p>
          </table:table-cell>
          <table:table-cell office:value-type="float" office:value="54.825" calcext:value-type="float">
            <text:p>54,825</text:p>
          </table:table-cell>
          <table:table-cell office:value-type="float" office:value="216.6666667" calcext:value-type="float">
            <text:p>216,6666667</text:p>
          </table:table-cell>
          <table:table-cell office:value-type="float" office:value="433.3333333" calcext:value-type="float">
            <text:p>433,3333333</text:p>
          </table:table-cell>
        </table:table-row>
        <table:table-row table:style-name="ro1">
          <table:table-cell office:value-type="float" office:value="26.5" calcext:value-type="float">
            <text:p>26,5</text:p>
          </table:table-cell>
          <table:table-cell office:value-type="float" office:value="22.0833333333333" calcext:value-type="float">
            <text:p>22,0833333333333</text:p>
          </table:table-cell>
          <table:table-cell office:value-type="float" office:value="56.975" calcext:value-type="float">
            <text:p>56,975</text:p>
          </table:table-cell>
          <table:table-cell office:value-type="float" office:value="225" calcext:value-type="float">
            <text:p>225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float" office:value="27.5" calcext:value-type="float">
            <text:p>27,5</text:p>
          </table:table-cell>
          <table:table-cell office:value-type="float" office:value="22.9166666666667" calcext:value-type="float">
            <text:p>22,9166666666667</text:p>
          </table:table-cell>
          <table:table-cell office:value-type="float" office:value="59.125" calcext:value-type="float">
            <text:p>59,125</text:p>
          </table:table-cell>
          <table:table-cell office:value-type="float" office:value="233.3333333" calcext:value-type="float">
            <text:p>233,3333333</text:p>
          </table:table-cell>
          <table:table-cell office:value-type="float" office:value="466.6666667" calcext:value-type="float">
            <text:p>466,6666667</text:p>
          </table:table-cell>
        </table:table-row>
        <table:table-row table:style-name="ro1">
          <table:table-cell office:value-type="float" office:value="28.5" calcext:value-type="float">
            <text:p>28,5</text:p>
          </table:table-cell>
          <table:table-cell office:value-type="float" office:value="23.75" calcext:value-type="float">
            <text:p>23,75</text:p>
          </table:table-cell>
          <table:table-cell office:value-type="float" office:value="61.275" calcext:value-type="float">
            <text:p>61,275</text:p>
          </table:table-cell>
          <table:table-cell office:value-type="float" office:value="241.6666667" calcext:value-type="float">
            <text:p>241,6666667</text:p>
          </table:table-cell>
          <table:table-cell office:value-type="float" office:value="483.3333333" calcext:value-type="float">
            <text:p>483,3333333</text:p>
          </table:table-cell>
        </table:table-row>
        <table:table-row table:style-name="ro1">
          <table:table-cell office:value-type="float" office:value="29.5" calcext:value-type="float">
            <text:p>29,5</text:p>
          </table:table-cell>
          <table:table-cell office:value-type="float" office:value="24.5833333333333" calcext:value-type="float">
            <text:p>24,5833333333333</text:p>
          </table:table-cell>
          <table:table-cell office:value-type="float" office:value="63.425" calcext:value-type="float">
            <text:p>63,425</text:p>
          </table:table-cell>
          <table:table-cell office:value-type="float" office:value="250" calcext:value-type="float">
            <text:p>250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30.5" calcext:value-type="float">
            <text:p>30,5</text:p>
          </table:table-cell>
          <table:table-cell office:value-type="float" office:value="25.4166666666667" calcext:value-type="float">
            <text:p>25,4166666666667</text:p>
          </table:table-cell>
          <table:table-cell office:value-type="float" office:value="65.575" calcext:value-type="float">
            <text:p>65,575</text:p>
          </table:table-cell>
          <table:table-cell office:value-type="float" office:value="258.3333333" calcext:value-type="float">
            <text:p>258,3333333</text:p>
          </table:table-cell>
          <table:table-cell office:value-type="float" office:value="516.6666667" calcext:value-type="float">
            <text:p>516,6666667</text:p>
          </table:table-cell>
        </table:table-row>
        <table:table-row table:style-name="ro1">
          <table:table-cell office:value-type="float" office:value="31.5" calcext:value-type="float">
            <text:p>31,5</text:p>
          </table:table-cell>
          <table:table-cell office:value-type="float" office:value="26.25" calcext:value-type="float">
            <text:p>26,25</text:p>
          </table:table-cell>
          <table:table-cell office:value-type="float" office:value="67.725" calcext:value-type="float">
            <text:p>67,725</text:p>
          </table:table-cell>
          <table:table-cell office:value-type="float" office:value="266.6666667" calcext:value-type="float">
            <text:p>266,6666667</text:p>
          </table:table-cell>
          <table:table-cell office:value-type="float" office:value="533.3333333" calcext:value-type="float">
            <text:p>533,3333333</text:p>
          </table:table-cell>
        </table:table-row>
        <table:table-row table:style-name="ro1">
          <table:table-cell office:value-type="float" office:value="32.5" calcext:value-type="float">
            <text:p>32,5</text:p>
          </table:table-cell>
          <table:table-cell office:value-type="float" office:value="27.0833333333333" calcext:value-type="float">
            <text:p>27,0833333333333</text:p>
          </table:table-cell>
          <table:table-cell office:value-type="float" office:value="69.875" calcext:value-type="float">
            <text:p>69,875</text:p>
          </table:table-cell>
          <table:table-cell office:value-type="float" office:value="275" calcext:value-type="float">
            <text:p>275</text:p>
          </table:table-cell>
          <table:table-cell office:value-type="float" office:value="550" calcext:value-type="float">
            <text:p>550</text:p>
          </table:table-cell>
        </table:table-row>
        <table:table-row table:style-name="ro1">
          <table:table-cell office:value-type="float" office:value="33.5" calcext:value-type="float">
            <text:p>33,5</text:p>
          </table:table-cell>
          <table:table-cell office:value-type="float" office:value="27.9166666666667" calcext:value-type="float">
            <text:p>27,9166666666667</text:p>
          </table:table-cell>
          <table:table-cell office:value-type="float" office:value="72.025" calcext:value-type="float">
            <text:p>72,025</text:p>
          </table:table-cell>
          <table:table-cell office:value-type="float" office:value="283.3333333" calcext:value-type="float">
            <text:p>283,3333333</text:p>
          </table:table-cell>
          <table:table-cell office:value-type="float" office:value="566.6666667" calcext:value-type="float">
            <text:p>566,6666667</text:p>
          </table:table-cell>
        </table:table-row>
        <table:table-row table:style-name="ro1">
          <table:table-cell office:value-type="float" office:value="34.5" calcext:value-type="float">
            <text:p>34,5</text:p>
          </table:table-cell>
          <table:table-cell office:value-type="float" office:value="28.75" calcext:value-type="float">
            <text:p>28,75</text:p>
          </table:table-cell>
          <table:table-cell office:value-type="float" office:value="74.175" calcext:value-type="float">
            <text:p>74,175</text:p>
          </table:table-cell>
          <table:table-cell office:value-type="float" office:value="291.6666667" calcext:value-type="float">
            <text:p>291,6666667</text:p>
          </table:table-cell>
          <table:table-cell office:value-type="float" office:value="583.3333333" calcext:value-type="float">
            <text:p>583,3333333</text:p>
          </table:table-cell>
        </table:table-row>
        <table:table-row table:style-name="ro1">
          <table:table-cell office:value-type="float" office:value="35.5" calcext:value-type="float">
            <text:p>35,5</text:p>
          </table:table-cell>
          <table:table-cell office:value-type="float" office:value="29.5833333333333" calcext:value-type="float">
            <text:p>29,5833333333333</text:p>
          </table:table-cell>
          <table:table-cell office:value-type="float" office:value="76.325" calcext:value-type="float">
            <text:p>76,325</text:p>
          </table:table-cell>
          <table:table-cell office:value-type="float" office:value="300" calcext:value-type="float">
            <text:p>300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36.5" calcext:value-type="float">
            <text:p>36,5</text:p>
          </table:table-cell>
          <table:table-cell office:value-type="float" office:value="30.4166666666667" calcext:value-type="float">
            <text:p>30,4166666666667</text:p>
          </table:table-cell>
          <table:table-cell office:value-type="float" office:value="78.475" calcext:value-type="float">
            <text:p>78,475</text:p>
          </table:table-cell>
          <table:table-cell office:value-type="float" office:value="308.3333333" calcext:value-type="float">
            <text:p>308,3333333</text:p>
          </table:table-cell>
          <table:table-cell office:value-type="float" office:value="616.6666667" calcext:value-type="float">
            <text:p>616,6666667</text:p>
          </table:table-cell>
        </table:table-row>
        <table:table-row table:style-name="ro1">
          <table:table-cell office:value-type="float" office:value="37.5" calcext:value-type="float">
            <text:p>37,5</text:p>
          </table:table-cell>
          <table:table-cell office:value-type="float" office:value="31.25" calcext:value-type="float">
            <text:p>31,25</text:p>
          </table:table-cell>
          <table:table-cell office:value-type="float" office:value="80.625" calcext:value-type="float">
            <text:p>80,625</text:p>
          </table:table-cell>
          <table:table-cell office:value-type="float" office:value="316.6666667" calcext:value-type="float">
            <text:p>316,6666667</text:p>
          </table:table-cell>
          <table:table-cell office:value-type="float" office:value="633.3333333" calcext:value-type="float">
            <text:p>633,3333333</text:p>
          </table:table-cell>
        </table:table-row>
        <table:table-row table:style-name="ro1">
          <table:table-cell office:value-type="float" office:value="38.5" calcext:value-type="float">
            <text:p>38,5</text:p>
          </table:table-cell>
          <table:table-cell office:value-type="float" office:value="32.0833333333333" calcext:value-type="float">
            <text:p>32,0833333333333</text:p>
          </table:table-cell>
          <table:table-cell office:value-type="float" office:value="82.775" calcext:value-type="float">
            <text:p>82,775</text:p>
          </table:table-cell>
          <table:table-cell office:value-type="float" office:value="325" calcext:value-type="float">
            <text:p>325</text:p>
          </table:table-cell>
          <table:table-cell office:value-type="float" office:value="650" calcext:value-type="float">
            <text:p>650</text:p>
          </table:table-cell>
        </table:table-row>
        <table:table-row table:style-name="ro1">
          <table:table-cell office:value-type="float" office:value="39.5" calcext:value-type="float">
            <text:p>39,5</text:p>
          </table:table-cell>
          <table:table-cell office:value-type="float" office:value="32.9166666666667" calcext:value-type="float">
            <text:p>32,9166666666667</text:p>
          </table:table-cell>
          <table:table-cell office:value-type="float" office:value="84.925" calcext:value-type="float">
            <text:p>84,925</text:p>
          </table:table-cell>
          <table:table-cell office:value-type="float" office:value="333.3333333" calcext:value-type="float">
            <text:p>333,3333333</text:p>
          </table:table-cell>
          <table:table-cell office:value-type="float" office:value="666.6666667" calcext:value-type="float">
            <text:p>666,6666667</text:p>
          </table:table-cell>
        </table:table-row>
        <table:table-row table:style-name="ro1">
          <table:table-cell office:value-type="float" office:value="40.5" calcext:value-type="float">
            <text:p>40,5</text:p>
          </table:table-cell>
          <table:table-cell office:value-type="float" office:value="33.75" calcext:value-type="float">
            <text:p>33,75</text:p>
          </table:table-cell>
          <table:table-cell office:value-type="float" office:value="87.075" calcext:value-type="float">
            <text:p>87,075</text:p>
          </table:table-cell>
          <table:table-cell office:value-type="float" office:value="341.6666667" calcext:value-type="float">
            <text:p>341,6666667</text:p>
          </table:table-cell>
          <table:table-cell office:value-type="float" office:value="683.3333333" calcext:value-type="float">
            <text:p>683,3333333</text:p>
          </table:table-cell>
        </table:table-row>
        <table:table-row table:style-name="ro1">
          <table:table-cell office:value-type="float" office:value="41.5" calcext:value-type="float">
            <text:p>41,5</text:p>
          </table:table-cell>
          <table:table-cell office:value-type="float" office:value="34.5833333333333" calcext:value-type="float">
            <text:p>34,5833333333333</text:p>
          </table:table-cell>
          <table:table-cell office:value-type="float" office:value="89.225" calcext:value-type="float">
            <text:p>89,225</text:p>
          </table:table-cell>
          <table:table-cell office:value-type="float" office:value="350" calcext:value-type="float">
            <text:p>350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float" office:value="42.5" calcext:value-type="float">
            <text:p>42,5</text:p>
          </table:table-cell>
          <table:table-cell office:value-type="float" office:value="35.4166666666667" calcext:value-type="float">
            <text:p>35,4166666666667</text:p>
          </table:table-cell>
          <table:table-cell office:value-type="float" office:value="91.375" calcext:value-type="float">
            <text:p>91,375</text:p>
          </table:table-cell>
          <table:table-cell office:value-type="float" office:value="358.3333333" calcext:value-type="float">
            <text:p>358,3333333</text:p>
          </table:table-cell>
          <table:table-cell office:value-type="float" office:value="716.6666667" calcext:value-type="float">
            <text:p>716,6666667</text:p>
          </table:table-cell>
        </table:table-row>
        <table:table-row table:style-name="ro1">
          <table:table-cell office:value-type="float" office:value="43.5" calcext:value-type="float">
            <text:p>43,5</text:p>
          </table:table-cell>
          <table:table-cell office:value-type="float" office:value="36.25" calcext:value-type="float">
            <text:p>36,25</text:p>
          </table:table-cell>
          <table:table-cell office:value-type="float" office:value="93.525" calcext:value-type="float">
            <text:p>93,525</text:p>
          </table:table-cell>
          <table:table-cell office:value-type="float" office:value="366.6666667" calcext:value-type="float">
            <text:p>366,6666667</text:p>
          </table:table-cell>
          <table:table-cell office:value-type="float" office:value="733.3333333" calcext:value-type="float">
            <text:p>733,3333333</text:p>
          </table:table-cell>
        </table:table-row>
        <table:table-row table:style-name="ro1">
          <table:table-cell office:value-type="float" office:value="44.5" calcext:value-type="float">
            <text:p>44,5</text:p>
          </table:table-cell>
          <table:table-cell office:value-type="float" office:value="37.0833333333333" calcext:value-type="float">
            <text:p>37,0833333333333</text:p>
          </table:table-cell>
          <table:table-cell office:value-type="float" office:value="95.675" calcext:value-type="float">
            <text:p>95,675</text:p>
          </table:table-cell>
          <table:table-cell office:value-type="float" office:value="375" calcext:value-type="float">
            <text:p>375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 office:value-type="float" office:value="45.5" calcext:value-type="float">
            <text:p>45,5</text:p>
          </table:table-cell>
          <table:table-cell office:value-type="float" office:value="37.9166666666667" calcext:value-type="float">
            <text:p>37,9166666666667</text:p>
          </table:table-cell>
          <table:table-cell office:value-type="float" office:value="97.825" calcext:value-type="float">
            <text:p>97,825</text:p>
          </table:table-cell>
          <table:table-cell office:value-type="float" office:value="383.3333333" calcext:value-type="float">
            <text:p>383,3333333</text:p>
          </table:table-cell>
          <table:table-cell office:value-type="float" office:value="766.6666667" calcext:value-type="float">
            <text:p>766,6666667</text:p>
          </table:table-cell>
        </table:table-row>
        <table:table-row table:style-name="ro1">
          <table:table-cell office:value-type="float" office:value="46.5" calcext:value-type="float">
            <text:p>46,5</text:p>
          </table:table-cell>
          <table:table-cell office:value-type="float" office:value="38.75" calcext:value-type="float">
            <text:p>38,75</text:p>
          </table:table-cell>
          <table:table-cell office:value-type="float" office:value="99.975" calcext:value-type="float">
            <text:p>99,975</text:p>
          </table:table-cell>
          <table:table-cell office:value-type="float" office:value="391.6666667" calcext:value-type="float">
            <text:p>391,6666667</text:p>
          </table:table-cell>
          <table:table-cell office:value-type="float" office:value="783.3333333" calcext:value-type="float">
            <text:p>783,3333333</text:p>
          </table:table-cell>
        </table:table-row>
        <table:table-row table:style-name="ro1">
          <table:table-cell office:value-type="float" office:value="47.5" calcext:value-type="float">
            <text:p>47,5</text:p>
          </table:table-cell>
          <table:table-cell office:value-type="float" office:value="39.5833333333333" calcext:value-type="float">
            <text:p>39,5833333333333</text:p>
          </table:table-cell>
          <table:table-cell office:value-type="float" office:value="102.125" calcext:value-type="float">
            <text:p>102,125</text:p>
          </table:table-cell>
          <table:table-cell office:value-type="float" office:value="400" calcext:value-type="float">
            <text:p>400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float" office:value="48.5" calcext:value-type="float">
            <text:p>48,5</text:p>
          </table:table-cell>
          <table:table-cell office:value-type="float" office:value="40.4166666666667" calcext:value-type="float">
            <text:p>40,4166666666667</text:p>
          </table:table-cell>
          <table:table-cell office:value-type="float" office:value="104.275" calcext:value-type="float">
            <text:p>104,275</text:p>
          </table:table-cell>
          <table:table-cell office:value-type="float" office:value="408.3333333" calcext:value-type="float">
            <text:p>408,3333333</text:p>
          </table:table-cell>
          <table:table-cell office:value-type="float" office:value="816.6666667" calcext:value-type="float">
            <text:p>816,6666667</text:p>
          </table:table-cell>
        </table:table-row>
        <table:table-row table:style-name="ro1">
          <table:table-cell office:value-type="float" office:value="49.5" calcext:value-type="float">
            <text:p>49,5</text:p>
          </table:table-cell>
          <table:table-cell office:value-type="float" office:value="41.25" calcext:value-type="float">
            <text:p>41,25</text:p>
          </table:table-cell>
          <table:table-cell office:value-type="float" office:value="106.425" calcext:value-type="float">
            <text:p>106,425</text:p>
          </table:table-cell>
          <table:table-cell office:value-type="float" office:value="416.6666667" calcext:value-type="float">
            <text:p>416,6666667</text:p>
          </table:table-cell>
          <table:table-cell office:value-type="float" office:value="833.3333333" calcext:value-type="float">
            <text:p>833,3333333</text:p>
          </table:table-cell>
        </table:table-row>
        <table:table-row table:style-name="ro1">
          <table:table-cell office:value-type="float" office:value="50.5" calcext:value-type="float">
            <text:p>50,5</text:p>
          </table:table-cell>
          <table:table-cell office:value-type="float" office:value="42.0833333333333" calcext:value-type="float">
            <text:p>42,0833333333333</text:p>
          </table:table-cell>
          <table:table-cell office:value-type="float" office:value="108.575" calcext:value-type="float">
            <text:p>108,575</text:p>
          </table:table-cell>
          <table:table-cell office:value-type="float" office:value="425" calcext:value-type="float">
            <text:p>425</text:p>
          </table:table-cell>
          <table:table-cell office:value-type="float" office:value="850" calcext:value-type="float">
            <text:p>850</text:p>
          </table:table-cell>
        </table:table-row>
        <table:table-row table:style-name="ro1">
          <table:table-cell office:value-type="float" office:value="51.5" calcext:value-type="float">
            <text:p>51,5</text:p>
          </table:table-cell>
          <table:table-cell office:value-type="float" office:value="42.9166666666667" calcext:value-type="float">
            <text:p>42,9166666666667</text:p>
          </table:table-cell>
          <table:table-cell office:value-type="float" office:value="110.725" calcext:value-type="float">
            <text:p>110,725</text:p>
          </table:table-cell>
          <table:table-cell office:value-type="float" office:value="433.3333333" calcext:value-type="float">
            <text:p>433,3333333</text:p>
          </table:table-cell>
          <table:table-cell office:value-type="float" office:value="866.6666667" calcext:value-type="float">
            <text:p>866,6666667</text:p>
          </table:table-cell>
        </table:table-row>
        <table:table-row table:style-name="ro1">
          <table:table-cell office:value-type="float" office:value="52.5" calcext:value-type="float">
            <text:p>52,5</text:p>
          </table:table-cell>
          <table:table-cell office:value-type="float" office:value="43.75" calcext:value-type="float">
            <text:p>43,75</text:p>
          </table:table-cell>
          <table:table-cell office:value-type="float" office:value="112.875" calcext:value-type="float">
            <text:p>112,875</text:p>
          </table:table-cell>
          <table:table-cell office:value-type="float" office:value="441.6666667" calcext:value-type="float">
            <text:p>441,6666667</text:p>
          </table:table-cell>
          <table:table-cell office:value-type="float" office:value="883.3333333" calcext:value-type="float">
            <text:p>883,3333333</text:p>
          </table:table-cell>
        </table:table-row>
        <table:table-row table:style-name="ro1">
          <table:table-cell office:value-type="float" office:value="53.5" calcext:value-type="float">
            <text:p>53,5</text:p>
          </table:table-cell>
          <table:table-cell office:value-type="float" office:value="44.5833333333333" calcext:value-type="float">
            <text:p>44,5833333333333</text:p>
          </table:table-cell>
          <table:table-cell office:value-type="float" office:value="115.025" calcext:value-type="float">
            <text:p>115,025</text:p>
          </table:table-cell>
          <table:table-cell office:value-type="float" office:value="450" calcext:value-type="float">
            <text:p>450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office:value-type="float" office:value="54.5" calcext:value-type="float">
            <text:p>54,5</text:p>
          </table:table-cell>
          <table:table-cell office:value-type="float" office:value="45.4166666666667" calcext:value-type="float">
            <text:p>45,4166666666667</text:p>
          </table:table-cell>
          <table:table-cell office:value-type="float" office:value="117.175" calcext:value-type="float">
            <text:p>117,175</text:p>
          </table:table-cell>
          <table:table-cell office:value-type="float" office:value="458.3333333" calcext:value-type="float">
            <text:p>458,3333333</text:p>
          </table:table-cell>
          <table:table-cell office:value-type="float" office:value="916.6666667" calcext:value-type="float">
            <text:p>916,6666667</text:p>
          </table:table-cell>
        </table:table-row>
        <table:table-row table:style-name="ro1">
          <table:table-cell office:value-type="float" office:value="55.5" calcext:value-type="float">
            <text:p>55,5</text:p>
          </table:table-cell>
          <table:table-cell office:value-type="float" office:value="46.25" calcext:value-type="float">
            <text:p>46,25</text:p>
          </table:table-cell>
          <table:table-cell office:value-type="float" office:value="119.325" calcext:value-type="float">
            <text:p>119,325</text:p>
          </table:table-cell>
          <table:table-cell office:value-type="float" office:value="466.6666667" calcext:value-type="float">
            <text:p>466,6666667</text:p>
          </table:table-cell>
          <table:table-cell office:value-type="float" office:value="933.3333333" calcext:value-type="float">
            <text:p>933,3333333</text:p>
          </table:table-cell>
        </table:table-row>
        <table:table-row table:style-name="ro1">
          <table:table-cell office:value-type="float" office:value="56.5" calcext:value-type="float">
            <text:p>56,5</text:p>
          </table:table-cell>
          <table:table-cell office:value-type="float" office:value="47.0833333333333" calcext:value-type="float">
            <text:p>47,0833333333333</text:p>
          </table:table-cell>
          <table:table-cell office:value-type="float" office:value="121.475" calcext:value-type="float">
            <text:p>121,475</text:p>
          </table:table-cell>
          <table:table-cell office:value-type="float" office:value="475" calcext:value-type="float">
            <text:p>475</text:p>
          </table:table-cell>
          <table:table-cell office:value-type="float" office:value="950" calcext:value-type="float">
            <text:p>950</text:p>
          </table:table-cell>
        </table:table-row>
        <table:table-row table:style-name="ro1">
          <table:table-cell office:value-type="float" office:value="57.5" calcext:value-type="float">
            <text:p>57,5</text:p>
          </table:table-cell>
          <table:table-cell office:value-type="float" office:value="47.9166666666667" calcext:value-type="float">
            <text:p>47,9166666666667</text:p>
          </table:table-cell>
          <table:table-cell office:value-type="float" office:value="123.625" calcext:value-type="float">
            <text:p>123,625</text:p>
          </table:table-cell>
          <table:table-cell office:value-type="float" office:value="483.3333333" calcext:value-type="float">
            <text:p>483,3333333</text:p>
          </table:table-cell>
          <table:table-cell office:value-type="float" office:value="966.6666667" calcext:value-type="float">
            <text:p>966,6666667</text:p>
          </table:table-cell>
        </table:table-row>
        <table:table-row table:style-name="ro1">
          <table:table-cell office:value-type="float" office:value="58.5" calcext:value-type="float">
            <text:p>58,5</text:p>
          </table:table-cell>
          <table:table-cell office:value-type="float" office:value="48.75" calcext:value-type="float">
            <text:p>48,75</text:p>
          </table:table-cell>
          <table:table-cell office:value-type="float" office:value="125.775" calcext:value-type="float">
            <text:p>125,775</text:p>
          </table:table-cell>
          <table:table-cell office:value-type="float" office:value="491.6666667" calcext:value-type="float">
            <text:p>491,6666667</text:p>
          </table:table-cell>
          <table:table-cell office:value-type="float" office:value="983.3333333" calcext:value-type="float">
            <text:p>983,3333333</text:p>
          </table:table-cell>
        </table:table-row>
        <table:table-row table:style-name="ro1">
          <table:table-cell office:value-type="float" office:value="59.5" calcext:value-type="float">
            <text:p>59,5</text:p>
          </table:table-cell>
          <table:table-cell office:value-type="float" office:value="49.5833333333333" calcext:value-type="float">
            <text:p>49,5833333333333</text:p>
          </table:table-cell>
          <table:table-cell office:value-type="float" office:value="127.925" calcext:value-type="float">
            <text:p>127,925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60.5" calcext:value-type="float">
            <text:p>60,5</text:p>
          </table:table-cell>
          <table:table-cell office:value-type="float" office:value="50.4166666666667" calcext:value-type="float">
            <text:p>50,4166666666667</text:p>
          </table:table-cell>
          <table:table-cell office:value-type="float" office:value="130.075" calcext:value-type="float">
            <text:p>130,075</text:p>
          </table:table-cell>
          <table:table-cell office:value-type="float" office:value="508.3333333" calcext:value-type="float">
            <text:p>508,3333333</text:p>
          </table:table-cell>
          <table:table-cell office:value-type="float" office:value="1016.666667" calcext:value-type="float">
            <text:p>1016,666667</text:p>
          </table:table-cell>
        </table:table-row>
        <table:table-row table:style-name="ro1">
          <table:table-cell office:value-type="float" office:value="61.5" calcext:value-type="float">
            <text:p>61,5</text:p>
          </table:table-cell>
          <table:table-cell office:value-type="float" office:value="51.25" calcext:value-type="float">
            <text:p>51,25</text:p>
          </table:table-cell>
          <table:table-cell office:value-type="float" office:value="132.225" calcext:value-type="float">
            <text:p>132,225</text:p>
          </table:table-cell>
          <table:table-cell office:value-type="float" office:value="516.6666667" calcext:value-type="float">
            <text:p>516,6666667</text:p>
          </table:table-cell>
          <table:table-cell office:value-type="float" office:value="1033.333333" calcext:value-type="float">
            <text:p>1033,333333</text:p>
          </table:table-cell>
        </table:table-row>
        <table:table-row table:style-name="ro1">
          <table:table-cell office:value-type="float" office:value="62.5" calcext:value-type="float">
            <text:p>62,5</text:p>
          </table:table-cell>
          <table:table-cell office:value-type="float" office:value="52.0833333333333" calcext:value-type="float">
            <text:p>52,0833333333333</text:p>
          </table:table-cell>
          <table:table-cell office:value-type="float" office:value="134.375" calcext:value-type="float">
            <text:p>134,375</text:p>
          </table:table-cell>
          <table:table-cell office:value-type="float" office:value="525" calcext:value-type="float">
            <text:p>525</text:p>
          </table:table-cell>
          <table:table-cell office:value-type="float" office:value="1050" calcext:value-type="float">
            <text:p>1050</text:p>
          </table:table-cell>
        </table:table-row>
        <table:table-row table:style-name="ro1">
          <table:table-cell office:value-type="float" office:value="63.5" calcext:value-type="float">
            <text:p>63,5</text:p>
          </table:table-cell>
          <table:table-cell office:value-type="float" office:value="52.9166666666667" calcext:value-type="float">
            <text:p>52,9166666666667</text:p>
          </table:table-cell>
          <table:table-cell office:value-type="float" office:value="136.525" calcext:value-type="float">
            <text:p>136,525</text:p>
          </table:table-cell>
          <table:table-cell office:value-type="float" office:value="533.3333333" calcext:value-type="float">
            <text:p>533,3333333</text:p>
          </table:table-cell>
          <table:table-cell office:value-type="float" office:value="1066.666667" calcext:value-type="float">
            <text:p>1066,666667</text:p>
          </table:table-cell>
        </table:table-row>
        <table:table-row table:style-name="ro1">
          <table:table-cell office:value-type="float" office:value="64.5" calcext:value-type="float">
            <text:p>64,5</text:p>
          </table:table-cell>
          <table:table-cell office:value-type="float" office:value="53.75" calcext:value-type="float">
            <text:p>53,75</text:p>
          </table:table-cell>
          <table:table-cell office:value-type="float" office:value="138.675" calcext:value-type="float">
            <text:p>138,675</text:p>
          </table:table-cell>
          <table:table-cell office:value-type="float" office:value="541.6666667" calcext:value-type="float">
            <text:p>541,6666667</text:p>
          </table:table-cell>
          <table:table-cell office:value-type="float" office:value="1083.333333" calcext:value-type="float">
            <text:p>1083,333333</text:p>
          </table:table-cell>
        </table:table-row>
        <table:table-row table:style-name="ro1">
          <table:table-cell office:value-type="float" office:value="65.5" calcext:value-type="float">
            <text:p>65,5</text:p>
          </table:table-cell>
          <table:table-cell office:value-type="float" office:value="54.5833333333333" calcext:value-type="float">
            <text:p>54,5833333333333</text:p>
          </table:table-cell>
          <table:table-cell office:value-type="float" office:value="140.825" calcext:value-type="float">
            <text:p>140,825</text:p>
          </table:table-cell>
          <table:table-cell office:value-type="float" office:value="550" calcext:value-type="float">
            <text:p>550</text:p>
          </table:table-cell>
          <table:table-cell office:value-type="float" office:value="1100" calcext:value-type="float">
            <text:p>1100</text:p>
          </table:table-cell>
        </table:table-row>
        <table:table-row table:style-name="ro1">
          <table:table-cell office:value-type="float" office:value="66.5" calcext:value-type="float">
            <text:p>66,5</text:p>
          </table:table-cell>
          <table:table-cell office:value-type="float" office:value="55.4166666666667" calcext:value-type="float">
            <text:p>55,4166666666667</text:p>
          </table:table-cell>
          <table:table-cell office:value-type="float" office:value="142.975" calcext:value-type="float">
            <text:p>142,975</text:p>
          </table:table-cell>
          <table:table-cell office:value-type="float" office:value="558.3333333" calcext:value-type="float">
            <text:p>558,3333333</text:p>
          </table:table-cell>
          <table:table-cell office:value-type="float" office:value="1116.666667" calcext:value-type="float">
            <text:p>1116,666667</text:p>
          </table:table-cell>
        </table:table-row>
        <table:table-row table:style-name="ro1">
          <table:table-cell office:value-type="float" office:value="67.5" calcext:value-type="float">
            <text:p>67,5</text:p>
          </table:table-cell>
          <table:table-cell office:value-type="float" office:value="56.25" calcext:value-type="float">
            <text:p>56,25</text:p>
          </table:table-cell>
          <table:table-cell office:value-type="float" office:value="145.125" calcext:value-type="float">
            <text:p>145,125</text:p>
          </table:table-cell>
          <table:table-cell office:value-type="float" office:value="566.6666667" calcext:value-type="float">
            <text:p>566,6666667</text:p>
          </table:table-cell>
          <table:table-cell office:value-type="float" office:value="1133.333333" calcext:value-type="float">
            <text:p>1133,333333</text:p>
          </table:table-cell>
        </table:table-row>
        <table:table-row table:style-name="ro1">
          <table:table-cell office:value-type="float" office:value="68.5" calcext:value-type="float">
            <text:p>68,5</text:p>
          </table:table-cell>
          <table:table-cell office:value-type="float" office:value="57.0833333333333" calcext:value-type="float">
            <text:p>57,0833333333333</text:p>
          </table:table-cell>
          <table:table-cell office:value-type="float" office:value="147.275" calcext:value-type="float">
            <text:p>147,275</text:p>
          </table:table-cell>
          <table:table-cell office:value-type="float" office:value="575" calcext:value-type="float">
            <text:p>575</text:p>
          </table:table-cell>
          <table:table-cell office:value-type="float" office:value="1150" calcext:value-type="float">
            <text:p>1150</text:p>
          </table:table-cell>
        </table:table-row>
        <table:table-row table:style-name="ro1">
          <table:table-cell office:value-type="float" office:value="69.5" calcext:value-type="float">
            <text:p>69,5</text:p>
          </table:table-cell>
          <table:table-cell office:value-type="float" office:value="57.9166666666667" calcext:value-type="float">
            <text:p>57,9166666666667</text:p>
          </table:table-cell>
          <table:table-cell office:value-type="float" office:value="149.425" calcext:value-type="float">
            <text:p>149,425</text:p>
          </table:table-cell>
          <table:table-cell office:value-type="float" office:value="583.3333333" calcext:value-type="float">
            <text:p>583,3333333</text:p>
          </table:table-cell>
          <table:table-cell office:value-type="float" office:value="1166.666667" calcext:value-type="float">
            <text:p>1166,666667</text:p>
          </table:table-cell>
        </table:table-row>
        <table:table-row table:style-name="ro1">
          <table:table-cell office:value-type="float" office:value="70.5" calcext:value-type="float">
            <text:p>70,5</text:p>
          </table:table-cell>
          <table:table-cell office:value-type="float" office:value="58.75" calcext:value-type="float">
            <text:p>58,75</text:p>
          </table:table-cell>
          <table:table-cell office:value-type="float" office:value="151.575" calcext:value-type="float">
            <text:p>151,575</text:p>
          </table:table-cell>
          <table:table-cell office:value-type="float" office:value="591.6666667" calcext:value-type="float">
            <text:p>591,6666667</text:p>
          </table:table-cell>
          <table:table-cell office:value-type="float" office:value="1183.333333" calcext:value-type="float">
            <text:p>1183,333333</text:p>
          </table:table-cell>
        </table:table-row>
        <table:table-row table:style-name="ro1">
          <table:table-cell office:value-type="float" office:value="71.5" calcext:value-type="float">
            <text:p>71,5</text:p>
          </table:table-cell>
          <table:table-cell office:value-type="float" office:value="59.5833333333333" calcext:value-type="float">
            <text:p>59,5833333333333</text:p>
          </table:table-cell>
          <table:table-cell office:value-type="float" office:value="153.725" calcext:value-type="float">
            <text:p>153,725</text:p>
          </table:table-cell>
          <table:table-cell office:value-type="float" office:value="600" calcext:value-type="float">
            <text:p>6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72.5" calcext:value-type="float">
            <text:p>72,5</text:p>
          </table:table-cell>
          <table:table-cell office:value-type="float" office:value="60.4166666666667" calcext:value-type="float">
            <text:p>60,4166666666667</text:p>
          </table:table-cell>
          <table:table-cell office:value-type="float" office:value="155.875" calcext:value-type="float">
            <text:p>155,875</text:p>
          </table:table-cell>
          <table:table-cell office:value-type="float" office:value="608.3333333" calcext:value-type="float">
            <text:p>608,3333333</text:p>
          </table:table-cell>
          <table:table-cell office:value-type="float" office:value="1216.666667" calcext:value-type="float">
            <text:p>1216,666667</text:p>
          </table:table-cell>
        </table:table-row>
        <table:table-row table:style-name="ro1">
          <table:table-cell office:value-type="float" office:value="73.5" calcext:value-type="float">
            <text:p>73,5</text:p>
          </table:table-cell>
          <table:table-cell office:value-type="float" office:value="61.25" calcext:value-type="float">
            <text:p>61,25</text:p>
          </table:table-cell>
          <table:table-cell office:value-type="float" office:value="158.025" calcext:value-type="float">
            <text:p>158,025</text:p>
          </table:table-cell>
          <table:table-cell office:value-type="float" office:value="616.6666667" calcext:value-type="float">
            <text:p>616,6666667</text:p>
          </table:table-cell>
          <table:table-cell office:value-type="float" office:value="1233.333333" calcext:value-type="float">
            <text:p>1233,333333</text:p>
          </table:table-cell>
        </table:table-row>
        <table:table-row table:style-name="ro1">
          <table:table-cell office:value-type="float" office:value="74.5" calcext:value-type="float">
            <text:p>74,5</text:p>
          </table:table-cell>
          <table:table-cell office:value-type="float" office:value="62.0833333333333" calcext:value-type="float">
            <text:p>62,0833333333333</text:p>
          </table:table-cell>
          <table:table-cell office:value-type="float" office:value="160.175" calcext:value-type="float">
            <text:p>160,175</text:p>
          </table:table-cell>
          <table:table-cell office:value-type="float" office:value="625" calcext:value-type="float">
            <text:p>625</text:p>
          </table:table-cell>
          <table:table-cell office:value-type="float" office:value="1250" calcext:value-type="float">
            <text:p>1250</text:p>
          </table:table-cell>
        </table:table-row>
        <table:table-row table:style-name="ro1">
          <table:table-cell office:value-type="float" office:value="75.5" calcext:value-type="float">
            <text:p>75,5</text:p>
          </table:table-cell>
          <table:table-cell office:value-type="float" office:value="62.9166666666667" calcext:value-type="float">
            <text:p>62,9166666666667</text:p>
          </table:table-cell>
          <table:table-cell office:value-type="float" office:value="162.325" calcext:value-type="float">
            <text:p>162,325</text:p>
          </table:table-cell>
          <table:table-cell office:value-type="float" office:value="633.3333333" calcext:value-type="float">
            <text:p>633,3333333</text:p>
          </table:table-cell>
          <table:table-cell office:value-type="float" office:value="1266.666667" calcext:value-type="float">
            <text:p>1266,666667</text:p>
          </table:table-cell>
        </table:table-row>
        <table:table-row table:style-name="ro1">
          <table:table-cell office:value-type="float" office:value="76.5" calcext:value-type="float">
            <text:p>76,5</text:p>
          </table:table-cell>
          <table:table-cell office:value-type="float" office:value="63.75" calcext:value-type="float">
            <text:p>63,75</text:p>
          </table:table-cell>
          <table:table-cell office:value-type="float" office:value="164.475" calcext:value-type="float">
            <text:p>164,475</text:p>
          </table:table-cell>
          <table:table-cell office:value-type="float" office:value="641.6666667" calcext:value-type="float">
            <text:p>641,6666667</text:p>
          </table:table-cell>
          <table:table-cell office:value-type="float" office:value="1283.333333" calcext:value-type="float">
            <text:p>1283,333333</text:p>
          </table:table-cell>
        </table:table-row>
        <table:table-row table:style-name="ro1">
          <table:table-cell office:value-type="float" office:value="77.5" calcext:value-type="float">
            <text:p>77,5</text:p>
          </table:table-cell>
          <table:table-cell office:value-type="float" office:value="64.5833333333333" calcext:value-type="float">
            <text:p>64,5833333333333</text:p>
          </table:table-cell>
          <table:table-cell office:value-type="float" office:value="166.625" calcext:value-type="float">
            <text:p>166,625</text:p>
          </table:table-cell>
          <table:table-cell office:value-type="float" office:value="650" calcext:value-type="float">
            <text:p>65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78.5" calcext:value-type="float">
            <text:p>78,5</text:p>
          </table:table-cell>
          <table:table-cell office:value-type="float" office:value="65.4166666666667" calcext:value-type="float">
            <text:p>65,4166666666667</text:p>
          </table:table-cell>
          <table:table-cell office:value-type="float" office:value="168.775" calcext:value-type="float">
            <text:p>168,775</text:p>
          </table:table-cell>
          <table:table-cell office:value-type="float" office:value="658.3333333" calcext:value-type="float">
            <text:p>658,3333333</text:p>
          </table:table-cell>
          <table:table-cell office:value-type="float" office:value="1316.666667" calcext:value-type="float">
            <text:p>1316,666667</text:p>
          </table:table-cell>
        </table:table-row>
        <table:table-row table:style-name="ro1">
          <table:table-cell office:value-type="float" office:value="79.5" calcext:value-type="float">
            <text:p>79,5</text:p>
          </table:table-cell>
          <table:table-cell office:value-type="float" office:value="66.25" calcext:value-type="float">
            <text:p>66,25</text:p>
          </table:table-cell>
          <table:table-cell office:value-type="float" office:value="170.925" calcext:value-type="float">
            <text:p>170,925</text:p>
          </table:table-cell>
          <table:table-cell office:value-type="float" office:value="666.6666667" calcext:value-type="float">
            <text:p>666,6666667</text:p>
          </table:table-cell>
          <table:table-cell office:value-type="float" office:value="1333.333333" calcext:value-type="float">
            <text:p>1333,333333</text:p>
          </table:table-cell>
        </table:table-row>
        <table:table-row table:style-name="ro1">
          <table:table-cell office:value-type="float" office:value="80.5" calcext:value-type="float">
            <text:p>80,5</text:p>
          </table:table-cell>
          <table:table-cell office:value-type="float" office:value="67.0833333333333" calcext:value-type="float">
            <text:p>67,0833333333333</text:p>
          </table:table-cell>
          <table:table-cell office:value-type="float" office:value="173.075" calcext:value-type="float">
            <text:p>173,075</text:p>
          </table:table-cell>
          <table:table-cell office:value-type="float" office:value="675" calcext:value-type="float">
            <text:p>675</text:p>
          </table:table-cell>
          <table:table-cell office:value-type="float" office:value="1350" calcext:value-type="float">
            <text:p>1350</text:p>
          </table:table-cell>
        </table:table-row>
        <table:table-row table:style-name="ro1">
          <table:table-cell office:value-type="float" office:value="81.5" calcext:value-type="float">
            <text:p>81,5</text:p>
          </table:table-cell>
          <table:table-cell office:value-type="float" office:value="67.9166666666667" calcext:value-type="float">
            <text:p>67,9166666666667</text:p>
          </table:table-cell>
          <table:table-cell office:value-type="float" office:value="175.225" calcext:value-type="float">
            <text:p>175,225</text:p>
          </table:table-cell>
          <table:table-cell office:value-type="float" office:value="683.3333333" calcext:value-type="float">
            <text:p>683,3333333</text:p>
          </table:table-cell>
          <table:table-cell office:value-type="float" office:value="1366.666667" calcext:value-type="float">
            <text:p>1366,666667</text:p>
          </table:table-cell>
        </table:table-row>
        <table:table-row table:style-name="ro1">
          <table:table-cell office:value-type="float" office:value="82.5" calcext:value-type="float">
            <text:p>82,5</text:p>
          </table:table-cell>
          <table:table-cell office:value-type="float" office:value="68.75" calcext:value-type="float">
            <text:p>68,75</text:p>
          </table:table-cell>
          <table:table-cell office:value-type="float" office:value="177.375" calcext:value-type="float">
            <text:p>177,375</text:p>
          </table:table-cell>
          <table:table-cell office:value-type="float" office:value="691.6666667" calcext:value-type="float">
            <text:p>691,6666667</text:p>
          </table:table-cell>
          <table:table-cell office:value-type="float" office:value="1383.333333" calcext:value-type="float">
            <text:p>1383,333333</text:p>
          </table:table-cell>
        </table:table-row>
        <table:table-row table:style-name="ro1">
          <table:table-cell office:value-type="float" office:value="83.5" calcext:value-type="float">
            <text:p>83,5</text:p>
          </table:table-cell>
          <table:table-cell office:value-type="float" office:value="69.5833333333333" calcext:value-type="float">
            <text:p>69,5833333333333</text:p>
          </table:table-cell>
          <table:table-cell office:value-type="float" office:value="179.525" calcext:value-type="float">
            <text:p>179,525</text:p>
          </table:table-cell>
          <table:table-cell office:value-type="float" office:value="700" calcext:value-type="float">
            <text:p>700</text:p>
          </table:table-cell>
          <table:table-cell office:value-type="float" office:value="1400" calcext:value-type="float">
            <text:p>1400</text:p>
          </table:table-cell>
        </table:table-row>
        <table:table-row table:style-name="ro1">
          <table:table-cell office:value-type="float" office:value="84.5" calcext:value-type="float">
            <text:p>84,5</text:p>
          </table:table-cell>
          <table:table-cell office:value-type="float" office:value="70.4166666666667" calcext:value-type="float">
            <text:p>70,4166666666667</text:p>
          </table:table-cell>
          <table:table-cell office:value-type="float" office:value="181.675" calcext:value-type="float">
            <text:p>181,675</text:p>
          </table:table-cell>
          <table:table-cell office:value-type="float" office:value="708.3333333" calcext:value-type="float">
            <text:p>708,3333333</text:p>
          </table:table-cell>
          <table:table-cell office:value-type="float" office:value="1416.666667" calcext:value-type="float">
            <text:p>1416,666667</text:p>
          </table:table-cell>
        </table:table-row>
        <table:table-row table:style-name="ro1">
          <table:table-cell office:value-type="float" office:value="85.5" calcext:value-type="float">
            <text:p>85,5</text:p>
          </table:table-cell>
          <table:table-cell office:value-type="float" office:value="71.25" calcext:value-type="float">
            <text:p>71,25</text:p>
          </table:table-cell>
          <table:table-cell office:value-type="float" office:value="183.825" calcext:value-type="float">
            <text:p>183,825</text:p>
          </table:table-cell>
          <table:table-cell office:value-type="float" office:value="716.6666667" calcext:value-type="float">
            <text:p>716,6666667</text:p>
          </table:table-cell>
          <table:table-cell office:value-type="float" office:value="1433.333333" calcext:value-type="float">
            <text:p>1433,333333</text:p>
          </table:table-cell>
        </table:table-row>
        <table:table-row table:style-name="ro1">
          <table:table-cell office:value-type="float" office:value="86.5" calcext:value-type="float">
            <text:p>86,5</text:p>
          </table:table-cell>
          <table:table-cell office:value-type="float" office:value="72.0833333333333" calcext:value-type="float">
            <text:p>72,0833333333333</text:p>
          </table:table-cell>
          <table:table-cell office:value-type="float" office:value="185.975" calcext:value-type="float">
            <text:p>185,975</text:p>
          </table:table-cell>
          <table:table-cell office:value-type="float" office:value="725" calcext:value-type="float">
            <text:p>725</text:p>
          </table:table-cell>
          <table:table-cell office:value-type="float" office:value="1450" calcext:value-type="float">
            <text:p>1450</text:p>
          </table:table-cell>
        </table:table-row>
        <table:table-row table:style-name="ro1">
          <table:table-cell office:value-type="float" office:value="87.5" calcext:value-type="float">
            <text:p>87,5</text:p>
          </table:table-cell>
          <table:table-cell office:value-type="float" office:value="72.9166666666667" calcext:value-type="float">
            <text:p>72,9166666666667</text:p>
          </table:table-cell>
          <table:table-cell office:value-type="float" office:value="188.125" calcext:value-type="float">
            <text:p>188,125</text:p>
          </table:table-cell>
          <table:table-cell office:value-type="float" office:value="733.3333333" calcext:value-type="float">
            <text:p>733,3333333</text:p>
          </table:table-cell>
          <table:table-cell office:value-type="float" office:value="1466.666667" calcext:value-type="float">
            <text:p>1466,666667</text:p>
          </table:table-cell>
        </table:table-row>
        <table:table-row table:style-name="ro1">
          <table:table-cell office:value-type="float" office:value="88.5" calcext:value-type="float">
            <text:p>88,5</text:p>
          </table:table-cell>
          <table:table-cell office:value-type="float" office:value="73.75" calcext:value-type="float">
            <text:p>73,75</text:p>
          </table:table-cell>
          <table:table-cell office:value-type="float" office:value="190.275" calcext:value-type="float">
            <text:p>190,275</text:p>
          </table:table-cell>
          <table:table-cell office:value-type="float" office:value="741.6666667" calcext:value-type="float">
            <text:p>741,6666667</text:p>
          </table:table-cell>
          <table:table-cell office:value-type="float" office:value="1483.333333" calcext:value-type="float">
            <text:p>1483,333333</text:p>
          </table:table-cell>
        </table:table-row>
        <table:table-row table:style-name="ro1">
          <table:table-cell office:value-type="float" office:value="89.5" calcext:value-type="float">
            <text:p>89,5</text:p>
          </table:table-cell>
          <table:table-cell office:value-type="float" office:value="74.5833333333333" calcext:value-type="float">
            <text:p>74,5833333333333</text:p>
          </table:table-cell>
          <table:table-cell office:value-type="float" office:value="192.425" calcext:value-type="float">
            <text:p>192,425</text:p>
          </table:table-cell>
          <table:table-cell office:value-type="float" office:value="750" calcext:value-type="float">
            <text:p>750</text:p>
          </table:table-cell>
          <table:table-cell office:value-type="float" office:value="1500" calcext:value-type="float">
            <text:p>1500</text:p>
          </table:table-cell>
        </table:table-row>
        <table:table-row table:style-name="ro1">
          <table:table-cell office:value-type="float" office:value="90.5" calcext:value-type="float">
            <text:p>90,5</text:p>
          </table:table-cell>
          <table:table-cell office:value-type="float" office:value="75.4166666666667" calcext:value-type="float">
            <text:p>75,4166666666667</text:p>
          </table:table-cell>
          <table:table-cell office:value-type="float" office:value="194.575" calcext:value-type="float">
            <text:p>194,575</text:p>
          </table:table-cell>
          <table:table-cell office:value-type="float" office:value="758.3333333" calcext:value-type="float">
            <text:p>758,3333333</text:p>
          </table:table-cell>
          <table:table-cell office:value-type="float" office:value="1516.666667" calcext:value-type="float">
            <text:p>1516,666667</text:p>
          </table:table-cell>
        </table:table-row>
        <table:table-row table:style-name="ro1">
          <table:table-cell office:value-type="float" office:value="91.5" calcext:value-type="float">
            <text:p>91,5</text:p>
          </table:table-cell>
          <table:table-cell office:value-type="float" office:value="76.25" calcext:value-type="float">
            <text:p>76,25</text:p>
          </table:table-cell>
          <table:table-cell office:value-type="float" office:value="196.725" calcext:value-type="float">
            <text:p>196,725</text:p>
          </table:table-cell>
          <table:table-cell office:value-type="float" office:value="766.6666667" calcext:value-type="float">
            <text:p>766,6666667</text:p>
          </table:table-cell>
          <table:table-cell office:value-type="float" office:value="1533.333333" calcext:value-type="float">
            <text:p>1533,333333</text:p>
          </table:table-cell>
        </table:table-row>
        <table:table-row table:style-name="ro1">
          <table:table-cell office:value-type="float" office:value="92.5" calcext:value-type="float">
            <text:p>92,5</text:p>
          </table:table-cell>
          <table:table-cell office:value-type="float" office:value="77.0833333333333" calcext:value-type="float">
            <text:p>77,0833333333333</text:p>
          </table:table-cell>
          <table:table-cell office:value-type="float" office:value="198.875" calcext:value-type="float">
            <text:p>198,875</text:p>
          </table:table-cell>
          <table:table-cell office:value-type="float" office:value="775" calcext:value-type="float">
            <text:p>775</text:p>
          </table:table-cell>
          <table:table-cell office:value-type="float" office:value="1550" calcext:value-type="float">
            <text:p>1550</text:p>
          </table:table-cell>
        </table:table-row>
        <table:table-row table:style-name="ro1">
          <table:table-cell office:value-type="float" office:value="93.5" calcext:value-type="float">
            <text:p>93,5</text:p>
          </table:table-cell>
          <table:table-cell office:value-type="float" office:value="77.9166666666667" calcext:value-type="float">
            <text:p>77,9166666666667</text:p>
          </table:table-cell>
          <table:table-cell office:value-type="float" office:value="201.025" calcext:value-type="float">
            <text:p>201,025</text:p>
          </table:table-cell>
          <table:table-cell office:value-type="float" office:value="783.3333333" calcext:value-type="float">
            <text:p>783,3333333</text:p>
          </table:table-cell>
          <table:table-cell office:value-type="float" office:value="1566.666667" calcext:value-type="float">
            <text:p>1566,666667</text:p>
          </table:table-cell>
        </table:table-row>
        <table:table-row table:style-name="ro1">
          <table:table-cell office:value-type="float" office:value="94.5" calcext:value-type="float">
            <text:p>94,5</text:p>
          </table:table-cell>
          <table:table-cell office:value-type="float" office:value="78.75" calcext:value-type="float">
            <text:p>78,75</text:p>
          </table:table-cell>
          <table:table-cell office:value-type="float" office:value="203.175" calcext:value-type="float">
            <text:p>203,175</text:p>
          </table:table-cell>
          <table:table-cell office:value-type="float" office:value="791.6666667" calcext:value-type="float">
            <text:p>791,6666667</text:p>
          </table:table-cell>
          <table:table-cell office:value-type="float" office:value="1583.333333" calcext:value-type="float">
            <text:p>1583,333333</text:p>
          </table:table-cell>
        </table:table-row>
        <table:table-row table:style-name="ro1">
          <table:table-cell office:value-type="float" office:value="95.5" calcext:value-type="float">
            <text:p>95,5</text:p>
          </table:table-cell>
          <table:table-cell office:value-type="float" office:value="79.5833333333333" calcext:value-type="float">
            <text:p>79,5833333333333</text:p>
          </table:table-cell>
          <table:table-cell office:value-type="float" office:value="205.325" calcext:value-type="float">
            <text:p>205,325</text:p>
          </table:table-cell>
          <table:table-cell office:value-type="float" office:value="800" calcext:value-type="float">
            <text:p>800</text:p>
          </table:table-cell>
          <table:table-cell office:value-type="float" office:value="1600" calcext:value-type="float">
            <text:p>1600</text:p>
          </table:table-cell>
        </table:table-row>
        <table:table-row table:style-name="ro1">
          <table:table-cell office:value-type="float" office:value="96.5" calcext:value-type="float">
            <text:p>96,5</text:p>
          </table:table-cell>
          <table:table-cell office:value-type="float" office:value="80.4166666666667" calcext:value-type="float">
            <text:p>80,4166666666667</text:p>
          </table:table-cell>
          <table:table-cell office:value-type="float" office:value="207.475" calcext:value-type="float">
            <text:p>207,475</text:p>
          </table:table-cell>
          <table:table-cell office:value-type="float" office:value="808.3333333" calcext:value-type="float">
            <text:p>808,3333333</text:p>
          </table:table-cell>
          <table:table-cell office:value-type="float" office:value="1616.666667" calcext:value-type="float">
            <text:p>1616,666667</text:p>
          </table:table-cell>
        </table:table-row>
        <table:table-row table:style-name="ro1">
          <table:table-cell office:value-type="float" office:value="97.5" calcext:value-type="float">
            <text:p>97,5</text:p>
          </table:table-cell>
          <table:table-cell office:value-type="float" office:value="81.25" calcext:value-type="float">
            <text:p>81,25</text:p>
          </table:table-cell>
          <table:table-cell office:value-type="float" office:value="209.625" calcext:value-type="float">
            <text:p>209,625</text:p>
          </table:table-cell>
          <table:table-cell office:value-type="float" office:value="816.6666667" calcext:value-type="float">
            <text:p>816,6666667</text:p>
          </table:table-cell>
          <table:table-cell office:value-type="float" office:value="1633.333333" calcext:value-type="float">
            <text:p>1633,333333</text:p>
          </table:table-cell>
        </table:table-row>
        <table:table-row table:style-name="ro1">
          <table:table-cell office:value-type="float" office:value="98.5" calcext:value-type="float">
            <text:p>98,5</text:p>
          </table:table-cell>
          <table:table-cell office:value-type="float" office:value="82.0833333333333" calcext:value-type="float">
            <text:p>82,0833333333333</text:p>
          </table:table-cell>
          <table:table-cell office:value-type="float" office:value="211.775" calcext:value-type="float">
            <text:p>211,775</text:p>
          </table:table-cell>
          <table:table-cell office:value-type="float" office:value="825" calcext:value-type="float">
            <text:p>825</text:p>
          </table:table-cell>
          <table:table-cell office:value-type="float" office:value="1650" calcext:value-type="float">
            <text:p>1650</text:p>
          </table:table-cell>
        </table:table-row>
        <table:table-row table:style-name="ro1">
          <table:table-cell office:value-type="float" office:value="99.5" calcext:value-type="float">
            <text:p>99,5</text:p>
          </table:table-cell>
          <table:table-cell office:value-type="float" office:value="82.9166666666667" calcext:value-type="float">
            <text:p>82,9166666666667</text:p>
          </table:table-cell>
          <table:table-cell office:value-type="float" office:value="213.925" calcext:value-type="float">
            <text:p>213,925</text:p>
          </table:table-cell>
          <table:table-cell office:value-type="float" office:value="833.3333333" calcext:value-type="float">
            <text:p>833,3333333</text:p>
          </table:table-cell>
          <table:table-cell office:value-type="float" office:value="1666.666667" calcext:value-type="float">
            <text:p>1666,666667</text:p>
          </table:table-cell>
        </table:table-row>
        <table:table-row table:style-name="ro1">
          <table:table-cell office:value-type="float" office:value="100.5" calcext:value-type="float">
            <text:p>100,5</text:p>
          </table:table-cell>
          <table:table-cell office:value-type="float" office:value="83.75" calcext:value-type="float">
            <text:p>83,75</text:p>
          </table:table-cell>
          <table:table-cell office:value-type="float" office:value="216.075" calcext:value-type="float">
            <text:p>216,075</text:p>
          </table:table-cell>
          <table:table-cell office:value-type="float" office:value="841.6666667" calcext:value-type="float">
            <text:p>841,6666667</text:p>
          </table:table-cell>
          <table:table-cell office:value-type="float" office:value="1683.333333" calcext:value-type="float">
            <text:p>1683,333333</text:p>
          </table:table-cell>
        </table:table-row>
        <table:table-row table:style-name="ro1">
          <table:table-cell office:value-type="float" office:value="101.5" calcext:value-type="float">
            <text:p>101,5</text:p>
          </table:table-cell>
          <table:table-cell office:value-type="float" office:value="84.5833333333333" calcext:value-type="float">
            <text:p>84,5833333333333</text:p>
          </table:table-cell>
          <table:table-cell office:value-type="float" office:value="218.225" calcext:value-type="float">
            <text:p>218,225</text:p>
          </table:table-cell>
          <table:table-cell office:value-type="float" office:value="850" calcext:value-type="float">
            <text:p>850</text:p>
          </table:table-cell>
          <table:table-cell office:value-type="float" office:value="1700" calcext:value-type="float">
            <text:p>1700</text:p>
          </table:table-cell>
        </table:table-row>
        <table:table-row table:style-name="ro1">
          <table:table-cell office:value-type="float" office:value="102.5" calcext:value-type="float">
            <text:p>102,5</text:p>
          </table:table-cell>
          <table:table-cell office:value-type="float" office:value="85.4166666666667" calcext:value-type="float">
            <text:p>85,4166666666667</text:p>
          </table:table-cell>
          <table:table-cell office:value-type="float" office:value="220.375" calcext:value-type="float">
            <text:p>220,375</text:p>
          </table:table-cell>
          <table:table-cell office:value-type="float" office:value="858.3333333" calcext:value-type="float">
            <text:p>858,3333333</text:p>
          </table:table-cell>
          <table:table-cell office:value-type="float" office:value="1716.666667" calcext:value-type="float">
            <text:p>1716,666667</text:p>
          </table:table-cell>
        </table:table-row>
        <table:table-row table:style-name="ro1">
          <table:table-cell office:value-type="float" office:value="103.5" calcext:value-type="float">
            <text:p>103,5</text:p>
          </table:table-cell>
          <table:table-cell office:value-type="float" office:value="86.25" calcext:value-type="float">
            <text:p>86,25</text:p>
          </table:table-cell>
          <table:table-cell office:value-type="float" office:value="222.525" calcext:value-type="float">
            <text:p>222,525</text:p>
          </table:table-cell>
          <table:table-cell office:value-type="float" office:value="866.6666667" calcext:value-type="float">
            <text:p>866,6666667</text:p>
          </table:table-cell>
          <table:table-cell office:value-type="float" office:value="1733.333333" calcext:value-type="float">
            <text:p>1733,333333</text:p>
          </table:table-cell>
        </table:table-row>
        <table:table-row table:style-name="ro1">
          <table:table-cell office:value-type="float" office:value="104.5" calcext:value-type="float">
            <text:p>104,5</text:p>
          </table:table-cell>
          <table:table-cell office:value-type="float" office:value="87.0833333333333" calcext:value-type="float">
            <text:p>87,0833333333333</text:p>
          </table:table-cell>
          <table:table-cell office:value-type="float" office:value="224.675" calcext:value-type="float">
            <text:p>224,675</text:p>
          </table:table-cell>
          <table:table-cell office:value-type="float" office:value="875" calcext:value-type="float">
            <text:p>875</text:p>
          </table:table-cell>
          <table:table-cell office:value-type="float" office:value="1750" calcext:value-type="float">
            <text:p>1750</text:p>
          </table:table-cell>
        </table:table-row>
        <table:table-row table:style-name="ro1">
          <table:table-cell office:value-type="float" office:value="105.5" calcext:value-type="float">
            <text:p>105,5</text:p>
          </table:table-cell>
          <table:table-cell office:value-type="float" office:value="87.9166666666667" calcext:value-type="float">
            <text:p>87,9166666666667</text:p>
          </table:table-cell>
          <table:table-cell office:value-type="float" office:value="226.825" calcext:value-type="float">
            <text:p>226,825</text:p>
          </table:table-cell>
          <table:table-cell office:value-type="float" office:value="883.3333333" calcext:value-type="float">
            <text:p>883,3333333</text:p>
          </table:table-cell>
          <table:table-cell office:value-type="float" office:value="1766.666667" calcext:value-type="float">
            <text:p>1766,666667</text:p>
          </table:table-cell>
        </table:table-row>
        <table:table-row table:style-name="ro1">
          <table:table-cell office:value-type="float" office:value="106.5" calcext:value-type="float">
            <text:p>106,5</text:p>
          </table:table-cell>
          <table:table-cell office:value-type="float" office:value="88.75" calcext:value-type="float">
            <text:p>88,75</text:p>
          </table:table-cell>
          <table:table-cell office:value-type="float" office:value="228.975" calcext:value-type="float">
            <text:p>228,975</text:p>
          </table:table-cell>
          <table:table-cell office:value-type="float" office:value="891.6666667" calcext:value-type="float">
            <text:p>891,6666667</text:p>
          </table:table-cell>
          <table:table-cell office:value-type="float" office:value="1783.333333" calcext:value-type="float">
            <text:p>1783,333333</text:p>
          </table:table-cell>
        </table:table-row>
        <table:table-row table:style-name="ro1">
          <table:table-cell office:value-type="float" office:value="107.5" calcext:value-type="float">
            <text:p>107,5</text:p>
          </table:table-cell>
          <table:table-cell office:value-type="float" office:value="89.5833333333333" calcext:value-type="float">
            <text:p>89,5833333333333</text:p>
          </table:table-cell>
          <table:table-cell office:value-type="float" office:value="231.125" calcext:value-type="float">
            <text:p>231,125</text:p>
          </table:table-cell>
          <table:table-cell office:value-type="float" office:value="900" calcext:value-type="float">
            <text:p>900</text:p>
          </table:table-cell>
          <table:table-cell office:value-type="float" office:value="1800" calcext:value-type="float">
            <text:p>1800</text:p>
          </table:table-cell>
        </table:table-row>
        <table:table-row table:style-name="ro1">
          <table:table-cell office:value-type="float" office:value="108.5" calcext:value-type="float">
            <text:p>108,5</text:p>
          </table:table-cell>
          <table:table-cell office:value-type="float" office:value="90.4166666666667" calcext:value-type="float">
            <text:p>90,4166666666667</text:p>
          </table:table-cell>
          <table:table-cell office:value-type="float" office:value="233.275" calcext:value-type="float">
            <text:p>233,275</text:p>
          </table:table-cell>
          <table:table-cell office:value-type="float" office:value="908.3333333" calcext:value-type="float">
            <text:p>908,3333333</text:p>
          </table:table-cell>
          <table:table-cell office:value-type="float" office:value="1816.666667" calcext:value-type="float">
            <text:p>1816,666667</text:p>
          </table:table-cell>
        </table:table-row>
        <table:table-row table:style-name="ro1">
          <table:table-cell office:value-type="float" office:value="109.5" calcext:value-type="float">
            <text:p>109,5</text:p>
          </table:table-cell>
          <table:table-cell office:value-type="float" office:value="91.25" calcext:value-type="float">
            <text:p>91,25</text:p>
          </table:table-cell>
          <table:table-cell office:value-type="float" office:value="235.425" calcext:value-type="float">
            <text:p>235,425</text:p>
          </table:table-cell>
          <table:table-cell office:value-type="float" office:value="916.6666667" calcext:value-type="float">
            <text:p>916,6666667</text:p>
          </table:table-cell>
          <table:table-cell office:value-type="float" office:value="1833.333333" calcext:value-type="float">
            <text:p>1833,333333</text:p>
          </table:table-cell>
        </table:table-row>
        <table:table-row table:style-name="ro1">
          <table:table-cell office:value-type="float" office:value="110.5" calcext:value-type="float">
            <text:p>110,5</text:p>
          </table:table-cell>
          <table:table-cell office:value-type="float" office:value="92.0833333333333" calcext:value-type="float">
            <text:p>92,0833333333333</text:p>
          </table:table-cell>
          <table:table-cell office:value-type="float" office:value="237.575" calcext:value-type="float">
            <text:p>237,575</text:p>
          </table:table-cell>
          <table:table-cell office:value-type="float" office:value="925" calcext:value-type="float">
            <text:p>925</text:p>
          </table:table-cell>
          <table:table-cell office:value-type="float" office:value="1850" calcext:value-type="float">
            <text:p>1850</text:p>
          </table:table-cell>
        </table:table-row>
        <table:table-row table:style-name="ro1">
          <table:table-cell office:value-type="float" office:value="111.5" calcext:value-type="float">
            <text:p>111,5</text:p>
          </table:table-cell>
          <table:table-cell office:value-type="float" office:value="92.9166666666667" calcext:value-type="float">
            <text:p>92,9166666666667</text:p>
          </table:table-cell>
          <table:table-cell office:value-type="float" office:value="239.725" calcext:value-type="float">
            <text:p>239,725</text:p>
          </table:table-cell>
          <table:table-cell office:value-type="float" office:value="933.3333333" calcext:value-type="float">
            <text:p>933,3333333</text:p>
          </table:table-cell>
          <table:table-cell office:value-type="float" office:value="1866.666667" calcext:value-type="float">
            <text:p>1866,666667</text:p>
          </table:table-cell>
        </table:table-row>
        <table:table-row table:style-name="ro1">
          <table:table-cell office:value-type="float" office:value="112.5" calcext:value-type="float">
            <text:p>112,5</text:p>
          </table:table-cell>
          <table:table-cell office:value-type="float" office:value="93.75" calcext:value-type="float">
            <text:p>93,75</text:p>
          </table:table-cell>
          <table:table-cell office:value-type="float" office:value="241.875" calcext:value-type="float">
            <text:p>241,875</text:p>
          </table:table-cell>
          <table:table-cell office:value-type="float" office:value="941.6666667" calcext:value-type="float">
            <text:p>941,6666667</text:p>
          </table:table-cell>
          <table:table-cell office:value-type="float" office:value="1883.333333" calcext:value-type="float">
            <text:p>1883,333333</text:p>
          </table:table-cell>
        </table:table-row>
        <table:table-row table:style-name="ro1">
          <table:table-cell office:value-type="float" office:value="113.5" calcext:value-type="float">
            <text:p>113,5</text:p>
          </table:table-cell>
          <table:table-cell office:value-type="float" office:value="94.5833333333333" calcext:value-type="float">
            <text:p>94,5833333333333</text:p>
          </table:table-cell>
          <table:table-cell office:value-type="float" office:value="244.025" calcext:value-type="float">
            <text:p>244,025</text:p>
          </table:table-cell>
          <table:table-cell office:value-type="float" office:value="950" calcext:value-type="float">
            <text:p>950</text:p>
          </table:table-cell>
          <table:table-cell office:value-type="float" office:value="1900" calcext:value-type="float">
            <text:p>1900</text:p>
          </table:table-cell>
        </table:table-row>
        <table:table-row table:style-name="ro1">
          <table:table-cell office:value-type="float" office:value="114.5" calcext:value-type="float">
            <text:p>114,5</text:p>
          </table:table-cell>
          <table:table-cell office:value-type="float" office:value="95.4166666666667" calcext:value-type="float">
            <text:p>95,4166666666667</text:p>
          </table:table-cell>
          <table:table-cell office:value-type="float" office:value="246.175" calcext:value-type="float">
            <text:p>246,175</text:p>
          </table:table-cell>
          <table:table-cell office:value-type="float" office:value="958.3333333" calcext:value-type="float">
            <text:p>958,3333333</text:p>
          </table:table-cell>
          <table:table-cell office:value-type="float" office:value="1916.666667" calcext:value-type="float">
            <text:p>1916,666667</text:p>
          </table:table-cell>
        </table:table-row>
        <table:table-row table:style-name="ro1">
          <table:table-cell office:value-type="float" office:value="115.5" calcext:value-type="float">
            <text:p>115,5</text:p>
          </table:table-cell>
          <table:table-cell office:value-type="float" office:value="96.25" calcext:value-type="float">
            <text:p>96,25</text:p>
          </table:table-cell>
          <table:table-cell office:value-type="float" office:value="248.325" calcext:value-type="float">
            <text:p>248,325</text:p>
          </table:table-cell>
          <table:table-cell office:value-type="float" office:value="966.6666667" calcext:value-type="float">
            <text:p>966,6666667</text:p>
          </table:table-cell>
          <table:table-cell office:value-type="float" office:value="1933.333333" calcext:value-type="float">
            <text:p>1933,333333</text:p>
          </table:table-cell>
        </table:table-row>
        <table:table-row table:style-name="ro1">
          <table:table-cell office:value-type="float" office:value="116.5" calcext:value-type="float">
            <text:p>116,5</text:p>
          </table:table-cell>
          <table:table-cell office:value-type="float" office:value="97.0833333333333" calcext:value-type="float">
            <text:p>97,0833333333333</text:p>
          </table:table-cell>
          <table:table-cell office:value-type="float" office:value="250.475" calcext:value-type="float">
            <text:p>250,475</text:p>
          </table:table-cell>
          <table:table-cell office:value-type="float" office:value="975" calcext:value-type="float">
            <text:p>975</text:p>
          </table:table-cell>
          <table:table-cell office:value-type="float" office:value="1950" calcext:value-type="float">
            <text:p>1950</text:p>
          </table:table-cell>
        </table:table-row>
        <table:table-row table:style-name="ro1">
          <table:table-cell office:value-type="float" office:value="117.5" calcext:value-type="float">
            <text:p>117,5</text:p>
          </table:table-cell>
          <table:table-cell office:value-type="float" office:value="97.9166666666667" calcext:value-type="float">
            <text:p>97,9166666666667</text:p>
          </table:table-cell>
          <table:table-cell office:value-type="float" office:value="252.625" calcext:value-type="float">
            <text:p>252,625</text:p>
          </table:table-cell>
          <table:table-cell office:value-type="float" office:value="983.3333333" calcext:value-type="float">
            <text:p>983,3333333</text:p>
          </table:table-cell>
          <table:table-cell office:value-type="float" office:value="1966.666667" calcext:value-type="float">
            <text:p>1966,666667</text:p>
          </table:table-cell>
        </table:table-row>
        <table:table-row table:style-name="ro1">
          <table:table-cell office:value-type="float" office:value="118.5" calcext:value-type="float">
            <text:p>118,5</text:p>
          </table:table-cell>
          <table:table-cell office:value-type="float" office:value="98.75" calcext:value-type="float">
            <text:p>98,75</text:p>
          </table:table-cell>
          <table:table-cell office:value-type="float" office:value="254.775" calcext:value-type="float">
            <text:p>254,775</text:p>
          </table:table-cell>
          <table:table-cell office:value-type="float" office:value="991.6666667" calcext:value-type="float">
            <text:p>991,6666667</text:p>
          </table:table-cell>
          <table:table-cell office:value-type="float" office:value="1983.333333" calcext:value-type="float">
            <text:p>1983,333333</text:p>
          </table:table-cell>
        </table:table-row>
        <table:table-row table:style-name="ro1">
          <table:table-cell office:value-type="float" office:value="119.5" calcext:value-type="float">
            <text:p>119,5</text:p>
          </table:table-cell>
          <table:table-cell office:value-type="float" office:value="99.5833333333333" calcext:value-type="float">
            <text:p>99,5833333333333</text:p>
          </table:table-cell>
          <table:table-cell office:value-type="float" office:value="256.925" calcext:value-type="float">
            <text:p>256,925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</table:table-row>
      </table:table>
      <table:table table:name="Differences between Models" table:style-name="ta1">
        <table:table-column table:style-name="co1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ce24"/>
        <table:table-column table:style-name="co1" table:default-cell-style-name="ce24"/>
        <table:table-column table:style-name="co1" table:default-cell-style-name="ce25"/>
        <table:table-column table:style-name="co1" table:default-cell-style-name="Default"/>
        <table:table-column table:style-name="co22" table:default-cell-style-name="Default"/>
        <table:table-column table:style-name="co10" table:default-cell-style-name="Default"/>
        <table:table-column table:style-name="co21" table:default-cell-style-name="ce24"/>
        <table:table-column table:style-name="co23" table:default-cell-style-name="ce24"/>
        <table:table-column table:style-name="co24" table:default-cell-style-name="ce25"/>
        <table:table-column table:style-name="co1" table:default-cell-style-name="Default"/>
        <table:table-column table:style-name="co25" table:default-cell-style-name="Default"/>
        <table:table-column table:style-name="co10" table:default-cell-style-name="Default"/>
        <table:table-column table:style-name="co26" table:number-columns-repeated="2" table:default-cell-style-name="ce24"/>
        <table:table-column table:style-name="co24" table:default-cell-style-name="ce25"/>
        <table:table-column table:style-name="co1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6" table:number-columns-repeated="2" table:default-cell-style-name="ce24"/>
        <table:table-column table:style-name="co1" table:default-cell-style-name="ce25"/>
        <table:table-row table:style-name="ro1">
          <table:table-cell table:number-columns-repeated="3"/>
          <table:table-cell table:style-name="Default" table:number-columns-repeated="3"/>
          <table:table-cell table:number-columns-repeated="3"/>
          <table:table-cell table:style-name="Default" table:number-columns-repeated="3"/>
          <table:table-cell table:number-columns-repeated="3"/>
          <table:table-cell table:style-name="Default" table:number-columns-repeated="3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table:style-name="ce23" office:value-type="string" calcext:value-type="string" table:number-columns-spanned="5" table:number-rows-spanned="1">
            <text:p>Comparison between Ridge and DT Similarity for all request types (corr_max=0)</text:p>
          </table:table-cell>
          <table:covered-table-cell/>
          <table:covered-table-cell table:number-columns-repeated="3" table:style-name="Default"/>
          <table:table-cell/>
          <table:table-cell table:style-name="ce23" office:value-type="string" calcext:value-type="string" table:number-columns-spanned="5" table:number-rows-spanned="1">
            <text:p>Comparison between Ridge and DT Similarity for all request types (corr_max=1)</text:p>
          </table:table-cell>
          <table:covered-table-cell/>
          <table:covered-table-cell table:number-columns-repeated="3" table:style-name="Default"/>
          <table:table-cell/>
          <table:table-cell table:style-name="ce23" office:value-type="string" calcext:value-type="string" table:number-columns-spanned="5" table:number-rows-spanned="1">
            <text:p>Comparison between Ridge for all request types (corr_max=0, 1)</text:p>
          </table:table-cell>
          <table:covered-table-cell/>
          <table:covered-table-cell table:number-columns-repeated="3" table:style-name="Default"/>
          <table:table-cell/>
          <table:table-cell table:style-name="ce23" office:value-type="string" calcext:value-type="string" table:number-columns-spanned="5" table:number-rows-spanned="1">
            <text:p>Comparison between DT for all request types (corr_max=0, 1)</text:p>
          </table:table-cell>
          <table:covered-table-cell/>
          <table:covered-table-cell table:number-columns-repeated="3" table:style-name="Default"/>
        </table:table-row>
        <table:table-row table:style-name="ro2">
          <table:table-cell/>
          <table:table-cell office:value-type="string" calcext:value-type="string">
            <text:p>Load Intensity Profile</text:p>
          </table:table-cell>
          <table:table-cell office:value-type="string" calcext:value-type="string">
            <text:p>Request Type</text:p>
          </table:table-cell>
          <table:table-cell table:style-name="Default" office:value-type="string" calcext:value-type="string">
            <text:p>Similarity Ridge</text:p>
          </table:table-cell>
          <table:table-cell table:style-name="Default" office:value-type="string" calcext:value-type="string">
            <text:p>Similarity DT</text:p>
          </table:table-cell>
          <table:table-cell table:style-name="Default" office:value-type="string" calcext:value-type="string">
            <text:p>Difference</text:p>
          </table:table-cell>
          <table:table-cell/>
          <table:table-cell office:value-type="string" calcext:value-type="string">
            <text:p>Load Intensity Profile</text:p>
          </table:table-cell>
          <table:table-cell office:value-type="string" calcext:value-type="string">
            <text:p>Request Type</text:p>
          </table:table-cell>
          <table:table-cell table:style-name="Default" office:value-type="string" calcext:value-type="string">
            <text:p>Similarity Ridge</text:p>
          </table:table-cell>
          <table:table-cell table:style-name="Default" office:value-type="string" calcext:value-type="string">
            <text:p>Similarity DT</text:p>
          </table:table-cell>
          <table:table-cell table:style-name="Default" office:value-type="string" calcext:value-type="string">
            <text:p>Difference</text:p>
          </table:table-cell>
          <table:table-cell/>
          <table:table-cell office:value-type="string" calcext:value-type="string">
            <text:p>Load</text:p>
            <text:p>Intensity</text:p>
            <text:p>Profile</text:p>
          </table:table-cell>
          <table:table-cell office:value-type="string" calcext:value-type="string">
            <text:p>Request Type</text:p>
          </table:table-cell>
          <table:table-cell table:style-name="Default" office:value-type="string" calcext:value-type="string">
            <text:p>Similarity </text:p>
            <text:p>(corr_max=0)</text:p>
          </table:table-cell>
          <table:table-cell table:style-name="Default" office:value-type="string" calcext:value-type="string">
            <text:p>Similarity </text:p>
            <text:p>(corr_max=1)</text:p>
          </table:table-cell>
          <table:table-cell table:style-name="Default" office:value-type="string" calcext:value-type="string">
            <text:p>Difference</text:p>
          </table:table-cell>
          <table:table-cell/>
          <table:table-cell office:value-type="string" calcext:value-type="string">
            <text:p>Load</text:p>
            <text:p>Intensity</text:p>
            <text:p>Profile</text:p>
          </table:table-cell>
          <table:table-cell office:value-type="string" calcext:value-type="string">
            <text:p>Request Type</text:p>
          </table:table-cell>
          <table:table-cell table:style-name="Default" office:value-type="string" calcext:value-type="string">
            <text:p>Similarity </text:p>
            <text:p>(corr_max=0)</text:p>
          </table:table-cell>
          <table:table-cell table:style-name="Default" office:value-type="string" calcext:value-type="string">
            <text:p>Similarity </text:p>
            <text:p>(corr_max=1)</text:p>
          </table:table-cell>
          <table:table-cell table:style-name="Default" office:value-type="string" calcext:value-type="string">
            <text:p>Difference</text:p>
          </table:table-cell>
        </table:table-row>
        <table:table-row table:style-name="ro1">
          <table:table-cell/>
          <table:table-cell office:value-type="string" calcext:value-type="string">
            <text:p>Low</text:p>
          </table:table-cell>
          <table:table-cell office:value-type="string" calcext:value-type="string">
            <text:p>Login User</text:p>
          </table:table-cell>
          <table:table-cell table:formula="of:=[$similarity_scores.E7]" office:value-type="float" office:value="0.819915698171684" calcext:value-type="float">
            <text:p>0.8199</text:p>
          </table:table-cell>
          <table:table-cell table:formula="of:=[$similarity_scores.E17]" office:value-type="float" office:value="0.811278228633402" calcext:value-type="float">
            <text:p>0.8113</text:p>
          </table:table-cell>
          <table:table-cell table:formula="of:=[.D4]/[.E4]-1" office:value-type="percentage" office:value="0.0106467414426146" calcext:value-type="percentage">
            <text:p>1.06%</text:p>
          </table:table-cell>
          <table:table-cell/>
          <table:table-cell office:value-type="string" calcext:value-type="string">
            <text:p>Low</text:p>
          </table:table-cell>
          <table:table-cell office:value-type="string" calcext:value-type="string">
            <text:p>Login User</text:p>
          </table:table-cell>
          <table:table-cell table:formula="of:=[$similarity_scores.E2]" office:value-type="float" office:value="0.713812742157289" calcext:value-type="float">
            <text:p>0.7138</text:p>
          </table:table-cell>
          <table:table-cell table:formula="of:=[$similarity_scores.E12]" office:value-type="float" office:value="0.727977127732984" calcext:value-type="float">
            <text:p>0.7280</text:p>
          </table:table-cell>
          <table:table-cell table:formula="of:=[.J4]/[.K4]-1" office:value-type="percentage" office:value="-0.0194571848978341" calcext:value-type="percentage">
            <text:p>-1.95%</text:p>
          </table:table-cell>
          <table:table-cell/>
          <table:table-cell office:value-type="string" calcext:value-type="string">
            <text:p>Low</text:p>
          </table:table-cell>
          <table:table-cell office:value-type="string" calcext:value-type="string">
            <text:p>Login User</text:p>
          </table:table-cell>
          <table:table-cell table:formula="of:=[.D4]" office:value-type="float" office:value="0.819915698171684" calcext:value-type="float">
            <text:p>0.8199</text:p>
          </table:table-cell>
          <table:table-cell table:formula="of:=[.J4]" office:value-type="float" office:value="0.713812742157289" calcext:value-type="float">
            <text:p>0.7138</text:p>
          </table:table-cell>
          <table:table-cell table:formula="of:=[.P4]/[.Q4]-1" office:value-type="percentage" office:value="0.148642563725789" calcext:value-type="percentage">
            <text:p>14.86%</text:p>
          </table:table-cell>
          <table:table-cell/>
          <table:table-cell office:value-type="string" calcext:value-type="string">
            <text:p>Low</text:p>
          </table:table-cell>
          <table:table-cell office:value-type="string" calcext:value-type="string">
            <text:p>Login User</text:p>
          </table:table-cell>
          <table:table-cell table:formula="of:=[.E4]" office:value-type="float" office:value="0.811278228633402" calcext:value-type="float">
            <text:p>0.8113</text:p>
          </table:table-cell>
          <table:table-cell table:formula="of:=[.K4]" office:value-type="float" office:value="0.727977127732984" calcext:value-type="float">
            <text:p>0.7280</text:p>
          </table:table-cell>
          <table:table-cell table:formula="of:=[.V4]/[.W4]-1" office:value-type="percentage" office:value="0.114428184247805" calcext:value-type="percentage">
            <text:p>11.44%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ET Product Category</text:p>
          </table:table-cell>
          <table:table-cell table:formula="of:=[$similarity_scores.E8]" office:value-type="float" office:value="0.947976271928998" calcext:value-type="float">
            <text:p>0.9480</text:p>
          </table:table-cell>
          <table:table-cell table:formula="of:=[$similarity_scores.E18]" office:value-type="float" office:value="0.785530259915555" calcext:value-type="float">
            <text:p>0.7855</text:p>
          </table:table-cell>
          <table:table-cell table:formula="of:=[.D5]/[.E5]-1" office:value-type="percentage" office:value="0.206797904934822" calcext:value-type="percentage">
            <text:p>20.68%</text:p>
          </table:table-cell>
          <table:table-cell table:number-columns-repeated="2"/>
          <table:table-cell office:value-type="string" calcext:value-type="string">
            <text:p>GET Product Category</text:p>
          </table:table-cell>
          <table:table-cell table:formula="of:=[$similarity_scores.E3]" office:value-type="float" office:value="0.91919689237245" calcext:value-type="float">
            <text:p>0.9192</text:p>
          </table:table-cell>
          <table:table-cell table:formula="of:=[$similarity_scores.E13]" office:value-type="float" office:value="0.841910278579894" calcext:value-type="float">
            <text:p>0.8419</text:p>
          </table:table-cell>
          <table:table-cell table:formula="of:=[.J5]/[.K5]-1" office:value-type="percentage" office:value="0.0917991094287629" calcext:value-type="percentage">
            <text:p>9.18%</text:p>
          </table:table-cell>
          <table:table-cell table:number-columns-repeated="2"/>
          <table:table-cell office:value-type="string" calcext:value-type="string">
            <text:p>GET Product Category</text:p>
          </table:table-cell>
          <table:table-cell table:formula="of:=[.D5]" office:value-type="float" office:value="0.947976271928998" calcext:value-type="float">
            <text:p>0.9480</text:p>
          </table:table-cell>
          <table:table-cell table:formula="of:=[.J5]" office:value-type="float" office:value="0.91919689237245" calcext:value-type="float">
            <text:p>0.9192</text:p>
          </table:table-cell>
          <table:table-cell table:formula="of:=[.P5]/[.Q5]-1" office:value-type="percentage" office:value="0.0313092655070544" calcext:value-type="percentage">
            <text:p>3.13%</text:p>
          </table:table-cell>
          <table:table-cell table:number-columns-repeated="2"/>
          <table:table-cell office:value-type="string" calcext:value-type="string">
            <text:p>GET Product Category</text:p>
          </table:table-cell>
          <table:table-cell table:formula="of:=[.E5]" office:value-type="float" office:value="0.785530259915555" calcext:value-type="float">
            <text:p>0.7855</text:p>
          </table:table-cell>
          <table:table-cell table:formula="of:=[.K5]" office:value-type="float" office:value="0.841910278579894" calcext:value-type="float">
            <text:p>0.8419</text:p>
          </table:table-cell>
          <table:table-cell table:formula="of:=[.V5]/[.W5]-1" office:value-type="percentage" office:value="-0.0669667779320128" calcext:value-type="percentage">
            <text:p>-6.70%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ET Product</text:p>
          </table:table-cell>
          <table:table-cell table:formula="of:=[$similarity_scores.E9]" office:value-type="float" office:value="0.942801868372797" calcext:value-type="float">
            <text:p>0.9428</text:p>
          </table:table-cell>
          <table:table-cell table:formula="of:=[$similarity_scores.E19]" office:value-type="float" office:value="0.771251272707836" calcext:value-type="float">
            <text:p>0.7713</text:p>
          </table:table-cell>
          <table:table-cell table:formula="of:=[.D6]/[.E6]-1" office:value-type="percentage" office:value="0.222431523597559" calcext:value-type="percentage">
            <text:p>22.24%</text:p>
          </table:table-cell>
          <table:table-cell table:number-columns-repeated="2"/>
          <table:table-cell office:value-type="string" calcext:value-type="string">
            <text:p>GET Product</text:p>
          </table:table-cell>
          <table:table-cell table:formula="of:=[$similarity_scores.E4]" office:value-type="float" office:value="0.9081494992722" calcext:value-type="float">
            <text:p>0.9081</text:p>
          </table:table-cell>
          <table:table-cell table:formula="of:=[$similarity_scores.E14]" office:value-type="float" office:value="0.799870448000392" calcext:value-type="float">
            <text:p>0.7999</text:p>
          </table:table-cell>
          <table:table-cell table:formula="of:=[.J6]/[.K6]-1" office:value-type="percentage" office:value="0.135370736026687" calcext:value-type="percentage">
            <text:p>13.54%</text:p>
          </table:table-cell>
          <table:table-cell table:number-columns-repeated="2"/>
          <table:table-cell office:value-type="string" calcext:value-type="string">
            <text:p>GET Product</text:p>
          </table:table-cell>
          <table:table-cell table:formula="of:=[.D6]" office:value-type="float" office:value="0.942801868372797" calcext:value-type="float">
            <text:p>0.9428</text:p>
          </table:table-cell>
          <table:table-cell table:formula="of:=[.J6]" office:value-type="float" office:value="0.9081494992722" calcext:value-type="float">
            <text:p>0.9081</text:p>
          </table:table-cell>
          <table:table-cell table:formula="of:=[.P6]/[.Q6]-1" office:value-type="percentage" office:value="0.0381571196464541" calcext:value-type="percentage">
            <text:p>3.82%</text:p>
          </table:table-cell>
          <table:table-cell table:number-columns-repeated="2"/>
          <table:table-cell office:value-type="string" calcext:value-type="string">
            <text:p>GET Product</text:p>
          </table:table-cell>
          <table:table-cell table:formula="of:=[.E6]" office:value-type="float" office:value="0.771251272707836" calcext:value-type="float">
            <text:p>0.7713</text:p>
          </table:table-cell>
          <table:table-cell table:formula="of:=[.K6]" office:value-type="float" office:value="0.799870448000392" calcext:value-type="float">
            <text:p>0.7999</text:p>
          </table:table-cell>
          <table:table-cell table:formula="of:=[.V6]/[.W6]-1" office:value-type="percentage" office:value="-0.0357797632905438" calcext:value-type="percentage">
            <text:p>-3.58%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ET Cart</text:p>
          </table:table-cell>
          <table:table-cell table:formula="of:=[$similarity_scores.E10]" office:value-type="float" office:value="0.952829311984172" calcext:value-type="float">
            <text:p>0.9528</text:p>
          </table:table-cell>
          <table:table-cell table:formula="of:=[$similarity_scores.E20]" office:value-type="float" office:value="0.923540141361632" calcext:value-type="float">
            <text:p>0.9235</text:p>
          </table:table-cell>
          <table:table-cell table:formula="of:=[.D7]/[.E7]-1" office:value-type="percentage" office:value="0.0317140201175847" calcext:value-type="percentage">
            <text:p>3.17%</text:p>
          </table:table-cell>
          <table:table-cell table:number-columns-repeated="2"/>
          <table:table-cell office:value-type="string" calcext:value-type="string">
            <text:p>GET Cart</text:p>
          </table:table-cell>
          <table:table-cell table:formula="of:=[$similarity_scores.E5]" office:value-type="float" office:value="0.920689388847333" calcext:value-type="float">
            <text:p>0.9207</text:p>
          </table:table-cell>
          <table:table-cell table:formula="of:=[$similarity_scores.E15]" office:value-type="float" office:value="0.878376831988739" calcext:value-type="float">
            <text:p>0.8784</text:p>
          </table:table-cell>
          <table:table-cell table:formula="of:=[.J7]/[.K7]-1" office:value-type="percentage" office:value="0.0481713033833024" calcext:value-type="percentage">
            <text:p>4.82%</text:p>
          </table:table-cell>
          <table:table-cell table:number-columns-repeated="2"/>
          <table:table-cell office:value-type="string" calcext:value-type="string">
            <text:p>GET Cart</text:p>
          </table:table-cell>
          <table:table-cell table:formula="of:=[.D7]" office:value-type="float" office:value="0.952829311984172" calcext:value-type="float">
            <text:p>0.9528</text:p>
          </table:table-cell>
          <table:table-cell table:formula="of:=[.J7]" office:value-type="float" office:value="0.920689388847333" calcext:value-type="float">
            <text:p>0.9207</text:p>
          </table:table-cell>
          <table:table-cell table:formula="of:=[.P7]/[.Q7]-1" office:value-type="percentage" office:value="0.0349085408457648" calcext:value-type="percentage">
            <text:p>3.49%</text:p>
          </table:table-cell>
          <table:table-cell table:number-columns-repeated="2"/>
          <table:table-cell office:value-type="string" calcext:value-type="string">
            <text:p>GET Cart</text:p>
          </table:table-cell>
          <table:table-cell table:formula="of:=[.E7]" office:value-type="float" office:value="0.923540141361632" calcext:value-type="float">
            <text:p>0.9235</text:p>
          </table:table-cell>
          <table:table-cell table:formula="of:=[.K7]" office:value-type="float" office:value="0.878376831988739" calcext:value-type="float">
            <text:p>0.8784</text:p>
          </table:table-cell>
          <table:table-cell table:formula="of:=[.V7]/[.W7]-1" office:value-type="percentage" office:value="0.0514167811901851" calcext:value-type="percentage">
            <text:p>5.14%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ET USER Profile</text:p>
          </table:table-cell>
          <table:table-cell table:formula="of:=[$similarity_scores.E11]" office:value-type="float" office:value="0.928842126746272" calcext:value-type="float">
            <text:p>0.9288</text:p>
          </table:table-cell>
          <table:table-cell table:formula="of:=[$similarity_scores.E21]" office:value-type="float" office:value="0.749860247339346" calcext:value-type="float">
            <text:p>0.7499</text:p>
          </table:table-cell>
          <table:table-cell table:formula="of:=[.D8]/[.E8]-1" office:value-type="percentage" office:value="0.238686982063643" calcext:value-type="percentage">
            <text:p>23.87%</text:p>
          </table:table-cell>
          <table:table-cell table:number-columns-repeated="2"/>
          <table:table-cell office:value-type="string" calcext:value-type="string">
            <text:p>GET USER Profile</text:p>
          </table:table-cell>
          <table:table-cell table:formula="of:=[$similarity_scores.E6]" office:value-type="float" office:value="0.902647807690149" calcext:value-type="float">
            <text:p>0.9026</text:p>
          </table:table-cell>
          <table:table-cell table:formula="of:=[$similarity_scores.E16]" office:value-type="float" office:value="0.773071237698712" calcext:value-type="float">
            <text:p>0.7731</text:p>
          </table:table-cell>
          <table:table-cell table:formula="of:=[.J8]/[.K8]-1" office:value-type="percentage" office:value="0.167612716231899" calcext:value-type="percentage">
            <text:p>16.76%</text:p>
          </table:table-cell>
          <table:table-cell table:number-columns-repeated="2"/>
          <table:table-cell office:value-type="string" calcext:value-type="string">
            <text:p>GET USER Profile</text:p>
          </table:table-cell>
          <table:table-cell table:formula="of:=[.D8]" office:value-type="float" office:value="0.928842126746272" calcext:value-type="float">
            <text:p>0.9288</text:p>
          </table:table-cell>
          <table:table-cell table:formula="of:=[.J8]" office:value-type="float" office:value="0.902647807690149" calcext:value-type="float">
            <text:p>0.9026</text:p>
          </table:table-cell>
          <table:table-cell table:formula="of:=[.P8]/[.Q8]-1" office:value-type="percentage" office:value="0.0290194235591768" calcext:value-type="percentage">
            <text:p>2.90%</text:p>
          </table:table-cell>
          <table:table-cell table:number-columns-repeated="2"/>
          <table:table-cell office:value-type="string" calcext:value-type="string">
            <text:p>GET USER Profile</text:p>
          </table:table-cell>
          <table:table-cell table:formula="of:=[.E8]" office:value-type="float" office:value="0.749860247339346" calcext:value-type="float">
            <text:p>0.7499</text:p>
          </table:table-cell>
          <table:table-cell table:formula="of:=[.K8]" office:value-type="float" office:value="0.773071237698712" calcext:value-type="float">
            <text:p>0.7731</text:p>
          </table:table-cell>
          <table:table-cell table:formula="of:=[.V8]/[.W8]-1" office:value-type="percentage" office:value="-0.0300243874399726" calcext:value-type="percentage">
            <text:p>-3.00%</text:p>
          </table:table-cell>
        </table:table-row>
        <table:table-row table:style-name="ro1">
          <table:table-cell/>
          <table:table-cell office:value-type="string" calcext:value-type="string">
            <text:p>Low25</text:p>
          </table:table-cell>
          <table:table-cell office:value-type="string" calcext:value-type="string">
            <text:p>Login User</text:p>
          </table:table-cell>
          <table:table-cell table:formula="of:=[$similarity_scores.E27]" office:value-type="float" office:value="0.743871962053633" calcext:value-type="float">
            <text:p>0.7439</text:p>
          </table:table-cell>
          <table:table-cell table:formula="of:=[$similarity_scores.E37]" office:value-type="float" office:value="0.73363063761053" calcext:value-type="float">
            <text:p>0.7336</text:p>
          </table:table-cell>
          <table:table-cell table:formula="of:=[.D9]/[.E9]-1" office:value-type="percentage" office:value="0.0139597829180906" calcext:value-type="percentage">
            <text:p>1.40%</text:p>
          </table:table-cell>
          <table:table-cell/>
          <table:table-cell office:value-type="string" calcext:value-type="string">
            <text:p>Low25</text:p>
          </table:table-cell>
          <table:table-cell office:value-type="string" calcext:value-type="string">
            <text:p>Login User</text:p>
          </table:table-cell>
          <table:table-cell table:formula="of:=[$similarity_scores.E22]" office:value-type="float" office:value="0.639094597980931" calcext:value-type="float">
            <text:p>0.6391</text:p>
          </table:table-cell>
          <table:table-cell table:formula="of:=[$similarity_scores.E32]" office:value-type="float" office:value="0.569526001869627" calcext:value-type="float">
            <text:p>0.5695</text:p>
          </table:table-cell>
          <table:table-cell table:formula="of:=[.J9]/[.K9]-1" office:value-type="percentage" office:value="0.122151747036878" calcext:value-type="percentage">
            <text:p>12.22%</text:p>
          </table:table-cell>
          <table:table-cell/>
          <table:table-cell office:value-type="string" calcext:value-type="string">
            <text:p>Low25</text:p>
          </table:table-cell>
          <table:table-cell office:value-type="string" calcext:value-type="string">
            <text:p>Login User</text:p>
          </table:table-cell>
          <table:table-cell table:formula="of:=[.D9]" office:value-type="float" office:value="0.743871962053633" calcext:value-type="float">
            <text:p>0.7439</text:p>
          </table:table-cell>
          <table:table-cell table:formula="of:=[.J9]" office:value-type="float" office:value="0.639094597980931" calcext:value-type="float">
            <text:p>0.6391</text:p>
          </table:table-cell>
          <table:table-cell table:formula="of:=[.P9]/[.Q9]-1" office:value-type="percentage" office:value="0.163946565037042" calcext:value-type="percentage">
            <text:p>16.39%</text:p>
          </table:table-cell>
          <table:table-cell/>
          <table:table-cell office:value-type="string" calcext:value-type="string">
            <text:p>Low25</text:p>
          </table:table-cell>
          <table:table-cell office:value-type="string" calcext:value-type="string">
            <text:p>Login User</text:p>
          </table:table-cell>
          <table:table-cell table:formula="of:=[.E9]" office:value-type="float" office:value="0.73363063761053" calcext:value-type="float">
            <text:p>0.7336</text:p>
          </table:table-cell>
          <table:table-cell table:formula="of:=[.K9]" office:value-type="float" office:value="0.569526001869627" calcext:value-type="float">
            <text:p>0.5695</text:p>
          </table:table-cell>
          <table:table-cell table:formula="of:=[.V9]/[.W9]-1" office:value-type="percentage" office:value="0.288142481997632" calcext:value-type="percentage">
            <text:p>28.81%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ET Product Category</text:p>
          </table:table-cell>
          <table:table-cell table:formula="of:=[$similarity_scores.E28]" office:value-type="float" office:value="0.848137274255207" calcext:value-type="float">
            <text:p>0.8481</text:p>
          </table:table-cell>
          <table:table-cell table:formula="of:=[$similarity_scores.E38]" office:value-type="float" office:value="0.675844669007094" calcext:value-type="float">
            <text:p>0.6758</text:p>
          </table:table-cell>
          <table:table-cell table:formula="of:=[.D10]/[.E10]-1" office:value-type="percentage" office:value="0.254929295367875" calcext:value-type="percentage">
            <text:p>25.49%</text:p>
          </table:table-cell>
          <table:table-cell table:number-columns-repeated="2"/>
          <table:table-cell office:value-type="string" calcext:value-type="string">
            <text:p>GET Product Category</text:p>
          </table:table-cell>
          <table:table-cell table:formula="of:=[$similarity_scores.E23]" office:value-type="float" office:value="0.812552824622777" calcext:value-type="float">
            <text:p>0.8126</text:p>
          </table:table-cell>
          <table:table-cell table:formula="of:=[$similarity_scores.E33]" office:value-type="float" office:value="0.746660989410513" calcext:value-type="float">
            <text:p>0.7467</text:p>
          </table:table-cell>
          <table:table-cell table:formula="of:=[.J10]/[.K10]-1" office:value-type="percentage" office:value="0.0882486645837572" calcext:value-type="percentage">
            <text:p>8.82%</text:p>
          </table:table-cell>
          <table:table-cell table:number-columns-repeated="2"/>
          <table:table-cell office:value-type="string" calcext:value-type="string">
            <text:p>GET Product Category</text:p>
          </table:table-cell>
          <table:table-cell table:formula="of:=[.D10]" office:value-type="float" office:value="0.848137274255207" calcext:value-type="float">
            <text:p>0.8481</text:p>
          </table:table-cell>
          <table:table-cell table:formula="of:=[.J10]" office:value-type="float" office:value="0.812552824622777" calcext:value-type="float">
            <text:p>0.8126</text:p>
          </table:table-cell>
          <table:table-cell table:formula="of:=[.P10]/[.Q10]-1" office:value-type="percentage" office:value="0.0437933984771384" calcext:value-type="percentage">
            <text:p>4.38%</text:p>
          </table:table-cell>
          <table:table-cell table:number-columns-repeated="2"/>
          <table:table-cell office:value-type="string" calcext:value-type="string">
            <text:p>GET Product Category</text:p>
          </table:table-cell>
          <table:table-cell table:formula="of:=[.E10]" office:value-type="float" office:value="0.675844669007094" calcext:value-type="float">
            <text:p>0.6758</text:p>
          </table:table-cell>
          <table:table-cell table:formula="of:=[.K10]" office:value-type="float" office:value="0.746660989410513" calcext:value-type="float">
            <text:p>0.7467</text:p>
          </table:table-cell>
          <table:table-cell table:formula="of:=[.V10]/[.W10]-1" office:value-type="percentage" office:value="-0.09484400739796" calcext:value-type="percentage">
            <text:p>-9.48%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ET Product</text:p>
          </table:table-cell>
          <table:table-cell table:formula="of:=[$similarity_scores.E29]" office:value-type="float" office:value="0.857498917215754" calcext:value-type="float">
            <text:p>0.8575</text:p>
          </table:table-cell>
          <table:table-cell table:formula="of:=[$similarity_scores.E39]" office:value-type="float" office:value="0.690688225522388" calcext:value-type="float">
            <text:p>0.6907</text:p>
          </table:table-cell>
          <table:table-cell table:formula="of:=[.D11]/[.E11]-1" office:value-type="percentage" office:value="0.241513733012029" calcext:value-type="percentage">
            <text:p>24.15%</text:p>
          </table:table-cell>
          <table:table-cell table:number-columns-repeated="2"/>
          <table:table-cell office:value-type="string" calcext:value-type="string">
            <text:p>GET Product</text:p>
          </table:table-cell>
          <table:table-cell table:formula="of:=[$similarity_scores.E24]" office:value-type="float" office:value="0.824978187871802" calcext:value-type="float">
            <text:p>0.8250</text:p>
          </table:table-cell>
          <table:table-cell table:formula="of:=[$similarity_scores.E34]" office:value-type="float" office:value="0.740653909285003" calcext:value-type="float">
            <text:p>0.7407</text:p>
          </table:table-cell>
          <table:table-cell table:formula="of:=[.J11]/[.K11]-1" office:value-type="percentage" office:value="0.113851122001371" calcext:value-type="percentage">
            <text:p>11.39%</text:p>
          </table:table-cell>
          <table:table-cell table:number-columns-repeated="2"/>
          <table:table-cell office:value-type="string" calcext:value-type="string">
            <text:p>GET Product</text:p>
          </table:table-cell>
          <table:table-cell table:formula="of:=[.D11]" office:value-type="float" office:value="0.857498917215754" calcext:value-type="float">
            <text:p>0.8575</text:p>
          </table:table-cell>
          <table:table-cell table:formula="of:=[.J11]" office:value-type="float" office:value="0.824978187871802" calcext:value-type="float">
            <text:p>0.8250</text:p>
          </table:table-cell>
          <table:table-cell table:formula="of:=[.P11]/[.Q11]-1" office:value-type="percentage" office:value="0.0394201080974581" calcext:value-type="percentage">
            <text:p>3.94%</text:p>
          </table:table-cell>
          <table:table-cell table:number-columns-repeated="2"/>
          <table:table-cell office:value-type="string" calcext:value-type="string">
            <text:p>GET Product</text:p>
          </table:table-cell>
          <table:table-cell table:formula="of:=[.E11]" office:value-type="float" office:value="0.690688225522388" calcext:value-type="float">
            <text:p>0.6907</text:p>
          </table:table-cell>
          <table:table-cell table:formula="of:=[.K11]" office:value-type="float" office:value="0.740653909285003" calcext:value-type="float">
            <text:p>0.7407</text:p>
          </table:table-cell>
          <table:table-cell table:formula="of:=[.V11]/[.W11]-1" office:value-type="percentage" office:value="-0.0674615810923757" calcext:value-type="percentage">
            <text:p>-6.75%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ET Cart</text:p>
          </table:table-cell>
          <table:table-cell table:formula="of:=[$similarity_scores.E30]" office:value-type="float" office:value="0.805467682834428" calcext:value-type="float">
            <text:p>0.8055</text:p>
          </table:table-cell>
          <table:table-cell table:formula="of:=[$similarity_scores.E40]" office:value-type="float" office:value="0.782045196222318" calcext:value-type="float">
            <text:p>0.7820</text:p>
          </table:table-cell>
          <table:table-cell table:formula="of:=[.D12]/[.E12]-1" office:value-type="percentage" office:value="0.0299502979178867" calcext:value-type="percentage">
            <text:p>3.00%</text:p>
          </table:table-cell>
          <table:table-cell table:number-columns-repeated="2"/>
          <table:table-cell office:value-type="string" calcext:value-type="string">
            <text:p>GET Cart</text:p>
          </table:table-cell>
          <table:table-cell table:formula="of:=[$similarity_scores.E25]" office:value-type="float" office:value="0.789604375073056" calcext:value-type="float">
            <text:p>0.7896</text:p>
          </table:table-cell>
          <table:table-cell table:formula="of:=[$similarity_scores.E35]" office:value-type="float" office:value="0.741906523689322" calcext:value-type="float">
            <text:p>0.7419</text:p>
          </table:table-cell>
          <table:table-cell table:formula="of:=[.J12]/[.K12]-1" office:value-type="percentage" office:value="0.0642909178727045" calcext:value-type="percentage">
            <text:p>6.43%</text:p>
          </table:table-cell>
          <table:table-cell table:number-columns-repeated="2"/>
          <table:table-cell office:value-type="string" calcext:value-type="string">
            <text:p>GET Cart</text:p>
          </table:table-cell>
          <table:table-cell table:formula="of:=[.D12]" office:value-type="float" office:value="0.805467682834428" calcext:value-type="float">
            <text:p>0.8055</text:p>
          </table:table-cell>
          <table:table-cell table:formula="of:=[.J12]" office:value-type="float" office:value="0.789604375073056" calcext:value-type="float">
            <text:p>0.7896</text:p>
          </table:table-cell>
          <table:table-cell table:formula="of:=[.P12]/[.Q12]-1" office:value-type="percentage" office:value="0.0200901973977845" calcext:value-type="percentage">
            <text:p>2.01%</text:p>
          </table:table-cell>
          <table:table-cell table:number-columns-repeated="2"/>
          <table:table-cell office:value-type="string" calcext:value-type="string">
            <text:p>GET Cart</text:p>
          </table:table-cell>
          <table:table-cell table:formula="of:=[.E12]" office:value-type="float" office:value="0.782045196222318" calcext:value-type="float">
            <text:p>0.7820</text:p>
          </table:table-cell>
          <table:table-cell table:formula="of:=[.K12]" office:value-type="float" office:value="0.741906523689322" calcext:value-type="float">
            <text:p>0.7419</text:p>
          </table:table-cell>
          <table:table-cell table:formula="of:=[.V12]/[.W12]-1" office:value-type="percentage" office:value="0.0541020617171493" calcext:value-type="percentage">
            <text:p>5.41%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ET USER Profile</text:p>
          </table:table-cell>
          <table:table-cell table:formula="of:=[$similarity_scores.E31]" office:value-type="float" office:value="0.713077935405813" calcext:value-type="float">
            <text:p>0.7131</text:p>
          </table:table-cell>
          <table:table-cell table:formula="of:=[$similarity_scores.E41]" office:value-type="float" office:value="0.676669752420983" calcext:value-type="float">
            <text:p>0.6767</text:p>
          </table:table-cell>
          <table:table-cell table:formula="of:=[.D13]/[.E13]-1" office:value-type="percentage" office:value="0.0538049511664587" calcext:value-type="percentage">
            <text:p>5.38%</text:p>
          </table:table-cell>
          <table:table-cell table:number-columns-repeated="2"/>
          <table:table-cell office:value-type="string" calcext:value-type="string">
            <text:p>GET USER Profile</text:p>
          </table:table-cell>
          <table:table-cell table:formula="of:=[$similarity_scores.E26]" office:value-type="float" office:value="0.60627751129566" calcext:value-type="float">
            <text:p>0.6063</text:p>
          </table:table-cell>
          <table:table-cell table:formula="of:=[$similarity_scores.E36]" office:value-type="float" office:value="0.575121702161534" calcext:value-type="float">
            <text:p>0.5751</text:p>
          </table:table-cell>
          <table:table-cell table:formula="of:=[.J13]/[.K13]-1" office:value-type="percentage" office:value="0.054172549943829" calcext:value-type="percentage">
            <text:p>5.42%</text:p>
          </table:table-cell>
          <table:table-cell table:number-columns-repeated="2"/>
          <table:table-cell office:value-type="string" calcext:value-type="string">
            <text:p>GET USER Profile</text:p>
          </table:table-cell>
          <table:table-cell table:formula="of:=[.D13]" office:value-type="float" office:value="0.713077935405813" calcext:value-type="float">
            <text:p>0.7131</text:p>
          </table:table-cell>
          <table:table-cell table:formula="of:=[.J13]" office:value-type="float" office:value="0.60627751129566" calcext:value-type="float">
            <text:p>0.6063</text:p>
          </table:table-cell>
          <table:table-cell table:formula="of:=[.P13]/[.Q13]-1" office:value-type="percentage" office:value="0.176157654078102" calcext:value-type="percentage">
            <text:p>17.62%</text:p>
          </table:table-cell>
          <table:table-cell table:number-columns-repeated="2"/>
          <table:table-cell office:value-type="string" calcext:value-type="string">
            <text:p>GET USER Profile</text:p>
          </table:table-cell>
          <table:table-cell table:formula="of:=[.E13]" office:value-type="float" office:value="0.676669752420983" calcext:value-type="float">
            <text:p>0.6767</text:p>
          </table:table-cell>
          <table:table-cell table:formula="of:=[.K13]" office:value-type="float" office:value="0.575121702161534" calcext:value-type="float">
            <text:p>0.5751</text:p>
          </table:table-cell>
          <table:table-cell table:formula="of:=[.V13]/[.W13]-1" office:value-type="percentage" office:value="0.176567933148394" calcext:value-type="percentage">
            <text:p>17.66%</text:p>
          </table:table-cell>
        </table:table-row>
        <table:table-row table:style-name="ro1">
          <table:table-cell/>
          <table:table-cell office:value-type="string" calcext:value-type="string">
            <text:p>Med</text:p>
          </table:table-cell>
          <table:table-cell office:value-type="string" calcext:value-type="string">
            <text:p>Login User</text:p>
          </table:table-cell>
          <table:table-cell table:formula="of:=[$similarity_scores.E47]" office:value-type="float" office:value="0.756165114359083" calcext:value-type="float">
            <text:p>0.7562</text:p>
          </table:table-cell>
          <table:table-cell table:formula="of:=[$similarity_scores.E57]" office:value-type="float" office:value="0.759968392376526" calcext:value-type="float">
            <text:p>0.7600</text:p>
          </table:table-cell>
          <table:table-cell table:formula="of:=[.D14]/[.E14]-1" office:value-type="percentage" office:value="-0.00500452131377482" calcext:value-type="percentage">
            <text:p>-0.50%</text:p>
          </table:table-cell>
          <table:table-cell/>
          <table:table-cell office:value-type="string" calcext:value-type="string">
            <text:p>Med</text:p>
          </table:table-cell>
          <table:table-cell office:value-type="string" calcext:value-type="string">
            <text:p>Login User</text:p>
          </table:table-cell>
          <table:table-cell table:formula="of:=[$similarity_scores.E42]" office:value-type="float" office:value="0.659232841956086" calcext:value-type="float">
            <text:p>0.6592</text:p>
          </table:table-cell>
          <table:table-cell table:formula="of:=[$similarity_scores.E52]" office:value-type="float" office:value="0.667101454015509" calcext:value-type="float">
            <text:p>0.6671</text:p>
          </table:table-cell>
          <table:table-cell table:formula="of:=[.J14]/[.K14]-1" office:value-type="percentage" office:value="-0.0117952254669192" calcext:value-type="percentage">
            <text:p>-1.18%</text:p>
          </table:table-cell>
          <table:table-cell/>
          <table:table-cell office:value-type="string" calcext:value-type="string">
            <text:p>Med</text:p>
          </table:table-cell>
          <table:table-cell office:value-type="string" calcext:value-type="string">
            <text:p>Login User</text:p>
          </table:table-cell>
          <table:table-cell table:formula="of:=[.D14]" office:value-type="float" office:value="0.756165114359083" calcext:value-type="float">
            <text:p>0.7562</text:p>
          </table:table-cell>
          <table:table-cell table:formula="of:=[.J14]" office:value-type="float" office:value="0.659232841956086" calcext:value-type="float">
            <text:p>0.6592</text:p>
          </table:table-cell>
          <table:table-cell table:formula="of:=[.P14]/[.Q14]-1" office:value-type="percentage" office:value="0.147037990576103" calcext:value-type="percentage">
            <text:p>14.70%</text:p>
          </table:table-cell>
          <table:table-cell/>
          <table:table-cell office:value-type="string" calcext:value-type="string">
            <text:p>Med</text:p>
          </table:table-cell>
          <table:table-cell office:value-type="string" calcext:value-type="string">
            <text:p>Login User</text:p>
          </table:table-cell>
          <table:table-cell table:formula="of:=[.E14]" office:value-type="float" office:value="0.759968392376526" calcext:value-type="float">
            <text:p>0.7600</text:p>
          </table:table-cell>
          <table:table-cell table:formula="of:=[.K14]" office:value-type="float" office:value="0.667101454015509" calcext:value-type="float">
            <text:p>0.6671</text:p>
          </table:table-cell>
          <table:table-cell table:formula="of:=[.V14]/[.W14]-1" office:value-type="percentage" office:value="0.139209617670626" calcext:value-type="percentage">
            <text:p>13.92%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ET Product Category</text:p>
          </table:table-cell>
          <table:table-cell table:formula="of:=[$similarity_scores.E48]" office:value-type="float" office:value="0.798738004820285" calcext:value-type="float">
            <text:p>0.7987</text:p>
          </table:table-cell>
          <table:table-cell table:formula="of:=[$similarity_scores.E58]" office:value-type="float" office:value="0.72603068838037" calcext:value-type="float">
            <text:p>0.7260</text:p>
          </table:table-cell>
          <table:table-cell table:formula="of:=[.D15]/[.E15]-1" office:value-type="percentage" office:value="0.100143585668686" calcext:value-type="percentage">
            <text:p>10.01%</text:p>
          </table:table-cell>
          <table:table-cell table:number-columns-repeated="2"/>
          <table:table-cell office:value-type="string" calcext:value-type="string">
            <text:p>GET Product Category</text:p>
          </table:table-cell>
          <table:table-cell table:formula="of:=[$similarity_scores.E43]" office:value-type="float" office:value="0.740798180275665" calcext:value-type="float">
            <text:p>0.7408</text:p>
          </table:table-cell>
          <table:table-cell table:formula="of:=[$similarity_scores.E53]" office:value-type="float" office:value="0.702079420376053" calcext:value-type="float">
            <text:p>0.7021</text:p>
          </table:table-cell>
          <table:table-cell table:formula="of:=[.J15]/[.K15]-1" office:value-type="percentage" office:value="0.0551486894158961" calcext:value-type="percentage">
            <text:p>5.51%</text:p>
          </table:table-cell>
          <table:table-cell table:number-columns-repeated="2"/>
          <table:table-cell office:value-type="string" calcext:value-type="string">
            <text:p>GET Product Category</text:p>
          </table:table-cell>
          <table:table-cell table:formula="of:=[.D15]" office:value-type="float" office:value="0.798738004820285" calcext:value-type="float">
            <text:p>0.7987</text:p>
          </table:table-cell>
          <table:table-cell table:formula="of:=[.J15]" office:value-type="float" office:value="0.740798180275665" calcext:value-type="float">
            <text:p>0.7408</text:p>
          </table:table-cell>
          <table:table-cell table:formula="of:=[.P15]/[.Q15]-1" office:value-type="percentage" office:value="0.0782126982588693" calcext:value-type="percentage">
            <text:p>7.82%</text:p>
          </table:table-cell>
          <table:table-cell table:number-columns-repeated="2"/>
          <table:table-cell office:value-type="string" calcext:value-type="string">
            <text:p>GET Product Category</text:p>
          </table:table-cell>
          <table:table-cell table:formula="of:=[.E15]" office:value-type="float" office:value="0.72603068838037" calcext:value-type="float">
            <text:p>0.7260</text:p>
          </table:table-cell>
          <table:table-cell table:formula="of:=[.K15]" office:value-type="float" office:value="0.702079420376053" calcext:value-type="float">
            <text:p>0.7021</text:p>
          </table:table-cell>
          <table:table-cell table:formula="of:=[.V15]/[.W15]-1" office:value-type="percentage" office:value="0.0341147558370076" calcext:value-type="percentage">
            <text:p>3.41%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ET Product</text:p>
          </table:table-cell>
          <table:table-cell table:formula="of:=[$similarity_scores.E49]" office:value-type="float" office:value="0.808912491856078" calcext:value-type="float">
            <text:p>0.8089</text:p>
          </table:table-cell>
          <table:table-cell table:formula="of:=[$similarity_scores.E59]" office:value-type="float" office:value="0.746702690310838" calcext:value-type="float">
            <text:p>0.7467</text:p>
          </table:table-cell>
          <table:table-cell table:formula="of:=[.D16]/[.E16]-1" office:value-type="percentage" office:value="0.0833126789985765" calcext:value-type="percentage">
            <text:p>8.33%</text:p>
          </table:table-cell>
          <table:table-cell table:number-columns-repeated="2"/>
          <table:table-cell office:value-type="string" calcext:value-type="string">
            <text:p>GET Product</text:p>
          </table:table-cell>
          <table:table-cell table:formula="of:=[$similarity_scores.E44]" office:value-type="float" office:value="0.763906264975051" calcext:value-type="float">
            <text:p>0.7639</text:p>
          </table:table-cell>
          <table:table-cell table:formula="of:=[$similarity_scores.E54]" office:value-type="float" office:value="0.725390765314791" calcext:value-type="float">
            <text:p>0.7254</text:p>
          </table:table-cell>
          <table:table-cell table:formula="of:=[.J16]/[.K16]-1" office:value-type="percentage" office:value="0.0530962089702718" calcext:value-type="percentage">
            <text:p>5.31%</text:p>
          </table:table-cell>
          <table:table-cell table:number-columns-repeated="2"/>
          <table:table-cell office:value-type="string" calcext:value-type="string">
            <text:p>GET Product</text:p>
          </table:table-cell>
          <table:table-cell table:formula="of:=[.D16]" office:value-type="float" office:value="0.808912491856078" calcext:value-type="float">
            <text:p>0.8089</text:p>
          </table:table-cell>
          <table:table-cell table:formula="of:=[.J16]" office:value-type="float" office:value="0.763906264975051" calcext:value-type="float">
            <text:p>0.7639</text:p>
          </table:table-cell>
          <table:table-cell table:formula="of:=[.P16]/[.Q16]-1" office:value-type="percentage" office:value="0.0589159023096859" calcext:value-type="percentage">
            <text:p>5.89%</text:p>
          </table:table-cell>
          <table:table-cell table:number-columns-repeated="2"/>
          <table:table-cell office:value-type="string" calcext:value-type="string">
            <text:p>GET Product</text:p>
          </table:table-cell>
          <table:table-cell table:formula="of:=[.E16]" office:value-type="float" office:value="0.746702690310838" calcext:value-type="float">
            <text:p>0.7467</text:p>
          </table:table-cell>
          <table:table-cell table:formula="of:=[.K16]" office:value-type="float" office:value="0.725390765314791" calcext:value-type="float">
            <text:p>0.7254</text:p>
          </table:table-cell>
          <table:table-cell table:formula="of:=[.V16]/[.W16]-1" office:value-type="percentage" office:value="0.0293799232290997" calcext:value-type="percentage">
            <text:p>2.94%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ET Cart</text:p>
          </table:table-cell>
          <table:table-cell table:formula="of:=[$similarity_scores.E50]" office:value-type="float" office:value="0.789266819953268" calcext:value-type="float">
            <text:p>0.7893</text:p>
          </table:table-cell>
          <table:table-cell table:formula="of:=[$similarity_scores.E60]" office:value-type="float" office:value="0.78337782000876" calcext:value-type="float">
            <text:p>0.7834</text:p>
          </table:table-cell>
          <table:table-cell table:formula="of:=[.D17]/[.E17]-1" office:value-type="percentage" office:value="0.0075174453425837" calcext:value-type="percentage">
            <text:p>0.75%</text:p>
          </table:table-cell>
          <table:table-cell table:number-columns-repeated="2"/>
          <table:table-cell office:value-type="string" calcext:value-type="string">
            <text:p>GET Cart</text:p>
          </table:table-cell>
          <table:table-cell table:formula="of:=[$similarity_scores.E45]" office:value-type="float" office:value="0.741010408692207" calcext:value-type="float">
            <text:p>0.7410</text:p>
          </table:table-cell>
          <table:table-cell table:formula="of:=[$similarity_scores.E55]" office:value-type="float" office:value="0.698439500907065" calcext:value-type="float">
            <text:p>0.6984</text:p>
          </table:table-cell>
          <table:table-cell table:formula="of:=[.J17]/[.K17]-1" office:value-type="percentage" office:value="0.0609514606918058" calcext:value-type="percentage">
            <text:p>6.10%</text:p>
          </table:table-cell>
          <table:table-cell table:number-columns-repeated="2"/>
          <table:table-cell office:value-type="string" calcext:value-type="string">
            <text:p>GET Cart</text:p>
          </table:table-cell>
          <table:table-cell table:formula="of:=[.D17]" office:value-type="float" office:value="0.789266819953268" calcext:value-type="float">
            <text:p>0.7893</text:p>
          </table:table-cell>
          <table:table-cell table:formula="of:=[.J17]" office:value-type="float" office:value="0.741010408692207" calcext:value-type="float">
            <text:p>0.7410</text:p>
          </table:table-cell>
          <table:table-cell table:formula="of:=[.P17]/[.Q17]-1" office:value-type="percentage" office:value="0.0651224472625536" calcext:value-type="percentage">
            <text:p>6.51%</text:p>
          </table:table-cell>
          <table:table-cell table:number-columns-repeated="2"/>
          <table:table-cell office:value-type="string" calcext:value-type="string">
            <text:p>GET Cart</text:p>
          </table:table-cell>
          <table:table-cell table:formula="of:=[.E17]" office:value-type="float" office:value="0.78337782000876" calcext:value-type="float">
            <text:p>0.7834</text:p>
          </table:table-cell>
          <table:table-cell table:formula="of:=[.K17]" office:value-type="float" office:value="0.698439500907065" calcext:value-type="float">
            <text:p>0.6984</text:p>
          </table:table-cell>
          <table:table-cell table:formula="of:=[.V17]/[.W17]-1" office:value-type="percentage" office:value="0.121611562621222" calcext:value-type="percentage">
            <text:p>12.16%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ET USER Profile</text:p>
          </table:table-cell>
          <table:table-cell table:formula="of:=[$similarity_scores.E51]" office:value-type="float" office:value="0.589586246852477" calcext:value-type="float">
            <text:p>0.5896</text:p>
          </table:table-cell>
          <table:table-cell table:formula="of:=[$similarity_scores.E61]" office:value-type="float" office:value="0.568027821478844" calcext:value-type="float">
            <text:p>0.5680</text:p>
          </table:table-cell>
          <table:table-cell table:formula="of:=[.D18]/[.E18]-1" office:value-type="percentage" office:value="0.0379531152497186" calcext:value-type="percentage">
            <text:p>3.80%</text:p>
          </table:table-cell>
          <table:table-cell table:number-columns-repeated="2"/>
          <table:table-cell office:value-type="string" calcext:value-type="string">
            <text:p>GET USER Profile</text:p>
          </table:table-cell>
          <table:table-cell table:formula="of:=[$similarity_scores.E46]" office:value-type="float" office:value="0.514863006558905" calcext:value-type="float">
            <text:p>0.5149</text:p>
          </table:table-cell>
          <table:table-cell table:formula="of:=[$similarity_scores.E56]" office:value-type="float" office:value="0.45267581652226" calcext:value-type="float">
            <text:p>0.4527</text:p>
          </table:table-cell>
          <table:table-cell table:formula="of:=[.J18]/[.K18]-1" office:value-type="percentage" office:value="0.137376877153293" calcext:value-type="percentage">
            <text:p>13.74%</text:p>
          </table:table-cell>
          <table:table-cell table:number-columns-repeated="2"/>
          <table:table-cell office:value-type="string" calcext:value-type="string">
            <text:p>GET USER Profile</text:p>
          </table:table-cell>
          <table:table-cell table:formula="of:=[.D18]" office:value-type="float" office:value="0.589586246852477" calcext:value-type="float">
            <text:p>0.5896</text:p>
          </table:table-cell>
          <table:table-cell table:formula="of:=[.J18]" office:value-type="float" office:value="0.514863006558905" calcext:value-type="float">
            <text:p>0.5149</text:p>
          </table:table-cell>
          <table:table-cell table:formula="of:=[.P18]/[.Q18]-1" office:value-type="percentage" office:value="0.145132276628275" calcext:value-type="percentage">
            <text:p>14.51%</text:p>
          </table:table-cell>
          <table:table-cell table:number-columns-repeated="2"/>
          <table:table-cell office:value-type="string" calcext:value-type="string">
            <text:p>GET USER Profile</text:p>
          </table:table-cell>
          <table:table-cell table:formula="of:=[.E18]" office:value-type="float" office:value="0.568027821478844" calcext:value-type="float">
            <text:p>0.5680</text:p>
          </table:table-cell>
          <table:table-cell table:formula="of:=[.K18]" office:value-type="float" office:value="0.45267581652226" calcext:value-type="float">
            <text:p>0.4527</text:p>
          </table:table-cell>
          <table:table-cell table:formula="of:=[.V18]/[.W18]-1" office:value-type="percentage" office:value="0.254822547939032" calcext:value-type="percentage">
            <text:p>25.48%</text:p>
          </table:table-cell>
        </table:table-row>
        <table:table-row table:style-name="ro1">
          <table:table-cell/>
          <table:table-cell office:value-type="string" calcext:value-type="string">
            <text:p>High</text:p>
          </table:table-cell>
          <table:table-cell office:value-type="string" calcext:value-type="string">
            <text:p>Login User</text:p>
          </table:table-cell>
          <table:table-cell table:formula="of:=[$similarity_scores.E67]" office:value-type="float" office:value="0.691259639415365" calcext:value-type="float">
            <text:p>0.6913</text:p>
          </table:table-cell>
          <table:table-cell table:formula="of:=[$similarity_scores.E77]" office:value-type="float" office:value="0.696731752623892" calcext:value-type="float">
            <text:p>0.6967</text:p>
          </table:table-cell>
          <table:table-cell table:formula="of:=[.D19]/[.E19]-1" office:value-type="percentage" office:value="-0.00785397419870515" calcext:value-type="percentage">
            <text:p>-0.79%</text:p>
          </table:table-cell>
          <table:table-cell/>
          <table:table-cell office:value-type="string" calcext:value-type="string">
            <text:p>High</text:p>
          </table:table-cell>
          <table:table-cell office:value-type="string" calcext:value-type="string">
            <text:p>Login User</text:p>
          </table:table-cell>
          <table:table-cell table:formula="of:=[$similarity_scores.E62]" office:value-type="float" office:value="0.602075552346489" calcext:value-type="float">
            <text:p>0.6021</text:p>
          </table:table-cell>
          <table:table-cell table:formula="of:=[$similarity_scores.E72]" office:value-type="float" office:value="0.61542129128085" calcext:value-type="float">
            <text:p>0.6154</text:p>
          </table:table-cell>
          <table:table-cell table:formula="of:=[.J19]/[.K19]-1" office:value-type="percentage" office:value="-0.021685533346735" calcext:value-type="percentage">
            <text:p>-2.17%</text:p>
          </table:table-cell>
          <table:table-cell/>
          <table:table-cell office:value-type="string" calcext:value-type="string">
            <text:p>High</text:p>
          </table:table-cell>
          <table:table-cell office:value-type="string" calcext:value-type="string">
            <text:p>Login User</text:p>
          </table:table-cell>
          <table:table-cell table:formula="of:=[.D19]" office:value-type="float" office:value="0.691259639415365" calcext:value-type="float">
            <text:p>0.6913</text:p>
          </table:table-cell>
          <table:table-cell table:formula="of:=[.J19]" office:value-type="float" office:value="0.602075552346489" calcext:value-type="float">
            <text:p>0.6021</text:p>
          </table:table-cell>
          <table:table-cell table:formula="of:=[.P19]/[.Q19]-1" office:value-type="percentage" office:value="0.148127733672787" calcext:value-type="percentage">
            <text:p>14.81%</text:p>
          </table:table-cell>
          <table:table-cell/>
          <table:table-cell office:value-type="string" calcext:value-type="string">
            <text:p>High</text:p>
          </table:table-cell>
          <table:table-cell office:value-type="string" calcext:value-type="string">
            <text:p>Login User</text:p>
          </table:table-cell>
          <table:table-cell table:formula="of:=[.E19]" office:value-type="float" office:value="0.696731752623892" calcext:value-type="float">
            <text:p>0.6967</text:p>
          </table:table-cell>
          <table:table-cell table:formula="of:=[.K19]" office:value-type="float" office:value="0.61542129128085" calcext:value-type="float">
            <text:p>0.6154</text:p>
          </table:table-cell>
          <table:table-cell table:formula="of:=[.V19]/[.W19]-1" office:value-type="percentage" office:value="0.132121625454027" calcext:value-type="percentage">
            <text:p>13.21%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ET Product Category</text:p>
          </table:table-cell>
          <table:table-cell table:formula="of:=[$similarity_scores.E68]" office:value-type="float" office:value="0.771726555679568" calcext:value-type="float">
            <text:p>0.7717</text:p>
          </table:table-cell>
          <table:table-cell table:formula="of:=[$similarity_scores.E78]" office:value-type="float" office:value="0.698050460128514" calcext:value-type="float">
            <text:p>0.6981</text:p>
          </table:table-cell>
          <table:table-cell table:formula="of:=[.D20]/[.E20]-1" office:value-type="percentage" office:value="0.105545515344966" calcext:value-type="percentage">
            <text:p>10.55%</text:p>
          </table:table-cell>
          <table:table-cell table:number-columns-repeated="2"/>
          <table:table-cell office:value-type="string" calcext:value-type="string">
            <text:p>GET Product Category</text:p>
          </table:table-cell>
          <table:table-cell table:formula="of:=[$similarity_scores.E63]" office:value-type="float" office:value="0.703470375378048" calcext:value-type="float">
            <text:p>0.7035</text:p>
          </table:table-cell>
          <table:table-cell table:formula="of:=[$similarity_scores.E73]" office:value-type="float" office:value="0.674224019641095" calcext:value-type="float">
            <text:p>0.6742</text:p>
          </table:table-cell>
          <table:table-cell table:formula="of:=[.J20]/[.K20]-1" office:value-type="percentage" office:value="0.0433778015688633" calcext:value-type="percentage">
            <text:p>4.34%</text:p>
          </table:table-cell>
          <table:table-cell table:number-columns-repeated="2"/>
          <table:table-cell office:value-type="string" calcext:value-type="string">
            <text:p>GET Product Category</text:p>
          </table:table-cell>
          <table:table-cell table:formula="of:=[.D20]" office:value-type="float" office:value="0.771726555679568" calcext:value-type="float">
            <text:p>0.7717</text:p>
          </table:table-cell>
          <table:table-cell table:formula="of:=[.J20]" office:value-type="float" office:value="0.703470375378048" calcext:value-type="float">
            <text:p>0.7035</text:p>
          </table:table-cell>
          <table:table-cell table:formula="of:=[.P20]/[.Q20]-1" office:value-type="percentage" office:value="0.0970277963231065" calcext:value-type="percentage">
            <text:p>9.70%</text:p>
          </table:table-cell>
          <table:table-cell table:number-columns-repeated="2"/>
          <table:table-cell office:value-type="string" calcext:value-type="string">
            <text:p>GET Product Category</text:p>
          </table:table-cell>
          <table:table-cell table:formula="of:=[.E20]" office:value-type="float" office:value="0.698050460128514" calcext:value-type="float">
            <text:p>0.6981</text:p>
          </table:table-cell>
          <table:table-cell table:formula="of:=[.K20]" office:value-type="float" office:value="0.674224019641095" calcext:value-type="float">
            <text:p>0.6742</text:p>
          </table:table-cell>
          <table:table-cell table:formula="of:=[.V20]/[.W20]-1" office:value-type="percentage" office:value="0.0353390561494706" calcext:value-type="percentage">
            <text:p>3.53%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ET Product</text:p>
          </table:table-cell>
          <table:table-cell table:formula="of:=[$similarity_scores.E69]" office:value-type="float" office:value="0.774992925569798" calcext:value-type="float">
            <text:p>0.7750</text:p>
          </table:table-cell>
          <table:table-cell table:formula="of:=[$similarity_scores.E79]" office:value-type="float" office:value="0.715763396449717" calcext:value-type="float">
            <text:p>0.7158</text:p>
          </table:table-cell>
          <table:table-cell table:formula="of:=[.D21]/[.E21]-1" office:value-type="percentage" office:value="0.0827501509770785" calcext:value-type="percentage">
            <text:p>8.28%</text:p>
          </table:table-cell>
          <table:table-cell table:number-columns-repeated="2"/>
          <table:table-cell office:value-type="string" calcext:value-type="string">
            <text:p>GET Product</text:p>
          </table:table-cell>
          <table:table-cell table:formula="of:=[$similarity_scores.E64]" office:value-type="float" office:value="0.733464670076724" calcext:value-type="float">
            <text:p>0.7335</text:p>
          </table:table-cell>
          <table:table-cell table:formula="of:=[$similarity_scores.E74]" office:value-type="float" office:value="0.677974364161061" calcext:value-type="float">
            <text:p>0.6780</text:p>
          </table:table-cell>
          <table:table-cell table:formula="of:=[.J21]/[.K21]-1" office:value-type="percentage" office:value="0.0818472037424722" calcext:value-type="percentage">
            <text:p>8.18%</text:p>
          </table:table-cell>
          <table:table-cell table:number-columns-repeated="2"/>
          <table:table-cell office:value-type="string" calcext:value-type="string">
            <text:p>GET Product</text:p>
          </table:table-cell>
          <table:table-cell table:formula="of:=[.D21]" office:value-type="float" office:value="0.774992925569798" calcext:value-type="float">
            <text:p>0.7750</text:p>
          </table:table-cell>
          <table:table-cell table:formula="of:=[.J21]" office:value-type="float" office:value="0.733464670076724" calcext:value-type="float">
            <text:p>0.7335</text:p>
          </table:table-cell>
          <table:table-cell table:formula="of:=[.P21]/[.Q21]-1" office:value-type="percentage" office:value="0.0566192990437147" calcext:value-type="percentage">
            <text:p>5.66%</text:p>
          </table:table-cell>
          <table:table-cell table:number-columns-repeated="2"/>
          <table:table-cell office:value-type="string" calcext:value-type="string">
            <text:p>GET Product</text:p>
          </table:table-cell>
          <table:table-cell table:formula="of:=[.E21]" office:value-type="float" office:value="0.715763396449717" calcext:value-type="float">
            <text:p>0.7158</text:p>
          </table:table-cell>
          <table:table-cell table:formula="of:=[.K21]" office:value-type="float" office:value="0.677974364161061" calcext:value-type="float">
            <text:p>0.6780</text:p>
          </table:table-cell>
          <table:table-cell table:formula="of:=[.V21]/[.W21]-1" office:value-type="percentage" office:value="0.0557381433373476" calcext:value-type="percentage">
            <text:p>5.57%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ET Cart</text:p>
          </table:table-cell>
          <table:table-cell table:formula="of:=[$similarity_scores.E70]" office:value-type="float" office:value="0.739979590414857" calcext:value-type="float">
            <text:p>0.7400</text:p>
          </table:table-cell>
          <table:table-cell table:formula="of:=[$similarity_scores.E80]" office:value-type="float" office:value="0.737534899732227" calcext:value-type="float">
            <text:p>0.7375</text:p>
          </table:table-cell>
          <table:table-cell table:formula="of:=[.D22]/[.E22]-1" office:value-type="percentage" office:value="0.00331467796780482" calcext:value-type="percentage">
            <text:p>0.33%</text:p>
          </table:table-cell>
          <table:table-cell table:number-columns-repeated="2"/>
          <table:table-cell office:value-type="string" calcext:value-type="string">
            <text:p>GET Cart</text:p>
          </table:table-cell>
          <table:table-cell table:formula="of:=[$similarity_scores.E65]" office:value-type="float" office:value="0.694020310725083" calcext:value-type="float">
            <text:p>0.6940</text:p>
          </table:table-cell>
          <table:table-cell table:formula="of:=[$similarity_scores.E75]" office:value-type="float" office:value="0.643507394071971" calcext:value-type="float">
            <text:p>0.6435</text:p>
          </table:table-cell>
          <table:table-cell table:formula="of:=[.J22]/[.K22]-1" office:value-type="percentage" office:value="0.0784962490228407" calcext:value-type="percentage">
            <text:p>7.85%</text:p>
          </table:table-cell>
          <table:table-cell table:number-columns-repeated="2"/>
          <table:table-cell office:value-type="string" calcext:value-type="string">
            <text:p>GET Cart</text:p>
          </table:table-cell>
          <table:table-cell table:formula="of:=[.D22]" office:value-type="float" office:value="0.739979590414857" calcext:value-type="float">
            <text:p>0.7400</text:p>
          </table:table-cell>
          <table:table-cell table:formula="of:=[.J22]" office:value-type="float" office:value="0.694020310725083" calcext:value-type="float">
            <text:p>0.6940</text:p>
          </table:table-cell>
          <table:table-cell table:formula="of:=[.P22]/[.Q22]-1" office:value-type="percentage" office:value="0.0662218078916985" calcext:value-type="percentage">
            <text:p>6.62%</text:p>
          </table:table-cell>
          <table:table-cell table:number-columns-repeated="2"/>
          <table:table-cell office:value-type="string" calcext:value-type="string">
            <text:p>GET Cart</text:p>
          </table:table-cell>
          <table:table-cell table:formula="of:=[.E22]" office:value-type="float" office:value="0.737534899732227" calcext:value-type="float">
            <text:p>0.7375</text:p>
          </table:table-cell>
          <table:table-cell table:formula="of:=[.K22]" office:value-type="float" office:value="0.643507394071971" calcext:value-type="float">
            <text:p>0.6435</text:p>
          </table:table-cell>
          <table:table-cell table:formula="of:=[.V22]/[.W22]-1" office:value-type="percentage" office:value="0.146117210969825" calcext:value-type="percentage">
            <text:p>14.61%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ET USER Profile</text:p>
          </table:table-cell>
          <table:table-cell table:formula="of:=[$similarity_scores.E71]" office:value-type="float" office:value="0.537506093484072" calcext:value-type="float">
            <text:p>0.5375</text:p>
          </table:table-cell>
          <table:table-cell table:formula="of:=[$similarity_scores.E81]" office:value-type="float" office:value="0.519692074622329" calcext:value-type="float">
            <text:p>0.5197</text:p>
          </table:table-cell>
          <table:table-cell table:formula="of:=[.D23]/[.E23]-1" office:value-type="percentage" office:value="0.0342780268001759" calcext:value-type="percentage">
            <text:p>3.43%</text:p>
          </table:table-cell>
          <table:table-cell table:number-columns-repeated="2"/>
          <table:table-cell office:value-type="string" calcext:value-type="string">
            <text:p>GET USER Profile</text:p>
          </table:table-cell>
          <table:table-cell table:formula="of:=[$similarity_scores.E66]" office:value-type="float" office:value="0.486069904283681" calcext:value-type="float">
            <text:p>0.4861</text:p>
          </table:table-cell>
          <table:table-cell table:formula="of:=[$similarity_scores.E76]" office:value-type="float" office:value="0.405079752638054" calcext:value-type="float">
            <text:p>0.4051</text:p>
          </table:table-cell>
          <table:table-cell table:formula="of:=[.J23]/[.K23]-1" office:value-type="percentage" office:value="0.199936311598356" calcext:value-type="percentage">
            <text:p>19.99%</text:p>
          </table:table-cell>
          <table:table-cell table:number-columns-repeated="2"/>
          <table:table-cell office:value-type="string" calcext:value-type="string">
            <text:p>GET USER Profile</text:p>
          </table:table-cell>
          <table:table-cell table:formula="of:=[.D23]" office:value-type="float" office:value="0.537506093484072" calcext:value-type="float">
            <text:p>0.5375</text:p>
          </table:table-cell>
          <table:table-cell table:formula="of:=[.J23]" office:value-type="float" office:value="0.486069904283681" calcext:value-type="float">
            <text:p>0.4861</text:p>
          </table:table-cell>
          <table:table-cell table:formula="of:=[.P23]/[.Q23]-1" office:value-type="percentage" office:value="0.105820559444412" calcext:value-type="percentage">
            <text:p>10.58%</text:p>
          </table:table-cell>
          <table:table-cell table:number-columns-repeated="2"/>
          <table:table-cell office:value-type="string" calcext:value-type="string">
            <text:p>GET USER Profile</text:p>
          </table:table-cell>
          <table:table-cell table:formula="of:=[.E23]" office:value-type="float" office:value="0.519692074622329" calcext:value-type="float">
            <text:p>0.5197</text:p>
          </table:table-cell>
          <table:table-cell table:formula="of:=[.K23]" office:value-type="float" office:value="0.405079752638054" calcext:value-type="float">
            <text:p>0.4051</text:p>
          </table:table-cell>
          <table:table-cell table:formula="of:=[.V23]/[.W23]-1" office:value-type="percentage" office:value="0.282937671502636" calcext:value-type="percentage">
            <text:p>28.29%</text:p>
          </table:table-cell>
        </table:table-row>
        <table:table-row table:style-name="ro1">
          <table:table-cell/>
          <table:table-cell office:value-type="string" calcext:value-type="string">
            <text:p>Average</text:p>
          </table:table-cell>
          <table:table-cell/>
          <table:table-cell table:formula="of:=AVERAGE([.D4:.D23])" office:value-type="float" office:value="0.79092762656868" calcext:value-type="float">
            <text:p>0.7909</text:p>
          </table:table-cell>
          <table:table-cell table:formula="of:=AVERAGE([.E4:.E23])" office:value-type="float" office:value="0.727610931342655" calcext:value-type="float">
            <text:p>0.7276</text:p>
          </table:table-cell>
          <table:table-cell table:formula="of:=[.D24]/[.E24]-1" office:value-type="percentage" office:value="0.0870199889784333" calcext:value-type="percentage">
            <text:p>8.70%</text:p>
          </table:table-cell>
          <table:table-cell/>
          <table:table-cell office:value-type="string" calcext:value-type="string">
            <text:p>Average</text:p>
          </table:table-cell>
          <table:table-cell/>
          <table:table-cell table:formula="of:=AVERAGE([.J4:.J23])" office:value-type="float" office:value="0.733795767122579" calcext:value-type="float">
            <text:p>0.7338</text:p>
          </table:table-cell>
          <table:table-cell table:formula="of:=AVERAGE([.K4:.K23])" office:value-type="float" office:value="0.682848441467271" calcext:value-type="float">
            <text:p>0.6828</text:p>
          </table:table-cell>
          <table:table-cell table:formula="of:=[.J24]/[.K24]-1" office:value-type="percentage" office:value="0.0746100050339644" calcext:value-type="percentage">
            <text:p>7.46%</text:p>
          </table:table-cell>
          <table:table-cell/>
          <table:table-cell office:value-type="string" calcext:value-type="string">
            <text:p>Average</text:p>
          </table:table-cell>
          <table:table-cell/>
          <table:table-cell table:formula="of:=[.D24]" office:value-type="float" office:value="0.79092762656868" calcext:value-type="float">
            <text:p>0.7909</text:p>
          </table:table-cell>
          <table:table-cell table:formula="of:=[.J24]" office:value-type="float" office:value="0.733795767122579" calcext:value-type="float">
            <text:p>0.7338</text:p>
          </table:table-cell>
          <table:table-cell table:formula="of:=[.P24]/[.Q24]-1" office:value-type="percentage" office:value="0.0778579844772496" calcext:value-type="percentage">
            <text:p>7.79%</text:p>
          </table:table-cell>
          <table:table-cell/>
          <table:table-cell office:value-type="string" calcext:value-type="string">
            <text:p>Average</text:p>
          </table:table-cell>
          <table:table-cell/>
          <table:table-cell table:formula="of:=[.E24]" office:value-type="float" office:value="0.727610931342655" calcext:value-type="float">
            <text:p>0.7276</text:p>
          </table:table-cell>
          <table:table-cell table:formula="of:=[.K24]" office:value-type="float" office:value="0.682848441467271" calcext:value-type="float">
            <text:p>0.6828</text:p>
          </table:table-cell>
          <table:table-cell table:formula="of:=[.V24]/[.W24]-1" office:value-type="percentage" office:value="0.065552598727765" calcext:value-type="percentage">
            <text:p>6.56%</text:p>
          </table:table-cell>
        </table:table-row>
        <table:table-row table:style-name="ro1">
          <table:table-cell table:number-columns-repeated="3"/>
          <table:table-cell table:style-name="ce18" table:number-columns-repeated="2"/>
          <table:table-cell table:style-name="Default"/>
          <table:table-cell table:number-columns-repeated="3"/>
          <table:table-cell table:style-name="Default" table:number-columns-repeated="3"/>
          <table:table-cell table:number-columns-repeated="3"/>
          <table:table-cell table:style-name="Default" table:number-columns-repeated="3"/>
          <table:table-cell table:number-columns-repeated="3"/>
          <table:table-cell table:style-name="Default" table:number-columns-repeated="3"/>
        </table:table-row>
      </table:table>
      <table:named-expressions/>
      <table:database-ranges>
        <table:database-range table:name="__Anonymous_Sheet_DB__0" table:target-range-address="InputFromCsv.A1:InputFromCsv.E81"/>
        <table:database-range table:name="__Anonymous_Sheet_DB__1" table:target-range-address="similarity_scores.A1:similarity_scores.E239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">
      <number:number number:decimal-places="4" number:min-decimal-places="4" number:min-integer-digits="1"/>
    </number:number-style>
    <number:number-style style:name="N10129" number:language="en" number:country="US">
      <number:number number:decimal-places="4" number:min-decimal-places="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13">00.00.0000</text:date>, <text:time style:data-style-name="N2" text:time-value="17:28:33.15741997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1-13T17:29:10.587167040</dc:date>
    <meta:editing-duration>PT12H41M30S</meta:editing-duration>
    <meta:editing-cycles>225</meta:editing-cycles>
    <meta:generator>LibreOffice/24.2.5.2$Linux_X86_64 LibreOffice_project/420$Build-2</meta:generator>
    <meta:document-statistic meta:table-count="4" meta:cell-count="2329" meta:object-count="5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origin="1" chart:reverse-direction="false" text:line-break="tru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0" chart:maximum="1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fill="bitmap" draw:fill-color="#355269" draw:fill-image-name="ChartBitmap_20_6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fill="bitmap" draw:fill-color="#ffd320" draw:fill-image-name="ChartBitmap_20_85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fill="bitmap" draw:fill-color="#81d41a" draw:fill-image-name="ChartBitmap_20_93" dr3d:edge-rounding="5%"/>
      <style:text-properties fo:font-size="10pt" style:font-size-asian="10pt" style:font-size-complex="10pt"/>
    </style:style>
    <style:style style:name="ch14" style:family="chart">
      <style:chart-properties chart:solid-type="cuboid"/>
    </style:style>
    <style:style style:name="ch15" style:family="chart" style:data-style-name="N0">
      <style:chart-properties chart:link-data-style-to-source="true"/>
      <style:graphic-properties draw:fill="bitmap" draw:fill-color="#ff420e" draw:fill-image-name="ChartBitmap_20_92" dr3d:edge-rounding="5%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.006cm" svg:height="9.271cm" xlink:href=".." xlink:type="simple" chart:class="chart:bar" chart:style-name="ch1">
        <chart:title svg:x="7.338cm" svg:y="0.321cm" chart:style-name="ch2">
          <text:p>Ridge</text:p>
        </chart:title>
        <chart:subtitle svg:x="5.71cm" svg:y="1.285cm" chart:style-name="ch3">
          <text:p>PR1, PR2, Request Type
No Correction</text:p>
        </chart:subtitle>
        <chart:legend chart:legend-position="end" svg:x="14.378cm" svg:y="3.589cm" style:legend-expansion="high" chart:style-name="ch4"/>
        <chart:plot-area chart:style-name="ch5" table:cell-range-address="similarity_scores.D7:similarity_scores.E11 similarity_scores.A7:similarity_scores.A7 similarity_scores.A27:similarity_scores.A27 similarity_scores.E27:similarity_scores.E31 similarity_scores.A47:similarity_scores.A47 similarity_scores.E47:similarity_scores.E51 similarity_scores.A67:similarity_scores.A67 similarity_scores.E67:similarity_scores.E71" chart:data-source-has-labels="both" svg:x="1.331cm" svg:y="2.603cm" svg:width="12.727cm" svg:height="5.502cm">
          <chart:coordinate-region svg:x="2.058cm" svg:y="2.802cm" svg:width="12cm" svg:height="4.259cm"/>
          <chart:axis chart:dimension="x" chart:name="primary-x" chart:style-name="ch6" chartooo:axis-type="auto">
            <chartooo:date-scale/>
            <chart:title svg:x="6.658cm" svg:y="8.29cm" chart:style-name="ch7">
              <text:p>Request Type</text:p>
            </chart:title>
            <chart:categories table:cell-range-address="similarity_scores.D7:similarity_scores.D11"/>
          </chart:axis>
          <chart:axis chart:dimension="y" chart:name="primary-y" chart:style-name="ch8">
            <chart:title svg:x="0.451cm" svg:y="6.589cm" chart:style-name="ch9">
              <text:p>Cosine Similarity</text:p>
            </chart:title>
            <chart:grid chart:style-name="ch10" chart:class="major"/>
          </chart:axis>
          <chart:series chart:style-name="ch11" chart:values-cell-range-address="similarity_scores.E7:similarity_scores.E11" chart:label-cell-address="similarity_scores.A7:similarity_scores.A7" chart:class="chart:bar">
            <chart:data-point chart:repeated="5"/>
          </chart:series>
          <chart:series chart:style-name="ch12" chart:values-cell-range-address="similarity_scores.E27:similarity_scores.E31" chart:label-cell-address="similarity_scores.A27:similarity_scores.A27" chart:class="chart:bar">
            <chart:data-point chart:repeated="5"/>
          </chart:series>
          <chart:series chart:style-name="ch13" chart:values-cell-range-address="similarity_scores.E47:similarity_scores.E51" chart:label-cell-address="similarity_scores.A47:similarity_scores.A47" chart:class="chart:bar">
            <chart:data-point chart:style-name="ch14"/>
            <chart:data-point chart:repeated="4"/>
          </chart:series>
          <chart:series chart:style-name="ch15" chart:values-cell-range-address="similarity_scores.E67:similarity_scores.E71" chart:label-cell-address="similarity_scores.A67:similarity_scores.A67" chart:class="chart:bar">
            <chart:data-point chart:style-name="ch14"/>
            <chart:data-point/>
            <chart:data-point chart:style-name="ch14"/>
            <chart:data-point chart:repeated="2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ow</text:p>
                <draw:g>
                  <svg:desc>similarity_scores.A7:similarity_scores.A7</svg:desc>
                </draw:g>
              </table:table-cell>
              <table:table-cell office:value-type="string">
                <text:p>low25</text:p>
                <draw:g>
                  <svg:desc>similarity_scores.A27:similarity_scores.A27</svg:desc>
                </draw:g>
              </table:table-cell>
              <table:table-cell office:value-type="string">
                <text:p>med</text:p>
                <draw:g>
                  <svg:desc>similarity_scores.A47:similarity_scores.A47</svg:desc>
                </draw:g>
              </table:table-cell>
              <table:table-cell office:value-type="string">
                <text:p>high</text:p>
                <draw:g>
                  <svg:desc>similarity_scores.A67:similarity_scores.A6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Login User</text:p>
                <draw:g>
                  <svg:desc>similarity_scores.D7:similarity_scores.D11</svg:desc>
                </draw:g>
              </table:table-cell>
              <table:table-cell office:value-type="float" office:value="0.819915698171684">
                <text:p>0.819915698171684</text:p>
                <draw:g>
                  <svg:desc>similarity_scores.E7:similarity_scores.E11</svg:desc>
                </draw:g>
              </table:table-cell>
              <table:table-cell office:value-type="float" office:value="0.743871962053633">
                <text:p>0.743871962053633</text:p>
                <draw:g>
                  <svg:desc>similarity_scores.E27:similarity_scores.E31</svg:desc>
                </draw:g>
              </table:table-cell>
              <table:table-cell office:value-type="float" office:value="0.756165114359083">
                <text:p>0.756165114359083</text:p>
                <draw:g>
                  <svg:desc>similarity_scores.E47:similarity_scores.E51</svg:desc>
                </draw:g>
              </table:table-cell>
              <table:table-cell office:value-type="float" office:value="0.691259639415365">
                <text:p>0.691259639415365</text:p>
                <draw:g>
                  <svg:desc>similarity_scores.E67:similarity_scores.E71</svg:desc>
                </draw:g>
              </table:table-cell>
            </table:table-row>
            <table:table-row>
              <table:table-cell office:value-type="string">
                <text:p>GET Product Category</text:p>
              </table:table-cell>
              <table:table-cell office:value-type="float" office:value="0.947976271928998">
                <text:p>0.947976271928998</text:p>
              </table:table-cell>
              <table:table-cell office:value-type="float" office:value="0.848137274255207">
                <text:p>0.848137274255207</text:p>
              </table:table-cell>
              <table:table-cell office:value-type="float" office:value="0.798738004820285">
                <text:p>0.798738004820285</text:p>
              </table:table-cell>
              <table:table-cell office:value-type="float" office:value="0.771726555679568">
                <text:p>0.771726555679568</text:p>
              </table:table-cell>
            </table:table-row>
            <table:table-row>
              <table:table-cell office:value-type="string">
                <text:p>GET Product</text:p>
              </table:table-cell>
              <table:table-cell office:value-type="float" office:value="0.942801868372797">
                <text:p>0.942801868372797</text:p>
              </table:table-cell>
              <table:table-cell office:value-type="float" office:value="0.857498917215754">
                <text:p>0.857498917215754</text:p>
              </table:table-cell>
              <table:table-cell office:value-type="float" office:value="0.808912491856078">
                <text:p>0.808912491856078</text:p>
              </table:table-cell>
              <table:table-cell office:value-type="float" office:value="0.774992925569798">
                <text:p>0.774992925569798</text:p>
              </table:table-cell>
            </table:table-row>
            <table:table-row>
              <table:table-cell office:value-type="string">
                <text:p>GET Cart</text:p>
              </table:table-cell>
              <table:table-cell office:value-type="float" office:value="0.952829311984172">
                <text:p>0.952829311984172</text:p>
              </table:table-cell>
              <table:table-cell office:value-type="float" office:value="0.805467682834428">
                <text:p>0.805467682834428</text:p>
              </table:table-cell>
              <table:table-cell office:value-type="float" office:value="0.789266819953268">
                <text:p>0.789266819953268</text:p>
              </table:table-cell>
              <table:table-cell office:value-type="float" office:value="0.739979590414857">
                <text:p>0.739979590414857</text:p>
              </table:table-cell>
            </table:table-row>
            <table:table-row>
              <table:table-cell office:value-type="string">
                <text:p>GET User Profile</text:p>
              </table:table-cell>
              <table:table-cell office:value-type="float" office:value="0.928842126746272">
                <text:p>0.928842126746272</text:p>
              </table:table-cell>
              <table:table-cell office:value-type="float" office:value="0.713077935405813">
                <text:p>0.713077935405813</text:p>
              </table:table-cell>
              <table:table-cell office:value-type="float" office:value="0.589586246852477">
                <text:p>0.589586246852477</text:p>
              </table:table-cell>
              <table:table-cell office:value-type="float" office:value="0.537506093484072">
                <text:p>0.53750609348407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5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>
    <draw:gradient draw:name="Gradient_20_1" draw:display-name="Gradient 1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ing_20_1" draw:display-name="Hatching 1" draw:style="single" draw:color="#000000" draw:distance="0cm" draw:rotation="0"/>
    <draw:fill-image draw:name="ChartBitmap_20_1" draw:display-name="ChartBitmap 1" xlink:href="Pictures/1000000000000008000000082AA353A8.png" xlink:type="simple" xlink:show="embed" xlink:actuate="onLoad"/>
    <draw:fill-image draw:name="ChartBitmap_20_10" draw:display-name="ChartBitmap 10" xlink:href="Pictures/100000000000000800000008A6E09451.png" xlink:type="simple" xlink:show="embed" xlink:actuate="onLoad"/>
    <draw:fill-image draw:name="ChartBitmap_20_11" draw:display-name="ChartBitmap 11" xlink:href="Pictures/1000000000000008000000088693320A.png" xlink:type="simple" xlink:show="embed" xlink:actuate="onLoad"/>
    <draw:fill-image draw:name="ChartBitmap_20_12" draw:display-name="ChartBitmap 12" xlink:href="Pictures/10000000000000080000000894879245.png" xlink:type="simple" xlink:show="embed" xlink:actuate="onLoad"/>
    <draw:fill-image draw:name="ChartBitmap_20_13" draw:display-name="ChartBitmap 13" xlink:href="Pictures/100000000000000800000008A2713C93.png" xlink:type="simple" xlink:show="embed" xlink:actuate="onLoad"/>
    <draw:fill-image draw:name="ChartBitmap_20_14" draw:display-name="ChartBitmap 14" xlink:href="Pictures/10000000000000080000000888F44274.png" xlink:type="simple" xlink:show="embed" xlink:actuate="onLoad"/>
    <draw:fill-image draw:name="ChartBitmap_20_15" draw:display-name="ChartBitmap 15" xlink:href="Pictures/1000000000000008000000080D422726.png" xlink:type="simple" xlink:show="embed" xlink:actuate="onLoad"/>
    <draw:fill-image draw:name="ChartBitmap_20_16" draw:display-name="ChartBitmap 16" xlink:href="Pictures/1000000000000008000000081BABE357.png" xlink:type="simple" xlink:show="embed" xlink:actuate="onLoad"/>
    <draw:fill-image draw:name="ChartBitmap_20_17" draw:display-name="ChartBitmap 17" xlink:href="Pictures/1000000000000008000000087649CE9A.png" xlink:type="simple" xlink:show="embed" xlink:actuate="onLoad"/>
    <draw:fill-image draw:name="ChartBitmap_20_18" draw:display-name="ChartBitmap 18" xlink:href="Pictures/100000000000000800000008ECABA8EB.png" xlink:type="simple" xlink:show="embed" xlink:actuate="onLoad"/>
    <draw:fill-image draw:name="ChartBitmap_20_19" draw:display-name="ChartBitmap 19" xlink:href="Pictures/100000000000000800000008D18D7DB7.png" xlink:type="simple" xlink:show="embed" xlink:actuate="onLoad"/>
    <draw:fill-image draw:name="ChartBitmap_20_2" draw:display-name="ChartBitmap 2" xlink:href="Pictures/10000000000000080000000889DAE7A4.png" xlink:type="simple" xlink:show="embed" xlink:actuate="onLoad"/>
    <draw:fill-image draw:name="ChartBitmap_20_20" draw:display-name="ChartBitmap 20" xlink:href="Pictures/1000000000000008000000081CB5CF00.png" xlink:type="simple" xlink:show="embed" xlink:actuate="onLoad"/>
    <draw:fill-image draw:name="ChartBitmap_20_21" draw:display-name="ChartBitmap 21" xlink:href="Pictures/100000000000000800000008DAFC220B.png" xlink:type="simple" xlink:show="embed" xlink:actuate="onLoad"/>
    <draw:fill-image draw:name="ChartBitmap_20_22" draw:display-name="ChartBitmap 22" xlink:href="Pictures/100000000000000800000008ACA71E2A.png" xlink:type="simple" xlink:show="embed" xlink:actuate="onLoad"/>
    <draw:fill-image draw:name="ChartBitmap_20_23" draw:display-name="ChartBitmap 23" xlink:href="Pictures/10000000000000080000000862D6A51C.png" xlink:type="simple" xlink:show="embed" xlink:actuate="onLoad"/>
    <draw:fill-image draw:name="ChartBitmap_20_24" draw:display-name="ChartBitmap 24" xlink:href="Pictures/100000000000000800000008ACA71E2A.png" xlink:type="simple" xlink:show="embed" xlink:actuate="onLoad"/>
    <draw:fill-image draw:name="ChartBitmap_20_25" draw:display-name="ChartBitmap 25" xlink:href="Pictures/100000000000000800000008E7246245.png" xlink:type="simple" xlink:show="embed" xlink:actuate="onLoad"/>
    <draw:fill-image draw:name="ChartBitmap_20_26" draw:display-name="ChartBitmap 26" xlink:href="Pictures/100000000000000800000008EEBB2EE7.png" xlink:type="simple" xlink:show="embed" xlink:actuate="onLoad"/>
    <draw:fill-image draw:name="ChartBitmap_20_27" draw:display-name="ChartBitmap 27" xlink:href="Pictures/100000000000000800000008100A2A41.png" xlink:type="simple" xlink:show="embed" xlink:actuate="onLoad"/>
    <draw:fill-image draw:name="ChartBitmap_20_28" draw:display-name="ChartBitmap 28" xlink:href="Pictures/100000000000000800000008E77C3914.png" xlink:type="simple" xlink:show="embed" xlink:actuate="onLoad"/>
    <draw:fill-image draw:name="ChartBitmap_20_29" draw:display-name="ChartBitmap 29" xlink:href="Pictures/10000000000000080000000800AE3E82.png" xlink:type="simple" xlink:show="embed" xlink:actuate="onLoad"/>
    <draw:fill-image draw:name="ChartBitmap_20_3" draw:display-name="ChartBitmap 3" xlink:href="Pictures/1000000000000008000000087FCCD96D.png" xlink:type="simple" xlink:show="embed" xlink:actuate="onLoad"/>
    <draw:fill-image draw:name="ChartBitmap_20_30" draw:display-name="ChartBitmap 30" xlink:href="Pictures/10000000000000080000000876FF7815.png" xlink:type="simple" xlink:show="embed" xlink:actuate="onLoad"/>
    <draw:fill-image draw:name="ChartBitmap_20_31" draw:display-name="ChartBitmap 31" xlink:href="Pictures/1000000000000008000000081C20157C.png" xlink:type="simple" xlink:show="embed" xlink:actuate="onLoad"/>
    <draw:fill-image draw:name="ChartBitmap_20_32" draw:display-name="ChartBitmap 32" xlink:href="Pictures/10000000000000080000000854C2C24C.png" xlink:type="simple" xlink:show="embed" xlink:actuate="onLoad"/>
    <draw:fill-image draw:name="ChartBitmap_20_33" draw:display-name="ChartBitmap 33" xlink:href="Pictures/10000000000000080000000856BC7A2F.png" xlink:type="simple" xlink:show="embed" xlink:actuate="onLoad"/>
    <draw:fill-image draw:name="ChartBitmap_20_34" draw:display-name="ChartBitmap 34" xlink:href="Pictures/1000000000000008000000085DDCBAB8.png" xlink:type="simple" xlink:show="embed" xlink:actuate="onLoad"/>
    <draw:fill-image draw:name="ChartBitmap_20_35" draw:display-name="ChartBitmap 35" xlink:href="Pictures/1000000000000008000000085DDCBAB8.png" xlink:type="simple" xlink:show="embed" xlink:actuate="onLoad"/>
    <draw:fill-image draw:name="ChartBitmap_20_36" draw:display-name="ChartBitmap 36" xlink:href="Pictures/1000000000000008000000082AA353A8.png" xlink:type="simple" xlink:show="embed" xlink:actuate="onLoad"/>
    <draw:fill-image draw:name="ChartBitmap_20_37" draw:display-name="ChartBitmap 37" xlink:href="Pictures/100000000000000800000008752FBB01.png" xlink:type="simple" xlink:show="embed" xlink:actuate="onLoad"/>
    <draw:fill-image draw:name="ChartBitmap_20_38" draw:display-name="ChartBitmap 38" xlink:href="Pictures/10000000000000080000000889DAE7A4.png" xlink:type="simple" xlink:show="embed" xlink:actuate="onLoad"/>
    <draw:fill-image draw:name="ChartBitmap_20_39" draw:display-name="ChartBitmap 39" xlink:href="Pictures/10000000000000080000000894879245.png" xlink:type="simple" xlink:show="embed" xlink:actuate="onLoad"/>
    <draw:fill-image draw:name="ChartBitmap_20_4" draw:display-name="ChartBitmap 4" xlink:href="Pictures/100000000000000800000008CBFB14AB.png" xlink:type="simple" xlink:show="embed" xlink:actuate="onLoad"/>
    <draw:fill-image draw:name="ChartBitmap_20_40" draw:display-name="ChartBitmap 40" xlink:href="Pictures/100000000000000800000008CBFB14AB.png" xlink:type="simple" xlink:show="embed" xlink:actuate="onLoad"/>
    <draw:fill-image draw:name="ChartBitmap_20_41" draw:display-name="ChartBitmap 41" xlink:href="Pictures/100000000000000800000008816AF50A.png" xlink:type="simple" xlink:show="embed" xlink:actuate="onLoad"/>
    <draw:fill-image draw:name="ChartBitmap_20_42" draw:display-name="ChartBitmap 42" xlink:href="Pictures/100000000000000800000008B349DDEC.png" xlink:type="simple" xlink:show="embed" xlink:actuate="onLoad"/>
    <draw:fill-image draw:name="ChartBitmap_20_43" draw:display-name="ChartBitmap 43" xlink:href="Pictures/100000000000000800000008B861DA16.png" xlink:type="simple" xlink:show="embed" xlink:actuate="onLoad"/>
    <draw:fill-image draw:name="ChartBitmap_20_44" draw:display-name="ChartBitmap 44" xlink:href="Pictures/100000000000000800000008A19C439F.png" xlink:type="simple" xlink:show="embed" xlink:actuate="onLoad"/>
    <draw:fill-image draw:name="ChartBitmap_20_45" draw:display-name="ChartBitmap 45" xlink:href="Pictures/100000000000000800000008E4CB855F.png" xlink:type="simple" xlink:show="embed" xlink:actuate="onLoad"/>
    <draw:fill-image draw:name="ChartBitmap_20_46" draw:display-name="ChartBitmap 46" xlink:href="Pictures/100000000000000800000008C07C749D.png" xlink:type="simple" xlink:show="embed" xlink:actuate="onLoad"/>
    <draw:fill-image draw:name="ChartBitmap_20_47" draw:display-name="ChartBitmap 47" xlink:href="Pictures/100000000000000800000008466D0C79.png" xlink:type="simple" xlink:show="embed" xlink:actuate="onLoad"/>
    <draw:fill-image draw:name="ChartBitmap_20_48" draw:display-name="ChartBitmap 48" xlink:href="Pictures/10000000000000080000000853F82252.png" xlink:type="simple" xlink:show="embed" xlink:actuate="onLoad"/>
    <draw:fill-image draw:name="ChartBitmap_20_49" draw:display-name="ChartBitmap 49" xlink:href="Pictures/100000000000000800000008CA29F8D8.png" xlink:type="simple" xlink:show="embed" xlink:actuate="onLoad"/>
    <draw:fill-image draw:name="ChartBitmap_20_5" draw:display-name="ChartBitmap 5" xlink:href="Pictures/1000000000000008000000085DDCBAB8.png" xlink:type="simple" xlink:show="embed" xlink:actuate="onLoad"/>
    <draw:fill-image draw:name="ChartBitmap_20_50" draw:display-name="ChartBitmap 50" xlink:href="Pictures/100000000000000800000008CA29F8D8.png" xlink:type="simple" xlink:show="embed" xlink:actuate="onLoad"/>
    <draw:fill-image draw:name="ChartBitmap_20_51" draw:display-name="ChartBitmap 51" xlink:href="Pictures/100000000000000800000008022402E9.png" xlink:type="simple" xlink:show="embed" xlink:actuate="onLoad"/>
    <draw:fill-image draw:name="ChartBitmap_20_52" draw:display-name="ChartBitmap 52" xlink:href="Pictures/10000000000000080000000839493935.png" xlink:type="simple" xlink:show="embed" xlink:actuate="onLoad"/>
    <draw:fill-image draw:name="ChartBitmap_20_53" draw:display-name="ChartBitmap 53" xlink:href="Pictures/1000000000000008000000084F2166A2.png" xlink:type="simple" xlink:show="embed" xlink:actuate="onLoad"/>
    <draw:fill-image draw:name="ChartBitmap_20_54" draw:display-name="ChartBitmap 54" xlink:href="Pictures/10000000000000080000000881F56B00.png" xlink:type="simple" xlink:show="embed" xlink:actuate="onLoad"/>
    <draw:fill-image draw:name="ChartBitmap_20_55" draw:display-name="ChartBitmap 55" xlink:href="Pictures/1000000000000008000000084F2166A2.png" xlink:type="simple" xlink:show="embed" xlink:actuate="onLoad"/>
    <draw:fill-image draw:name="ChartBitmap_20_56" draw:display-name="ChartBitmap 56" xlink:href="Pictures/1000000000000008000000084F2166A2.png" xlink:type="simple" xlink:show="embed" xlink:actuate="onLoad"/>
    <draw:fill-image draw:name="ChartBitmap_20_57" draw:display-name="ChartBitmap 57" xlink:href="Pictures/100000000000000800000008F7997D43.png" xlink:type="simple" xlink:show="embed" xlink:actuate="onLoad"/>
    <draw:fill-image draw:name="ChartBitmap_20_58" draw:display-name="ChartBitmap 58" xlink:href="Pictures/10000000000000080000000839493935.png" xlink:type="simple" xlink:show="embed" xlink:actuate="onLoad"/>
    <draw:fill-image draw:name="ChartBitmap_20_59" draw:display-name="ChartBitmap 59" xlink:href="Pictures/10000000000000080000000839493935.png" xlink:type="simple" xlink:show="embed" xlink:actuate="onLoad"/>
    <draw:fill-image draw:name="ChartBitmap_20_6" draw:display-name="ChartBitmap 6" xlink:href="Pictures/100000000000000800000008A2713C93.png" xlink:type="simple" xlink:show="embed" xlink:actuate="onLoad"/>
    <draw:fill-image draw:name="ChartBitmap_20_60" draw:display-name="ChartBitmap 60" xlink:href="Pictures/100000000000000800000008DD05889E.png" xlink:type="simple" xlink:show="embed" xlink:actuate="onLoad"/>
    <draw:fill-image draw:name="ChartBitmap_20_61" draw:display-name="ChartBitmap 61" xlink:href="Pictures/1000000000000008000000084F2166A2.png" xlink:type="simple" xlink:show="embed" xlink:actuate="onLoad"/>
    <draw:fill-image draw:name="ChartBitmap_20_62" draw:display-name="ChartBitmap 62" xlink:href="Pictures/1000000000000008000000084F2166A2.png" xlink:type="simple" xlink:show="embed" xlink:actuate="onLoad"/>
    <draw:fill-image draw:name="ChartBitmap_20_63" draw:display-name="ChartBitmap 63" xlink:href="Pictures/1000000000000008000000084F2166A2.png" xlink:type="simple" xlink:show="embed" xlink:actuate="onLoad"/>
    <draw:fill-image draw:name="ChartBitmap_20_64" draw:display-name="ChartBitmap 64" xlink:href="Pictures/1000000000000008000000084F2166A2.png" xlink:type="simple" xlink:show="embed" xlink:actuate="onLoad"/>
    <draw:fill-image draw:name="ChartBitmap_20_65" draw:display-name="ChartBitmap 65" xlink:href="Pictures/1000000000000008000000084F2166A2.png" xlink:type="simple" xlink:show="embed" xlink:actuate="onLoad"/>
    <draw:fill-image draw:name="ChartBitmap_20_66" draw:display-name="ChartBitmap 66" xlink:href="Pictures/1000000000000008000000084F2166A2.png" xlink:type="simple" xlink:show="embed" xlink:actuate="onLoad"/>
    <draw:fill-image draw:name="ChartBitmap_20_67" draw:display-name="ChartBitmap 67" xlink:href="Pictures/1000000000000008000000084F2166A2.png" xlink:type="simple" xlink:show="embed" xlink:actuate="onLoad"/>
    <draw:fill-image draw:name="ChartBitmap_20_68" draw:display-name="ChartBitmap 68" xlink:href="Pictures/100000000000000800000008C5111EB9.png" xlink:type="simple" xlink:show="embed" xlink:actuate="onLoad"/>
    <draw:fill-image draw:name="ChartBitmap_20_69" draw:display-name="ChartBitmap 69" xlink:href="Pictures/100000000000000800000008C5111EB9.png" xlink:type="simple" xlink:show="embed" xlink:actuate="onLoad"/>
    <draw:fill-image draw:name="ChartBitmap_20_7" draw:display-name="ChartBitmap 7" xlink:href="Pictures/10000000000000080000000894879245.png" xlink:type="simple" xlink:show="embed" xlink:actuate="onLoad"/>
    <draw:fill-image draw:name="ChartBitmap_20_70" draw:display-name="ChartBitmap 70" xlink:href="Pictures/10000000000000080000000881F56B00.png" xlink:type="simple" xlink:show="embed" xlink:actuate="onLoad"/>
    <draw:fill-image draw:name="ChartBitmap_20_71" draw:display-name="ChartBitmap 71" xlink:href="Pictures/100000000000000800000008C07C749D.png" xlink:type="simple" xlink:show="embed" xlink:actuate="onLoad"/>
    <draw:fill-image draw:name="ChartBitmap_20_72" draw:display-name="ChartBitmap 72" xlink:href="Pictures/100000000000000800000008C07C749D.png" xlink:type="simple" xlink:show="embed" xlink:actuate="onLoad"/>
    <draw:fill-image draw:name="ChartBitmap_20_73" draw:display-name="ChartBitmap 73" xlink:href="Pictures/1000000000000008000000084F2166A2.png" xlink:type="simple" xlink:show="embed" xlink:actuate="onLoad"/>
    <draw:fill-image draw:name="ChartBitmap_20_74" draw:display-name="ChartBitmap 74" xlink:href="Pictures/10000000000000080000000839493935.png" xlink:type="simple" xlink:show="embed" xlink:actuate="onLoad"/>
    <draw:fill-image draw:name="ChartBitmap_20_75" draw:display-name="ChartBitmap 75" xlink:href="Pictures/10000000000000080000000881F56B00.png" xlink:type="simple" xlink:show="embed" xlink:actuate="onLoad"/>
    <draw:fill-image draw:name="ChartBitmap_20_76" draw:display-name="ChartBitmap 76" xlink:href="Pictures/100000000000000800000008C07C749D.png" xlink:type="simple" xlink:show="embed" xlink:actuate="onLoad"/>
    <draw:fill-image draw:name="ChartBitmap_20_77" draw:display-name="ChartBitmap 77" xlink:href="Pictures/1000000000000008000000084F2166A2.png" xlink:type="simple" xlink:show="embed" xlink:actuate="onLoad"/>
    <draw:fill-image draw:name="ChartBitmap_20_78" draw:display-name="ChartBitmap 78" xlink:href="Pictures/10000000000000080000000839493935.png" xlink:type="simple" xlink:show="embed" xlink:actuate="onLoad"/>
    <draw:fill-image draw:name="ChartBitmap_20_79" draw:display-name="ChartBitmap 79" xlink:href="Pictures/10000000000000080000000881F56B00.png" xlink:type="simple" xlink:show="embed" xlink:actuate="onLoad"/>
    <draw:fill-image draw:name="ChartBitmap_20_8" draw:display-name="ChartBitmap 8" xlink:href="Pictures/1000000000000008000000088693320A.png" xlink:type="simple" xlink:show="embed" xlink:actuate="onLoad"/>
    <draw:fill-image draw:name="ChartBitmap_20_80" draw:display-name="ChartBitmap 80" xlink:href="Pictures/100000000000000800000008C07C749D.png" xlink:type="simple" xlink:show="embed" xlink:actuate="onLoad"/>
    <draw:fill-image draw:name="ChartBitmap_20_81" draw:display-name="ChartBitmap 81" xlink:href="Pictures/10000000000000080000000829EBE764.png" xlink:type="simple" xlink:show="embed" xlink:actuate="onLoad"/>
    <draw:fill-image draw:name="ChartBitmap_20_82" draw:display-name="ChartBitmap 82" xlink:href="Pictures/10000000000000080000000889DAE7A4.png" xlink:type="simple" xlink:show="embed" xlink:actuate="onLoad"/>
    <draw:fill-image draw:name="ChartBitmap_20_83" draw:display-name="ChartBitmap 83" xlink:href="Pictures/100000000000000800000008C5FDE7E7.png" xlink:type="simple" xlink:show="embed" xlink:actuate="onLoad"/>
    <draw:fill-image draw:name="ChartBitmap_20_84" draw:display-name="ChartBitmap 84" xlink:href="Pictures/1000000000000008000000084F2166A2.png" xlink:type="simple" xlink:show="embed" xlink:actuate="onLoad"/>
    <draw:fill-image draw:name="ChartBitmap_20_85" draw:display-name="ChartBitmap 85" xlink:href="Pictures/10000000000000080000000839493935.png" xlink:type="simple" xlink:show="embed" xlink:actuate="onLoad"/>
    <draw:fill-image draw:name="ChartBitmap_20_86" draw:display-name="ChartBitmap 86" xlink:href="Pictures/10000000000000080000000839493935.png" xlink:type="simple" xlink:show="embed" xlink:actuate="onLoad"/>
    <draw:fill-image draw:name="ChartBitmap_20_87" draw:display-name="ChartBitmap 87" xlink:href="Pictures/100000000000000800000008C5111EB9.png" xlink:type="simple" xlink:show="embed" xlink:actuate="onLoad"/>
    <draw:fill-image draw:name="ChartBitmap_20_88" draw:display-name="ChartBitmap 88" xlink:href="Pictures/10000000000000080000000881F56B00.png" xlink:type="simple" xlink:show="embed" xlink:actuate="onLoad"/>
    <draw:fill-image draw:name="ChartBitmap_20_89" draw:display-name="ChartBitmap 89" xlink:href="Pictures/10000000000000080000000881F56B00.png" xlink:type="simple" xlink:show="embed" xlink:actuate="onLoad"/>
    <draw:fill-image draw:name="ChartBitmap_20_9" draw:display-name="ChartBitmap 9" xlink:href="Pictures/10000000000000080000000889DAE7A4.png" xlink:type="simple" xlink:show="embed" xlink:actuate="onLoad"/>
    <draw:fill-image draw:name="ChartBitmap_20_90" draw:display-name="ChartBitmap 90" xlink:href="Pictures/10000000000000080000000894879245.png" xlink:type="simple" xlink:show="embed" xlink:actuate="onLoad"/>
    <draw:fill-image draw:name="ChartBitmap_20_91" draw:display-name="ChartBitmap 91" xlink:href="Pictures/100000000000000800000008C07C749D.png" xlink:type="simple" xlink:show="embed" xlink:actuate="onLoad"/>
    <draw:fill-image draw:name="ChartBitmap_20_92" draw:display-name="ChartBitmap 92" xlink:href="Pictures/100000000000000800000008C07C749D.png" xlink:type="simple" xlink:show="embed" xlink:actuate="onLoad"/>
    <draw:fill-image draw:name="ChartBitmap_20_93" draw:display-name="ChartBitmap 93" xlink:href="Pictures/10000000000000080000000881F56B00.png" xlink:type="simple" xlink:show="embed" xlink:actuate="onLoad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tru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0" chart:maximum="1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fill="bitmap" draw:fill-color="#ff420e" draw:fill-image-name="ChartBitmap_20_84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fill="bitmap" draw:fill-color="#ffd320" draw:fill-image-name="ChartBitmap_20_86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fill="bitmap" draw:fill-color="#355269" draw:fill-image-name="ChartBitmap_20_89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fill="bitmap" draw:fill-color="#81d41a" draw:fill-image-name="ChartBitmap_20_76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5.986cm" svg:height="9cm" xlink:href=".." xlink:type="simple" chart:class="chart:bar" chart:style-name="ch1">
        <chart:title svg:x="7.619cm" svg:y="0.316cm" chart:style-name="ch2">
          <text:p>DT</text:p>
        </chart:title>
        <chart:subtitle svg:x="5.7cm" svg:y="1.275cm" chart:style-name="ch3">
          <text:p>PR1, PR2, Request Type
No Correction</text:p>
        </chart:subtitle>
        <chart:legend chart:legend-position="end" svg:x="14.358cm" svg:y="3.454cm" style:legend-expansion="high" chart:style-name="ch4"/>
        <chart:plot-area chart:style-name="ch5" table:cell-range-address="similarity_scores.D17:similarity_scores.E21 similarity_scores.A17:similarity_scores.A17 similarity_scores.A37:similarity_scores.A37 similarity_scores.E37:similarity_scores.E41 similarity_scores.A57:similarity_scores.A57 similarity_scores.E57:similarity_scores.E61 similarity_scores.A77:similarity_scores.A77 similarity_scores.E77:similarity_scores.E81" chart:data-source-has-labels="both" svg:x="1.33cm" svg:y="2.588cm" svg:width="12.709cm" svg:height="5.251cm">
          <chart:coordinate-region svg:x="2.057cm" svg:y="2.787cm" svg:width="11.982cm" svg:height="4.008cm"/>
          <chart:axis chart:dimension="x" chart:name="primary-x" chart:style-name="ch6" chartooo:axis-type="auto">
            <chartooo:date-scale/>
            <chart:title svg:x="6.648cm" svg:y="8.019cm" chart:style-name="ch7">
              <text:p>Request Type</text:p>
            </chart:title>
            <chart:categories table:cell-range-address="similarity_scores.D17:similarity_scores.D21"/>
          </chart:axis>
          <chart:axis chart:dimension="y" chart:name="primary-y" chart:style-name="ch8">
            <chart:title svg:x="0.451cm" svg:y="6.448cm" chart:style-name="ch9">
              <text:p>Cosine Similarity</text:p>
            </chart:title>
            <chart:grid chart:style-name="ch10" chart:class="major"/>
          </chart:axis>
          <chart:series chart:style-name="ch11" chart:values-cell-range-address="similarity_scores.E17:similarity_scores.E21" chart:label-cell-address="similarity_scores.A17:similarity_scores.A17" chart:class="chart:bar">
            <chart:data-point chart:repeated="5"/>
          </chart:series>
          <chart:series chart:style-name="ch12" chart:values-cell-range-address="similarity_scores.E37:similarity_scores.E41" chart:label-cell-address="similarity_scores.A37:similarity_scores.A37" chart:class="chart:bar">
            <chart:data-point chart:repeated="5"/>
          </chart:series>
          <chart:series chart:style-name="ch13" chart:values-cell-range-address="similarity_scores.E57:similarity_scores.E61" chart:label-cell-address="similarity_scores.A57:similarity_scores.A57" chart:class="chart:bar">
            <chart:data-point chart:repeated="5"/>
          </chart:series>
          <chart:series chart:style-name="ch14" chart:values-cell-range-address="similarity_scores.E77:similarity_scores.E81" chart:label-cell-address="similarity_scores.A77:similarity_scores.A77" chart:class="chart:bar">
            <chart:data-point chart:repeated="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ow</text:p>
                <draw:g>
                  <svg:desc>similarity_scores.A17:similarity_scores.A17</svg:desc>
                </draw:g>
              </table:table-cell>
              <table:table-cell office:value-type="string">
                <text:p>low25</text:p>
                <draw:g>
                  <svg:desc>similarity_scores.A37:similarity_scores.A37</svg:desc>
                </draw:g>
              </table:table-cell>
              <table:table-cell office:value-type="string">
                <text:p>med</text:p>
                <draw:g>
                  <svg:desc>similarity_scores.A57:similarity_scores.A57</svg:desc>
                </draw:g>
              </table:table-cell>
              <table:table-cell office:value-type="string">
                <text:p>high</text:p>
                <draw:g>
                  <svg:desc>similarity_scores.A77:similarity_scores.A7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Login User</text:p>
                <draw:g>
                  <svg:desc>similarity_scores.D17:similarity_scores.D21</svg:desc>
                </draw:g>
              </table:table-cell>
              <table:table-cell office:value-type="float" office:value="0.811278228633402">
                <text:p>0.811278228633402</text:p>
                <draw:g>
                  <svg:desc>similarity_scores.E17:similarity_scores.E21</svg:desc>
                </draw:g>
              </table:table-cell>
              <table:table-cell office:value-type="float" office:value="0.73363063761053">
                <text:p>0.73363063761053</text:p>
                <draw:g>
                  <svg:desc>similarity_scores.E37:similarity_scores.E41</svg:desc>
                </draw:g>
              </table:table-cell>
              <table:table-cell office:value-type="float" office:value="0.759968392376526">
                <text:p>0.759968392376526</text:p>
                <draw:g>
                  <svg:desc>similarity_scores.E57:similarity_scores.E61</svg:desc>
                </draw:g>
              </table:table-cell>
              <table:table-cell office:value-type="float" office:value="0.696731752623892">
                <text:p>0.696731752623892</text:p>
                <draw:g>
                  <svg:desc>similarity_scores.E77:similarity_scores.E81</svg:desc>
                </draw:g>
              </table:table-cell>
            </table:table-row>
            <table:table-row>
              <table:table-cell office:value-type="string">
                <text:p>GET Product Category</text:p>
              </table:table-cell>
              <table:table-cell office:value-type="float" office:value="0.785530259915555">
                <text:p>0.785530259915555</text:p>
              </table:table-cell>
              <table:table-cell office:value-type="float" office:value="0.675844669007094">
                <text:p>0.675844669007094</text:p>
              </table:table-cell>
              <table:table-cell office:value-type="float" office:value="0.72603068838037">
                <text:p>0.72603068838037</text:p>
              </table:table-cell>
              <table:table-cell office:value-type="float" office:value="0.698050460128514">
                <text:p>0.698050460128514</text:p>
              </table:table-cell>
            </table:table-row>
            <table:table-row>
              <table:table-cell office:value-type="string">
                <text:p>GET Product</text:p>
              </table:table-cell>
              <table:table-cell office:value-type="float" office:value="0.771251272707836">
                <text:p>0.771251272707836</text:p>
              </table:table-cell>
              <table:table-cell office:value-type="float" office:value="0.690688225522388">
                <text:p>0.690688225522388</text:p>
              </table:table-cell>
              <table:table-cell office:value-type="float" office:value="0.746702690310838">
                <text:p>0.746702690310838</text:p>
              </table:table-cell>
              <table:table-cell office:value-type="float" office:value="0.715763396449717">
                <text:p>0.715763396449717</text:p>
              </table:table-cell>
            </table:table-row>
            <table:table-row>
              <table:table-cell office:value-type="string">
                <text:p>GET Cart</text:p>
              </table:table-cell>
              <table:table-cell office:value-type="float" office:value="0.923540141361632">
                <text:p>0.923540141361632</text:p>
              </table:table-cell>
              <table:table-cell office:value-type="float" office:value="0.782045196222318">
                <text:p>0.782045196222318</text:p>
              </table:table-cell>
              <table:table-cell office:value-type="float" office:value="0.78337782000876">
                <text:p>0.78337782000876</text:p>
              </table:table-cell>
              <table:table-cell office:value-type="float" office:value="0.737534899732227">
                <text:p>0.737534899732227</text:p>
              </table:table-cell>
            </table:table-row>
            <table:table-row>
              <table:table-cell office:value-type="string">
                <text:p>GET User Profile</text:p>
              </table:table-cell>
              <table:table-cell office:value-type="float" office:value="0.749860247339346">
                <text:p>0.749860247339346</text:p>
              </table:table-cell>
              <table:table-cell office:value-type="float" office:value="0.676669752420983">
                <text:p>0.676669752420983</text:p>
              </table:table-cell>
              <table:table-cell office:value-type="float" office:value="0.568027821478844">
                <text:p>0.568027821478844</text:p>
              </table:table-cell>
              <table:table-cell office:value-type="float" office:value="0.519692074622329">
                <text:p>0.51969207462232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5.2$Linux_X86_64 LibreOffice_project/42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>
    <draw:gradient draw:name="Gradient_20_1" draw:display-name="Gradient 1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ing_20_1" draw:display-name="Hatching 1" draw:style="single" draw:color="#000000" draw:distance="0cm" draw:rotation="0"/>
    <draw:fill-image draw:name="ChartBitmap_20_1" draw:display-name="ChartBitmap 1" xlink:href="Pictures/1000000000000008000000082AA353A8.png" xlink:type="simple" xlink:show="embed" xlink:actuate="onLoad"/>
    <draw:fill-image draw:name="ChartBitmap_20_10" draw:display-name="ChartBitmap 10" xlink:href="Pictures/100000000000000800000008A6E09451.png" xlink:type="simple" xlink:show="embed" xlink:actuate="onLoad"/>
    <draw:fill-image draw:name="ChartBitmap_20_11" draw:display-name="ChartBitmap 11" xlink:href="Pictures/1000000000000008000000088693320A.png" xlink:type="simple" xlink:show="embed" xlink:actuate="onLoad"/>
    <draw:fill-image draw:name="ChartBitmap_20_12" draw:display-name="ChartBitmap 12" xlink:href="Pictures/10000000000000080000000894879245.png" xlink:type="simple" xlink:show="embed" xlink:actuate="onLoad"/>
    <draw:fill-image draw:name="ChartBitmap_20_13" draw:display-name="ChartBitmap 13" xlink:href="Pictures/100000000000000800000008A2713C93.png" xlink:type="simple" xlink:show="embed" xlink:actuate="onLoad"/>
    <draw:fill-image draw:name="ChartBitmap_20_14" draw:display-name="ChartBitmap 14" xlink:href="Pictures/10000000000000080000000888F44274.png" xlink:type="simple" xlink:show="embed" xlink:actuate="onLoad"/>
    <draw:fill-image draw:name="ChartBitmap_20_15" draw:display-name="ChartBitmap 15" xlink:href="Pictures/1000000000000008000000080D422726.png" xlink:type="simple" xlink:show="embed" xlink:actuate="onLoad"/>
    <draw:fill-image draw:name="ChartBitmap_20_16" draw:display-name="ChartBitmap 16" xlink:href="Pictures/1000000000000008000000081BABE357.png" xlink:type="simple" xlink:show="embed" xlink:actuate="onLoad"/>
    <draw:fill-image draw:name="ChartBitmap_20_17" draw:display-name="ChartBitmap 17" xlink:href="Pictures/1000000000000008000000087649CE9A.png" xlink:type="simple" xlink:show="embed" xlink:actuate="onLoad"/>
    <draw:fill-image draw:name="ChartBitmap_20_18" draw:display-name="ChartBitmap 18" xlink:href="Pictures/100000000000000800000008ECABA8EB.png" xlink:type="simple" xlink:show="embed" xlink:actuate="onLoad"/>
    <draw:fill-image draw:name="ChartBitmap_20_19" draw:display-name="ChartBitmap 19" xlink:href="Pictures/100000000000000800000008D18D7DB7.png" xlink:type="simple" xlink:show="embed" xlink:actuate="onLoad"/>
    <draw:fill-image draw:name="ChartBitmap_20_2" draw:display-name="ChartBitmap 2" xlink:href="Pictures/10000000000000080000000889DAE7A4.png" xlink:type="simple" xlink:show="embed" xlink:actuate="onLoad"/>
    <draw:fill-image draw:name="ChartBitmap_20_20" draw:display-name="ChartBitmap 20" xlink:href="Pictures/1000000000000008000000081CB5CF00.png" xlink:type="simple" xlink:show="embed" xlink:actuate="onLoad"/>
    <draw:fill-image draw:name="ChartBitmap_20_21" draw:display-name="ChartBitmap 21" xlink:href="Pictures/100000000000000800000008DAFC220B.png" xlink:type="simple" xlink:show="embed" xlink:actuate="onLoad"/>
    <draw:fill-image draw:name="ChartBitmap_20_22" draw:display-name="ChartBitmap 22" xlink:href="Pictures/100000000000000800000008ACA71E2A.png" xlink:type="simple" xlink:show="embed" xlink:actuate="onLoad"/>
    <draw:fill-image draw:name="ChartBitmap_20_23" draw:display-name="ChartBitmap 23" xlink:href="Pictures/10000000000000080000000862D6A51C.png" xlink:type="simple" xlink:show="embed" xlink:actuate="onLoad"/>
    <draw:fill-image draw:name="ChartBitmap_20_24" draw:display-name="ChartBitmap 24" xlink:href="Pictures/100000000000000800000008ACA71E2A.png" xlink:type="simple" xlink:show="embed" xlink:actuate="onLoad"/>
    <draw:fill-image draw:name="ChartBitmap_20_25" draw:display-name="ChartBitmap 25" xlink:href="Pictures/100000000000000800000008E7246245.png" xlink:type="simple" xlink:show="embed" xlink:actuate="onLoad"/>
    <draw:fill-image draw:name="ChartBitmap_20_26" draw:display-name="ChartBitmap 26" xlink:href="Pictures/100000000000000800000008EEBB2EE7.png" xlink:type="simple" xlink:show="embed" xlink:actuate="onLoad"/>
    <draw:fill-image draw:name="ChartBitmap_20_27" draw:display-name="ChartBitmap 27" xlink:href="Pictures/100000000000000800000008100A2A41.png" xlink:type="simple" xlink:show="embed" xlink:actuate="onLoad"/>
    <draw:fill-image draw:name="ChartBitmap_20_28" draw:display-name="ChartBitmap 28" xlink:href="Pictures/100000000000000800000008E77C3914.png" xlink:type="simple" xlink:show="embed" xlink:actuate="onLoad"/>
    <draw:fill-image draw:name="ChartBitmap_20_29" draw:display-name="ChartBitmap 29" xlink:href="Pictures/10000000000000080000000800AE3E82.png" xlink:type="simple" xlink:show="embed" xlink:actuate="onLoad"/>
    <draw:fill-image draw:name="ChartBitmap_20_3" draw:display-name="ChartBitmap 3" xlink:href="Pictures/1000000000000008000000087FCCD96D.png" xlink:type="simple" xlink:show="embed" xlink:actuate="onLoad"/>
    <draw:fill-image draw:name="ChartBitmap_20_30" draw:display-name="ChartBitmap 30" xlink:href="Pictures/10000000000000080000000876FF7815.png" xlink:type="simple" xlink:show="embed" xlink:actuate="onLoad"/>
    <draw:fill-image draw:name="ChartBitmap_20_31" draw:display-name="ChartBitmap 31" xlink:href="Pictures/1000000000000008000000081C20157C.png" xlink:type="simple" xlink:show="embed" xlink:actuate="onLoad"/>
    <draw:fill-image draw:name="ChartBitmap_20_32" draw:display-name="ChartBitmap 32" xlink:href="Pictures/10000000000000080000000854C2C24C.png" xlink:type="simple" xlink:show="embed" xlink:actuate="onLoad"/>
    <draw:fill-image draw:name="ChartBitmap_20_33" draw:display-name="ChartBitmap 33" xlink:href="Pictures/10000000000000080000000856BC7A2F.png" xlink:type="simple" xlink:show="embed" xlink:actuate="onLoad"/>
    <draw:fill-image draw:name="ChartBitmap_20_34" draw:display-name="ChartBitmap 34" xlink:href="Pictures/1000000000000008000000085DDCBAB8.png" xlink:type="simple" xlink:show="embed" xlink:actuate="onLoad"/>
    <draw:fill-image draw:name="ChartBitmap_20_35" draw:display-name="ChartBitmap 35" xlink:href="Pictures/1000000000000008000000085DDCBAB8.png" xlink:type="simple" xlink:show="embed" xlink:actuate="onLoad"/>
    <draw:fill-image draw:name="ChartBitmap_20_36" draw:display-name="ChartBitmap 36" xlink:href="Pictures/1000000000000008000000082AA353A8.png" xlink:type="simple" xlink:show="embed" xlink:actuate="onLoad"/>
    <draw:fill-image draw:name="ChartBitmap_20_37" draw:display-name="ChartBitmap 37" xlink:href="Pictures/100000000000000800000008752FBB01.png" xlink:type="simple" xlink:show="embed" xlink:actuate="onLoad"/>
    <draw:fill-image draw:name="ChartBitmap_20_38" draw:display-name="ChartBitmap 38" xlink:href="Pictures/10000000000000080000000889DAE7A4.png" xlink:type="simple" xlink:show="embed" xlink:actuate="onLoad"/>
    <draw:fill-image draw:name="ChartBitmap_20_39" draw:display-name="ChartBitmap 39" xlink:href="Pictures/10000000000000080000000894879245.png" xlink:type="simple" xlink:show="embed" xlink:actuate="onLoad"/>
    <draw:fill-image draw:name="ChartBitmap_20_4" draw:display-name="ChartBitmap 4" xlink:href="Pictures/100000000000000800000008CBFB14AB.png" xlink:type="simple" xlink:show="embed" xlink:actuate="onLoad"/>
    <draw:fill-image draw:name="ChartBitmap_20_40" draw:display-name="ChartBitmap 40" xlink:href="Pictures/100000000000000800000008CBFB14AB.png" xlink:type="simple" xlink:show="embed" xlink:actuate="onLoad"/>
    <draw:fill-image draw:name="ChartBitmap_20_41" draw:display-name="ChartBitmap 41" xlink:href="Pictures/100000000000000800000008816AF50A.png" xlink:type="simple" xlink:show="embed" xlink:actuate="onLoad"/>
    <draw:fill-image draw:name="ChartBitmap_20_42" draw:display-name="ChartBitmap 42" xlink:href="Pictures/100000000000000800000008B349DDEC.png" xlink:type="simple" xlink:show="embed" xlink:actuate="onLoad"/>
    <draw:fill-image draw:name="ChartBitmap_20_43" draw:display-name="ChartBitmap 43" xlink:href="Pictures/100000000000000800000008B861DA16.png" xlink:type="simple" xlink:show="embed" xlink:actuate="onLoad"/>
    <draw:fill-image draw:name="ChartBitmap_20_44" draw:display-name="ChartBitmap 44" xlink:href="Pictures/100000000000000800000008A19C439F.png" xlink:type="simple" xlink:show="embed" xlink:actuate="onLoad"/>
    <draw:fill-image draw:name="ChartBitmap_20_45" draw:display-name="ChartBitmap 45" xlink:href="Pictures/100000000000000800000008E4CB855F.png" xlink:type="simple" xlink:show="embed" xlink:actuate="onLoad"/>
    <draw:fill-image draw:name="ChartBitmap_20_46" draw:display-name="ChartBitmap 46" xlink:href="Pictures/100000000000000800000008C07C749D.png" xlink:type="simple" xlink:show="embed" xlink:actuate="onLoad"/>
    <draw:fill-image draw:name="ChartBitmap_20_47" draw:display-name="ChartBitmap 47" xlink:href="Pictures/100000000000000800000008466D0C79.png" xlink:type="simple" xlink:show="embed" xlink:actuate="onLoad"/>
    <draw:fill-image draw:name="ChartBitmap_20_48" draw:display-name="ChartBitmap 48" xlink:href="Pictures/10000000000000080000000853F82252.png" xlink:type="simple" xlink:show="embed" xlink:actuate="onLoad"/>
    <draw:fill-image draw:name="ChartBitmap_20_49" draw:display-name="ChartBitmap 49" xlink:href="Pictures/100000000000000800000008CA29F8D8.png" xlink:type="simple" xlink:show="embed" xlink:actuate="onLoad"/>
    <draw:fill-image draw:name="ChartBitmap_20_5" draw:display-name="ChartBitmap 5" xlink:href="Pictures/1000000000000008000000085DDCBAB8.png" xlink:type="simple" xlink:show="embed" xlink:actuate="onLoad"/>
    <draw:fill-image draw:name="ChartBitmap_20_50" draw:display-name="ChartBitmap 50" xlink:href="Pictures/100000000000000800000008CA29F8D8.png" xlink:type="simple" xlink:show="embed" xlink:actuate="onLoad"/>
    <draw:fill-image draw:name="ChartBitmap_20_51" draw:display-name="ChartBitmap 51" xlink:href="Pictures/100000000000000800000008022402E9.png" xlink:type="simple" xlink:show="embed" xlink:actuate="onLoad"/>
    <draw:fill-image draw:name="ChartBitmap_20_52" draw:display-name="ChartBitmap 52" xlink:href="Pictures/10000000000000080000000839493935.png" xlink:type="simple" xlink:show="embed" xlink:actuate="onLoad"/>
    <draw:fill-image draw:name="ChartBitmap_20_53" draw:display-name="ChartBitmap 53" xlink:href="Pictures/1000000000000008000000084F2166A2.png" xlink:type="simple" xlink:show="embed" xlink:actuate="onLoad"/>
    <draw:fill-image draw:name="ChartBitmap_20_54" draw:display-name="ChartBitmap 54" xlink:href="Pictures/10000000000000080000000881F56B00.png" xlink:type="simple" xlink:show="embed" xlink:actuate="onLoad"/>
    <draw:fill-image draw:name="ChartBitmap_20_55" draw:display-name="ChartBitmap 55" xlink:href="Pictures/1000000000000008000000084F2166A2.png" xlink:type="simple" xlink:show="embed" xlink:actuate="onLoad"/>
    <draw:fill-image draw:name="ChartBitmap_20_56" draw:display-name="ChartBitmap 56" xlink:href="Pictures/1000000000000008000000084F2166A2.png" xlink:type="simple" xlink:show="embed" xlink:actuate="onLoad"/>
    <draw:fill-image draw:name="ChartBitmap_20_57" draw:display-name="ChartBitmap 57" xlink:href="Pictures/100000000000000800000008F7997D43.png" xlink:type="simple" xlink:show="embed" xlink:actuate="onLoad"/>
    <draw:fill-image draw:name="ChartBitmap_20_58" draw:display-name="ChartBitmap 58" xlink:href="Pictures/10000000000000080000000839493935.png" xlink:type="simple" xlink:show="embed" xlink:actuate="onLoad"/>
    <draw:fill-image draw:name="ChartBitmap_20_59" draw:display-name="ChartBitmap 59" xlink:href="Pictures/10000000000000080000000839493935.png" xlink:type="simple" xlink:show="embed" xlink:actuate="onLoad"/>
    <draw:fill-image draw:name="ChartBitmap_20_6" draw:display-name="ChartBitmap 6" xlink:href="Pictures/100000000000000800000008A2713C93.png" xlink:type="simple" xlink:show="embed" xlink:actuate="onLoad"/>
    <draw:fill-image draw:name="ChartBitmap_20_60" draw:display-name="ChartBitmap 60" xlink:href="Pictures/100000000000000800000008DD05889E.png" xlink:type="simple" xlink:show="embed" xlink:actuate="onLoad"/>
    <draw:fill-image draw:name="ChartBitmap_20_61" draw:display-name="ChartBitmap 61" xlink:href="Pictures/1000000000000008000000084F2166A2.png" xlink:type="simple" xlink:show="embed" xlink:actuate="onLoad"/>
    <draw:fill-image draw:name="ChartBitmap_20_62" draw:display-name="ChartBitmap 62" xlink:href="Pictures/1000000000000008000000084F2166A2.png" xlink:type="simple" xlink:show="embed" xlink:actuate="onLoad"/>
    <draw:fill-image draw:name="ChartBitmap_20_63" draw:display-name="ChartBitmap 63" xlink:href="Pictures/1000000000000008000000084F2166A2.png" xlink:type="simple" xlink:show="embed" xlink:actuate="onLoad"/>
    <draw:fill-image draw:name="ChartBitmap_20_64" draw:display-name="ChartBitmap 64" xlink:href="Pictures/1000000000000008000000084F2166A2.png" xlink:type="simple" xlink:show="embed" xlink:actuate="onLoad"/>
    <draw:fill-image draw:name="ChartBitmap_20_65" draw:display-name="ChartBitmap 65" xlink:href="Pictures/1000000000000008000000084F2166A2.png" xlink:type="simple" xlink:show="embed" xlink:actuate="onLoad"/>
    <draw:fill-image draw:name="ChartBitmap_20_66" draw:display-name="ChartBitmap 66" xlink:href="Pictures/1000000000000008000000084F2166A2.png" xlink:type="simple" xlink:show="embed" xlink:actuate="onLoad"/>
    <draw:fill-image draw:name="ChartBitmap_20_67" draw:display-name="ChartBitmap 67" xlink:href="Pictures/1000000000000008000000084F2166A2.png" xlink:type="simple" xlink:show="embed" xlink:actuate="onLoad"/>
    <draw:fill-image draw:name="ChartBitmap_20_68" draw:display-name="ChartBitmap 68" xlink:href="Pictures/100000000000000800000008C5111EB9.png" xlink:type="simple" xlink:show="embed" xlink:actuate="onLoad"/>
    <draw:fill-image draw:name="ChartBitmap_20_69" draw:display-name="ChartBitmap 69" xlink:href="Pictures/100000000000000800000008C5111EB9.png" xlink:type="simple" xlink:show="embed" xlink:actuate="onLoad"/>
    <draw:fill-image draw:name="ChartBitmap_20_7" draw:display-name="ChartBitmap 7" xlink:href="Pictures/10000000000000080000000894879245.png" xlink:type="simple" xlink:show="embed" xlink:actuate="onLoad"/>
    <draw:fill-image draw:name="ChartBitmap_20_70" draw:display-name="ChartBitmap 70" xlink:href="Pictures/10000000000000080000000881F56B00.png" xlink:type="simple" xlink:show="embed" xlink:actuate="onLoad"/>
    <draw:fill-image draw:name="ChartBitmap_20_71" draw:display-name="ChartBitmap 71" xlink:href="Pictures/100000000000000800000008C07C749D.png" xlink:type="simple" xlink:show="embed" xlink:actuate="onLoad"/>
    <draw:fill-image draw:name="ChartBitmap_20_72" draw:display-name="ChartBitmap 72" xlink:href="Pictures/100000000000000800000008C07C749D.png" xlink:type="simple" xlink:show="embed" xlink:actuate="onLoad"/>
    <draw:fill-image draw:name="ChartBitmap_20_73" draw:display-name="ChartBitmap 73" xlink:href="Pictures/1000000000000008000000084F2166A2.png" xlink:type="simple" xlink:show="embed" xlink:actuate="onLoad"/>
    <draw:fill-image draw:name="ChartBitmap_20_74" draw:display-name="ChartBitmap 74" xlink:href="Pictures/10000000000000080000000839493935.png" xlink:type="simple" xlink:show="embed" xlink:actuate="onLoad"/>
    <draw:fill-image draw:name="ChartBitmap_20_75" draw:display-name="ChartBitmap 75" xlink:href="Pictures/10000000000000080000000881F56B00.png" xlink:type="simple" xlink:show="embed" xlink:actuate="onLoad"/>
    <draw:fill-image draw:name="ChartBitmap_20_76" draw:display-name="ChartBitmap 76" xlink:href="Pictures/100000000000000800000008C07C749D.png" xlink:type="simple" xlink:show="embed" xlink:actuate="onLoad"/>
    <draw:fill-image draw:name="ChartBitmap_20_77" draw:display-name="ChartBitmap 77" xlink:href="Pictures/1000000000000008000000084F2166A2.png" xlink:type="simple" xlink:show="embed" xlink:actuate="onLoad"/>
    <draw:fill-image draw:name="ChartBitmap_20_78" draw:display-name="ChartBitmap 78" xlink:href="Pictures/10000000000000080000000839493935.png" xlink:type="simple" xlink:show="embed" xlink:actuate="onLoad"/>
    <draw:fill-image draw:name="ChartBitmap_20_79" draw:display-name="ChartBitmap 79" xlink:href="Pictures/10000000000000080000000881F56B00.png" xlink:type="simple" xlink:show="embed" xlink:actuate="onLoad"/>
    <draw:fill-image draw:name="ChartBitmap_20_8" draw:display-name="ChartBitmap 8" xlink:href="Pictures/1000000000000008000000088693320A.png" xlink:type="simple" xlink:show="embed" xlink:actuate="onLoad"/>
    <draw:fill-image draw:name="ChartBitmap_20_80" draw:display-name="ChartBitmap 80" xlink:href="Pictures/100000000000000800000008C07C749D.png" xlink:type="simple" xlink:show="embed" xlink:actuate="onLoad"/>
    <draw:fill-image draw:name="ChartBitmap_20_81" draw:display-name="ChartBitmap 81" xlink:href="Pictures/10000000000000080000000829EBE764.png" xlink:type="simple" xlink:show="embed" xlink:actuate="onLoad"/>
    <draw:fill-image draw:name="ChartBitmap_20_82" draw:display-name="ChartBitmap 82" xlink:href="Pictures/10000000000000080000000889DAE7A4.png" xlink:type="simple" xlink:show="embed" xlink:actuate="onLoad"/>
    <draw:fill-image draw:name="ChartBitmap_20_83" draw:display-name="ChartBitmap 83" xlink:href="Pictures/100000000000000800000008C5FDE7E7.png" xlink:type="simple" xlink:show="embed" xlink:actuate="onLoad"/>
    <draw:fill-image draw:name="ChartBitmap_20_84" draw:display-name="ChartBitmap 84" xlink:href="Pictures/1000000000000008000000084F2166A2.png" xlink:type="simple" xlink:show="embed" xlink:actuate="onLoad"/>
    <draw:fill-image draw:name="ChartBitmap_20_85" draw:display-name="ChartBitmap 85" xlink:href="Pictures/10000000000000080000000839493935.png" xlink:type="simple" xlink:show="embed" xlink:actuate="onLoad"/>
    <draw:fill-image draw:name="ChartBitmap_20_86" draw:display-name="ChartBitmap 86" xlink:href="Pictures/10000000000000080000000839493935.png" xlink:type="simple" xlink:show="embed" xlink:actuate="onLoad"/>
    <draw:fill-image draw:name="ChartBitmap_20_87" draw:display-name="ChartBitmap 87" xlink:href="Pictures/100000000000000800000008C5111EB9.png" xlink:type="simple" xlink:show="embed" xlink:actuate="onLoad"/>
    <draw:fill-image draw:name="ChartBitmap_20_88" draw:display-name="ChartBitmap 88" xlink:href="Pictures/10000000000000080000000881F56B00.png" xlink:type="simple" xlink:show="embed" xlink:actuate="onLoad"/>
    <draw:fill-image draw:name="ChartBitmap_20_89" draw:display-name="ChartBitmap 89" xlink:href="Pictures/10000000000000080000000881F56B00.png" xlink:type="simple" xlink:show="embed" xlink:actuate="onLoad"/>
    <draw:fill-image draw:name="ChartBitmap_20_9" draw:display-name="ChartBitmap 9" xlink:href="Pictures/10000000000000080000000889DAE7A4.png" xlink:type="simple" xlink:show="embed" xlink:actuate="onLoad"/>
    <draw:fill-image draw:name="ChartBitmap_20_90" draw:display-name="ChartBitmap 90" xlink:href="Pictures/10000000000000080000000894879245.png" xlink:type="simple" xlink:show="embed" xlink:actuate="onLoad"/>
    <draw:fill-image draw:name="ChartBitmap_20_91" draw:display-name="ChartBitmap 91" xlink:href="Pictures/100000000000000800000008C07C749D.png" xlink:type="simple" xlink:show="embed" xlink:actuate="onLoad"/>
    <draw:fill-image draw:name="ChartBitmap_20_92" draw:display-name="ChartBitmap 92" xlink:href="Pictures/100000000000000800000008C07C749D.png" xlink:type="simple" xlink:show="embed" xlink:actuate="onLoad"/>
    <draw:fill-image draw:name="ChartBitmap_20_93" draw:display-name="ChartBitmap 93" xlink:href="Pictures/10000000000000080000000881F56B00.png" xlink:type="simple" xlink:show="embed" xlink:actuate="onLoad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column-mapping="3 2 1 0" chart:style-name="ch1">
        <chart:legend chart:legend-position="end" svg:x="13.651cm" svg:y="3.454cm" style:legend-expansion="high" chart:style-name="ch2"/>
        <chart:plot-area chart:style-name="ch3" table:cell-range-address="'Load Intensity Profiles'.A3:'Load Intensity Profiles'.E122 'Load Intensity Profiles'.B1:'Load Intensity Profiles'.E1" chart:data-source-has-labels="both" svg:x="1.331cm" svg:y="0.18cm" svg:width="12cm" svg:height="7.659cm">
          <chart:coordinate-region svg:x="2.535cm" svg:y="0.379cm" svg:width="10.656cm" svg:height="6.536cm"/>
          <chart:axis chart:dimension="x" chart:name="primary-x" chart:style-name="ch4" chartooo:axis-type="auto">
            <chartooo:date-scale/>
            <chart:title svg:x="6.096cm" svg:y="8.019cm" chart:style-name="ch5">
              <text:p>Time in Seconds</text:p>
            </chart:title>
            <chart:categories table:cell-range-address="'Load Intensity Profiles'.A3:'Load Intensity Profiles'.A122"/>
          </chart:axis>
          <chart:axis chart:dimension="y" chart:name="primary-y" chart:style-name="ch6">
            <chart:title svg:x="0.451cm" svg:y="5.588cm" chart:style-name="ch7">
              <text:p>Requests per Second</text:p>
            </chart:title>
            <chart:grid chart:style-name="ch8" chart:class="major"/>
          </chart:axis>
          <chart:series chart:style-name="ch9" chart:values-cell-range-address="'Load Intensity Profiles'.E3:'Load Intensity Profiles'.E122" chart:label-cell-address="'Load Intensity Profiles'.E1:'Load Intensity Profiles'.E1" chart:class="chart:line">
            <chart:data-point chart:repeated="120"/>
          </chart:series>
          <chart:series chart:style-name="ch10" chart:values-cell-range-address="'Load Intensity Profiles'.D3:'Load Intensity Profiles'.D122" chart:label-cell-address="'Load Intensity Profiles'.D1:'Load Intensity Profiles'.D1" chart:class="chart:line">
            <chart:data-point chart:repeated="120"/>
          </chart:series>
          <chart:series chart:style-name="ch11" chart:values-cell-range-address="'Load Intensity Profiles'.C3:'Load Intensity Profiles'.C122" chart:label-cell-address="'Load Intensity Profiles'.C1:'Load Intensity Profiles'.C1" chart:class="chart:line">
            <chart:data-point chart:repeated="120"/>
          </chart:series>
          <chart:series chart:style-name="ch12" chart:values-cell-range-address="'Load Intensity Profiles'.B3:'Load Intensity Profiles'.B122" chart:label-cell-address="'Load Intensity Profiles'.B1:'Load Intensity Profiles'.B1" chart:class="chart:line">
            <chart:data-point chart:repeated="12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igh</text:p>
                <draw:g>
                  <svg:desc>'Load Intensity Profiles'.E1:'Load Intensity Profiles'.E1</svg:desc>
                </draw:g>
              </table:table-cell>
              <table:table-cell office:value-type="string">
                <text:p>Med</text:p>
                <draw:g>
                  <svg:desc>'Load Intensity Profiles'.D1:'Load Intensity Profiles'.D1</svg:desc>
                </draw:g>
              </table:table-cell>
              <table:table-cell office:value-type="string">
                <text:p>Low25</text:p>
                <draw:g>
                  <svg:desc>'Load Intensity Profiles'.C1:'Load Intensity Profiles'.C1</svg:desc>
                </draw:g>
              </table:table-cell>
              <table:table-cell office:value-type="string">
                <text:p>Low</text:p>
                <draw:g>
                  <svg:desc>'Load Intensity Profiles'.B1:'Load Intensity Profiles'.B1</svg:desc>
                </draw:g>
              </table:table-cell>
            </table:table-row>
          </table:table-header-rows>
          <table:table-rows>
            <table:table-row>
              <table:table-cell office:value-type="float" office:value="0.5">
                <text:p>0.5</text:p>
                <draw:g>
                  <svg:desc>'Load Intensity Profiles'.A3:'Load Intensity Profiles'.A122</svg:desc>
                </draw:g>
              </table:table-cell>
              <table:table-cell office:value-type="float" office:value="16.66666667">
                <text:p>16.66666667</text:p>
                <draw:g>
                  <svg:desc>'Load Intensity Profiles'.E3:'Load Intensity Profiles'.E122</svg:desc>
                </draw:g>
              </table:table-cell>
              <table:table-cell office:value-type="float" office:value="8.333333333">
                <text:p>8.333333333</text:p>
                <draw:g>
                  <svg:desc>'Load Intensity Profiles'.D3:'Load Intensity Profiles'.D122</svg:desc>
                </draw:g>
              </table:table-cell>
              <table:table-cell office:value-type="float" office:value="1.075">
                <text:p>1.075</text:p>
                <draw:g>
                  <svg:desc>'Load Intensity Profiles'.C3:'Load Intensity Profiles'.C122</svg:desc>
                </draw:g>
              </table:table-cell>
              <table:table-cell office:value-type="float" office:value="0.416666666666667">
                <text:p>0.416666666666667</text:p>
                <draw:g>
                  <svg:desc>'Load Intensity Profiles'.B3:'Load Intensity Profiles'.B122</svg:desc>
                </draw:g>
              </table:table-cell>
            </table:table-row>
            <table:table-row>
              <table:table-cell office:value-type="float" office:value="1.5">
                <text:p>1.5</text:p>
              </table:table-cell>
              <table:table-cell office:value-type="float" office:value="33.33333333">
                <text:p>33.33333333</text:p>
              </table:table-cell>
              <table:table-cell office:value-type="float" office:value="16.66666667">
                <text:p>16.66666667</text:p>
              </table:table-cell>
              <table:table-cell office:value-type="float" office:value="3.225">
                <text:p>3.225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2.5">
                <text:p>2.5</text:p>
              </table:table-cell>
              <table:table-cell office:value-type="float" office:value="50">
                <text:p>50</text:p>
              </table:table-cell>
              <table:table-cell office:value-type="float" office:value="25">
                <text:p>25</text:p>
              </table:table-cell>
              <table:table-cell office:value-type="float" office:value="5.375">
                <text:p>5.375</text:p>
              </table:table-cell>
              <table:table-cell office:value-type="float" office:value="2.08333333333333">
                <text:p>2.08333333333333</text:p>
              </table:table-cell>
            </table:table-row>
            <table:table-row>
              <table:table-cell office:value-type="float" office:value="3.5">
                <text:p>3.5</text:p>
              </table:table-cell>
              <table:table-cell office:value-type="float" office:value="66.66666667">
                <text:p>66.66666667</text:p>
              </table:table-cell>
              <table:table-cell office:value-type="float" office:value="33.33333333">
                <text:p>33.33333333</text:p>
              </table:table-cell>
              <table:table-cell office:value-type="float" office:value="7.525">
                <text:p>7.525</text:p>
              </table:table-cell>
              <table:table-cell office:value-type="float" office:value="2.91666666666667">
                <text:p>2.91666666666667</text:p>
              </table:table-cell>
            </table:table-row>
            <table:table-row>
              <table:table-cell office:value-type="float" office:value="4.5">
                <text:p>4.5</text:p>
              </table:table-cell>
              <table:table-cell office:value-type="float" office:value="83.33333333">
                <text:p>83.33333333</text:p>
              </table:table-cell>
              <table:table-cell office:value-type="float" office:value="41.66666667">
                <text:p>41.66666667</text:p>
              </table:table-cell>
              <table:table-cell office:value-type="float" office:value="9.675">
                <text:p>9.675</text:p>
              </table:table-cell>
              <table:table-cell office:value-type="float" office:value="3.75">
                <text:p>3.75</text:p>
              </table:table-cell>
            </table:table-row>
            <table:table-row>
              <table:table-cell office:value-type="float" office:value="5.5">
                <text:p>5.5</text:p>
              </table:table-cell>
              <table:table-cell office:value-type="float" office:value="100">
                <text:p>100</text:p>
              </table:table-cell>
              <table:table-cell office:value-type="float" office:value="50">
                <text:p>50</text:p>
              </table:table-cell>
              <table:table-cell office:value-type="float" office:value="11.825">
                <text:p>11.825</text:p>
              </table:table-cell>
              <table:table-cell office:value-type="float" office:value="4.58333333333333">
                <text:p>4.58333333333333</text:p>
              </table:table-cell>
            </table:table-row>
            <table:table-row>
              <table:table-cell office:value-type="float" office:value="6.5">
                <text:p>6.5</text:p>
              </table:table-cell>
              <table:table-cell office:value-type="float" office:value="116.6666667">
                <text:p>116.6666667</text:p>
              </table:table-cell>
              <table:table-cell office:value-type="float" office:value="58.33333333">
                <text:p>58.33333333</text:p>
              </table:table-cell>
              <table:table-cell office:value-type="float" office:value="13.975">
                <text:p>13.975</text:p>
              </table:table-cell>
              <table:table-cell office:value-type="float" office:value="5.41666666666667">
                <text:p>5.41666666666667</text:p>
              </table:table-cell>
            </table:table-row>
            <table:table-row>
              <table:table-cell office:value-type="float" office:value="7.5">
                <text:p>7.5</text:p>
              </table:table-cell>
              <table:table-cell office:value-type="float" office:value="133.3333333">
                <text:p>133.3333333</text:p>
              </table:table-cell>
              <table:table-cell office:value-type="float" office:value="66.66666667">
                <text:p>66.66666667</text:p>
              </table:table-cell>
              <table:table-cell office:value-type="float" office:value="16.125">
                <text:p>16.125</text:p>
              </table:table-cell>
              <table:table-cell office:value-type="float" office:value="6.25">
                <text:p>6.25</text:p>
              </table:table-cell>
            </table:table-row>
            <table:table-row>
              <table:table-cell office:value-type="float" office:value="8.5">
                <text:p>8.5</text:p>
              </table:table-cell>
              <table:table-cell office:value-type="float" office:value="150">
                <text:p>150</text:p>
              </table:table-cell>
              <table:table-cell office:value-type="float" office:value="75">
                <text:p>75</text:p>
              </table:table-cell>
              <table:table-cell office:value-type="float" office:value="18.275">
                <text:p>18.275</text:p>
              </table:table-cell>
              <table:table-cell office:value-type="float" office:value="7.08333333333333">
                <text:p>7.08333333333333</text:p>
              </table:table-cell>
            </table:table-row>
            <table:table-row>
              <table:table-cell office:value-type="float" office:value="9.5">
                <text:p>9.5</text:p>
              </table:table-cell>
              <table:table-cell office:value-type="float" office:value="166.6666667">
                <text:p>166.6666667</text:p>
              </table:table-cell>
              <table:table-cell office:value-type="float" office:value="83.33333333">
                <text:p>83.33333333</text:p>
              </table:table-cell>
              <table:table-cell office:value-type="float" office:value="20.425">
                <text:p>20.425</text:p>
              </table:table-cell>
              <table:table-cell office:value-type="float" office:value="7.91666666666667">
                <text:p>7.91666666666667</text:p>
              </table:table-cell>
            </table:table-row>
            <table:table-row>
              <table:table-cell office:value-type="float" office:value="10.5">
                <text:p>10.5</text:p>
              </table:table-cell>
              <table:table-cell office:value-type="float" office:value="183.3333333">
                <text:p>183.3333333</text:p>
              </table:table-cell>
              <table:table-cell office:value-type="float" office:value="91.66666667">
                <text:p>91.66666667</text:p>
              </table:table-cell>
              <table:table-cell office:value-type="float" office:value="22.575">
                <text:p>22.575</text:p>
              </table:table-cell>
              <table:table-cell office:value-type="float" office:value="8.75">
                <text:p>8.75</text:p>
              </table:table-cell>
            </table:table-row>
            <table:table-row>
              <table:table-cell office:value-type="float" office:value="11.5">
                <text:p>11.5</text:p>
              </table:table-cell>
              <table:table-cell office:value-type="float" office:value="200">
                <text:p>200</text:p>
              </table:table-cell>
              <table:table-cell office:value-type="float" office:value="100">
                <text:p>100</text:p>
              </table:table-cell>
              <table:table-cell office:value-type="float" office:value="24.725">
                <text:p>24.725</text:p>
              </table:table-cell>
              <table:table-cell office:value-type="float" office:value="9.58333333333333">
                <text:p>9.58333333333333</text:p>
              </table:table-cell>
            </table:table-row>
            <table:table-row>
              <table:table-cell office:value-type="float" office:value="12.5">
                <text:p>12.5</text:p>
              </table:table-cell>
              <table:table-cell office:value-type="float" office:value="216.6666667">
                <text:p>216.6666667</text:p>
              </table:table-cell>
              <table:table-cell office:value-type="float" office:value="108.3333333">
                <text:p>108.3333333</text:p>
              </table:table-cell>
              <table:table-cell office:value-type="float" office:value="26.875">
                <text:p>26.875</text:p>
              </table:table-cell>
              <table:table-cell office:value-type="float" office:value="10.4166666666667">
                <text:p>10.4166666666667</text:p>
              </table:table-cell>
            </table:table-row>
            <table:table-row>
              <table:table-cell office:value-type="float" office:value="13.5">
                <text:p>13.5</text:p>
              </table:table-cell>
              <table:table-cell office:value-type="float" office:value="233.3333333">
                <text:p>233.3333333</text:p>
              </table:table-cell>
              <table:table-cell office:value-type="float" office:value="116.6666667">
                <text:p>116.6666667</text:p>
              </table:table-cell>
              <table:table-cell office:value-type="float" office:value="29.025">
                <text:p>29.025</text:p>
              </table:table-cell>
              <table:table-cell office:value-type="float" office:value="11.25">
                <text:p>11.25</text:p>
              </table:table-cell>
            </table:table-row>
            <table:table-row>
              <table:table-cell office:value-type="float" office:value="14.5">
                <text:p>14.5</text:p>
              </table:table-cell>
              <table:table-cell office:value-type="float" office:value="250">
                <text:p>250</text:p>
              </table:table-cell>
              <table:table-cell office:value-type="float" office:value="125">
                <text:p>125</text:p>
              </table:table-cell>
              <table:table-cell office:value-type="float" office:value="31.175">
                <text:p>31.175</text:p>
              </table:table-cell>
              <table:table-cell office:value-type="float" office:value="12.0833333333333">
                <text:p>12.0833333333333</text:p>
              </table:table-cell>
            </table:table-row>
            <table:table-row>
              <table:table-cell office:value-type="float" office:value="15.5">
                <text:p>15.5</text:p>
              </table:table-cell>
              <table:table-cell office:value-type="float" office:value="266.6666667">
                <text:p>266.6666667</text:p>
              </table:table-cell>
              <table:table-cell office:value-type="float" office:value="133.3333333">
                <text:p>133.3333333</text:p>
              </table:table-cell>
              <table:table-cell office:value-type="float" office:value="33.325">
                <text:p>33.325</text:p>
              </table:table-cell>
              <table:table-cell office:value-type="float" office:value="12.9166666666667">
                <text:p>12.9166666666667</text:p>
              </table:table-cell>
            </table:table-row>
            <table:table-row>
              <table:table-cell office:value-type="float" office:value="16.5">
                <text:p>16.5</text:p>
              </table:table-cell>
              <table:table-cell office:value-type="float" office:value="283.3333333">
                <text:p>283.3333333</text:p>
              </table:table-cell>
              <table:table-cell office:value-type="float" office:value="141.6666667">
                <text:p>141.6666667</text:p>
              </table:table-cell>
              <table:table-cell office:value-type="float" office:value="35.475">
                <text:p>35.475</text:p>
              </table:table-cell>
              <table:table-cell office:value-type="float" office:value="13.75">
                <text:p>13.75</text:p>
              </table:table-cell>
            </table:table-row>
            <table:table-row>
              <table:table-cell office:value-type="float" office:value="17.5">
                <text:p>17.5</text:p>
              </table:table-cell>
              <table:table-cell office:value-type="float" office:value="300">
                <text:p>300</text:p>
              </table:table-cell>
              <table:table-cell office:value-type="float" office:value="150">
                <text:p>150</text:p>
              </table:table-cell>
              <table:table-cell office:value-type="float" office:value="37.625">
                <text:p>37.625</text:p>
              </table:table-cell>
              <table:table-cell office:value-type="float" office:value="14.5833333333333">
                <text:p>14.5833333333333</text:p>
              </table:table-cell>
            </table:table-row>
            <table:table-row>
              <table:table-cell office:value-type="float" office:value="18.5">
                <text:p>18.5</text:p>
              </table:table-cell>
              <table:table-cell office:value-type="float" office:value="316.6666667">
                <text:p>316.6666667</text:p>
              </table:table-cell>
              <table:table-cell office:value-type="float" office:value="158.3333333">
                <text:p>158.3333333</text:p>
              </table:table-cell>
              <table:table-cell office:value-type="float" office:value="39.775">
                <text:p>39.775</text:p>
              </table:table-cell>
              <table:table-cell office:value-type="float" office:value="15.4166666666667">
                <text:p>15.4166666666667</text:p>
              </table:table-cell>
            </table:table-row>
            <table:table-row>
              <table:table-cell office:value-type="float" office:value="19.5">
                <text:p>19.5</text:p>
              </table:table-cell>
              <table:table-cell office:value-type="float" office:value="333.3333333">
                <text:p>333.3333333</text:p>
              </table:table-cell>
              <table:table-cell office:value-type="float" office:value="166.6666667">
                <text:p>166.6666667</text:p>
              </table:table-cell>
              <table:table-cell office:value-type="float" office:value="41.925">
                <text:p>41.925</text:p>
              </table:table-cell>
              <table:table-cell office:value-type="float" office:value="16.25">
                <text:p>16.25</text:p>
              </table:table-cell>
            </table:table-row>
            <table:table-row>
              <table:table-cell office:value-type="float" office:value="20.5">
                <text:p>20.5</text:p>
              </table:table-cell>
              <table:table-cell office:value-type="float" office:value="350">
                <text:p>350</text:p>
              </table:table-cell>
              <table:table-cell office:value-type="float" office:value="175">
                <text:p>175</text:p>
              </table:table-cell>
              <table:table-cell office:value-type="float" office:value="44.075">
                <text:p>44.075</text:p>
              </table:table-cell>
              <table:table-cell office:value-type="float" office:value="17.0833333333333">
                <text:p>17.0833333333333</text:p>
              </table:table-cell>
            </table:table-row>
            <table:table-row>
              <table:table-cell office:value-type="float" office:value="21.5">
                <text:p>21.5</text:p>
              </table:table-cell>
              <table:table-cell office:value-type="float" office:value="366.6666667">
                <text:p>366.6666667</text:p>
              </table:table-cell>
              <table:table-cell office:value-type="float" office:value="183.3333333">
                <text:p>183.3333333</text:p>
              </table:table-cell>
              <table:table-cell office:value-type="float" office:value="46.225">
                <text:p>46.225</text:p>
              </table:table-cell>
              <table:table-cell office:value-type="float" office:value="17.9166666666667">
                <text:p>17.9166666666667</text:p>
              </table:table-cell>
            </table:table-row>
            <table:table-row>
              <table:table-cell office:value-type="float" office:value="22.5">
                <text:p>22.5</text:p>
              </table:table-cell>
              <table:table-cell office:value-type="float" office:value="383.3333333">
                <text:p>383.3333333</text:p>
              </table:table-cell>
              <table:table-cell office:value-type="float" office:value="191.6666667">
                <text:p>191.6666667</text:p>
              </table:table-cell>
              <table:table-cell office:value-type="float" office:value="48.375">
                <text:p>48.375</text:p>
              </table:table-cell>
              <table:table-cell office:value-type="float" office:value="18.75">
                <text:p>18.75</text:p>
              </table:table-cell>
            </table:table-row>
            <table:table-row>
              <table:table-cell office:value-type="float" office:value="23.5">
                <text:p>23.5</text:p>
              </table:table-cell>
              <table:table-cell office:value-type="float" office:value="400">
                <text:p>400</text:p>
              </table:table-cell>
              <table:table-cell office:value-type="float" office:value="200">
                <text:p>200</text:p>
              </table:table-cell>
              <table:table-cell office:value-type="float" office:value="50.525">
                <text:p>50.525</text:p>
              </table:table-cell>
              <table:table-cell office:value-type="float" office:value="19.5833333333333">
                <text:p>19.5833333333333</text:p>
              </table:table-cell>
            </table:table-row>
            <table:table-row>
              <table:table-cell office:value-type="float" office:value="24.5">
                <text:p>24.5</text:p>
              </table:table-cell>
              <table:table-cell office:value-type="float" office:value="416.6666667">
                <text:p>416.6666667</text:p>
              </table:table-cell>
              <table:table-cell office:value-type="float" office:value="208.3333333">
                <text:p>208.3333333</text:p>
              </table:table-cell>
              <table:table-cell office:value-type="float" office:value="52.675">
                <text:p>52.675</text:p>
              </table:table-cell>
              <table:table-cell office:value-type="float" office:value="20.4166666666667">
                <text:p>20.4166666666667</text:p>
              </table:table-cell>
            </table:table-row>
            <table:table-row>
              <table:table-cell office:value-type="float" office:value="25.5">
                <text:p>25.5</text:p>
              </table:table-cell>
              <table:table-cell office:value-type="float" office:value="433.3333333">
                <text:p>433.3333333</text:p>
              </table:table-cell>
              <table:table-cell office:value-type="float" office:value="216.6666667">
                <text:p>216.6666667</text:p>
              </table:table-cell>
              <table:table-cell office:value-type="float" office:value="54.825">
                <text:p>54.825</text:p>
              </table:table-cell>
              <table:table-cell office:value-type="float" office:value="21.25">
                <text:p>21.25</text:p>
              </table:table-cell>
            </table:table-row>
            <table:table-row>
              <table:table-cell office:value-type="float" office:value="26.5">
                <text:p>26.5</text:p>
              </table:table-cell>
              <table:table-cell office:value-type="float" office:value="450">
                <text:p>450</text:p>
              </table:table-cell>
              <table:table-cell office:value-type="float" office:value="225">
                <text:p>225</text:p>
              </table:table-cell>
              <table:table-cell office:value-type="float" office:value="56.975">
                <text:p>56.975</text:p>
              </table:table-cell>
              <table:table-cell office:value-type="float" office:value="22.0833333333333">
                <text:p>22.0833333333333</text:p>
              </table:table-cell>
            </table:table-row>
            <table:table-row>
              <table:table-cell office:value-type="float" office:value="27.5">
                <text:p>27.5</text:p>
              </table:table-cell>
              <table:table-cell office:value-type="float" office:value="466.6666667">
                <text:p>466.6666667</text:p>
              </table:table-cell>
              <table:table-cell office:value-type="float" office:value="233.3333333">
                <text:p>233.3333333</text:p>
              </table:table-cell>
              <table:table-cell office:value-type="float" office:value="59.125">
                <text:p>59.125</text:p>
              </table:table-cell>
              <table:table-cell office:value-type="float" office:value="22.9166666666667">
                <text:p>22.9166666666667</text:p>
              </table:table-cell>
            </table:table-row>
            <table:table-row>
              <table:table-cell office:value-type="float" office:value="28.5">
                <text:p>28.5</text:p>
              </table:table-cell>
              <table:table-cell office:value-type="float" office:value="483.3333333">
                <text:p>483.3333333</text:p>
              </table:table-cell>
              <table:table-cell office:value-type="float" office:value="241.6666667">
                <text:p>241.6666667</text:p>
              </table:table-cell>
              <table:table-cell office:value-type="float" office:value="61.275">
                <text:p>61.275</text:p>
              </table:table-cell>
              <table:table-cell office:value-type="float" office:value="23.75">
                <text:p>23.75</text:p>
              </table:table-cell>
            </table:table-row>
            <table:table-row>
              <table:table-cell office:value-type="float" office:value="29.5">
                <text:p>29.5</text:p>
              </table:table-cell>
              <table:table-cell office:value-type="float" office:value="500">
                <text:p>500</text:p>
              </table:table-cell>
              <table:table-cell office:value-type="float" office:value="250">
                <text:p>250</text:p>
              </table:table-cell>
              <table:table-cell office:value-type="float" office:value="63.425">
                <text:p>63.425</text:p>
              </table:table-cell>
              <table:table-cell office:value-type="float" office:value="24.5833333333333">
                <text:p>24.5833333333333</text:p>
              </table:table-cell>
            </table:table-row>
            <table:table-row>
              <table:table-cell office:value-type="float" office:value="30.5">
                <text:p>30.5</text:p>
              </table:table-cell>
              <table:table-cell office:value-type="float" office:value="516.6666667">
                <text:p>516.6666667</text:p>
              </table:table-cell>
              <table:table-cell office:value-type="float" office:value="258.3333333">
                <text:p>258.3333333</text:p>
              </table:table-cell>
              <table:table-cell office:value-type="float" office:value="65.575">
                <text:p>65.575</text:p>
              </table:table-cell>
              <table:table-cell office:value-type="float" office:value="25.4166666666667">
                <text:p>25.4166666666667</text:p>
              </table:table-cell>
            </table:table-row>
            <table:table-row>
              <table:table-cell office:value-type="float" office:value="31.5">
                <text:p>31.5</text:p>
              </table:table-cell>
              <table:table-cell office:value-type="float" office:value="533.3333333">
                <text:p>533.3333333</text:p>
              </table:table-cell>
              <table:table-cell office:value-type="float" office:value="266.6666667">
                <text:p>266.6666667</text:p>
              </table:table-cell>
              <table:table-cell office:value-type="float" office:value="67.725">
                <text:p>67.725</text:p>
              </table:table-cell>
              <table:table-cell office:value-type="float" office:value="26.25">
                <text:p>26.25</text:p>
              </table:table-cell>
            </table:table-row>
            <table:table-row>
              <table:table-cell office:value-type="float" office:value="32.5">
                <text:p>32.5</text:p>
              </table:table-cell>
              <table:table-cell office:value-type="float" office:value="550">
                <text:p>550</text:p>
              </table:table-cell>
              <table:table-cell office:value-type="float" office:value="275">
                <text:p>275</text:p>
              </table:table-cell>
              <table:table-cell office:value-type="float" office:value="69.875">
                <text:p>69.875</text:p>
              </table:table-cell>
              <table:table-cell office:value-type="float" office:value="27.0833333333333">
                <text:p>27.0833333333333</text:p>
              </table:table-cell>
            </table:table-row>
            <table:table-row>
              <table:table-cell office:value-type="float" office:value="33.5">
                <text:p>33.5</text:p>
              </table:table-cell>
              <table:table-cell office:value-type="float" office:value="566.6666667">
                <text:p>566.6666667</text:p>
              </table:table-cell>
              <table:table-cell office:value-type="float" office:value="283.3333333">
                <text:p>283.3333333</text:p>
              </table:table-cell>
              <table:table-cell office:value-type="float" office:value="72.025">
                <text:p>72.025</text:p>
              </table:table-cell>
              <table:table-cell office:value-type="float" office:value="27.9166666666667">
                <text:p>27.9166666666667</text:p>
              </table:table-cell>
            </table:table-row>
            <table:table-row>
              <table:table-cell office:value-type="float" office:value="34.5">
                <text:p>34.5</text:p>
              </table:table-cell>
              <table:table-cell office:value-type="float" office:value="583.3333333">
                <text:p>583.3333333</text:p>
              </table:table-cell>
              <table:table-cell office:value-type="float" office:value="291.6666667">
                <text:p>291.6666667</text:p>
              </table:table-cell>
              <table:table-cell office:value-type="float" office:value="74.175">
                <text:p>74.175</text:p>
              </table:table-cell>
              <table:table-cell office:value-type="float" office:value="28.75">
                <text:p>28.75</text:p>
              </table:table-cell>
            </table:table-row>
            <table:table-row>
              <table:table-cell office:value-type="float" office:value="35.5">
                <text:p>35.5</text:p>
              </table:table-cell>
              <table:table-cell office:value-type="float" office:value="600">
                <text:p>600</text:p>
              </table:table-cell>
              <table:table-cell office:value-type="float" office:value="300">
                <text:p>300</text:p>
              </table:table-cell>
              <table:table-cell office:value-type="float" office:value="76.325">
                <text:p>76.325</text:p>
              </table:table-cell>
              <table:table-cell office:value-type="float" office:value="29.5833333333333">
                <text:p>29.5833333333333</text:p>
              </table:table-cell>
            </table:table-row>
            <table:table-row>
              <table:table-cell office:value-type="float" office:value="36.5">
                <text:p>36.5</text:p>
              </table:table-cell>
              <table:table-cell office:value-type="float" office:value="616.6666667">
                <text:p>616.6666667</text:p>
              </table:table-cell>
              <table:table-cell office:value-type="float" office:value="308.3333333">
                <text:p>308.3333333</text:p>
              </table:table-cell>
              <table:table-cell office:value-type="float" office:value="78.475">
                <text:p>78.475</text:p>
              </table:table-cell>
              <table:table-cell office:value-type="float" office:value="30.4166666666667">
                <text:p>30.4166666666667</text:p>
              </table:table-cell>
            </table:table-row>
            <table:table-row>
              <table:table-cell office:value-type="float" office:value="37.5">
                <text:p>37.5</text:p>
              </table:table-cell>
              <table:table-cell office:value-type="float" office:value="633.3333333">
                <text:p>633.3333333</text:p>
              </table:table-cell>
              <table:table-cell office:value-type="float" office:value="316.6666667">
                <text:p>316.6666667</text:p>
              </table:table-cell>
              <table:table-cell office:value-type="float" office:value="80.625">
                <text:p>80.625</text:p>
              </table:table-cell>
              <table:table-cell office:value-type="float" office:value="31.25">
                <text:p>31.25</text:p>
              </table:table-cell>
            </table:table-row>
            <table:table-row>
              <table:table-cell office:value-type="float" office:value="38.5">
                <text:p>38.5</text:p>
              </table:table-cell>
              <table:table-cell office:value-type="float" office:value="650">
                <text:p>650</text:p>
              </table:table-cell>
              <table:table-cell office:value-type="float" office:value="325">
                <text:p>325</text:p>
              </table:table-cell>
              <table:table-cell office:value-type="float" office:value="82.775">
                <text:p>82.775</text:p>
              </table:table-cell>
              <table:table-cell office:value-type="float" office:value="32.0833333333333">
                <text:p>32.0833333333333</text:p>
              </table:table-cell>
            </table:table-row>
            <table:table-row>
              <table:table-cell office:value-type="float" office:value="39.5">
                <text:p>39.5</text:p>
              </table:table-cell>
              <table:table-cell office:value-type="float" office:value="666.6666667">
                <text:p>666.6666667</text:p>
              </table:table-cell>
              <table:table-cell office:value-type="float" office:value="333.3333333">
                <text:p>333.3333333</text:p>
              </table:table-cell>
              <table:table-cell office:value-type="float" office:value="84.925">
                <text:p>84.925</text:p>
              </table:table-cell>
              <table:table-cell office:value-type="float" office:value="32.9166666666667">
                <text:p>32.9166666666667</text:p>
              </table:table-cell>
            </table:table-row>
            <table:table-row>
              <table:table-cell office:value-type="float" office:value="40.5">
                <text:p>40.5</text:p>
              </table:table-cell>
              <table:table-cell office:value-type="float" office:value="683.3333333">
                <text:p>683.3333333</text:p>
              </table:table-cell>
              <table:table-cell office:value-type="float" office:value="341.6666667">
                <text:p>341.6666667</text:p>
              </table:table-cell>
              <table:table-cell office:value-type="float" office:value="87.075">
                <text:p>87.075</text:p>
              </table:table-cell>
              <table:table-cell office:value-type="float" office:value="33.75">
                <text:p>33.75</text:p>
              </table:table-cell>
            </table:table-row>
            <table:table-row>
              <table:table-cell office:value-type="float" office:value="41.5">
                <text:p>41.5</text:p>
              </table:table-cell>
              <table:table-cell office:value-type="float" office:value="700">
                <text:p>700</text:p>
              </table:table-cell>
              <table:table-cell office:value-type="float" office:value="350">
                <text:p>350</text:p>
              </table:table-cell>
              <table:table-cell office:value-type="float" office:value="89.225">
                <text:p>89.225</text:p>
              </table:table-cell>
              <table:table-cell office:value-type="float" office:value="34.5833333333333">
                <text:p>34.5833333333333</text:p>
              </table:table-cell>
            </table:table-row>
            <table:table-row>
              <table:table-cell office:value-type="float" office:value="42.5">
                <text:p>42.5</text:p>
              </table:table-cell>
              <table:table-cell office:value-type="float" office:value="716.6666667">
                <text:p>716.6666667</text:p>
              </table:table-cell>
              <table:table-cell office:value-type="float" office:value="358.3333333">
                <text:p>358.3333333</text:p>
              </table:table-cell>
              <table:table-cell office:value-type="float" office:value="91.375">
                <text:p>91.375</text:p>
              </table:table-cell>
              <table:table-cell office:value-type="float" office:value="35.4166666666667">
                <text:p>35.4166666666667</text:p>
              </table:table-cell>
            </table:table-row>
            <table:table-row>
              <table:table-cell office:value-type="float" office:value="43.5">
                <text:p>43.5</text:p>
              </table:table-cell>
              <table:table-cell office:value-type="float" office:value="733.3333333">
                <text:p>733.3333333</text:p>
              </table:table-cell>
              <table:table-cell office:value-type="float" office:value="366.6666667">
                <text:p>366.6666667</text:p>
              </table:table-cell>
              <table:table-cell office:value-type="float" office:value="93.525">
                <text:p>93.525</text:p>
              </table:table-cell>
              <table:table-cell office:value-type="float" office:value="36.25">
                <text:p>36.25</text:p>
              </table:table-cell>
            </table:table-row>
            <table:table-row>
              <table:table-cell office:value-type="float" office:value="44.5">
                <text:p>44.5</text:p>
              </table:table-cell>
              <table:table-cell office:value-type="float" office:value="750">
                <text:p>750</text:p>
              </table:table-cell>
              <table:table-cell office:value-type="float" office:value="375">
                <text:p>375</text:p>
              </table:table-cell>
              <table:table-cell office:value-type="float" office:value="95.675">
                <text:p>95.675</text:p>
              </table:table-cell>
              <table:table-cell office:value-type="float" office:value="37.0833333333333">
                <text:p>37.0833333333333</text:p>
              </table:table-cell>
            </table:table-row>
            <table:table-row>
              <table:table-cell office:value-type="float" office:value="45.5">
                <text:p>45.5</text:p>
              </table:table-cell>
              <table:table-cell office:value-type="float" office:value="766.6666667">
                <text:p>766.6666667</text:p>
              </table:table-cell>
              <table:table-cell office:value-type="float" office:value="383.3333333">
                <text:p>383.3333333</text:p>
              </table:table-cell>
              <table:table-cell office:value-type="float" office:value="97.825">
                <text:p>97.825</text:p>
              </table:table-cell>
              <table:table-cell office:value-type="float" office:value="37.9166666666667">
                <text:p>37.9166666666667</text:p>
              </table:table-cell>
            </table:table-row>
            <table:table-row>
              <table:table-cell office:value-type="float" office:value="46.5">
                <text:p>46.5</text:p>
              </table:table-cell>
              <table:table-cell office:value-type="float" office:value="783.3333333">
                <text:p>783.3333333</text:p>
              </table:table-cell>
              <table:table-cell office:value-type="float" office:value="391.6666667">
                <text:p>391.6666667</text:p>
              </table:table-cell>
              <table:table-cell office:value-type="float" office:value="99.975">
                <text:p>99.975</text:p>
              </table:table-cell>
              <table:table-cell office:value-type="float" office:value="38.75">
                <text:p>38.75</text:p>
              </table:table-cell>
            </table:table-row>
            <table:table-row>
              <table:table-cell office:value-type="float" office:value="47.5">
                <text:p>47.5</text:p>
              </table:table-cell>
              <table:table-cell office:value-type="float" office:value="800">
                <text:p>800</text:p>
              </table:table-cell>
              <table:table-cell office:value-type="float" office:value="400">
                <text:p>400</text:p>
              </table:table-cell>
              <table:table-cell office:value-type="float" office:value="102.125">
                <text:p>102.125</text:p>
              </table:table-cell>
              <table:table-cell office:value-type="float" office:value="39.5833333333333">
                <text:p>39.5833333333333</text:p>
              </table:table-cell>
            </table:table-row>
            <table:table-row>
              <table:table-cell office:value-type="float" office:value="48.5">
                <text:p>48.5</text:p>
              </table:table-cell>
              <table:table-cell office:value-type="float" office:value="816.6666667">
                <text:p>816.6666667</text:p>
              </table:table-cell>
              <table:table-cell office:value-type="float" office:value="408.3333333">
                <text:p>408.3333333</text:p>
              </table:table-cell>
              <table:table-cell office:value-type="float" office:value="104.275">
                <text:p>104.275</text:p>
              </table:table-cell>
              <table:table-cell office:value-type="float" office:value="40.4166666666667">
                <text:p>40.4166666666667</text:p>
              </table:table-cell>
            </table:table-row>
            <table:table-row>
              <table:table-cell office:value-type="float" office:value="49.5">
                <text:p>49.5</text:p>
              </table:table-cell>
              <table:table-cell office:value-type="float" office:value="833.3333333">
                <text:p>833.3333333</text:p>
              </table:table-cell>
              <table:table-cell office:value-type="float" office:value="416.6666667">
                <text:p>416.6666667</text:p>
              </table:table-cell>
              <table:table-cell office:value-type="float" office:value="106.425">
                <text:p>106.425</text:p>
              </table:table-cell>
              <table:table-cell office:value-type="float" office:value="41.25">
                <text:p>41.25</text:p>
              </table:table-cell>
            </table:table-row>
            <table:table-row>
              <table:table-cell office:value-type="float" office:value="50.5">
                <text:p>50.5</text:p>
              </table:table-cell>
              <table:table-cell office:value-type="float" office:value="850">
                <text:p>850</text:p>
              </table:table-cell>
              <table:table-cell office:value-type="float" office:value="425">
                <text:p>425</text:p>
              </table:table-cell>
              <table:table-cell office:value-type="float" office:value="108.575">
                <text:p>108.575</text:p>
              </table:table-cell>
              <table:table-cell office:value-type="float" office:value="42.0833333333333">
                <text:p>42.0833333333333</text:p>
              </table:table-cell>
            </table:table-row>
            <table:table-row>
              <table:table-cell office:value-type="float" office:value="51.5">
                <text:p>51.5</text:p>
              </table:table-cell>
              <table:table-cell office:value-type="float" office:value="866.6666667">
                <text:p>866.6666667</text:p>
              </table:table-cell>
              <table:table-cell office:value-type="float" office:value="433.3333333">
                <text:p>433.3333333</text:p>
              </table:table-cell>
              <table:table-cell office:value-type="float" office:value="110.725">
                <text:p>110.725</text:p>
              </table:table-cell>
              <table:table-cell office:value-type="float" office:value="42.9166666666667">
                <text:p>42.9166666666667</text:p>
              </table:table-cell>
            </table:table-row>
            <table:table-row>
              <table:table-cell office:value-type="float" office:value="52.5">
                <text:p>52.5</text:p>
              </table:table-cell>
              <table:table-cell office:value-type="float" office:value="883.3333333">
                <text:p>883.3333333</text:p>
              </table:table-cell>
              <table:table-cell office:value-type="float" office:value="441.6666667">
                <text:p>441.6666667</text:p>
              </table:table-cell>
              <table:table-cell office:value-type="float" office:value="112.875">
                <text:p>112.875</text:p>
              </table:table-cell>
              <table:table-cell office:value-type="float" office:value="43.75">
                <text:p>43.75</text:p>
              </table:table-cell>
            </table:table-row>
            <table:table-row>
              <table:table-cell office:value-type="float" office:value="53.5">
                <text:p>53.5</text:p>
              </table:table-cell>
              <table:table-cell office:value-type="float" office:value="900">
                <text:p>900</text:p>
              </table:table-cell>
              <table:table-cell office:value-type="float" office:value="450">
                <text:p>450</text:p>
              </table:table-cell>
              <table:table-cell office:value-type="float" office:value="115.025">
                <text:p>115.025</text:p>
              </table:table-cell>
              <table:table-cell office:value-type="float" office:value="44.5833333333333">
                <text:p>44.5833333333333</text:p>
              </table:table-cell>
            </table:table-row>
            <table:table-row>
              <table:table-cell office:value-type="float" office:value="54.5">
                <text:p>54.5</text:p>
              </table:table-cell>
              <table:table-cell office:value-type="float" office:value="916.6666667">
                <text:p>916.6666667</text:p>
              </table:table-cell>
              <table:table-cell office:value-type="float" office:value="458.3333333">
                <text:p>458.3333333</text:p>
              </table:table-cell>
              <table:table-cell office:value-type="float" office:value="117.175">
                <text:p>117.175</text:p>
              </table:table-cell>
              <table:table-cell office:value-type="float" office:value="45.4166666666667">
                <text:p>45.4166666666667</text:p>
              </table:table-cell>
            </table:table-row>
            <table:table-row>
              <table:table-cell office:value-type="float" office:value="55.5">
                <text:p>55.5</text:p>
              </table:table-cell>
              <table:table-cell office:value-type="float" office:value="933.3333333">
                <text:p>933.3333333</text:p>
              </table:table-cell>
              <table:table-cell office:value-type="float" office:value="466.6666667">
                <text:p>466.6666667</text:p>
              </table:table-cell>
              <table:table-cell office:value-type="float" office:value="119.325">
                <text:p>119.325</text:p>
              </table:table-cell>
              <table:table-cell office:value-type="float" office:value="46.25">
                <text:p>46.25</text:p>
              </table:table-cell>
            </table:table-row>
            <table:table-row>
              <table:table-cell office:value-type="float" office:value="56.5">
                <text:p>56.5</text:p>
              </table:table-cell>
              <table:table-cell office:value-type="float" office:value="950">
                <text:p>950</text:p>
              </table:table-cell>
              <table:table-cell office:value-type="float" office:value="475">
                <text:p>475</text:p>
              </table:table-cell>
              <table:table-cell office:value-type="float" office:value="121.475">
                <text:p>121.475</text:p>
              </table:table-cell>
              <table:table-cell office:value-type="float" office:value="47.0833333333333">
                <text:p>47.0833333333333</text:p>
              </table:table-cell>
            </table:table-row>
            <table:table-row>
              <table:table-cell office:value-type="float" office:value="57.5">
                <text:p>57.5</text:p>
              </table:table-cell>
              <table:table-cell office:value-type="float" office:value="966.6666667">
                <text:p>966.6666667</text:p>
              </table:table-cell>
              <table:table-cell office:value-type="float" office:value="483.3333333">
                <text:p>483.3333333</text:p>
              </table:table-cell>
              <table:table-cell office:value-type="float" office:value="123.625">
                <text:p>123.625</text:p>
              </table:table-cell>
              <table:table-cell office:value-type="float" office:value="47.9166666666667">
                <text:p>47.9166666666667</text:p>
              </table:table-cell>
            </table:table-row>
            <table:table-row>
              <table:table-cell office:value-type="float" office:value="58.5">
                <text:p>58.5</text:p>
              </table:table-cell>
              <table:table-cell office:value-type="float" office:value="983.3333333">
                <text:p>983.3333333</text:p>
              </table:table-cell>
              <table:table-cell office:value-type="float" office:value="491.6666667">
                <text:p>491.6666667</text:p>
              </table:table-cell>
              <table:table-cell office:value-type="float" office:value="125.775">
                <text:p>125.775</text:p>
              </table:table-cell>
              <table:table-cell office:value-type="float" office:value="48.75">
                <text:p>48.75</text:p>
              </table:table-cell>
            </table:table-row>
            <table:table-row>
              <table:table-cell office:value-type="float" office:value="59.5">
                <text:p>59.5</text:p>
              </table:table-cell>
              <table:table-cell office:value-type="float" office:value="1000">
                <text:p>1000</text:p>
              </table:table-cell>
              <table:table-cell office:value-type="float" office:value="500">
                <text:p>500</text:p>
              </table:table-cell>
              <table:table-cell office:value-type="float" office:value="127.925">
                <text:p>127.925</text:p>
              </table:table-cell>
              <table:table-cell office:value-type="float" office:value="49.5833333333333">
                <text:p>49.5833333333333</text:p>
              </table:table-cell>
            </table:table-row>
            <table:table-row>
              <table:table-cell office:value-type="float" office:value="60.5">
                <text:p>60.5</text:p>
              </table:table-cell>
              <table:table-cell office:value-type="float" office:value="1016.666667">
                <text:p>1016.666667</text:p>
              </table:table-cell>
              <table:table-cell office:value-type="float" office:value="508.3333333">
                <text:p>508.3333333</text:p>
              </table:table-cell>
              <table:table-cell office:value-type="float" office:value="130.075">
                <text:p>130.075</text:p>
              </table:table-cell>
              <table:table-cell office:value-type="float" office:value="50.4166666666667">
                <text:p>50.4166666666667</text:p>
              </table:table-cell>
            </table:table-row>
            <table:table-row>
              <table:table-cell office:value-type="float" office:value="61.5">
                <text:p>61.5</text:p>
              </table:table-cell>
              <table:table-cell office:value-type="float" office:value="1033.333333">
                <text:p>1033.333333</text:p>
              </table:table-cell>
              <table:table-cell office:value-type="float" office:value="516.6666667">
                <text:p>516.6666667</text:p>
              </table:table-cell>
              <table:table-cell office:value-type="float" office:value="132.225">
                <text:p>132.225</text:p>
              </table:table-cell>
              <table:table-cell office:value-type="float" office:value="51.25">
                <text:p>51.25</text:p>
              </table:table-cell>
            </table:table-row>
            <table:table-row>
              <table:table-cell office:value-type="float" office:value="62.5">
                <text:p>62.5</text:p>
              </table:table-cell>
              <table:table-cell office:value-type="float" office:value="1050">
                <text:p>1050</text:p>
              </table:table-cell>
              <table:table-cell office:value-type="float" office:value="525">
                <text:p>525</text:p>
              </table:table-cell>
              <table:table-cell office:value-type="float" office:value="134.375">
                <text:p>134.375</text:p>
              </table:table-cell>
              <table:table-cell office:value-type="float" office:value="52.0833333333333">
                <text:p>52.0833333333333</text:p>
              </table:table-cell>
            </table:table-row>
            <table:table-row>
              <table:table-cell office:value-type="float" office:value="63.5">
                <text:p>63.5</text:p>
              </table:table-cell>
              <table:table-cell office:value-type="float" office:value="1066.666667">
                <text:p>1066.666667</text:p>
              </table:table-cell>
              <table:table-cell office:value-type="float" office:value="533.3333333">
                <text:p>533.3333333</text:p>
              </table:table-cell>
              <table:table-cell office:value-type="float" office:value="136.525">
                <text:p>136.525</text:p>
              </table:table-cell>
              <table:table-cell office:value-type="float" office:value="52.9166666666667">
                <text:p>52.9166666666667</text:p>
              </table:table-cell>
            </table:table-row>
            <table:table-row>
              <table:table-cell office:value-type="float" office:value="64.5">
                <text:p>64.5</text:p>
              </table:table-cell>
              <table:table-cell office:value-type="float" office:value="1083.333333">
                <text:p>1083.333333</text:p>
              </table:table-cell>
              <table:table-cell office:value-type="float" office:value="541.6666667">
                <text:p>541.6666667</text:p>
              </table:table-cell>
              <table:table-cell office:value-type="float" office:value="138.675">
                <text:p>138.675</text:p>
              </table:table-cell>
              <table:table-cell office:value-type="float" office:value="53.75">
                <text:p>53.75</text:p>
              </table:table-cell>
            </table:table-row>
            <table:table-row>
              <table:table-cell office:value-type="float" office:value="65.5">
                <text:p>65.5</text:p>
              </table:table-cell>
              <table:table-cell office:value-type="float" office:value="1100">
                <text:p>1100</text:p>
              </table:table-cell>
              <table:table-cell office:value-type="float" office:value="550">
                <text:p>550</text:p>
              </table:table-cell>
              <table:table-cell office:value-type="float" office:value="140.825">
                <text:p>140.825</text:p>
              </table:table-cell>
              <table:table-cell office:value-type="float" office:value="54.5833333333333">
                <text:p>54.5833333333333</text:p>
              </table:table-cell>
            </table:table-row>
            <table:table-row>
              <table:table-cell office:value-type="float" office:value="66.5">
                <text:p>66.5</text:p>
              </table:table-cell>
              <table:table-cell office:value-type="float" office:value="1116.666667">
                <text:p>1116.666667</text:p>
              </table:table-cell>
              <table:table-cell office:value-type="float" office:value="558.3333333">
                <text:p>558.3333333</text:p>
              </table:table-cell>
              <table:table-cell office:value-type="float" office:value="142.975">
                <text:p>142.975</text:p>
              </table:table-cell>
              <table:table-cell office:value-type="float" office:value="55.4166666666667">
                <text:p>55.4166666666667</text:p>
              </table:table-cell>
            </table:table-row>
            <table:table-row>
              <table:table-cell office:value-type="float" office:value="67.5">
                <text:p>67.5</text:p>
              </table:table-cell>
              <table:table-cell office:value-type="float" office:value="1133.333333">
                <text:p>1133.333333</text:p>
              </table:table-cell>
              <table:table-cell office:value-type="float" office:value="566.6666667">
                <text:p>566.6666667</text:p>
              </table:table-cell>
              <table:table-cell office:value-type="float" office:value="145.125">
                <text:p>145.125</text:p>
              </table:table-cell>
              <table:table-cell office:value-type="float" office:value="56.25">
                <text:p>56.25</text:p>
              </table:table-cell>
            </table:table-row>
            <table:table-row>
              <table:table-cell office:value-type="float" office:value="68.5">
                <text:p>68.5</text:p>
              </table:table-cell>
              <table:table-cell office:value-type="float" office:value="1150">
                <text:p>1150</text:p>
              </table:table-cell>
              <table:table-cell office:value-type="float" office:value="575">
                <text:p>575</text:p>
              </table:table-cell>
              <table:table-cell office:value-type="float" office:value="147.275">
                <text:p>147.275</text:p>
              </table:table-cell>
              <table:table-cell office:value-type="float" office:value="57.0833333333333">
                <text:p>57.0833333333333</text:p>
              </table:table-cell>
            </table:table-row>
            <table:table-row>
              <table:table-cell office:value-type="float" office:value="69.5">
                <text:p>69.5</text:p>
              </table:table-cell>
              <table:table-cell office:value-type="float" office:value="1166.666667">
                <text:p>1166.666667</text:p>
              </table:table-cell>
              <table:table-cell office:value-type="float" office:value="583.3333333">
                <text:p>583.3333333</text:p>
              </table:table-cell>
              <table:table-cell office:value-type="float" office:value="149.425">
                <text:p>149.425</text:p>
              </table:table-cell>
              <table:table-cell office:value-type="float" office:value="57.9166666666667">
                <text:p>57.9166666666667</text:p>
              </table:table-cell>
            </table:table-row>
            <table:table-row>
              <table:table-cell office:value-type="float" office:value="70.5">
                <text:p>70.5</text:p>
              </table:table-cell>
              <table:table-cell office:value-type="float" office:value="1183.333333">
                <text:p>1183.333333</text:p>
              </table:table-cell>
              <table:table-cell office:value-type="float" office:value="591.6666667">
                <text:p>591.6666667</text:p>
              </table:table-cell>
              <table:table-cell office:value-type="float" office:value="151.575">
                <text:p>151.575</text:p>
              </table:table-cell>
              <table:table-cell office:value-type="float" office:value="58.75">
                <text:p>58.75</text:p>
              </table:table-cell>
            </table:table-row>
            <table:table-row>
              <table:table-cell office:value-type="float" office:value="71.5">
                <text:p>71.5</text:p>
              </table:table-cell>
              <table:table-cell office:value-type="float" office:value="1200">
                <text:p>1200</text:p>
              </table:table-cell>
              <table:table-cell office:value-type="float" office:value="600">
                <text:p>600</text:p>
              </table:table-cell>
              <table:table-cell office:value-type="float" office:value="153.725">
                <text:p>153.725</text:p>
              </table:table-cell>
              <table:table-cell office:value-type="float" office:value="59.5833333333333">
                <text:p>59.5833333333333</text:p>
              </table:table-cell>
            </table:table-row>
            <table:table-row>
              <table:table-cell office:value-type="float" office:value="72.5">
                <text:p>72.5</text:p>
              </table:table-cell>
              <table:table-cell office:value-type="float" office:value="1216.666667">
                <text:p>1216.666667</text:p>
              </table:table-cell>
              <table:table-cell office:value-type="float" office:value="608.3333333">
                <text:p>608.3333333</text:p>
              </table:table-cell>
              <table:table-cell office:value-type="float" office:value="155.875">
                <text:p>155.875</text:p>
              </table:table-cell>
              <table:table-cell office:value-type="float" office:value="60.4166666666667">
                <text:p>60.4166666666667</text:p>
              </table:table-cell>
            </table:table-row>
            <table:table-row>
              <table:table-cell office:value-type="float" office:value="73.5">
                <text:p>73.5</text:p>
              </table:table-cell>
              <table:table-cell office:value-type="float" office:value="1233.333333">
                <text:p>1233.333333</text:p>
              </table:table-cell>
              <table:table-cell office:value-type="float" office:value="616.6666667">
                <text:p>616.6666667</text:p>
              </table:table-cell>
              <table:table-cell office:value-type="float" office:value="158.025">
                <text:p>158.025</text:p>
              </table:table-cell>
              <table:table-cell office:value-type="float" office:value="61.25">
                <text:p>61.25</text:p>
              </table:table-cell>
            </table:table-row>
            <table:table-row>
              <table:table-cell office:value-type="float" office:value="74.5">
                <text:p>74.5</text:p>
              </table:table-cell>
              <table:table-cell office:value-type="float" office:value="1250">
                <text:p>1250</text:p>
              </table:table-cell>
              <table:table-cell office:value-type="float" office:value="625">
                <text:p>625</text:p>
              </table:table-cell>
              <table:table-cell office:value-type="float" office:value="160.175">
                <text:p>160.175</text:p>
              </table:table-cell>
              <table:table-cell office:value-type="float" office:value="62.0833333333333">
                <text:p>62.0833333333333</text:p>
              </table:table-cell>
            </table:table-row>
            <table:table-row>
              <table:table-cell office:value-type="float" office:value="75.5">
                <text:p>75.5</text:p>
              </table:table-cell>
              <table:table-cell office:value-type="float" office:value="1266.666667">
                <text:p>1266.666667</text:p>
              </table:table-cell>
              <table:table-cell office:value-type="float" office:value="633.3333333">
                <text:p>633.3333333</text:p>
              </table:table-cell>
              <table:table-cell office:value-type="float" office:value="162.325">
                <text:p>162.325</text:p>
              </table:table-cell>
              <table:table-cell office:value-type="float" office:value="62.9166666666667">
                <text:p>62.9166666666667</text:p>
              </table:table-cell>
            </table:table-row>
            <table:table-row>
              <table:table-cell office:value-type="float" office:value="76.5">
                <text:p>76.5</text:p>
              </table:table-cell>
              <table:table-cell office:value-type="float" office:value="1283.333333">
                <text:p>1283.333333</text:p>
              </table:table-cell>
              <table:table-cell office:value-type="float" office:value="641.6666667">
                <text:p>641.6666667</text:p>
              </table:table-cell>
              <table:table-cell office:value-type="float" office:value="164.475">
                <text:p>164.475</text:p>
              </table:table-cell>
              <table:table-cell office:value-type="float" office:value="63.75">
                <text:p>63.75</text:p>
              </table:table-cell>
            </table:table-row>
            <table:table-row>
              <table:table-cell office:value-type="float" office:value="77.5">
                <text:p>77.5</text:p>
              </table:table-cell>
              <table:table-cell office:value-type="float" office:value="1300">
                <text:p>1300</text:p>
              </table:table-cell>
              <table:table-cell office:value-type="float" office:value="650">
                <text:p>650</text:p>
              </table:table-cell>
              <table:table-cell office:value-type="float" office:value="166.625">
                <text:p>166.625</text:p>
              </table:table-cell>
              <table:table-cell office:value-type="float" office:value="64.5833333333333">
                <text:p>64.5833333333333</text:p>
              </table:table-cell>
            </table:table-row>
            <table:table-row>
              <table:table-cell office:value-type="float" office:value="78.5">
                <text:p>78.5</text:p>
              </table:table-cell>
              <table:table-cell office:value-type="float" office:value="1316.666667">
                <text:p>1316.666667</text:p>
              </table:table-cell>
              <table:table-cell office:value-type="float" office:value="658.3333333">
                <text:p>658.3333333</text:p>
              </table:table-cell>
              <table:table-cell office:value-type="float" office:value="168.775">
                <text:p>168.775</text:p>
              </table:table-cell>
              <table:table-cell office:value-type="float" office:value="65.4166666666667">
                <text:p>65.4166666666667</text:p>
              </table:table-cell>
            </table:table-row>
            <table:table-row>
              <table:table-cell office:value-type="float" office:value="79.5">
                <text:p>79.5</text:p>
              </table:table-cell>
              <table:table-cell office:value-type="float" office:value="1333.333333">
                <text:p>1333.333333</text:p>
              </table:table-cell>
              <table:table-cell office:value-type="float" office:value="666.6666667">
                <text:p>666.6666667</text:p>
              </table:table-cell>
              <table:table-cell office:value-type="float" office:value="170.925">
                <text:p>170.925</text:p>
              </table:table-cell>
              <table:table-cell office:value-type="float" office:value="66.25">
                <text:p>66.25</text:p>
              </table:table-cell>
            </table:table-row>
            <table:table-row>
              <table:table-cell office:value-type="float" office:value="80.5">
                <text:p>80.5</text:p>
              </table:table-cell>
              <table:table-cell office:value-type="float" office:value="1350">
                <text:p>1350</text:p>
              </table:table-cell>
              <table:table-cell office:value-type="float" office:value="675">
                <text:p>675</text:p>
              </table:table-cell>
              <table:table-cell office:value-type="float" office:value="173.075">
                <text:p>173.075</text:p>
              </table:table-cell>
              <table:table-cell office:value-type="float" office:value="67.0833333333333">
                <text:p>67.0833333333333</text:p>
              </table:table-cell>
            </table:table-row>
            <table:table-row>
              <table:table-cell office:value-type="float" office:value="81.5">
                <text:p>81.5</text:p>
              </table:table-cell>
              <table:table-cell office:value-type="float" office:value="1366.666667">
                <text:p>1366.666667</text:p>
              </table:table-cell>
              <table:table-cell office:value-type="float" office:value="683.3333333">
                <text:p>683.3333333</text:p>
              </table:table-cell>
              <table:table-cell office:value-type="float" office:value="175.225">
                <text:p>175.225</text:p>
              </table:table-cell>
              <table:table-cell office:value-type="float" office:value="67.9166666666667">
                <text:p>67.9166666666667</text:p>
              </table:table-cell>
            </table:table-row>
            <table:table-row>
              <table:table-cell office:value-type="float" office:value="82.5">
                <text:p>82.5</text:p>
              </table:table-cell>
              <table:table-cell office:value-type="float" office:value="1383.333333">
                <text:p>1383.333333</text:p>
              </table:table-cell>
              <table:table-cell office:value-type="float" office:value="691.6666667">
                <text:p>691.6666667</text:p>
              </table:table-cell>
              <table:table-cell office:value-type="float" office:value="177.375">
                <text:p>177.375</text:p>
              </table:table-cell>
              <table:table-cell office:value-type="float" office:value="68.75">
                <text:p>68.75</text:p>
              </table:table-cell>
            </table:table-row>
            <table:table-row>
              <table:table-cell office:value-type="float" office:value="83.5">
                <text:p>83.5</text:p>
              </table:table-cell>
              <table:table-cell office:value-type="float" office:value="1400">
                <text:p>1400</text:p>
              </table:table-cell>
              <table:table-cell office:value-type="float" office:value="700">
                <text:p>700</text:p>
              </table:table-cell>
              <table:table-cell office:value-type="float" office:value="179.525">
                <text:p>179.525</text:p>
              </table:table-cell>
              <table:table-cell office:value-type="float" office:value="69.5833333333333">
                <text:p>69.5833333333333</text:p>
              </table:table-cell>
            </table:table-row>
            <table:table-row>
              <table:table-cell office:value-type="float" office:value="84.5">
                <text:p>84.5</text:p>
              </table:table-cell>
              <table:table-cell office:value-type="float" office:value="1416.666667">
                <text:p>1416.666667</text:p>
              </table:table-cell>
              <table:table-cell office:value-type="float" office:value="708.3333333">
                <text:p>708.3333333</text:p>
              </table:table-cell>
              <table:table-cell office:value-type="float" office:value="181.675">
                <text:p>181.675</text:p>
              </table:table-cell>
              <table:table-cell office:value-type="float" office:value="70.4166666666667">
                <text:p>70.4166666666667</text:p>
              </table:table-cell>
            </table:table-row>
            <table:table-row>
              <table:table-cell office:value-type="float" office:value="85.5">
                <text:p>85.5</text:p>
              </table:table-cell>
              <table:table-cell office:value-type="float" office:value="1433.333333">
                <text:p>1433.333333</text:p>
              </table:table-cell>
              <table:table-cell office:value-type="float" office:value="716.6666667">
                <text:p>716.6666667</text:p>
              </table:table-cell>
              <table:table-cell office:value-type="float" office:value="183.825">
                <text:p>183.825</text:p>
              </table:table-cell>
              <table:table-cell office:value-type="float" office:value="71.25">
                <text:p>71.25</text:p>
              </table:table-cell>
            </table:table-row>
            <table:table-row>
              <table:table-cell office:value-type="float" office:value="86.5">
                <text:p>86.5</text:p>
              </table:table-cell>
              <table:table-cell office:value-type="float" office:value="1450">
                <text:p>1450</text:p>
              </table:table-cell>
              <table:table-cell office:value-type="float" office:value="725">
                <text:p>725</text:p>
              </table:table-cell>
              <table:table-cell office:value-type="float" office:value="185.975">
                <text:p>185.975</text:p>
              </table:table-cell>
              <table:table-cell office:value-type="float" office:value="72.0833333333333">
                <text:p>72.0833333333333</text:p>
              </table:table-cell>
            </table:table-row>
            <table:table-row>
              <table:table-cell office:value-type="float" office:value="87.5">
                <text:p>87.5</text:p>
              </table:table-cell>
              <table:table-cell office:value-type="float" office:value="1466.666667">
                <text:p>1466.666667</text:p>
              </table:table-cell>
              <table:table-cell office:value-type="float" office:value="733.3333333">
                <text:p>733.3333333</text:p>
              </table:table-cell>
              <table:table-cell office:value-type="float" office:value="188.125">
                <text:p>188.125</text:p>
              </table:table-cell>
              <table:table-cell office:value-type="float" office:value="72.9166666666667">
                <text:p>72.9166666666667</text:p>
              </table:table-cell>
            </table:table-row>
            <table:table-row>
              <table:table-cell office:value-type="float" office:value="88.5">
                <text:p>88.5</text:p>
              </table:table-cell>
              <table:table-cell office:value-type="float" office:value="1483.333333">
                <text:p>1483.333333</text:p>
              </table:table-cell>
              <table:table-cell office:value-type="float" office:value="741.6666667">
                <text:p>741.6666667</text:p>
              </table:table-cell>
              <table:table-cell office:value-type="float" office:value="190.275">
                <text:p>190.275</text:p>
              </table:table-cell>
              <table:table-cell office:value-type="float" office:value="73.75">
                <text:p>73.75</text:p>
              </table:table-cell>
            </table:table-row>
            <table:table-row>
              <table:table-cell office:value-type="float" office:value="89.5">
                <text:p>89.5</text:p>
              </table:table-cell>
              <table:table-cell office:value-type="float" office:value="1500">
                <text:p>1500</text:p>
              </table:table-cell>
              <table:table-cell office:value-type="float" office:value="750">
                <text:p>750</text:p>
              </table:table-cell>
              <table:table-cell office:value-type="float" office:value="192.425">
                <text:p>192.425</text:p>
              </table:table-cell>
              <table:table-cell office:value-type="float" office:value="74.5833333333333">
                <text:p>74.5833333333333</text:p>
              </table:table-cell>
            </table:table-row>
            <table:table-row>
              <table:table-cell office:value-type="float" office:value="90.5">
                <text:p>90.5</text:p>
              </table:table-cell>
              <table:table-cell office:value-type="float" office:value="1516.666667">
                <text:p>1516.666667</text:p>
              </table:table-cell>
              <table:table-cell office:value-type="float" office:value="758.3333333">
                <text:p>758.3333333</text:p>
              </table:table-cell>
              <table:table-cell office:value-type="float" office:value="194.575">
                <text:p>194.575</text:p>
              </table:table-cell>
              <table:table-cell office:value-type="float" office:value="75.4166666666667">
                <text:p>75.4166666666667</text:p>
              </table:table-cell>
            </table:table-row>
            <table:table-row>
              <table:table-cell office:value-type="float" office:value="91.5">
                <text:p>91.5</text:p>
              </table:table-cell>
              <table:table-cell office:value-type="float" office:value="1533.333333">
                <text:p>1533.333333</text:p>
              </table:table-cell>
              <table:table-cell office:value-type="float" office:value="766.6666667">
                <text:p>766.6666667</text:p>
              </table:table-cell>
              <table:table-cell office:value-type="float" office:value="196.725">
                <text:p>196.725</text:p>
              </table:table-cell>
              <table:table-cell office:value-type="float" office:value="76.25">
                <text:p>76.25</text:p>
              </table:table-cell>
            </table:table-row>
            <table:table-row>
              <table:table-cell office:value-type="float" office:value="92.5">
                <text:p>92.5</text:p>
              </table:table-cell>
              <table:table-cell office:value-type="float" office:value="1550">
                <text:p>1550</text:p>
              </table:table-cell>
              <table:table-cell office:value-type="float" office:value="775">
                <text:p>775</text:p>
              </table:table-cell>
              <table:table-cell office:value-type="float" office:value="198.875">
                <text:p>198.875</text:p>
              </table:table-cell>
              <table:table-cell office:value-type="float" office:value="77.0833333333333">
                <text:p>77.0833333333333</text:p>
              </table:table-cell>
            </table:table-row>
            <table:table-row>
              <table:table-cell office:value-type="float" office:value="93.5">
                <text:p>93.5</text:p>
              </table:table-cell>
              <table:table-cell office:value-type="float" office:value="1566.666667">
                <text:p>1566.666667</text:p>
              </table:table-cell>
              <table:table-cell office:value-type="float" office:value="783.3333333">
                <text:p>783.3333333</text:p>
              </table:table-cell>
              <table:table-cell office:value-type="float" office:value="201.025">
                <text:p>201.025</text:p>
              </table:table-cell>
              <table:table-cell office:value-type="float" office:value="77.9166666666667">
                <text:p>77.9166666666667</text:p>
              </table:table-cell>
            </table:table-row>
            <table:table-row>
              <table:table-cell office:value-type="float" office:value="94.5">
                <text:p>94.5</text:p>
              </table:table-cell>
              <table:table-cell office:value-type="float" office:value="1583.333333">
                <text:p>1583.333333</text:p>
              </table:table-cell>
              <table:table-cell office:value-type="float" office:value="791.6666667">
                <text:p>791.6666667</text:p>
              </table:table-cell>
              <table:table-cell office:value-type="float" office:value="203.175">
                <text:p>203.175</text:p>
              </table:table-cell>
              <table:table-cell office:value-type="float" office:value="78.75">
                <text:p>78.75</text:p>
              </table:table-cell>
            </table:table-row>
            <table:table-row>
              <table:table-cell office:value-type="float" office:value="95.5">
                <text:p>95.5</text:p>
              </table:table-cell>
              <table:table-cell office:value-type="float" office:value="1600">
                <text:p>1600</text:p>
              </table:table-cell>
              <table:table-cell office:value-type="float" office:value="800">
                <text:p>800</text:p>
              </table:table-cell>
              <table:table-cell office:value-type="float" office:value="205.325">
                <text:p>205.325</text:p>
              </table:table-cell>
              <table:table-cell office:value-type="float" office:value="79.5833333333333">
                <text:p>79.5833333333333</text:p>
              </table:table-cell>
            </table:table-row>
            <table:table-row>
              <table:table-cell office:value-type="float" office:value="96.5">
                <text:p>96.5</text:p>
              </table:table-cell>
              <table:table-cell office:value-type="float" office:value="1616.666667">
                <text:p>1616.666667</text:p>
              </table:table-cell>
              <table:table-cell office:value-type="float" office:value="808.3333333">
                <text:p>808.3333333</text:p>
              </table:table-cell>
              <table:table-cell office:value-type="float" office:value="207.475">
                <text:p>207.475</text:p>
              </table:table-cell>
              <table:table-cell office:value-type="float" office:value="80.4166666666667">
                <text:p>80.4166666666667</text:p>
              </table:table-cell>
            </table:table-row>
            <table:table-row>
              <table:table-cell office:value-type="float" office:value="97.5">
                <text:p>97.5</text:p>
              </table:table-cell>
              <table:table-cell office:value-type="float" office:value="1633.333333">
                <text:p>1633.333333</text:p>
              </table:table-cell>
              <table:table-cell office:value-type="float" office:value="816.6666667">
                <text:p>816.6666667</text:p>
              </table:table-cell>
              <table:table-cell office:value-type="float" office:value="209.625">
                <text:p>209.625</text:p>
              </table:table-cell>
              <table:table-cell office:value-type="float" office:value="81.25">
                <text:p>81.25</text:p>
              </table:table-cell>
            </table:table-row>
            <table:table-row>
              <table:table-cell office:value-type="float" office:value="98.5">
                <text:p>98.5</text:p>
              </table:table-cell>
              <table:table-cell office:value-type="float" office:value="1650">
                <text:p>1650</text:p>
              </table:table-cell>
              <table:table-cell office:value-type="float" office:value="825">
                <text:p>825</text:p>
              </table:table-cell>
              <table:table-cell office:value-type="float" office:value="211.775">
                <text:p>211.775</text:p>
              </table:table-cell>
              <table:table-cell office:value-type="float" office:value="82.0833333333333">
                <text:p>82.0833333333333</text:p>
              </table:table-cell>
            </table:table-row>
            <table:table-row>
              <table:table-cell office:value-type="float" office:value="99.5">
                <text:p>99.5</text:p>
              </table:table-cell>
              <table:table-cell office:value-type="float" office:value="1666.666667">
                <text:p>1666.666667</text:p>
              </table:table-cell>
              <table:table-cell office:value-type="float" office:value="833.3333333">
                <text:p>833.3333333</text:p>
              </table:table-cell>
              <table:table-cell office:value-type="float" office:value="213.925">
                <text:p>213.925</text:p>
              </table:table-cell>
              <table:table-cell office:value-type="float" office:value="82.9166666666667">
                <text:p>82.9166666666667</text:p>
              </table:table-cell>
            </table:table-row>
            <table:table-row>
              <table:table-cell office:value-type="float" office:value="100.5">
                <text:p>100.5</text:p>
              </table:table-cell>
              <table:table-cell office:value-type="float" office:value="1683.333333">
                <text:p>1683.333333</text:p>
              </table:table-cell>
              <table:table-cell office:value-type="float" office:value="841.6666667">
                <text:p>841.6666667</text:p>
              </table:table-cell>
              <table:table-cell office:value-type="float" office:value="216.075">
                <text:p>216.075</text:p>
              </table:table-cell>
              <table:table-cell office:value-type="float" office:value="83.75">
                <text:p>83.75</text:p>
              </table:table-cell>
            </table:table-row>
            <table:table-row>
              <table:table-cell office:value-type="float" office:value="101.5">
                <text:p>101.5</text:p>
              </table:table-cell>
              <table:table-cell office:value-type="float" office:value="1700">
                <text:p>1700</text:p>
              </table:table-cell>
              <table:table-cell office:value-type="float" office:value="850">
                <text:p>850</text:p>
              </table:table-cell>
              <table:table-cell office:value-type="float" office:value="218.225">
                <text:p>218.225</text:p>
              </table:table-cell>
              <table:table-cell office:value-type="float" office:value="84.5833333333333">
                <text:p>84.5833333333333</text:p>
              </table:table-cell>
            </table:table-row>
            <table:table-row>
              <table:table-cell office:value-type="float" office:value="102.5">
                <text:p>102.5</text:p>
              </table:table-cell>
              <table:table-cell office:value-type="float" office:value="1716.666667">
                <text:p>1716.666667</text:p>
              </table:table-cell>
              <table:table-cell office:value-type="float" office:value="858.3333333">
                <text:p>858.3333333</text:p>
              </table:table-cell>
              <table:table-cell office:value-type="float" office:value="220.375">
                <text:p>220.375</text:p>
              </table:table-cell>
              <table:table-cell office:value-type="float" office:value="85.4166666666667">
                <text:p>85.4166666666667</text:p>
              </table:table-cell>
            </table:table-row>
            <table:table-row>
              <table:table-cell office:value-type="float" office:value="103.5">
                <text:p>103.5</text:p>
              </table:table-cell>
              <table:table-cell office:value-type="float" office:value="1733.333333">
                <text:p>1733.333333</text:p>
              </table:table-cell>
              <table:table-cell office:value-type="float" office:value="866.6666667">
                <text:p>866.6666667</text:p>
              </table:table-cell>
              <table:table-cell office:value-type="float" office:value="222.525">
                <text:p>222.525</text:p>
              </table:table-cell>
              <table:table-cell office:value-type="float" office:value="86.25">
                <text:p>86.25</text:p>
              </table:table-cell>
            </table:table-row>
            <table:table-row>
              <table:table-cell office:value-type="float" office:value="104.5">
                <text:p>104.5</text:p>
              </table:table-cell>
              <table:table-cell office:value-type="float" office:value="1750">
                <text:p>1750</text:p>
              </table:table-cell>
              <table:table-cell office:value-type="float" office:value="875">
                <text:p>875</text:p>
              </table:table-cell>
              <table:table-cell office:value-type="float" office:value="224.675">
                <text:p>224.675</text:p>
              </table:table-cell>
              <table:table-cell office:value-type="float" office:value="87.0833333333333">
                <text:p>87.0833333333333</text:p>
              </table:table-cell>
            </table:table-row>
            <table:table-row>
              <table:table-cell office:value-type="float" office:value="105.5">
                <text:p>105.5</text:p>
              </table:table-cell>
              <table:table-cell office:value-type="float" office:value="1766.666667">
                <text:p>1766.666667</text:p>
              </table:table-cell>
              <table:table-cell office:value-type="float" office:value="883.3333333">
                <text:p>883.3333333</text:p>
              </table:table-cell>
              <table:table-cell office:value-type="float" office:value="226.825">
                <text:p>226.825</text:p>
              </table:table-cell>
              <table:table-cell office:value-type="float" office:value="87.9166666666667">
                <text:p>87.9166666666667</text:p>
              </table:table-cell>
            </table:table-row>
            <table:table-row>
              <table:table-cell office:value-type="float" office:value="106.5">
                <text:p>106.5</text:p>
              </table:table-cell>
              <table:table-cell office:value-type="float" office:value="1783.333333">
                <text:p>1783.333333</text:p>
              </table:table-cell>
              <table:table-cell office:value-type="float" office:value="891.6666667">
                <text:p>891.6666667</text:p>
              </table:table-cell>
              <table:table-cell office:value-type="float" office:value="228.975">
                <text:p>228.975</text:p>
              </table:table-cell>
              <table:table-cell office:value-type="float" office:value="88.75">
                <text:p>88.75</text:p>
              </table:table-cell>
            </table:table-row>
            <table:table-row>
              <table:table-cell office:value-type="float" office:value="107.5">
                <text:p>107.5</text:p>
              </table:table-cell>
              <table:table-cell office:value-type="float" office:value="1800">
                <text:p>1800</text:p>
              </table:table-cell>
              <table:table-cell office:value-type="float" office:value="900">
                <text:p>900</text:p>
              </table:table-cell>
              <table:table-cell office:value-type="float" office:value="231.125">
                <text:p>231.125</text:p>
              </table:table-cell>
              <table:table-cell office:value-type="float" office:value="89.5833333333333">
                <text:p>89.5833333333333</text:p>
              </table:table-cell>
            </table:table-row>
            <table:table-row>
              <table:table-cell office:value-type="float" office:value="108.5">
                <text:p>108.5</text:p>
              </table:table-cell>
              <table:table-cell office:value-type="float" office:value="1816.666667">
                <text:p>1816.666667</text:p>
              </table:table-cell>
              <table:table-cell office:value-type="float" office:value="908.3333333">
                <text:p>908.3333333</text:p>
              </table:table-cell>
              <table:table-cell office:value-type="float" office:value="233.275">
                <text:p>233.275</text:p>
              </table:table-cell>
              <table:table-cell office:value-type="float" office:value="90.4166666666667">
                <text:p>90.4166666666667</text:p>
              </table:table-cell>
            </table:table-row>
            <table:table-row>
              <table:table-cell office:value-type="float" office:value="109.5">
                <text:p>109.5</text:p>
              </table:table-cell>
              <table:table-cell office:value-type="float" office:value="1833.333333">
                <text:p>1833.333333</text:p>
              </table:table-cell>
              <table:table-cell office:value-type="float" office:value="916.6666667">
                <text:p>916.6666667</text:p>
              </table:table-cell>
              <table:table-cell office:value-type="float" office:value="235.425">
                <text:p>235.425</text:p>
              </table:table-cell>
              <table:table-cell office:value-type="float" office:value="91.25">
                <text:p>91.25</text:p>
              </table:table-cell>
            </table:table-row>
            <table:table-row>
              <table:table-cell office:value-type="float" office:value="110.5">
                <text:p>110.5</text:p>
              </table:table-cell>
              <table:table-cell office:value-type="float" office:value="1850">
                <text:p>1850</text:p>
              </table:table-cell>
              <table:table-cell office:value-type="float" office:value="925">
                <text:p>925</text:p>
              </table:table-cell>
              <table:table-cell office:value-type="float" office:value="237.575">
                <text:p>237.575</text:p>
              </table:table-cell>
              <table:table-cell office:value-type="float" office:value="92.0833333333333">
                <text:p>92.0833333333333</text:p>
              </table:table-cell>
            </table:table-row>
            <table:table-row>
              <table:table-cell office:value-type="float" office:value="111.5">
                <text:p>111.5</text:p>
              </table:table-cell>
              <table:table-cell office:value-type="float" office:value="1866.666667">
                <text:p>1866.666667</text:p>
              </table:table-cell>
              <table:table-cell office:value-type="float" office:value="933.3333333">
                <text:p>933.3333333</text:p>
              </table:table-cell>
              <table:table-cell office:value-type="float" office:value="239.725">
                <text:p>239.725</text:p>
              </table:table-cell>
              <table:table-cell office:value-type="float" office:value="92.9166666666667">
                <text:p>92.9166666666667</text:p>
              </table:table-cell>
            </table:table-row>
            <table:table-row>
              <table:table-cell office:value-type="float" office:value="112.5">
                <text:p>112.5</text:p>
              </table:table-cell>
              <table:table-cell office:value-type="float" office:value="1883.333333">
                <text:p>1883.333333</text:p>
              </table:table-cell>
              <table:table-cell office:value-type="float" office:value="941.6666667">
                <text:p>941.6666667</text:p>
              </table:table-cell>
              <table:table-cell office:value-type="float" office:value="241.875">
                <text:p>241.875</text:p>
              </table:table-cell>
              <table:table-cell office:value-type="float" office:value="93.75">
                <text:p>93.75</text:p>
              </table:table-cell>
            </table:table-row>
            <table:table-row>
              <table:table-cell office:value-type="float" office:value="113.5">
                <text:p>113.5</text:p>
              </table:table-cell>
              <table:table-cell office:value-type="float" office:value="1900">
                <text:p>1900</text:p>
              </table:table-cell>
              <table:table-cell office:value-type="float" office:value="950">
                <text:p>950</text:p>
              </table:table-cell>
              <table:table-cell office:value-type="float" office:value="244.025">
                <text:p>244.025</text:p>
              </table:table-cell>
              <table:table-cell office:value-type="float" office:value="94.5833333333333">
                <text:p>94.5833333333333</text:p>
              </table:table-cell>
            </table:table-row>
            <table:table-row>
              <table:table-cell office:value-type="float" office:value="114.5">
                <text:p>114.5</text:p>
              </table:table-cell>
              <table:table-cell office:value-type="float" office:value="1916.666667">
                <text:p>1916.666667</text:p>
              </table:table-cell>
              <table:table-cell office:value-type="float" office:value="958.3333333">
                <text:p>958.3333333</text:p>
              </table:table-cell>
              <table:table-cell office:value-type="float" office:value="246.175">
                <text:p>246.175</text:p>
              </table:table-cell>
              <table:table-cell office:value-type="float" office:value="95.4166666666667">
                <text:p>95.4166666666667</text:p>
              </table:table-cell>
            </table:table-row>
            <table:table-row>
              <table:table-cell office:value-type="float" office:value="115.5">
                <text:p>115.5</text:p>
              </table:table-cell>
              <table:table-cell office:value-type="float" office:value="1933.333333">
                <text:p>1933.333333</text:p>
              </table:table-cell>
              <table:table-cell office:value-type="float" office:value="966.6666667">
                <text:p>966.6666667</text:p>
              </table:table-cell>
              <table:table-cell office:value-type="float" office:value="248.325">
                <text:p>248.325</text:p>
              </table:table-cell>
              <table:table-cell office:value-type="float" office:value="96.25">
                <text:p>96.25</text:p>
              </table:table-cell>
            </table:table-row>
            <table:table-row>
              <table:table-cell office:value-type="float" office:value="116.5">
                <text:p>116.5</text:p>
              </table:table-cell>
              <table:table-cell office:value-type="float" office:value="1950">
                <text:p>1950</text:p>
              </table:table-cell>
              <table:table-cell office:value-type="float" office:value="975">
                <text:p>975</text:p>
              </table:table-cell>
              <table:table-cell office:value-type="float" office:value="250.475">
                <text:p>250.475</text:p>
              </table:table-cell>
              <table:table-cell office:value-type="float" office:value="97.0833333333333">
                <text:p>97.0833333333333</text:p>
              </table:table-cell>
            </table:table-row>
            <table:table-row>
              <table:table-cell office:value-type="float" office:value="117.5">
                <text:p>117.5</text:p>
              </table:table-cell>
              <table:table-cell office:value-type="float" office:value="1966.666667">
                <text:p>1966.666667</text:p>
              </table:table-cell>
              <table:table-cell office:value-type="float" office:value="983.3333333">
                <text:p>983.3333333</text:p>
              </table:table-cell>
              <table:table-cell office:value-type="float" office:value="252.625">
                <text:p>252.625</text:p>
              </table:table-cell>
              <table:table-cell office:value-type="float" office:value="97.9166666666667">
                <text:p>97.9166666666667</text:p>
              </table:table-cell>
            </table:table-row>
            <table:table-row>
              <table:table-cell office:value-type="float" office:value="118.5">
                <text:p>118.5</text:p>
              </table:table-cell>
              <table:table-cell office:value-type="float" office:value="1983.333333">
                <text:p>1983.333333</text:p>
              </table:table-cell>
              <table:table-cell office:value-type="float" office:value="991.6666667">
                <text:p>991.6666667</text:p>
              </table:table-cell>
              <table:table-cell office:value-type="float" office:value="254.775">
                <text:p>254.775</text:p>
              </table:table-cell>
              <table:table-cell office:value-type="float" office:value="98.75">
                <text:p>98.75</text:p>
              </table:table-cell>
            </table:table-row>
            <table:table-row>
              <table:table-cell office:value-type="float" office:value="119.5">
                <text:p>119.5</text:p>
              </table:table-cell>
              <table:table-cell office:value-type="float" office:value="2000">
                <text:p>2000</text:p>
              </table:table-cell>
              <table:table-cell office:value-type="float" office:value="1000">
                <text:p>1000</text:p>
              </table:table-cell>
              <table:table-cell office:value-type="float" office:value="256.925">
                <text:p>256.925</text:p>
              </table:table-cell>
              <table:table-cell office:value-type="float" office:value="99.5833333333333">
                <text:p>99.583333333333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5.2$Linux_X86_64 LibreOffice_project/420$Build-2</meta:generator>
  </office:meta>
</office:document-meta>
</file>

<file path=Object 5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>
    <draw:gradient draw:name="Gradient_20_1" draw:display-name="Gradient 1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ing_20_1" draw:display-name="Hatching 1" draw:style="single" draw:color="#000000" draw:distance="0cm" draw:rotation="0"/>
    <draw:fill-image draw:name="ChartBitmap_20_1" draw:display-name="ChartBitmap 1" xlink:href="Pictures/1000000000000008000000082AA353A8.png" xlink:type="simple" xlink:show="embed" xlink:actuate="onLoad"/>
    <draw:fill-image draw:name="ChartBitmap_20_10" draw:display-name="ChartBitmap 10" xlink:href="Pictures/100000000000000800000008A6E09451.png" xlink:type="simple" xlink:show="embed" xlink:actuate="onLoad"/>
    <draw:fill-image draw:name="ChartBitmap_20_11" draw:display-name="ChartBitmap 11" xlink:href="Pictures/1000000000000008000000088693320A.png" xlink:type="simple" xlink:show="embed" xlink:actuate="onLoad"/>
    <draw:fill-image draw:name="ChartBitmap_20_12" draw:display-name="ChartBitmap 12" xlink:href="Pictures/10000000000000080000000894879245.png" xlink:type="simple" xlink:show="embed" xlink:actuate="onLoad"/>
    <draw:fill-image draw:name="ChartBitmap_20_13" draw:display-name="ChartBitmap 13" xlink:href="Pictures/100000000000000800000008A2713C93.png" xlink:type="simple" xlink:show="embed" xlink:actuate="onLoad"/>
    <draw:fill-image draw:name="ChartBitmap_20_14" draw:display-name="ChartBitmap 14" xlink:href="Pictures/10000000000000080000000888F44274.png" xlink:type="simple" xlink:show="embed" xlink:actuate="onLoad"/>
    <draw:fill-image draw:name="ChartBitmap_20_15" draw:display-name="ChartBitmap 15" xlink:href="Pictures/1000000000000008000000080D422726.png" xlink:type="simple" xlink:show="embed" xlink:actuate="onLoad"/>
    <draw:fill-image draw:name="ChartBitmap_20_16" draw:display-name="ChartBitmap 16" xlink:href="Pictures/1000000000000008000000081BABE357.png" xlink:type="simple" xlink:show="embed" xlink:actuate="onLoad"/>
    <draw:fill-image draw:name="ChartBitmap_20_17" draw:display-name="ChartBitmap 17" xlink:href="Pictures/1000000000000008000000087649CE9A.png" xlink:type="simple" xlink:show="embed" xlink:actuate="onLoad"/>
    <draw:fill-image draw:name="ChartBitmap_20_18" draw:display-name="ChartBitmap 18" xlink:href="Pictures/100000000000000800000008ECABA8EB.png" xlink:type="simple" xlink:show="embed" xlink:actuate="onLoad"/>
    <draw:fill-image draw:name="ChartBitmap_20_19" draw:display-name="ChartBitmap 19" xlink:href="Pictures/100000000000000800000008D18D7DB7.png" xlink:type="simple" xlink:show="embed" xlink:actuate="onLoad"/>
    <draw:fill-image draw:name="ChartBitmap_20_2" draw:display-name="ChartBitmap 2" xlink:href="Pictures/10000000000000080000000889DAE7A4.png" xlink:type="simple" xlink:show="embed" xlink:actuate="onLoad"/>
    <draw:fill-image draw:name="ChartBitmap_20_20" draw:display-name="ChartBitmap 20" xlink:href="Pictures/1000000000000008000000081CB5CF00.png" xlink:type="simple" xlink:show="embed" xlink:actuate="onLoad"/>
    <draw:fill-image draw:name="ChartBitmap_20_21" draw:display-name="ChartBitmap 21" xlink:href="Pictures/100000000000000800000008DAFC220B.png" xlink:type="simple" xlink:show="embed" xlink:actuate="onLoad"/>
    <draw:fill-image draw:name="ChartBitmap_20_22" draw:display-name="ChartBitmap 22" xlink:href="Pictures/100000000000000800000008ACA71E2A.png" xlink:type="simple" xlink:show="embed" xlink:actuate="onLoad"/>
    <draw:fill-image draw:name="ChartBitmap_20_23" draw:display-name="ChartBitmap 23" xlink:href="Pictures/10000000000000080000000862D6A51C.png" xlink:type="simple" xlink:show="embed" xlink:actuate="onLoad"/>
    <draw:fill-image draw:name="ChartBitmap_20_24" draw:display-name="ChartBitmap 24" xlink:href="Pictures/100000000000000800000008ACA71E2A.png" xlink:type="simple" xlink:show="embed" xlink:actuate="onLoad"/>
    <draw:fill-image draw:name="ChartBitmap_20_25" draw:display-name="ChartBitmap 25" xlink:href="Pictures/100000000000000800000008E7246245.png" xlink:type="simple" xlink:show="embed" xlink:actuate="onLoad"/>
    <draw:fill-image draw:name="ChartBitmap_20_26" draw:display-name="ChartBitmap 26" xlink:href="Pictures/100000000000000800000008EEBB2EE7.png" xlink:type="simple" xlink:show="embed" xlink:actuate="onLoad"/>
    <draw:fill-image draw:name="ChartBitmap_20_27" draw:display-name="ChartBitmap 27" xlink:href="Pictures/100000000000000800000008100A2A41.png" xlink:type="simple" xlink:show="embed" xlink:actuate="onLoad"/>
    <draw:fill-image draw:name="ChartBitmap_20_28" draw:display-name="ChartBitmap 28" xlink:href="Pictures/100000000000000800000008E77C3914.png" xlink:type="simple" xlink:show="embed" xlink:actuate="onLoad"/>
    <draw:fill-image draw:name="ChartBitmap_20_29" draw:display-name="ChartBitmap 29" xlink:href="Pictures/10000000000000080000000800AE3E82.png" xlink:type="simple" xlink:show="embed" xlink:actuate="onLoad"/>
    <draw:fill-image draw:name="ChartBitmap_20_3" draw:display-name="ChartBitmap 3" xlink:href="Pictures/1000000000000008000000087FCCD96D.png" xlink:type="simple" xlink:show="embed" xlink:actuate="onLoad"/>
    <draw:fill-image draw:name="ChartBitmap_20_30" draw:display-name="ChartBitmap 30" xlink:href="Pictures/10000000000000080000000876FF7815.png" xlink:type="simple" xlink:show="embed" xlink:actuate="onLoad"/>
    <draw:fill-image draw:name="ChartBitmap_20_31" draw:display-name="ChartBitmap 31" xlink:href="Pictures/1000000000000008000000081C20157C.png" xlink:type="simple" xlink:show="embed" xlink:actuate="onLoad"/>
    <draw:fill-image draw:name="ChartBitmap_20_32" draw:display-name="ChartBitmap 32" xlink:href="Pictures/10000000000000080000000854C2C24C.png" xlink:type="simple" xlink:show="embed" xlink:actuate="onLoad"/>
    <draw:fill-image draw:name="ChartBitmap_20_33" draw:display-name="ChartBitmap 33" xlink:href="Pictures/10000000000000080000000856BC7A2F.png" xlink:type="simple" xlink:show="embed" xlink:actuate="onLoad"/>
    <draw:fill-image draw:name="ChartBitmap_20_34" draw:display-name="ChartBitmap 34" xlink:href="Pictures/1000000000000008000000085DDCBAB8.png" xlink:type="simple" xlink:show="embed" xlink:actuate="onLoad"/>
    <draw:fill-image draw:name="ChartBitmap_20_35" draw:display-name="ChartBitmap 35" xlink:href="Pictures/1000000000000008000000085DDCBAB8.png" xlink:type="simple" xlink:show="embed" xlink:actuate="onLoad"/>
    <draw:fill-image draw:name="ChartBitmap_20_36" draw:display-name="ChartBitmap 36" xlink:href="Pictures/1000000000000008000000082AA353A8.png" xlink:type="simple" xlink:show="embed" xlink:actuate="onLoad"/>
    <draw:fill-image draw:name="ChartBitmap_20_37" draw:display-name="ChartBitmap 37" xlink:href="Pictures/100000000000000800000008752FBB01.png" xlink:type="simple" xlink:show="embed" xlink:actuate="onLoad"/>
    <draw:fill-image draw:name="ChartBitmap_20_38" draw:display-name="ChartBitmap 38" xlink:href="Pictures/10000000000000080000000889DAE7A4.png" xlink:type="simple" xlink:show="embed" xlink:actuate="onLoad"/>
    <draw:fill-image draw:name="ChartBitmap_20_39" draw:display-name="ChartBitmap 39" xlink:href="Pictures/10000000000000080000000894879245.png" xlink:type="simple" xlink:show="embed" xlink:actuate="onLoad"/>
    <draw:fill-image draw:name="ChartBitmap_20_4" draw:display-name="ChartBitmap 4" xlink:href="Pictures/100000000000000800000008CBFB14AB.png" xlink:type="simple" xlink:show="embed" xlink:actuate="onLoad"/>
    <draw:fill-image draw:name="ChartBitmap_20_40" draw:display-name="ChartBitmap 40" xlink:href="Pictures/100000000000000800000008CBFB14AB.png" xlink:type="simple" xlink:show="embed" xlink:actuate="onLoad"/>
    <draw:fill-image draw:name="ChartBitmap_20_41" draw:display-name="ChartBitmap 41" xlink:href="Pictures/100000000000000800000008816AF50A.png" xlink:type="simple" xlink:show="embed" xlink:actuate="onLoad"/>
    <draw:fill-image draw:name="ChartBitmap_20_42" draw:display-name="ChartBitmap 42" xlink:href="Pictures/100000000000000800000008B349DDEC.png" xlink:type="simple" xlink:show="embed" xlink:actuate="onLoad"/>
    <draw:fill-image draw:name="ChartBitmap_20_43" draw:display-name="ChartBitmap 43" xlink:href="Pictures/100000000000000800000008B861DA16.png" xlink:type="simple" xlink:show="embed" xlink:actuate="onLoad"/>
    <draw:fill-image draw:name="ChartBitmap_20_44" draw:display-name="ChartBitmap 44" xlink:href="Pictures/100000000000000800000008A19C439F.png" xlink:type="simple" xlink:show="embed" xlink:actuate="onLoad"/>
    <draw:fill-image draw:name="ChartBitmap_20_45" draw:display-name="ChartBitmap 45" xlink:href="Pictures/100000000000000800000008E4CB855F.png" xlink:type="simple" xlink:show="embed" xlink:actuate="onLoad"/>
    <draw:fill-image draw:name="ChartBitmap_20_46" draw:display-name="ChartBitmap 46" xlink:href="Pictures/100000000000000800000008C07C749D.png" xlink:type="simple" xlink:show="embed" xlink:actuate="onLoad"/>
    <draw:fill-image draw:name="ChartBitmap_20_47" draw:display-name="ChartBitmap 47" xlink:href="Pictures/100000000000000800000008466D0C79.png" xlink:type="simple" xlink:show="embed" xlink:actuate="onLoad"/>
    <draw:fill-image draw:name="ChartBitmap_20_48" draw:display-name="ChartBitmap 48" xlink:href="Pictures/10000000000000080000000853F82252.png" xlink:type="simple" xlink:show="embed" xlink:actuate="onLoad"/>
    <draw:fill-image draw:name="ChartBitmap_20_49" draw:display-name="ChartBitmap 49" xlink:href="Pictures/100000000000000800000008CA29F8D8.png" xlink:type="simple" xlink:show="embed" xlink:actuate="onLoad"/>
    <draw:fill-image draw:name="ChartBitmap_20_5" draw:display-name="ChartBitmap 5" xlink:href="Pictures/1000000000000008000000085DDCBAB8.png" xlink:type="simple" xlink:show="embed" xlink:actuate="onLoad"/>
    <draw:fill-image draw:name="ChartBitmap_20_50" draw:display-name="ChartBitmap 50" xlink:href="Pictures/100000000000000800000008CA29F8D8.png" xlink:type="simple" xlink:show="embed" xlink:actuate="onLoad"/>
    <draw:fill-image draw:name="ChartBitmap_20_51" draw:display-name="ChartBitmap 51" xlink:href="Pictures/100000000000000800000008022402E9.png" xlink:type="simple" xlink:show="embed" xlink:actuate="onLoad"/>
    <draw:fill-image draw:name="ChartBitmap_20_52" draw:display-name="ChartBitmap 52" xlink:href="Pictures/10000000000000080000000839493935.png" xlink:type="simple" xlink:show="embed" xlink:actuate="onLoad"/>
    <draw:fill-image draw:name="ChartBitmap_20_53" draw:display-name="ChartBitmap 53" xlink:href="Pictures/1000000000000008000000084F2166A2.png" xlink:type="simple" xlink:show="embed" xlink:actuate="onLoad"/>
    <draw:fill-image draw:name="ChartBitmap_20_54" draw:display-name="ChartBitmap 54" xlink:href="Pictures/10000000000000080000000881F56B00.png" xlink:type="simple" xlink:show="embed" xlink:actuate="onLoad"/>
    <draw:fill-image draw:name="ChartBitmap_20_55" draw:display-name="ChartBitmap 55" xlink:href="Pictures/1000000000000008000000084F2166A2.png" xlink:type="simple" xlink:show="embed" xlink:actuate="onLoad"/>
    <draw:fill-image draw:name="ChartBitmap_20_56" draw:display-name="ChartBitmap 56" xlink:href="Pictures/1000000000000008000000084F2166A2.png" xlink:type="simple" xlink:show="embed" xlink:actuate="onLoad"/>
    <draw:fill-image draw:name="ChartBitmap_20_57" draw:display-name="ChartBitmap 57" xlink:href="Pictures/100000000000000800000008F7997D43.png" xlink:type="simple" xlink:show="embed" xlink:actuate="onLoad"/>
    <draw:fill-image draw:name="ChartBitmap_20_58" draw:display-name="ChartBitmap 58" xlink:href="Pictures/10000000000000080000000839493935.png" xlink:type="simple" xlink:show="embed" xlink:actuate="onLoad"/>
    <draw:fill-image draw:name="ChartBitmap_20_59" draw:display-name="ChartBitmap 59" xlink:href="Pictures/10000000000000080000000839493935.png" xlink:type="simple" xlink:show="embed" xlink:actuate="onLoad"/>
    <draw:fill-image draw:name="ChartBitmap_20_6" draw:display-name="ChartBitmap 6" xlink:href="Pictures/100000000000000800000008A2713C93.png" xlink:type="simple" xlink:show="embed" xlink:actuate="onLoad"/>
    <draw:fill-image draw:name="ChartBitmap_20_60" draw:display-name="ChartBitmap 60" xlink:href="Pictures/100000000000000800000008DD05889E.png" xlink:type="simple" xlink:show="embed" xlink:actuate="onLoad"/>
    <draw:fill-image draw:name="ChartBitmap_20_61" draw:display-name="ChartBitmap 61" xlink:href="Pictures/1000000000000008000000084F2166A2.png" xlink:type="simple" xlink:show="embed" xlink:actuate="onLoad"/>
    <draw:fill-image draw:name="ChartBitmap_20_62" draw:display-name="ChartBitmap 62" xlink:href="Pictures/1000000000000008000000084F2166A2.png" xlink:type="simple" xlink:show="embed" xlink:actuate="onLoad"/>
    <draw:fill-image draw:name="ChartBitmap_20_63" draw:display-name="ChartBitmap 63" xlink:href="Pictures/1000000000000008000000084F2166A2.png" xlink:type="simple" xlink:show="embed" xlink:actuate="onLoad"/>
    <draw:fill-image draw:name="ChartBitmap_20_64" draw:display-name="ChartBitmap 64" xlink:href="Pictures/1000000000000008000000084F2166A2.png" xlink:type="simple" xlink:show="embed" xlink:actuate="onLoad"/>
    <draw:fill-image draw:name="ChartBitmap_20_65" draw:display-name="ChartBitmap 65" xlink:href="Pictures/1000000000000008000000084F2166A2.png" xlink:type="simple" xlink:show="embed" xlink:actuate="onLoad"/>
    <draw:fill-image draw:name="ChartBitmap_20_66" draw:display-name="ChartBitmap 66" xlink:href="Pictures/1000000000000008000000084F2166A2.png" xlink:type="simple" xlink:show="embed" xlink:actuate="onLoad"/>
    <draw:fill-image draw:name="ChartBitmap_20_67" draw:display-name="ChartBitmap 67" xlink:href="Pictures/1000000000000008000000084F2166A2.png" xlink:type="simple" xlink:show="embed" xlink:actuate="onLoad"/>
    <draw:fill-image draw:name="ChartBitmap_20_68" draw:display-name="ChartBitmap 68" xlink:href="Pictures/100000000000000800000008C5111EB9.png" xlink:type="simple" xlink:show="embed" xlink:actuate="onLoad"/>
    <draw:fill-image draw:name="ChartBitmap_20_69" draw:display-name="ChartBitmap 69" xlink:href="Pictures/100000000000000800000008C5111EB9.png" xlink:type="simple" xlink:show="embed" xlink:actuate="onLoad"/>
    <draw:fill-image draw:name="ChartBitmap_20_7" draw:display-name="ChartBitmap 7" xlink:href="Pictures/10000000000000080000000894879245.png" xlink:type="simple" xlink:show="embed" xlink:actuate="onLoad"/>
    <draw:fill-image draw:name="ChartBitmap_20_70" draw:display-name="ChartBitmap 70" xlink:href="Pictures/10000000000000080000000881F56B00.png" xlink:type="simple" xlink:show="embed" xlink:actuate="onLoad"/>
    <draw:fill-image draw:name="ChartBitmap_20_71" draw:display-name="ChartBitmap 71" xlink:href="Pictures/100000000000000800000008C07C749D.png" xlink:type="simple" xlink:show="embed" xlink:actuate="onLoad"/>
    <draw:fill-image draw:name="ChartBitmap_20_72" draw:display-name="ChartBitmap 72" xlink:href="Pictures/100000000000000800000008C07C749D.png" xlink:type="simple" xlink:show="embed" xlink:actuate="onLoad"/>
    <draw:fill-image draw:name="ChartBitmap_20_73" draw:display-name="ChartBitmap 73" xlink:href="Pictures/1000000000000008000000084F2166A2.png" xlink:type="simple" xlink:show="embed" xlink:actuate="onLoad"/>
    <draw:fill-image draw:name="ChartBitmap_20_74" draw:display-name="ChartBitmap 74" xlink:href="Pictures/10000000000000080000000839493935.png" xlink:type="simple" xlink:show="embed" xlink:actuate="onLoad"/>
    <draw:fill-image draw:name="ChartBitmap_20_75" draw:display-name="ChartBitmap 75" xlink:href="Pictures/10000000000000080000000881F56B00.png" xlink:type="simple" xlink:show="embed" xlink:actuate="onLoad"/>
    <draw:fill-image draw:name="ChartBitmap_20_76" draw:display-name="ChartBitmap 76" xlink:href="Pictures/100000000000000800000008C07C749D.png" xlink:type="simple" xlink:show="embed" xlink:actuate="onLoad"/>
    <draw:fill-image draw:name="ChartBitmap_20_77" draw:display-name="ChartBitmap 77" xlink:href="Pictures/1000000000000008000000084F2166A2.png" xlink:type="simple" xlink:show="embed" xlink:actuate="onLoad"/>
    <draw:fill-image draw:name="ChartBitmap_20_78" draw:display-name="ChartBitmap 78" xlink:href="Pictures/10000000000000080000000839493935.png" xlink:type="simple" xlink:show="embed" xlink:actuate="onLoad"/>
    <draw:fill-image draw:name="ChartBitmap_20_79" draw:display-name="ChartBitmap 79" xlink:href="Pictures/10000000000000080000000881F56B00.png" xlink:type="simple" xlink:show="embed" xlink:actuate="onLoad"/>
    <draw:fill-image draw:name="ChartBitmap_20_8" draw:display-name="ChartBitmap 8" xlink:href="Pictures/1000000000000008000000088693320A.png" xlink:type="simple" xlink:show="embed" xlink:actuate="onLoad"/>
    <draw:fill-image draw:name="ChartBitmap_20_80" draw:display-name="ChartBitmap 80" xlink:href="Pictures/100000000000000800000008C07C749D.png" xlink:type="simple" xlink:show="embed" xlink:actuate="onLoad"/>
    <draw:fill-image draw:name="ChartBitmap_20_9" draw:display-name="ChartBitmap 9" xlink:href="Pictures/10000000000000080000000889DAE7A4.png" xlink:type="simple" xlink:show="embed" xlink:actuate="onLoad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origin="1" chart:reverse-direction="false" text:line-break="tru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0" chart:maximum="1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fill="bitmap" draw:fill-color="#355269" draw:fill-image-name="ChartBitmap_20_5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fill="bitmap" draw:fill-color="#ff420e" draw:fill-image-name="ChartBitmap_20_59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fill="bitmap" draw:fill-color="#ffd320" draw:fill-image-name="ChartBitmap_20_70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fill="bitmap" draw:fill-color="#81d41a" draw:fill-image-name="ChartBitmap_20_72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.006cm" svg:height="9.271cm" xlink:href=".." xlink:type="simple" chart:class="chart:bar" chart:style-name="ch1">
        <chart:title svg:x="7.338cm" svg:y="0.321cm" chart:style-name="ch2">
          <text:p>Ridge</text:p>
        </chart:title>
        <chart:subtitle svg:x="5.71cm" svg:y="1.285cm" chart:style-name="ch3">
          <text:p>PR1, PR2, Request Type
One Correction</text:p>
        </chart:subtitle>
        <chart:legend chart:legend-position="end" svg:x="14.378cm" svg:y="3.589cm" style:legend-expansion="high" chart:style-name="ch4"/>
        <chart:plot-area chart:style-name="ch5" table:cell-range-address="similarity_scores.D2:similarity_scores.E6 similarity_scores.A2:similarity_scores.A2 similarity_scores.A22:similarity_scores.A22 similarity_scores.E22:similarity_scores.E26 similarity_scores.A42:similarity_scores.A42 similarity_scores.E42:similarity_scores.E46 similarity_scores.A62:similarity_scores.A62 similarity_scores.E62:similarity_scores.E66" chart:data-source-has-labels="both" svg:x="1.331cm" svg:y="2.603cm" svg:width="12.727cm" svg:height="5.502cm">
          <chart:coordinate-region svg:x="2.058cm" svg:y="2.802cm" svg:width="12cm" svg:height="4.259cm"/>
          <chart:axis chart:dimension="x" chart:name="primary-x" chart:style-name="ch6" chartooo:axis-type="auto">
            <chartooo:date-scale/>
            <chart:title svg:x="6.658cm" svg:y="8.29cm" chart:style-name="ch7">
              <text:p>Request Type</text:p>
            </chart:title>
            <chart:categories table:cell-range-address="similarity_scores.D2:similarity_scores.D6"/>
          </chart:axis>
          <chart:axis chart:dimension="y" chart:name="primary-y" chart:style-name="ch8">
            <chart:title svg:x="0.451cm" svg:y="6.589cm" chart:style-name="ch9">
              <text:p>Cosine Similarity</text:p>
            </chart:title>
            <chart:grid chart:style-name="ch10" chart:class="major"/>
          </chart:axis>
          <chart:series chart:style-name="ch11" chart:values-cell-range-address="similarity_scores.E2:similarity_scores.E6" chart:label-cell-address="similarity_scores.A2:similarity_scores.A2" chart:class="chart:bar">
            <chart:data-point chart:repeated="5"/>
          </chart:series>
          <chart:series chart:style-name="ch12" chart:values-cell-range-address="similarity_scores.E22:similarity_scores.E26" chart:label-cell-address="similarity_scores.A22:similarity_scores.A22" chart:class="chart:bar">
            <chart:data-point chart:repeated="5"/>
          </chart:series>
          <chart:series chart:style-name="ch13" chart:values-cell-range-address="similarity_scores.E42:similarity_scores.E46" chart:label-cell-address="similarity_scores.A42:similarity_scores.A42" chart:class="chart:bar">
            <chart:data-point chart:repeated="5"/>
          </chart:series>
          <chart:series chart:style-name="ch14" chart:values-cell-range-address="similarity_scores.E62:similarity_scores.E66" chart:label-cell-address="similarity_scores.A62:similarity_scores.A62" chart:class="chart:bar">
            <chart:data-point chart:repeated="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ow</text:p>
                <draw:g>
                  <svg:desc>similarity_scores.A2:similarity_scores.A2</svg:desc>
                </draw:g>
              </table:table-cell>
              <table:table-cell office:value-type="string">
                <text:p>low25</text:p>
                <draw:g>
                  <svg:desc>similarity_scores.A22:similarity_scores.A22</svg:desc>
                </draw:g>
              </table:table-cell>
              <table:table-cell office:value-type="string">
                <text:p>med</text:p>
                <draw:g>
                  <svg:desc>similarity_scores.A42:similarity_scores.A42</svg:desc>
                </draw:g>
              </table:table-cell>
              <table:table-cell office:value-type="string">
                <text:p>high</text:p>
                <draw:g>
                  <svg:desc>similarity_scores.A62:similarity_scores.A6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Login User</text:p>
                <draw:g>
                  <svg:desc>similarity_scores.D2:similarity_scores.D6</svg:desc>
                </draw:g>
              </table:table-cell>
              <table:table-cell office:value-type="float" office:value="0.713812742157289">
                <text:p>0.713812742157289</text:p>
                <draw:g>
                  <svg:desc>similarity_scores.E2:similarity_scores.E6</svg:desc>
                </draw:g>
              </table:table-cell>
              <table:table-cell office:value-type="float" office:value="0.639094597980931">
                <text:p>0.639094597980931</text:p>
                <draw:g>
                  <svg:desc>similarity_scores.E22:similarity_scores.E26</svg:desc>
                </draw:g>
              </table:table-cell>
              <table:table-cell office:value-type="float" office:value="0.659232841956086">
                <text:p>0.659232841956086</text:p>
                <draw:g>
                  <svg:desc>similarity_scores.E42:similarity_scores.E46</svg:desc>
                </draw:g>
              </table:table-cell>
              <table:table-cell office:value-type="float" office:value="0.602075552346489">
                <text:p>0.602075552346489</text:p>
                <draw:g>
                  <svg:desc>similarity_scores.E62:similarity_scores.E66</svg:desc>
                </draw:g>
              </table:table-cell>
            </table:table-row>
            <table:table-row>
              <table:table-cell office:value-type="string">
                <text:p>GET Product Category</text:p>
              </table:table-cell>
              <table:table-cell office:value-type="float" office:value="0.91919689237245">
                <text:p>0.91919689237245</text:p>
              </table:table-cell>
              <table:table-cell office:value-type="float" office:value="0.812552824622777">
                <text:p>0.812552824622777</text:p>
              </table:table-cell>
              <table:table-cell office:value-type="float" office:value="0.740798180275665">
                <text:p>0.740798180275665</text:p>
              </table:table-cell>
              <table:table-cell office:value-type="float" office:value="0.703470375378048">
                <text:p>0.703470375378048</text:p>
              </table:table-cell>
            </table:table-row>
            <table:table-row>
              <table:table-cell office:value-type="string">
                <text:p>GET Product</text:p>
              </table:table-cell>
              <table:table-cell office:value-type="float" office:value="0.9081494992722">
                <text:p>0.9081494992722</text:p>
              </table:table-cell>
              <table:table-cell office:value-type="float" office:value="0.824978187871802">
                <text:p>0.824978187871802</text:p>
              </table:table-cell>
              <table:table-cell office:value-type="float" office:value="0.763906264975051">
                <text:p>0.763906264975051</text:p>
              </table:table-cell>
              <table:table-cell office:value-type="float" office:value="0.733464670076724">
                <text:p>0.733464670076724</text:p>
              </table:table-cell>
            </table:table-row>
            <table:table-row>
              <table:table-cell office:value-type="string">
                <text:p>GET Cart</text:p>
              </table:table-cell>
              <table:table-cell office:value-type="float" office:value="0.920689388847333">
                <text:p>0.920689388847333</text:p>
              </table:table-cell>
              <table:table-cell office:value-type="float" office:value="0.789604375073056">
                <text:p>0.789604375073056</text:p>
              </table:table-cell>
              <table:table-cell office:value-type="float" office:value="0.741010408692207">
                <text:p>0.741010408692207</text:p>
              </table:table-cell>
              <table:table-cell office:value-type="float" office:value="0.694020310725083">
                <text:p>0.694020310725083</text:p>
              </table:table-cell>
            </table:table-row>
            <table:table-row>
              <table:table-cell office:value-type="string">
                <text:p>GET User Profile</text:p>
              </table:table-cell>
              <table:table-cell office:value-type="float" office:value="0.902647807690149">
                <text:p>0.902647807690149</text:p>
              </table:table-cell>
              <table:table-cell office:value-type="float" office:value="0.60627751129566">
                <text:p>0.60627751129566</text:p>
              </table:table-cell>
              <table:table-cell office:value-type="float" office:value="0.514863006558905">
                <text:p>0.514863006558905</text:p>
              </table:table-cell>
              <table:table-cell office:value-type="float" office:value="0.486069904283681">
                <text:p>0.48606990428368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5.2$Linux_X86_64 LibreOffice_project/420$Build-2</meta:generator>
  </office:meta>
</office:document-meta>
</file>

<file path=Object 6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>
    <draw:gradient draw:name="Gradient_20_1" draw:display-name="Gradient 1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ing_20_1" draw:display-name="Hatching 1" draw:style="single" draw:color="#000000" draw:distance="0cm" draw:rotation="0"/>
    <draw:fill-image draw:name="ChartBitmap_20_1" draw:display-name="ChartBitmap 1" xlink:href="Pictures/1000000000000008000000082AA353A8.png" xlink:type="simple" xlink:show="embed" xlink:actuate="onLoad"/>
    <draw:fill-image draw:name="ChartBitmap_20_10" draw:display-name="ChartBitmap 10" xlink:href="Pictures/100000000000000800000008A6E09451.png" xlink:type="simple" xlink:show="embed" xlink:actuate="onLoad"/>
    <draw:fill-image draw:name="ChartBitmap_20_11" draw:display-name="ChartBitmap 11" xlink:href="Pictures/1000000000000008000000088693320A.png" xlink:type="simple" xlink:show="embed" xlink:actuate="onLoad"/>
    <draw:fill-image draw:name="ChartBitmap_20_12" draw:display-name="ChartBitmap 12" xlink:href="Pictures/10000000000000080000000894879245.png" xlink:type="simple" xlink:show="embed" xlink:actuate="onLoad"/>
    <draw:fill-image draw:name="ChartBitmap_20_13" draw:display-name="ChartBitmap 13" xlink:href="Pictures/100000000000000800000008A2713C93.png" xlink:type="simple" xlink:show="embed" xlink:actuate="onLoad"/>
    <draw:fill-image draw:name="ChartBitmap_20_14" draw:display-name="ChartBitmap 14" xlink:href="Pictures/10000000000000080000000888F44274.png" xlink:type="simple" xlink:show="embed" xlink:actuate="onLoad"/>
    <draw:fill-image draw:name="ChartBitmap_20_15" draw:display-name="ChartBitmap 15" xlink:href="Pictures/1000000000000008000000080D422726.png" xlink:type="simple" xlink:show="embed" xlink:actuate="onLoad"/>
    <draw:fill-image draw:name="ChartBitmap_20_16" draw:display-name="ChartBitmap 16" xlink:href="Pictures/1000000000000008000000081BABE357.png" xlink:type="simple" xlink:show="embed" xlink:actuate="onLoad"/>
    <draw:fill-image draw:name="ChartBitmap_20_17" draw:display-name="ChartBitmap 17" xlink:href="Pictures/1000000000000008000000087649CE9A.png" xlink:type="simple" xlink:show="embed" xlink:actuate="onLoad"/>
    <draw:fill-image draw:name="ChartBitmap_20_18" draw:display-name="ChartBitmap 18" xlink:href="Pictures/100000000000000800000008ECABA8EB.png" xlink:type="simple" xlink:show="embed" xlink:actuate="onLoad"/>
    <draw:fill-image draw:name="ChartBitmap_20_19" draw:display-name="ChartBitmap 19" xlink:href="Pictures/100000000000000800000008D18D7DB7.png" xlink:type="simple" xlink:show="embed" xlink:actuate="onLoad"/>
    <draw:fill-image draw:name="ChartBitmap_20_2" draw:display-name="ChartBitmap 2" xlink:href="Pictures/10000000000000080000000889DAE7A4.png" xlink:type="simple" xlink:show="embed" xlink:actuate="onLoad"/>
    <draw:fill-image draw:name="ChartBitmap_20_20" draw:display-name="ChartBitmap 20" xlink:href="Pictures/1000000000000008000000081CB5CF00.png" xlink:type="simple" xlink:show="embed" xlink:actuate="onLoad"/>
    <draw:fill-image draw:name="ChartBitmap_20_21" draw:display-name="ChartBitmap 21" xlink:href="Pictures/100000000000000800000008DAFC220B.png" xlink:type="simple" xlink:show="embed" xlink:actuate="onLoad"/>
    <draw:fill-image draw:name="ChartBitmap_20_22" draw:display-name="ChartBitmap 22" xlink:href="Pictures/100000000000000800000008ACA71E2A.png" xlink:type="simple" xlink:show="embed" xlink:actuate="onLoad"/>
    <draw:fill-image draw:name="ChartBitmap_20_23" draw:display-name="ChartBitmap 23" xlink:href="Pictures/10000000000000080000000862D6A51C.png" xlink:type="simple" xlink:show="embed" xlink:actuate="onLoad"/>
    <draw:fill-image draw:name="ChartBitmap_20_24" draw:display-name="ChartBitmap 24" xlink:href="Pictures/100000000000000800000008ACA71E2A.png" xlink:type="simple" xlink:show="embed" xlink:actuate="onLoad"/>
    <draw:fill-image draw:name="ChartBitmap_20_25" draw:display-name="ChartBitmap 25" xlink:href="Pictures/100000000000000800000008E7246245.png" xlink:type="simple" xlink:show="embed" xlink:actuate="onLoad"/>
    <draw:fill-image draw:name="ChartBitmap_20_26" draw:display-name="ChartBitmap 26" xlink:href="Pictures/100000000000000800000008EEBB2EE7.png" xlink:type="simple" xlink:show="embed" xlink:actuate="onLoad"/>
    <draw:fill-image draw:name="ChartBitmap_20_27" draw:display-name="ChartBitmap 27" xlink:href="Pictures/100000000000000800000008100A2A41.png" xlink:type="simple" xlink:show="embed" xlink:actuate="onLoad"/>
    <draw:fill-image draw:name="ChartBitmap_20_28" draw:display-name="ChartBitmap 28" xlink:href="Pictures/100000000000000800000008E77C3914.png" xlink:type="simple" xlink:show="embed" xlink:actuate="onLoad"/>
    <draw:fill-image draw:name="ChartBitmap_20_29" draw:display-name="ChartBitmap 29" xlink:href="Pictures/10000000000000080000000800AE3E82.png" xlink:type="simple" xlink:show="embed" xlink:actuate="onLoad"/>
    <draw:fill-image draw:name="ChartBitmap_20_3" draw:display-name="ChartBitmap 3" xlink:href="Pictures/1000000000000008000000087FCCD96D.png" xlink:type="simple" xlink:show="embed" xlink:actuate="onLoad"/>
    <draw:fill-image draw:name="ChartBitmap_20_30" draw:display-name="ChartBitmap 30" xlink:href="Pictures/10000000000000080000000876FF7815.png" xlink:type="simple" xlink:show="embed" xlink:actuate="onLoad"/>
    <draw:fill-image draw:name="ChartBitmap_20_31" draw:display-name="ChartBitmap 31" xlink:href="Pictures/1000000000000008000000081C20157C.png" xlink:type="simple" xlink:show="embed" xlink:actuate="onLoad"/>
    <draw:fill-image draw:name="ChartBitmap_20_32" draw:display-name="ChartBitmap 32" xlink:href="Pictures/10000000000000080000000854C2C24C.png" xlink:type="simple" xlink:show="embed" xlink:actuate="onLoad"/>
    <draw:fill-image draw:name="ChartBitmap_20_33" draw:display-name="ChartBitmap 33" xlink:href="Pictures/10000000000000080000000856BC7A2F.png" xlink:type="simple" xlink:show="embed" xlink:actuate="onLoad"/>
    <draw:fill-image draw:name="ChartBitmap_20_34" draw:display-name="ChartBitmap 34" xlink:href="Pictures/1000000000000008000000085DDCBAB8.png" xlink:type="simple" xlink:show="embed" xlink:actuate="onLoad"/>
    <draw:fill-image draw:name="ChartBitmap_20_35" draw:display-name="ChartBitmap 35" xlink:href="Pictures/1000000000000008000000085DDCBAB8.png" xlink:type="simple" xlink:show="embed" xlink:actuate="onLoad"/>
    <draw:fill-image draw:name="ChartBitmap_20_36" draw:display-name="ChartBitmap 36" xlink:href="Pictures/1000000000000008000000082AA353A8.png" xlink:type="simple" xlink:show="embed" xlink:actuate="onLoad"/>
    <draw:fill-image draw:name="ChartBitmap_20_37" draw:display-name="ChartBitmap 37" xlink:href="Pictures/100000000000000800000008752FBB01.png" xlink:type="simple" xlink:show="embed" xlink:actuate="onLoad"/>
    <draw:fill-image draw:name="ChartBitmap_20_38" draw:display-name="ChartBitmap 38" xlink:href="Pictures/10000000000000080000000889DAE7A4.png" xlink:type="simple" xlink:show="embed" xlink:actuate="onLoad"/>
    <draw:fill-image draw:name="ChartBitmap_20_39" draw:display-name="ChartBitmap 39" xlink:href="Pictures/10000000000000080000000894879245.png" xlink:type="simple" xlink:show="embed" xlink:actuate="onLoad"/>
    <draw:fill-image draw:name="ChartBitmap_20_4" draw:display-name="ChartBitmap 4" xlink:href="Pictures/100000000000000800000008CBFB14AB.png" xlink:type="simple" xlink:show="embed" xlink:actuate="onLoad"/>
    <draw:fill-image draw:name="ChartBitmap_20_40" draw:display-name="ChartBitmap 40" xlink:href="Pictures/100000000000000800000008CBFB14AB.png" xlink:type="simple" xlink:show="embed" xlink:actuate="onLoad"/>
    <draw:fill-image draw:name="ChartBitmap_20_41" draw:display-name="ChartBitmap 41" xlink:href="Pictures/100000000000000800000008816AF50A.png" xlink:type="simple" xlink:show="embed" xlink:actuate="onLoad"/>
    <draw:fill-image draw:name="ChartBitmap_20_42" draw:display-name="ChartBitmap 42" xlink:href="Pictures/100000000000000800000008B349DDEC.png" xlink:type="simple" xlink:show="embed" xlink:actuate="onLoad"/>
    <draw:fill-image draw:name="ChartBitmap_20_43" draw:display-name="ChartBitmap 43" xlink:href="Pictures/100000000000000800000008B861DA16.png" xlink:type="simple" xlink:show="embed" xlink:actuate="onLoad"/>
    <draw:fill-image draw:name="ChartBitmap_20_44" draw:display-name="ChartBitmap 44" xlink:href="Pictures/100000000000000800000008A19C439F.png" xlink:type="simple" xlink:show="embed" xlink:actuate="onLoad"/>
    <draw:fill-image draw:name="ChartBitmap_20_45" draw:display-name="ChartBitmap 45" xlink:href="Pictures/100000000000000800000008E4CB855F.png" xlink:type="simple" xlink:show="embed" xlink:actuate="onLoad"/>
    <draw:fill-image draw:name="ChartBitmap_20_46" draw:display-name="ChartBitmap 46" xlink:href="Pictures/100000000000000800000008C07C749D.png" xlink:type="simple" xlink:show="embed" xlink:actuate="onLoad"/>
    <draw:fill-image draw:name="ChartBitmap_20_47" draw:display-name="ChartBitmap 47" xlink:href="Pictures/100000000000000800000008466D0C79.png" xlink:type="simple" xlink:show="embed" xlink:actuate="onLoad"/>
    <draw:fill-image draw:name="ChartBitmap_20_48" draw:display-name="ChartBitmap 48" xlink:href="Pictures/10000000000000080000000853F82252.png" xlink:type="simple" xlink:show="embed" xlink:actuate="onLoad"/>
    <draw:fill-image draw:name="ChartBitmap_20_49" draw:display-name="ChartBitmap 49" xlink:href="Pictures/100000000000000800000008CA29F8D8.png" xlink:type="simple" xlink:show="embed" xlink:actuate="onLoad"/>
    <draw:fill-image draw:name="ChartBitmap_20_5" draw:display-name="ChartBitmap 5" xlink:href="Pictures/1000000000000008000000085DDCBAB8.png" xlink:type="simple" xlink:show="embed" xlink:actuate="onLoad"/>
    <draw:fill-image draw:name="ChartBitmap_20_50" draw:display-name="ChartBitmap 50" xlink:href="Pictures/100000000000000800000008CA29F8D8.png" xlink:type="simple" xlink:show="embed" xlink:actuate="onLoad"/>
    <draw:fill-image draw:name="ChartBitmap_20_51" draw:display-name="ChartBitmap 51" xlink:href="Pictures/100000000000000800000008022402E9.png" xlink:type="simple" xlink:show="embed" xlink:actuate="onLoad"/>
    <draw:fill-image draw:name="ChartBitmap_20_52" draw:display-name="ChartBitmap 52" xlink:href="Pictures/10000000000000080000000839493935.png" xlink:type="simple" xlink:show="embed" xlink:actuate="onLoad"/>
    <draw:fill-image draw:name="ChartBitmap_20_53" draw:display-name="ChartBitmap 53" xlink:href="Pictures/1000000000000008000000084F2166A2.png" xlink:type="simple" xlink:show="embed" xlink:actuate="onLoad"/>
    <draw:fill-image draw:name="ChartBitmap_20_54" draw:display-name="ChartBitmap 54" xlink:href="Pictures/10000000000000080000000881F56B00.png" xlink:type="simple" xlink:show="embed" xlink:actuate="onLoad"/>
    <draw:fill-image draw:name="ChartBitmap_20_55" draw:display-name="ChartBitmap 55" xlink:href="Pictures/1000000000000008000000084F2166A2.png" xlink:type="simple" xlink:show="embed" xlink:actuate="onLoad"/>
    <draw:fill-image draw:name="ChartBitmap_20_56" draw:display-name="ChartBitmap 56" xlink:href="Pictures/1000000000000008000000084F2166A2.png" xlink:type="simple" xlink:show="embed" xlink:actuate="onLoad"/>
    <draw:fill-image draw:name="ChartBitmap_20_57" draw:display-name="ChartBitmap 57" xlink:href="Pictures/100000000000000800000008F7997D43.png" xlink:type="simple" xlink:show="embed" xlink:actuate="onLoad"/>
    <draw:fill-image draw:name="ChartBitmap_20_58" draw:display-name="ChartBitmap 58" xlink:href="Pictures/10000000000000080000000839493935.png" xlink:type="simple" xlink:show="embed" xlink:actuate="onLoad"/>
    <draw:fill-image draw:name="ChartBitmap_20_59" draw:display-name="ChartBitmap 59" xlink:href="Pictures/10000000000000080000000839493935.png" xlink:type="simple" xlink:show="embed" xlink:actuate="onLoad"/>
    <draw:fill-image draw:name="ChartBitmap_20_6" draw:display-name="ChartBitmap 6" xlink:href="Pictures/100000000000000800000008A2713C93.png" xlink:type="simple" xlink:show="embed" xlink:actuate="onLoad"/>
    <draw:fill-image draw:name="ChartBitmap_20_60" draw:display-name="ChartBitmap 60" xlink:href="Pictures/100000000000000800000008DD05889E.png" xlink:type="simple" xlink:show="embed" xlink:actuate="onLoad"/>
    <draw:fill-image draw:name="ChartBitmap_20_61" draw:display-name="ChartBitmap 61" xlink:href="Pictures/1000000000000008000000084F2166A2.png" xlink:type="simple" xlink:show="embed" xlink:actuate="onLoad"/>
    <draw:fill-image draw:name="ChartBitmap_20_62" draw:display-name="ChartBitmap 62" xlink:href="Pictures/1000000000000008000000084F2166A2.png" xlink:type="simple" xlink:show="embed" xlink:actuate="onLoad"/>
    <draw:fill-image draw:name="ChartBitmap_20_63" draw:display-name="ChartBitmap 63" xlink:href="Pictures/1000000000000008000000084F2166A2.png" xlink:type="simple" xlink:show="embed" xlink:actuate="onLoad"/>
    <draw:fill-image draw:name="ChartBitmap_20_64" draw:display-name="ChartBitmap 64" xlink:href="Pictures/1000000000000008000000084F2166A2.png" xlink:type="simple" xlink:show="embed" xlink:actuate="onLoad"/>
    <draw:fill-image draw:name="ChartBitmap_20_65" draw:display-name="ChartBitmap 65" xlink:href="Pictures/1000000000000008000000084F2166A2.png" xlink:type="simple" xlink:show="embed" xlink:actuate="onLoad"/>
    <draw:fill-image draw:name="ChartBitmap_20_66" draw:display-name="ChartBitmap 66" xlink:href="Pictures/1000000000000008000000084F2166A2.png" xlink:type="simple" xlink:show="embed" xlink:actuate="onLoad"/>
    <draw:fill-image draw:name="ChartBitmap_20_67" draw:display-name="ChartBitmap 67" xlink:href="Pictures/1000000000000008000000084F2166A2.png" xlink:type="simple" xlink:show="embed" xlink:actuate="onLoad"/>
    <draw:fill-image draw:name="ChartBitmap_20_68" draw:display-name="ChartBitmap 68" xlink:href="Pictures/100000000000000800000008C5111EB9.png" xlink:type="simple" xlink:show="embed" xlink:actuate="onLoad"/>
    <draw:fill-image draw:name="ChartBitmap_20_69" draw:display-name="ChartBitmap 69" xlink:href="Pictures/100000000000000800000008C5111EB9.png" xlink:type="simple" xlink:show="embed" xlink:actuate="onLoad"/>
    <draw:fill-image draw:name="ChartBitmap_20_7" draw:display-name="ChartBitmap 7" xlink:href="Pictures/10000000000000080000000894879245.png" xlink:type="simple" xlink:show="embed" xlink:actuate="onLoad"/>
    <draw:fill-image draw:name="ChartBitmap_20_70" draw:display-name="ChartBitmap 70" xlink:href="Pictures/10000000000000080000000881F56B00.png" xlink:type="simple" xlink:show="embed" xlink:actuate="onLoad"/>
    <draw:fill-image draw:name="ChartBitmap_20_71" draw:display-name="ChartBitmap 71" xlink:href="Pictures/100000000000000800000008C07C749D.png" xlink:type="simple" xlink:show="embed" xlink:actuate="onLoad"/>
    <draw:fill-image draw:name="ChartBitmap_20_72" draw:display-name="ChartBitmap 72" xlink:href="Pictures/100000000000000800000008C07C749D.png" xlink:type="simple" xlink:show="embed" xlink:actuate="onLoad"/>
    <draw:fill-image draw:name="ChartBitmap_20_73" draw:display-name="ChartBitmap 73" xlink:href="Pictures/1000000000000008000000084F2166A2.png" xlink:type="simple" xlink:show="embed" xlink:actuate="onLoad"/>
    <draw:fill-image draw:name="ChartBitmap_20_74" draw:display-name="ChartBitmap 74" xlink:href="Pictures/10000000000000080000000839493935.png" xlink:type="simple" xlink:show="embed" xlink:actuate="onLoad"/>
    <draw:fill-image draw:name="ChartBitmap_20_75" draw:display-name="ChartBitmap 75" xlink:href="Pictures/10000000000000080000000881F56B00.png" xlink:type="simple" xlink:show="embed" xlink:actuate="onLoad"/>
    <draw:fill-image draw:name="ChartBitmap_20_76" draw:display-name="ChartBitmap 76" xlink:href="Pictures/100000000000000800000008C07C749D.png" xlink:type="simple" xlink:show="embed" xlink:actuate="onLoad"/>
    <draw:fill-image draw:name="ChartBitmap_20_77" draw:display-name="ChartBitmap 77" xlink:href="Pictures/1000000000000008000000084F2166A2.png" xlink:type="simple" xlink:show="embed" xlink:actuate="onLoad"/>
    <draw:fill-image draw:name="ChartBitmap_20_78" draw:display-name="ChartBitmap 78" xlink:href="Pictures/10000000000000080000000839493935.png" xlink:type="simple" xlink:show="embed" xlink:actuate="onLoad"/>
    <draw:fill-image draw:name="ChartBitmap_20_79" draw:display-name="ChartBitmap 79" xlink:href="Pictures/10000000000000080000000881F56B00.png" xlink:type="simple" xlink:show="embed" xlink:actuate="onLoad"/>
    <draw:fill-image draw:name="ChartBitmap_20_8" draw:display-name="ChartBitmap 8" xlink:href="Pictures/1000000000000008000000088693320A.png" xlink:type="simple" xlink:show="embed" xlink:actuate="onLoad"/>
    <draw:fill-image draw:name="ChartBitmap_20_80" draw:display-name="ChartBitmap 80" xlink:href="Pictures/100000000000000800000008C07C749D.png" xlink:type="simple" xlink:show="embed" xlink:actuate="onLoad"/>
    <draw:fill-image draw:name="ChartBitmap_20_81" draw:display-name="ChartBitmap 81" xlink:href="Pictures/10000000000000080000000829EBE764.png" xlink:type="simple" xlink:show="embed" xlink:actuate="onLoad"/>
    <draw:fill-image draw:name="ChartBitmap_20_82" draw:display-name="ChartBitmap 82" xlink:href="Pictures/10000000000000080000000889DAE7A4.png" xlink:type="simple" xlink:show="embed" xlink:actuate="onLoad"/>
    <draw:fill-image draw:name="ChartBitmap_20_83" draw:display-name="ChartBitmap 83" xlink:href="Pictures/100000000000000800000008C5FDE7E7.png" xlink:type="simple" xlink:show="embed" xlink:actuate="onLoad"/>
    <draw:fill-image draw:name="ChartBitmap_20_84" draw:display-name="ChartBitmap 84" xlink:href="Pictures/1000000000000008000000084F2166A2.png" xlink:type="simple" xlink:show="embed" xlink:actuate="onLoad"/>
    <draw:fill-image draw:name="ChartBitmap_20_85" draw:display-name="ChartBitmap 85" xlink:href="Pictures/10000000000000080000000839493935.png" xlink:type="simple" xlink:show="embed" xlink:actuate="onLoad"/>
    <draw:fill-image draw:name="ChartBitmap_20_86" draw:display-name="ChartBitmap 86" xlink:href="Pictures/10000000000000080000000839493935.png" xlink:type="simple" xlink:show="embed" xlink:actuate="onLoad"/>
    <draw:fill-image draw:name="ChartBitmap_20_87" draw:display-name="ChartBitmap 87" xlink:href="Pictures/100000000000000800000008C5111EB9.png" xlink:type="simple" xlink:show="embed" xlink:actuate="onLoad"/>
    <draw:fill-image draw:name="ChartBitmap_20_88" draw:display-name="ChartBitmap 88" xlink:href="Pictures/10000000000000080000000881F56B00.png" xlink:type="simple" xlink:show="embed" xlink:actuate="onLoad"/>
    <draw:fill-image draw:name="ChartBitmap_20_89" draw:display-name="ChartBitmap 89" xlink:href="Pictures/10000000000000080000000881F56B00.png" xlink:type="simple" xlink:show="embed" xlink:actuate="onLoad"/>
    <draw:fill-image draw:name="ChartBitmap_20_9" draw:display-name="ChartBitmap 9" xlink:href="Pictures/10000000000000080000000889DAE7A4.png" xlink:type="simple" xlink:show="embed" xlink:actuate="onLoad"/>
    <draw:fill-image draw:name="ChartBitmap_20_90" draw:display-name="ChartBitmap 90" xlink:href="Pictures/10000000000000080000000894879245.png" xlink:type="simple" xlink:show="embed" xlink:actuate="onLoad"/>
    <draw:fill-image draw:name="ChartBitmap_20_91" draw:display-name="ChartBitmap 91" xlink:href="Pictures/100000000000000800000008C07C749D.png" xlink:type="simple" xlink:show="embed" xlink:actuate="onLoad"/>
    <draw:fill-image draw:name="ChartBitmap_20_92" draw:display-name="ChartBitmap 92" xlink:href="Pictures/100000000000000800000008C07C749D.png" xlink:type="simple" xlink:show="embed" xlink:actuate="onLoad"/>
    <draw:fill-image draw:name="ChartBitmap_20_93" draw:display-name="ChartBitmap 93" xlink:href="Pictures/10000000000000080000000881F56B00.png" xlink:type="simple" xlink:show="embed" xlink:actuate="onLoad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origin="1" chart:reverse-direction="false" text:line-break="tru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0" chart:maximum="1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fill="bitmap" draw:fill-color="#355269" draw:fill-image-name="ChartBitmap_20_77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fill="bitmap" draw:fill-color="#ff420e" draw:fill-image-name="ChartBitmap_20_78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fill="bitmap" draw:fill-color="#ffd320" draw:fill-image-name="ChartBitmap_20_79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fill="bitmap" draw:fill-color="#81d41a" draw:fill-image-name="ChartBitmap_20_80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5.986cm" svg:height="9cm" xlink:href=".." xlink:type="simple" chart:class="chart:bar" chart:style-name="ch1">
        <chart:title svg:x="7.619cm" svg:y="0.316cm" chart:style-name="ch2">
          <text:p>DT</text:p>
        </chart:title>
        <chart:subtitle svg:x="5.7cm" svg:y="1.275cm" chart:style-name="ch3">
          <text:p>PR1, PR2, Request Type
One Correction</text:p>
        </chart:subtitle>
        <chart:legend chart:legend-position="end" svg:x="14.358cm" svg:y="3.454cm" style:legend-expansion="high" chart:style-name="ch4"/>
        <chart:plot-area chart:style-name="ch5" table:cell-range-address="similarity_scores.D12:similarity_scores.E16 similarity_scores.A12:similarity_scores.A12 similarity_scores.A32:similarity_scores.A32 similarity_scores.E32:similarity_scores.E36 similarity_scores.A52:similarity_scores.A52 similarity_scores.E52:similarity_scores.E56 similarity_scores.A72:similarity_scores.A72 similarity_scores.E72:similarity_scores.E76" chart:data-source-has-labels="both" svg:x="1.33cm" svg:y="2.588cm" svg:width="12.709cm" svg:height="5.251cm">
          <chart:coordinate-region svg:x="2.057cm" svg:y="2.787cm" svg:width="11.982cm" svg:height="4.008cm"/>
          <chart:axis chart:dimension="x" chart:name="primary-x" chart:style-name="ch6" chartooo:axis-type="auto">
            <chartooo:date-scale/>
            <chart:title svg:x="6.648cm" svg:y="8.019cm" chart:style-name="ch7">
              <text:p>Request Type</text:p>
            </chart:title>
            <chart:categories table:cell-range-address="similarity_scores.D12:similarity_scores.D16"/>
          </chart:axis>
          <chart:axis chart:dimension="y" chart:name="primary-y" chart:style-name="ch8">
            <chart:title svg:x="0.451cm" svg:y="6.448cm" chart:style-name="ch9">
              <text:p>Cosine Similarity</text:p>
            </chart:title>
            <chart:grid chart:style-name="ch10" chart:class="major"/>
          </chart:axis>
          <chart:series chart:style-name="ch11" chart:values-cell-range-address="similarity_scores.E12:similarity_scores.E16" chart:label-cell-address="similarity_scores.A12:similarity_scores.A12" chart:class="chart:bar">
            <chart:data-point chart:repeated="5"/>
          </chart:series>
          <chart:series chart:style-name="ch12" chart:values-cell-range-address="similarity_scores.E32:similarity_scores.E36" chart:label-cell-address="similarity_scores.A32:similarity_scores.A32" chart:class="chart:bar">
            <chart:data-point chart:repeated="5"/>
          </chart:series>
          <chart:series chart:style-name="ch13" chart:values-cell-range-address="similarity_scores.E52:similarity_scores.E56" chart:label-cell-address="similarity_scores.A52:similarity_scores.A52" chart:class="chart:bar">
            <chart:data-point chart:repeated="5"/>
          </chart:series>
          <chart:series chart:style-name="ch14" chart:values-cell-range-address="similarity_scores.E72:similarity_scores.E76" chart:label-cell-address="similarity_scores.A72:similarity_scores.A72" chart:class="chart:bar">
            <chart:data-point chart:repeated="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ow</text:p>
                <draw:g>
                  <svg:desc>similarity_scores.A12:similarity_scores.A12</svg:desc>
                </draw:g>
              </table:table-cell>
              <table:table-cell office:value-type="string">
                <text:p>low25</text:p>
                <draw:g>
                  <svg:desc>similarity_scores.A32:similarity_scores.A32</svg:desc>
                </draw:g>
              </table:table-cell>
              <table:table-cell office:value-type="string">
                <text:p>med</text:p>
                <draw:g>
                  <svg:desc>similarity_scores.A52:similarity_scores.A52</svg:desc>
                </draw:g>
              </table:table-cell>
              <table:table-cell office:value-type="string">
                <text:p>high</text:p>
                <draw:g>
                  <svg:desc>similarity_scores.A72:similarity_scores.A7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Login User</text:p>
                <draw:g>
                  <svg:desc>similarity_scores.D12:similarity_scores.D16</svg:desc>
                </draw:g>
              </table:table-cell>
              <table:table-cell office:value-type="float" office:value="0.727977127732984">
                <text:p>0.727977127732984</text:p>
                <draw:g>
                  <svg:desc>similarity_scores.E12:similarity_scores.E16</svg:desc>
                </draw:g>
              </table:table-cell>
              <table:table-cell office:value-type="float" office:value="0.569526001869627">
                <text:p>0.569526001869627</text:p>
                <draw:g>
                  <svg:desc>similarity_scores.E32:similarity_scores.E36</svg:desc>
                </draw:g>
              </table:table-cell>
              <table:table-cell office:value-type="float" office:value="0.667101454015509">
                <text:p>0.667101454015509</text:p>
                <draw:g>
                  <svg:desc>similarity_scores.E52:similarity_scores.E56</svg:desc>
                </draw:g>
              </table:table-cell>
              <table:table-cell office:value-type="float" office:value="0.61542129128085">
                <text:p>0.61542129128085</text:p>
                <draw:g>
                  <svg:desc>similarity_scores.E72:similarity_scores.E76</svg:desc>
                </draw:g>
              </table:table-cell>
            </table:table-row>
            <table:table-row>
              <table:table-cell office:value-type="string">
                <text:p>GET Product Category</text:p>
              </table:table-cell>
              <table:table-cell office:value-type="float" office:value="0.841910278579894">
                <text:p>0.841910278579894</text:p>
              </table:table-cell>
              <table:table-cell office:value-type="float" office:value="0.746660989410513">
                <text:p>0.746660989410513</text:p>
              </table:table-cell>
              <table:table-cell office:value-type="float" office:value="0.702079420376053">
                <text:p>0.702079420376053</text:p>
              </table:table-cell>
              <table:table-cell office:value-type="float" office:value="0.674224019641095">
                <text:p>0.674224019641095</text:p>
              </table:table-cell>
            </table:table-row>
            <table:table-row>
              <table:table-cell office:value-type="string">
                <text:p>GET Product</text:p>
              </table:table-cell>
              <table:table-cell office:value-type="float" office:value="0.799870448000392">
                <text:p>0.799870448000392</text:p>
              </table:table-cell>
              <table:table-cell office:value-type="float" office:value="0.740653909285003">
                <text:p>0.740653909285003</text:p>
              </table:table-cell>
              <table:table-cell office:value-type="float" office:value="0.725390765314791">
                <text:p>0.725390765314791</text:p>
              </table:table-cell>
              <table:table-cell office:value-type="float" office:value="0.677974364161061">
                <text:p>0.677974364161061</text:p>
              </table:table-cell>
            </table:table-row>
            <table:table-row>
              <table:table-cell office:value-type="string">
                <text:p>GET Cart</text:p>
              </table:table-cell>
              <table:table-cell office:value-type="float" office:value="0.878376831988739">
                <text:p>0.878376831988739</text:p>
              </table:table-cell>
              <table:table-cell office:value-type="float" office:value="0.741906523689322">
                <text:p>0.741906523689322</text:p>
              </table:table-cell>
              <table:table-cell office:value-type="float" office:value="0.698439500907065">
                <text:p>0.698439500907065</text:p>
              </table:table-cell>
              <table:table-cell office:value-type="float" office:value="0.643507394071971">
                <text:p>0.643507394071971</text:p>
              </table:table-cell>
            </table:table-row>
            <table:table-row>
              <table:table-cell office:value-type="string">
                <text:p>GET User Profile</text:p>
              </table:table-cell>
              <table:table-cell office:value-type="float" office:value="0.773071237698712">
                <text:p>0.773071237698712</text:p>
              </table:table-cell>
              <table:table-cell office:value-type="float" office:value="0.575121702161534">
                <text:p>0.575121702161534</text:p>
              </table:table-cell>
              <table:table-cell office:value-type="float" office:value="0.45267581652226">
                <text:p>0.45267581652226</text:p>
              </table:table-cell>
              <table:table-cell office:value-type="float" office:value="0.405079752638054">
                <text:p>0.405079752638054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5.2$Linux_X86_64 LibreOffice_project/420$Build-2</meta:generator>
  </office:meta>
</office:document-meta>
</file>

<file path=Object 7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>
    <draw:gradient draw:name="Gradient_20_1" draw:display-name="Gradient 1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ing_20_1" draw:display-name="Hatching 1" draw:style="single" draw:color="#000000" draw:distance="0cm" draw:rotation="0"/>
    <draw:fill-image draw:name="ChartBitmap_20_1" draw:display-name="ChartBitmap 1" xlink:href="Pictures/1000000000000008000000082AA353A8.png" xlink:type="simple" xlink:show="embed" xlink:actuate="onLoad"/>
    <draw:fill-image draw:name="ChartBitmap_20_10" draw:display-name="ChartBitmap 10" xlink:href="Pictures/100000000000000800000008A6E09451.png" xlink:type="simple" xlink:show="embed" xlink:actuate="onLoad"/>
    <draw:fill-image draw:name="ChartBitmap_20_11" draw:display-name="ChartBitmap 11" xlink:href="Pictures/1000000000000008000000088693320A.png" xlink:type="simple" xlink:show="embed" xlink:actuate="onLoad"/>
    <draw:fill-image draw:name="ChartBitmap_20_12" draw:display-name="ChartBitmap 12" xlink:href="Pictures/10000000000000080000000894879245.png" xlink:type="simple" xlink:show="embed" xlink:actuate="onLoad"/>
    <draw:fill-image draw:name="ChartBitmap_20_13" draw:display-name="ChartBitmap 13" xlink:href="Pictures/100000000000000800000008A2713C93.png" xlink:type="simple" xlink:show="embed" xlink:actuate="onLoad"/>
    <draw:fill-image draw:name="ChartBitmap_20_14" draw:display-name="ChartBitmap 14" xlink:href="Pictures/10000000000000080000000888F44274.png" xlink:type="simple" xlink:show="embed" xlink:actuate="onLoad"/>
    <draw:fill-image draw:name="ChartBitmap_20_15" draw:display-name="ChartBitmap 15" xlink:href="Pictures/1000000000000008000000080D422726.png" xlink:type="simple" xlink:show="embed" xlink:actuate="onLoad"/>
    <draw:fill-image draw:name="ChartBitmap_20_16" draw:display-name="ChartBitmap 16" xlink:href="Pictures/1000000000000008000000081BABE357.png" xlink:type="simple" xlink:show="embed" xlink:actuate="onLoad"/>
    <draw:fill-image draw:name="ChartBitmap_20_17" draw:display-name="ChartBitmap 17" xlink:href="Pictures/1000000000000008000000087649CE9A.png" xlink:type="simple" xlink:show="embed" xlink:actuate="onLoad"/>
    <draw:fill-image draw:name="ChartBitmap_20_18" draw:display-name="ChartBitmap 18" xlink:href="Pictures/100000000000000800000008ECABA8EB.png" xlink:type="simple" xlink:show="embed" xlink:actuate="onLoad"/>
    <draw:fill-image draw:name="ChartBitmap_20_19" draw:display-name="ChartBitmap 19" xlink:href="Pictures/100000000000000800000008D18D7DB7.png" xlink:type="simple" xlink:show="embed" xlink:actuate="onLoad"/>
    <draw:fill-image draw:name="ChartBitmap_20_2" draw:display-name="ChartBitmap 2" xlink:href="Pictures/10000000000000080000000889DAE7A4.png" xlink:type="simple" xlink:show="embed" xlink:actuate="onLoad"/>
    <draw:fill-image draw:name="ChartBitmap_20_20" draw:display-name="ChartBitmap 20" xlink:href="Pictures/1000000000000008000000081CB5CF00.png" xlink:type="simple" xlink:show="embed" xlink:actuate="onLoad"/>
    <draw:fill-image draw:name="ChartBitmap_20_21" draw:display-name="ChartBitmap 21" xlink:href="Pictures/100000000000000800000008DAFC220B.png" xlink:type="simple" xlink:show="embed" xlink:actuate="onLoad"/>
    <draw:fill-image draw:name="ChartBitmap_20_22" draw:display-name="ChartBitmap 22" xlink:href="Pictures/100000000000000800000008ACA71E2A.png" xlink:type="simple" xlink:show="embed" xlink:actuate="onLoad"/>
    <draw:fill-image draw:name="ChartBitmap_20_23" draw:display-name="ChartBitmap 23" xlink:href="Pictures/10000000000000080000000862D6A51C.png" xlink:type="simple" xlink:show="embed" xlink:actuate="onLoad"/>
    <draw:fill-image draw:name="ChartBitmap_20_24" draw:display-name="ChartBitmap 24" xlink:href="Pictures/100000000000000800000008ACA71E2A.png" xlink:type="simple" xlink:show="embed" xlink:actuate="onLoad"/>
    <draw:fill-image draw:name="ChartBitmap_20_25" draw:display-name="ChartBitmap 25" xlink:href="Pictures/100000000000000800000008E7246245.png" xlink:type="simple" xlink:show="embed" xlink:actuate="onLoad"/>
    <draw:fill-image draw:name="ChartBitmap_20_26" draw:display-name="ChartBitmap 26" xlink:href="Pictures/100000000000000800000008EEBB2EE7.png" xlink:type="simple" xlink:show="embed" xlink:actuate="onLoad"/>
    <draw:fill-image draw:name="ChartBitmap_20_27" draw:display-name="ChartBitmap 27" xlink:href="Pictures/100000000000000800000008100A2A41.png" xlink:type="simple" xlink:show="embed" xlink:actuate="onLoad"/>
    <draw:fill-image draw:name="ChartBitmap_20_28" draw:display-name="ChartBitmap 28" xlink:href="Pictures/100000000000000800000008E77C3914.png" xlink:type="simple" xlink:show="embed" xlink:actuate="onLoad"/>
    <draw:fill-image draw:name="ChartBitmap_20_29" draw:display-name="ChartBitmap 29" xlink:href="Pictures/10000000000000080000000800AE3E82.png" xlink:type="simple" xlink:show="embed" xlink:actuate="onLoad"/>
    <draw:fill-image draw:name="ChartBitmap_20_3" draw:display-name="ChartBitmap 3" xlink:href="Pictures/1000000000000008000000087FCCD96D.png" xlink:type="simple" xlink:show="embed" xlink:actuate="onLoad"/>
    <draw:fill-image draw:name="ChartBitmap_20_30" draw:display-name="ChartBitmap 30" xlink:href="Pictures/10000000000000080000000876FF7815.png" xlink:type="simple" xlink:show="embed" xlink:actuate="onLoad"/>
    <draw:fill-image draw:name="ChartBitmap_20_31" draw:display-name="ChartBitmap 31" xlink:href="Pictures/1000000000000008000000081C20157C.png" xlink:type="simple" xlink:show="embed" xlink:actuate="onLoad"/>
    <draw:fill-image draw:name="ChartBitmap_20_32" draw:display-name="ChartBitmap 32" xlink:href="Pictures/10000000000000080000000854C2C24C.png" xlink:type="simple" xlink:show="embed" xlink:actuate="onLoad"/>
    <draw:fill-image draw:name="ChartBitmap_20_33" draw:display-name="ChartBitmap 33" xlink:href="Pictures/10000000000000080000000856BC7A2F.png" xlink:type="simple" xlink:show="embed" xlink:actuate="onLoad"/>
    <draw:fill-image draw:name="ChartBitmap_20_34" draw:display-name="ChartBitmap 34" xlink:href="Pictures/1000000000000008000000085DDCBAB8.png" xlink:type="simple" xlink:show="embed" xlink:actuate="onLoad"/>
    <draw:fill-image draw:name="ChartBitmap_20_35" draw:display-name="ChartBitmap 35" xlink:href="Pictures/1000000000000008000000085DDCBAB8.png" xlink:type="simple" xlink:show="embed" xlink:actuate="onLoad"/>
    <draw:fill-image draw:name="ChartBitmap_20_36" draw:display-name="ChartBitmap 36" xlink:href="Pictures/1000000000000008000000082AA353A8.png" xlink:type="simple" xlink:show="embed" xlink:actuate="onLoad"/>
    <draw:fill-image draw:name="ChartBitmap_20_37" draw:display-name="ChartBitmap 37" xlink:href="Pictures/100000000000000800000008752FBB01.png" xlink:type="simple" xlink:show="embed" xlink:actuate="onLoad"/>
    <draw:fill-image draw:name="ChartBitmap_20_38" draw:display-name="ChartBitmap 38" xlink:href="Pictures/10000000000000080000000889DAE7A4.png" xlink:type="simple" xlink:show="embed" xlink:actuate="onLoad"/>
    <draw:fill-image draw:name="ChartBitmap_20_39" draw:display-name="ChartBitmap 39" xlink:href="Pictures/10000000000000080000000894879245.png" xlink:type="simple" xlink:show="embed" xlink:actuate="onLoad"/>
    <draw:fill-image draw:name="ChartBitmap_20_4" draw:display-name="ChartBitmap 4" xlink:href="Pictures/100000000000000800000008CBFB14AB.png" xlink:type="simple" xlink:show="embed" xlink:actuate="onLoad"/>
    <draw:fill-image draw:name="ChartBitmap_20_40" draw:display-name="ChartBitmap 40" xlink:href="Pictures/100000000000000800000008CBFB14AB.png" xlink:type="simple" xlink:show="embed" xlink:actuate="onLoad"/>
    <draw:fill-image draw:name="ChartBitmap_20_41" draw:display-name="ChartBitmap 41" xlink:href="Pictures/100000000000000800000008816AF50A.png" xlink:type="simple" xlink:show="embed" xlink:actuate="onLoad"/>
    <draw:fill-image draw:name="ChartBitmap_20_42" draw:display-name="ChartBitmap 42" xlink:href="Pictures/100000000000000800000008B349DDEC.png" xlink:type="simple" xlink:show="embed" xlink:actuate="onLoad"/>
    <draw:fill-image draw:name="ChartBitmap_20_43" draw:display-name="ChartBitmap 43" xlink:href="Pictures/100000000000000800000008B861DA16.png" xlink:type="simple" xlink:show="embed" xlink:actuate="onLoad"/>
    <draw:fill-image draw:name="ChartBitmap_20_44" draw:display-name="ChartBitmap 44" xlink:href="Pictures/100000000000000800000008A19C439F.png" xlink:type="simple" xlink:show="embed" xlink:actuate="onLoad"/>
    <draw:fill-image draw:name="ChartBitmap_20_45" draw:display-name="ChartBitmap 45" xlink:href="Pictures/100000000000000800000008E4CB855F.png" xlink:type="simple" xlink:show="embed" xlink:actuate="onLoad"/>
    <draw:fill-image draw:name="ChartBitmap_20_46" draw:display-name="ChartBitmap 46" xlink:href="Pictures/100000000000000800000008C07C749D.png" xlink:type="simple" xlink:show="embed" xlink:actuate="onLoad"/>
    <draw:fill-image draw:name="ChartBitmap_20_47" draw:display-name="ChartBitmap 47" xlink:href="Pictures/100000000000000800000008466D0C79.png" xlink:type="simple" xlink:show="embed" xlink:actuate="onLoad"/>
    <draw:fill-image draw:name="ChartBitmap_20_48" draw:display-name="ChartBitmap 48" xlink:href="Pictures/10000000000000080000000853F82252.png" xlink:type="simple" xlink:show="embed" xlink:actuate="onLoad"/>
    <draw:fill-image draw:name="ChartBitmap_20_49" draw:display-name="ChartBitmap 49" xlink:href="Pictures/100000000000000800000008CA29F8D8.png" xlink:type="simple" xlink:show="embed" xlink:actuate="onLoad"/>
    <draw:fill-image draw:name="ChartBitmap_20_5" draw:display-name="ChartBitmap 5" xlink:href="Pictures/1000000000000008000000085DDCBAB8.png" xlink:type="simple" xlink:show="embed" xlink:actuate="onLoad"/>
    <draw:fill-image draw:name="ChartBitmap_20_50" draw:display-name="ChartBitmap 50" xlink:href="Pictures/100000000000000800000008CA29F8D8.png" xlink:type="simple" xlink:show="embed" xlink:actuate="onLoad"/>
    <draw:fill-image draw:name="ChartBitmap_20_51" draw:display-name="ChartBitmap 51" xlink:href="Pictures/100000000000000800000008022402E9.png" xlink:type="simple" xlink:show="embed" xlink:actuate="onLoad"/>
    <draw:fill-image draw:name="ChartBitmap_20_52" draw:display-name="ChartBitmap 52" xlink:href="Pictures/10000000000000080000000839493935.png" xlink:type="simple" xlink:show="embed" xlink:actuate="onLoad"/>
    <draw:fill-image draw:name="ChartBitmap_20_53" draw:display-name="ChartBitmap 53" xlink:href="Pictures/1000000000000008000000084F2166A2.png" xlink:type="simple" xlink:show="embed" xlink:actuate="onLoad"/>
    <draw:fill-image draw:name="ChartBitmap_20_54" draw:display-name="ChartBitmap 54" xlink:href="Pictures/10000000000000080000000881F56B00.png" xlink:type="simple" xlink:show="embed" xlink:actuate="onLoad"/>
    <draw:fill-image draw:name="ChartBitmap_20_55" draw:display-name="ChartBitmap 55" xlink:href="Pictures/1000000000000008000000084F2166A2.png" xlink:type="simple" xlink:show="embed" xlink:actuate="onLoad"/>
    <draw:fill-image draw:name="ChartBitmap_20_56" draw:display-name="ChartBitmap 56" xlink:href="Pictures/1000000000000008000000084F2166A2.png" xlink:type="simple" xlink:show="embed" xlink:actuate="onLoad"/>
    <draw:fill-image draw:name="ChartBitmap_20_57" draw:display-name="ChartBitmap 57" xlink:href="Pictures/100000000000000800000008F7997D43.png" xlink:type="simple" xlink:show="embed" xlink:actuate="onLoad"/>
    <draw:fill-image draw:name="ChartBitmap_20_58" draw:display-name="ChartBitmap 58" xlink:href="Pictures/10000000000000080000000839493935.png" xlink:type="simple" xlink:show="embed" xlink:actuate="onLoad"/>
    <draw:fill-image draw:name="ChartBitmap_20_59" draw:display-name="ChartBitmap 59" xlink:href="Pictures/10000000000000080000000839493935.png" xlink:type="simple" xlink:show="embed" xlink:actuate="onLoad"/>
    <draw:fill-image draw:name="ChartBitmap_20_6" draw:display-name="ChartBitmap 6" xlink:href="Pictures/100000000000000800000008A2713C93.png" xlink:type="simple" xlink:show="embed" xlink:actuate="onLoad"/>
    <draw:fill-image draw:name="ChartBitmap_20_60" draw:display-name="ChartBitmap 60" xlink:href="Pictures/100000000000000800000008DD05889E.png" xlink:type="simple" xlink:show="embed" xlink:actuate="onLoad"/>
    <draw:fill-image draw:name="ChartBitmap_20_61" draw:display-name="ChartBitmap 61" xlink:href="Pictures/1000000000000008000000084F2166A2.png" xlink:type="simple" xlink:show="embed" xlink:actuate="onLoad"/>
    <draw:fill-image draw:name="ChartBitmap_20_62" draw:display-name="ChartBitmap 62" xlink:href="Pictures/1000000000000008000000084F2166A2.png" xlink:type="simple" xlink:show="embed" xlink:actuate="onLoad"/>
    <draw:fill-image draw:name="ChartBitmap_20_63" draw:display-name="ChartBitmap 63" xlink:href="Pictures/1000000000000008000000084F2166A2.png" xlink:type="simple" xlink:show="embed" xlink:actuate="onLoad"/>
    <draw:fill-image draw:name="ChartBitmap_20_64" draw:display-name="ChartBitmap 64" xlink:href="Pictures/1000000000000008000000084F2166A2.png" xlink:type="simple" xlink:show="embed" xlink:actuate="onLoad"/>
    <draw:fill-image draw:name="ChartBitmap_20_65" draw:display-name="ChartBitmap 65" xlink:href="Pictures/1000000000000008000000084F2166A2.png" xlink:type="simple" xlink:show="embed" xlink:actuate="onLoad"/>
    <draw:fill-image draw:name="ChartBitmap_20_66" draw:display-name="ChartBitmap 66" xlink:href="Pictures/1000000000000008000000084F2166A2.png" xlink:type="simple" xlink:show="embed" xlink:actuate="onLoad"/>
    <draw:fill-image draw:name="ChartBitmap_20_67" draw:display-name="ChartBitmap 67" xlink:href="Pictures/1000000000000008000000084F2166A2.png" xlink:type="simple" xlink:show="embed" xlink:actuate="onLoad"/>
    <draw:fill-image draw:name="ChartBitmap_20_68" draw:display-name="ChartBitmap 68" xlink:href="Pictures/100000000000000800000008C5111EB9.png" xlink:type="simple" xlink:show="embed" xlink:actuate="onLoad"/>
    <draw:fill-image draw:name="ChartBitmap_20_69" draw:display-name="ChartBitmap 69" xlink:href="Pictures/100000000000000800000008C5111EB9.png" xlink:type="simple" xlink:show="embed" xlink:actuate="onLoad"/>
    <draw:fill-image draw:name="ChartBitmap_20_7" draw:display-name="ChartBitmap 7" xlink:href="Pictures/10000000000000080000000894879245.png" xlink:type="simple" xlink:show="embed" xlink:actuate="onLoad"/>
    <draw:fill-image draw:name="ChartBitmap_20_70" draw:display-name="ChartBitmap 70" xlink:href="Pictures/10000000000000080000000881F56B00.png" xlink:type="simple" xlink:show="embed" xlink:actuate="onLoad"/>
    <draw:fill-image draw:name="ChartBitmap_20_71" draw:display-name="ChartBitmap 71" xlink:href="Pictures/100000000000000800000008C07C749D.png" xlink:type="simple" xlink:show="embed" xlink:actuate="onLoad"/>
    <draw:fill-image draw:name="ChartBitmap_20_72" draw:display-name="ChartBitmap 72" xlink:href="Pictures/100000000000000800000008C07C749D.png" xlink:type="simple" xlink:show="embed" xlink:actuate="onLoad"/>
    <draw:fill-image draw:name="ChartBitmap_20_73" draw:display-name="ChartBitmap 73" xlink:href="Pictures/1000000000000008000000084F2166A2.png" xlink:type="simple" xlink:show="embed" xlink:actuate="onLoad"/>
    <draw:fill-image draw:name="ChartBitmap_20_74" draw:display-name="ChartBitmap 74" xlink:href="Pictures/10000000000000080000000839493935.png" xlink:type="simple" xlink:show="embed" xlink:actuate="onLoad"/>
    <draw:fill-image draw:name="ChartBitmap_20_75" draw:display-name="ChartBitmap 75" xlink:href="Pictures/10000000000000080000000881F56B00.png" xlink:type="simple" xlink:show="embed" xlink:actuate="onLoad"/>
    <draw:fill-image draw:name="ChartBitmap_20_76" draw:display-name="ChartBitmap 76" xlink:href="Pictures/100000000000000800000008C07C749D.png" xlink:type="simple" xlink:show="embed" xlink:actuate="onLoad"/>
    <draw:fill-image draw:name="ChartBitmap_20_77" draw:display-name="ChartBitmap 77" xlink:href="Pictures/1000000000000008000000084F2166A2.png" xlink:type="simple" xlink:show="embed" xlink:actuate="onLoad"/>
    <draw:fill-image draw:name="ChartBitmap_20_78" draw:display-name="ChartBitmap 78" xlink:href="Pictures/10000000000000080000000839493935.png" xlink:type="simple" xlink:show="embed" xlink:actuate="onLoad"/>
    <draw:fill-image draw:name="ChartBitmap_20_79" draw:display-name="ChartBitmap 79" xlink:href="Pictures/10000000000000080000000881F56B00.png" xlink:type="simple" xlink:show="embed" xlink:actuate="onLoad"/>
    <draw:fill-image draw:name="ChartBitmap_20_8" draw:display-name="ChartBitmap 8" xlink:href="Pictures/1000000000000008000000088693320A.png" xlink:type="simple" xlink:show="embed" xlink:actuate="onLoad"/>
    <draw:fill-image draw:name="ChartBitmap_20_80" draw:display-name="ChartBitmap 80" xlink:href="Pictures/100000000000000800000008C07C749D.png" xlink:type="simple" xlink:show="embed" xlink:actuate="onLoad"/>
    <draw:fill-image draw:name="ChartBitmap_20_81" draw:display-name="ChartBitmap 81" xlink:href="Pictures/10000000000000080000000829EBE764.png" xlink:type="simple" xlink:show="embed" xlink:actuate="onLoad"/>
    <draw:fill-image draw:name="ChartBitmap_20_82" draw:display-name="ChartBitmap 82" xlink:href="Pictures/10000000000000080000000889DAE7A4.png" xlink:type="simple" xlink:show="embed" xlink:actuate="onLoad"/>
    <draw:fill-image draw:name="ChartBitmap_20_83" draw:display-name="ChartBitmap 83" xlink:href="Pictures/100000000000000800000008C5FDE7E7.png" xlink:type="simple" xlink:show="embed" xlink:actuate="onLoad"/>
    <draw:fill-image draw:name="ChartBitmap_20_84" draw:display-name="ChartBitmap 84" xlink:href="Pictures/1000000000000008000000084F2166A2.png" xlink:type="simple" xlink:show="embed" xlink:actuate="onLoad"/>
    <draw:fill-image draw:name="ChartBitmap_20_85" draw:display-name="ChartBitmap 85" xlink:href="Pictures/10000000000000080000000839493935.png" xlink:type="simple" xlink:show="embed" xlink:actuate="onLoad"/>
    <draw:fill-image draw:name="ChartBitmap_20_86" draw:display-name="ChartBitmap 86" xlink:href="Pictures/10000000000000080000000839493935.png" xlink:type="simple" xlink:show="embed" xlink:actuate="onLoad"/>
    <draw:fill-image draw:name="ChartBitmap_20_87" draw:display-name="ChartBitmap 87" xlink:href="Pictures/100000000000000800000008C5111EB9.png" xlink:type="simple" xlink:show="embed" xlink:actuate="onLoad"/>
    <draw:fill-image draw:name="ChartBitmap_20_88" draw:display-name="ChartBitmap 88" xlink:href="Pictures/10000000000000080000000881F56B00.png" xlink:type="simple" xlink:show="embed" xlink:actuate="onLoad"/>
    <draw:fill-image draw:name="ChartBitmap_20_89" draw:display-name="ChartBitmap 89" xlink:href="Pictures/10000000000000080000000881F56B00.png" xlink:type="simple" xlink:show="embed" xlink:actuate="onLoad"/>
    <draw:fill-image draw:name="ChartBitmap_20_9" draw:display-name="ChartBitmap 9" xlink:href="Pictures/10000000000000080000000889DAE7A4.png" xlink:type="simple" xlink:show="embed" xlink:actuate="onLoad"/>
    <draw:fill-image draw:name="ChartBitmap_20_90" draw:display-name="ChartBitmap 90" xlink:href="Pictures/10000000000000080000000894879245.png" xlink:type="simple" xlink:show="embed" xlink:actuate="onLoad"/>
    <draw:fill-image draw:name="ChartBitmap_20_91" draw:display-name="ChartBitmap 91" xlink:href="Pictures/100000000000000800000008C07C749D.png" xlink:type="simple" xlink:show="embed" xlink:actuate="onLoad"/>
    <draw:fill-image draw:name="ChartBitmap_20_92" draw:display-name="ChartBitmap 92" xlink:href="Pictures/100000000000000800000008C07C749D.png" xlink:type="simple" xlink:show="embed" xlink:actuate="onLoad"/>
    <draw:fill-image draw:name="ChartBitmap_20_93" draw:display-name="ChartBitmap 93" xlink:href="Pictures/10000000000000080000000881F56B00.png" xlink:type="simple" xlink:show="embed" xlink:actuate="onLoad"/>
    <draw:stroke-dash draw:name="Dashed_20__28_var_29__20_4" draw:display-name="Dashed (var) 4" draw:style="rect" draw:dots1="1" draw:dots1-length="0.02cm" draw:dots2="1" draw:dots2-length="0.02cm" draw:distance="0.02cm"/>
  </office:styles>
</office:document-styles>
</file>